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07cm"/>
    </style:style>
    <style:style style:name="co2" style:family="table-column">
      <style:table-column-properties fo:break-before="auto" style:column-width="8.16cm"/>
    </style:style>
    <style:style style:name="co3" style:family="table-column">
      <style:table-column-properties fo:break-before="auto" style:column-width="8.23cm"/>
    </style:style>
    <style:style style:name="co4" style:family="table-column">
      <style:table-column-properties fo:break-before="auto" style:column-width="4.389cm"/>
    </style:style>
    <style:style style:name="co5" style:family="table-column">
      <style:table-column-properties fo:break-before="auto" style:column-width="1.087cm"/>
    </style:style>
    <style:style style:name="co6" style:family="table-column">
      <style:table-column-properties fo:break-before="auto" style:column-width="3.778cm"/>
    </style:style>
    <style:style style:name="co7" style:family="table-column">
      <style:table-column-properties fo:break-before="auto" style:column-width="5.925cm"/>
    </style:style>
    <style:style style:name="co8" style:family="table-column">
      <style:table-column-properties fo:break-before="auto" style:column-width="2.335cm"/>
    </style:style>
    <style:style style:name="co9" style:family="table-column">
      <style:table-column-properties fo:break-before="auto" style:column-width="1.198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style:text-align-source="fix" style:repeat-content="false"/>
      <style:paragraph-properties fo:text-align="start" fo:margin-left="0cm"/>
    </style:style>
    <style:style style:name="ce3" style:family="table-cell" style:parent-style-name="Default">
      <style:table-cell-properties fo:background-color="#ffffff"/>
    </style:style>
    <style:style style:name="ce4" style:family="table-cell" style:parent-style-name="Default" style:data-style-name="N100">
      <style:table-cell-properties style:text-align-source="value-type" style:repeat-content="false"/>
      <style:paragraph-properties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4" table:default-cell-style-name="ce2"/>
        <table:table-row table:style-name="ro1">
          <table:table-cell table:style-name="ce1" office:value-type="string">
            <text:p>rom</text:p>
          </table:table-cell>
          <table:table-cell table:style-name="ce1" office:value-type="string">
            <text:p>title</text:p>
          </table:table-cell>
          <table:table-cell table:style-name="ce1" office:value-type="string">
            <text:p>developer</text:p>
          </table:table-cell>
          <table:table-cell table:style-name="ce1" office:value-type="string">
            <text:p>publisher</text:p>
          </table:table-cell>
          <table:table-cell table:style-name="ce1" office:value-type="string">
            <text:p>year</text:p>
          </table:table-cell>
          <table:table-cell table:style-name="ce1" office:value-type="string">
            <text:p>genre</text:p>
          </table:table-cell>
          <table:table-cell table:style-name="ce1" office:value-type="string">
            <text:p>rating</text:p>
          </table:table-cell>
          <table:table-cell table:style-name="ce1" office:value-type="string">
            <text:p>players</text:p>
          </table:table-cell>
          <table:table-cell office:value-type="string">
            <text:p>score</text:p>
          </table:table-cell>
          <table:table-cell table:style-name="ce1" table:number-columns-repeated="1014"/>
        </table:table-row>
        <table:table-row table:style-name="ro1">
          <table:table-cell office:value-type="string">
            <text:p>007 - From Russia with Love (USA)</text:p>
          </table:table-cell>
          <table:table-cell office:value-type="string">
            <text:p>007 - From Russia with Love </text:p>
          </table:table-cell>
          <table:table-cell office:value-type="string">
            <text:p>Rebellion Developments</text:p>
          </table:table-cell>
          <table:table-cell office:value-type="string">
            <text:p>Electronic Arts</text:p>
          </table:table-cell>
          <table:table-cell office:value-type="float" office:value="2006">
            <text:p>2006</text:p>
          </table:table-cell>
          <table:table-cell office:value-type="string">
            <text:p>Shooter</text:p>
          </table:table-cell>
          <table:table-cell office:value-type="string">
            <text:p>ESRB - T (Teen)</text:p>
          </table:table-cell>
          <table:table-cell office:value-type="string">
            <text:p>1-6 Players</text:p>
          </table:table-cell>
          <table:table-cell office:value-type="float" office:value="3.4">
            <text:p>3.4</text:p>
          </table:table-cell>
          <table:table-cell table:number-columns-repeated="1014"/>
        </table:table-row>
        <table:table-row table:style-name="ro1">
          <table:table-cell office:value-type="string">
            <text:p>101 in 1 Megamix (USA)</text:p>
          </table:table-cell>
          <table:table-cell office:value-type="string">
            <text:p>101 in 1 Megamix </text:p>
          </table:table-cell>
          <table:table-cell table:number-columns-repeated="2" office:value-type="string">
            <text:p>Nordcurrent</text:p>
          </table:table-cell>
          <table:table-cell office:value-type="float" office:value="2010">
            <text:p>2010</text:p>
          </table:table-cell>
          <table:table-cell office:value-type="string">
            <text:p>Mini-Games</text:p>
          </table:table-cell>
          <table:table-cell office:value-type="string">
            <text:p>ESRB - E10+ (Everyone 10+)</text:p>
          </table:table-cell>
          <table:table-cell office:value-type="string">
            <text:p>1-2 Players</text:p>
          </table:table-cell>
          <table:table-cell office:value-type="float" office:value="3.4">
            <text:p>3.4</text:p>
          </table:table-cell>
          <table:table-cell table:number-columns-repeated="1014"/>
        </table:table-row>
        <table:table-row table:style-name="ro1">
          <table:table-cell office:value-type="string">
            <text:p>2010 FIFA World Cup - South Africa (USA)</text:p>
          </table:table-cell>
          <table:table-cell office:value-type="string">
            <text:p>2010 FIFA World Cup - South Africa </text:p>
          </table:table-cell>
          <table:table-cell office:value-type="string">
            <text:p>EA Canada</text:p>
          </table:table-cell>
          <table:table-cell office:value-type="string">
            <text:p>EA Sports</text:p>
          </table:table-cell>
          <table:table-cell office:value-type="float" office:value="2010">
            <text:p>2010</text:p>
          </table:table-cell>
          <table:table-cell office:value-type="string">
            <text:p>Sports/Soccer</text:p>
          </table:table-cell>
          <table:table-cell office:value-type="string">
            <text:p>ESRB - E (Everyone)</text:p>
          </table:table-cell>
          <table:table-cell office:value-type="string">
            <text:p>1 Player</text:p>
          </table:table-cell>
          <table:table-cell office:value-type="float" office:value="4.1">
            <text:p>4.1</text:p>
          </table:table-cell>
          <table:table-cell table:number-columns-repeated="1014"/>
        </table:table-row>
        <table:table-row table:style-name="ro1">
          <table:table-cell office:value-type="string">
            <text:p>300 - March to Glory (USA)</text:p>
          </table:table-cell>
          <table:table-cell office:value-type="string">
            <text:p>300 - March to Glory </text:p>
          </table:table-cell>
          <table:table-cell office:value-type="string">
            <text:p>Collision Studios</text:p>
          </table:table-cell>
          <table:table-cell office:value-type="string">
            <text:p>Warner Bros.</text:p>
          </table:table-cell>
          <table:table-cell office:value-type="float" office:value="2007">
            <text:p>2007</text:p>
          </table:table-cell>
          <table:table-cell office:value-type="string">
            <text:p>Beat-'Em-Up</text:p>
          </table:table-cell>
          <table:table-cell office:value-type="string">
            <text:p>ESRB - M (Mature)</text:p>
          </table:table-cell>
          <table:table-cell office:value-type="string">
            <text:p>1 Player</text:p>
          </table:table-cell>
          <table:table-cell office:value-type="string">
            <text:p>4.0</text:p>
          </table:table-cell>
          <table:table-cell office:value-type="string">
            <text:p>300: March to Glory is a 3D action game based on the Warner Bros. box office smash as well as Frank Miller's original graphic novel. <text:s/>As King Leonidas, the player will hack and slash their way through 9 missions, many of which go beyond what was presented in the film and novel.&lt;br&gt;&lt;br&gt;Players will use swords, spears and shields to fight back Xerxes' army, and can upgrade their weapons and armor as well as purchase new combos. <text:s/>Players will also form up into a phalanx to battle war elephants and other enemies.</text:p>
          </table:table-cell>
          <table:table-cell table:number-columns-repeated="1013"/>
        </table:table-row>
        <table:table-row table:style-name="ro1">
          <table:table-cell office:value-type="string">
            <text:p>3rd Birthday, The (USA)</text:p>
          </table:table-cell>
          <table:table-cell office:value-type="string">
            <text:p>3rd Birthday, The </text:p>
          </table:table-cell>
          <table:table-cell office:value-type="string">
            <text:p>HexaDrive </text:p>
          </table:table-cell>
          <table:table-cell office:value-type="string">
            <text:p>Square Enix Co., Ltd.</text:p>
          </table:table-cell>
          <table:table-cell office:value-type="float" office:value="2011">
            <text:p>2011</text:p>
          </table:table-cell>
          <table:table-cell office:value-type="string">
            <text:p>Shooter</text:p>
          </table:table-cell>
          <table:table-cell office:value-type="string">
            <text:p>ESRB - M (Mature)</text:p>
          </table:table-cell>
          <table:table-cell office:value-type="string">
            <text:p>1 Player</text:p>
          </table:table-cell>
          <table:table-cell office:value-type="float" office:value="3.4">
            <text:p>3.4</text:p>
          </table:table-cell>
          <table:table-cell table:number-columns-repeated="1014"/>
        </table:table-row>
        <table:table-row table:style-name="ro1">
          <table:table-cell office:value-type="string">
            <text:p>50 Cent - Bulletproof - G-Unit Edition (USA)</text:p>
          </table:table-cell>
          <table:table-cell office:value-type="string">
            <text:p>50 Cent - Bulletproof - G-Unit Edition </text:p>
          </table:table-cell>
          <table:table-cell office:value-type="string">
            <text:p>High Voltage Software</text:p>
          </table:table-cell>
          <table:table-cell office:value-type="string">
            <text:p>Vivendi Games</text:p>
          </table:table-cell>
          <table:table-cell office:value-type="float" office:value="2006">
            <text:p>2006</text:p>
          </table:table-cell>
          <table:table-cell office:value-type="string">
            <text:p>Action</text:p>
          </table:table-cell>
          <table:table-cell office:value-type="string">
            <text:p>ESRB - M (Mature)</text:p>
          </table:table-cell>
          <table:table-cell office:value-type="string">
            <text:p>1-4 Players</text:p>
          </table:table-cell>
          <table:table-cell office:value-type="float" office:value="2.7">
            <text:p>2.7</text:p>
          </table:table-cell>
          <table:table-cell office:value-type="string">
            <text:p>50 Cent Bulletproof: G Unit Edition is the PSP version of the console game 50 Cent: Bulletproof, and features the same story as the other versions. It does however, differ from the console versions by switching the third person perspective to a top down perspective. It also adds multiplayer via the PSP's ad-hoc wireless functionality.&lt;br&gt;&lt;br&gt;The game revolves around you playing as Curtis "50 Cent" Jackson, as he and his crew sets about freeing his kidnapped friend, K-Dog.&lt;br&gt;Helping you along is the rest of the G-unit, each of whom has a particular speciality that include a weapons expert, locksmith and demolitions expert that you will be able to put to use as you progress through the story. When not using their abilities, they will simply provide additional fire. It also features cameo appearances from Dr. Dre and Eminem.</text:p>
          </table:table-cell>
          <table:table-cell table:number-columns-repeated="1013"/>
        </table:table-row>
        <table:table-row table:style-name="ro1">
          <table:table-cell office:value-type="string">
            <text:p>7 Wonders of the Ancient World (USA)</text:p>
          </table:table-cell>
          <table:table-cell office:value-type="string">
            <text:p>7 Wonders of the Ancient World </text:p>
          </table:table-cell>
          <table:table-cell office:value-type="string">
            <text:p>Hot Lava Games</text:p>
          </table:table-cell>
          <table:table-cell office:value-type="string">
            <text:p>MumboJumbo</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float" office:value="3.5">
            <text:p>3.5</text:p>
          </table:table-cell>
          <table:table-cell office:value-type="string">
            <text:p>7 Wonders of the Ancient World is a Bejeweled-type puzzle game. The game boards are set against the fabled 7 Wonders of the Ancient World. In the main Story mode you need to build wonders over time one after another starting with The Great Pyramid in Giza then moving to the mysterious Hanging Gardens of Babylon and other wonders. To do so, you will need to match runes on materials blocks to destroy them. After the wonder was opened in story mode it would be available to play in all other modes. There are around 56 levels in the game and 3 difficulty modes to play. Board size and configuration depend on the wonder you're currently trying to build.</text:p>
          </table:table-cell>
          <table:table-cell table:number-columns-repeated="1013"/>
        </table:table-row>
        <table:table-row table:style-name="ro1">
          <table:table-cell office:value-type="string">
            <text:p>Ace Combat - Joint Assault (USA)</text:p>
          </table:table-cell>
          <table:table-cell office:value-type="string">
            <text:p>Ace Combat - Joint Assault </text:p>
          </table:table-cell>
          <table:table-cell table:number-columns-repeated="2" office:value-type="string">
            <text:p>Namco Bandai Games</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8 Players</text:p>
          </table:table-cell>
          <table:table-cell office:value-type="float" office:value="3.5">
            <text:p>3.5</text:p>
          </table:table-cell>
          <table:table-cell table:number-columns-repeated="1014"/>
        </table:table-row>
        <table:table-row table:style-name="ro1">
          <table:table-cell office:value-type="string">
            <text:p>Ace Combat X - Skies of Deception (USA)</text:p>
          </table:table-cell>
          <table:table-cell office:value-type="string">
            <text:p>Ace Combat X - Skies of Deception </text:p>
          </table:table-cell>
          <table:table-cell table:number-columns-repeated="2" office:value-type="string">
            <text:p>Namco Bandai Games</text:p>
          </table:table-cell>
          <table:table-cell office:value-type="float" office:value="2006">
            <text:p>2006</text:p>
          </table:table-cell>
          <table:table-cell office:value-type="string">
            <text:p>Simulation</text:p>
          </table:table-cell>
          <table:table-cell office:value-type="string">
            <text:p>ESRB - T (Teen)</text:p>
          </table:table-cell>
          <table:table-cell office:value-type="string">
            <text:p>1-4 Players</text:p>
          </table:table-cell>
          <table:table-cell office:value-type="float" office:value="3.8">
            <text:p>3.8</text:p>
          </table:table-cell>
          <table:table-cell office:value-type="string">
            <text:p>Skies of Deception is the second game in the action flight series to appear on the PSP. The player commands the Gryphus Squadron, one of the last to remain for Aurelia with its single airbase, a nation on the southern edge of the Osean Continent. In 2020, Aurelia is attacked by the neighboring country of Leasath, lead by Diego Gaspar Navarro. They invaded because Aurelia was supposedly involved with aiding their enemies in the civil war.&lt;br&gt;&lt;br&gt;There's a variety of crafts with different paint schemes to choose from and many battle missions to attend. In the campaign mode (as usual with different paths to complete it), players can unlock parts to tune their planes. Money is earned by destroying enemies and completing objectives. There are 17 missions in total, but the quickest route in the campaign mode can be done in 10.&lt;br&gt;&lt;br&gt;There is a new multiplayer mode: now up to 4 players can take up one mission in a cooperative (2 players against 2 AI-controlled fighters) or the versus mode with different game types such as Dogfight-Survival, Dog Fight-Shoot Out, Base Attack, Air Superiority, Beacon Battle and Escort Mission.</text:p>
          </table:table-cell>
          <table:table-cell table:number-columns-repeated="1013"/>
        </table:table-row>
        <table:table-row table:style-name="ro1">
          <table:table-cell office:value-type="string">
            <text:p>Aces of War (Europe)</text:p>
          </table:table-cell>
          <table:table-cell office:value-type="string">
            <text:p>Aces of War </text:p>
          </table:table-cell>
          <table:table-cell office:value-type="string">
            <text:p>Taito Corporation</text:p>
          </table:table-cell>
          <table:table-cell office:value-type="string">
            <text:p>505 Games</text:p>
          </table:table-cell>
          <table:table-cell office:value-type="float" office:value="2007">
            <text:p>2007</text:p>
          </table:table-cell>
          <table:table-cell office:value-type="string">
            <text:p>Simulation</text:p>
          </table:table-cell>
          <table:table-cell office:value-type="string">
            <text:p>ESRB - T (Teen)</text:p>
          </table:table-cell>
          <table:table-cell office:value-type="string">
            <text:p>1 Player</text:p>
          </table:table-cell>
          <table:table-cell office:value-type="float" office:value="3.6">
            <text:p>3.6</text:p>
          </table:table-cell>
          <table:table-cell table:number-columns-repeated="1014"/>
        </table:table-row>
        <table:table-row table:style-name="ro1">
          <table:table-cell office:value-type="string">
            <text:p>Activision Hits Remixed (USA)</text:p>
          </table:table-cell>
          <table:table-cell office:value-type="string">
            <text:p>Activision Hits Remixed </text:p>
          </table:table-cell>
          <table:table-cell office:value-type="string">
            <text:p>Digital Eclipse</text:p>
          </table:table-cell>
          <table:table-cell office:value-type="string">
            <text:p>Activision, Inc.</text:p>
          </table:table-cell>
          <table:table-cell office:value-type="float" office:value="2006">
            <text:p>2006</text:p>
          </table:table-cell>
          <table:table-cell office:value-type="string">
            <text:p>Compilation</text:p>
          </table:table-cell>
          <table:table-cell office:value-type="string">
            <text:p>ESRB - E (Everyone)</text:p>
          </table:table-cell>
          <table:table-cell office:value-type="string">
            <text:p>1-4 Players</text:p>
          </table:table-cell>
          <table:table-cell office:value-type="float" office:value="4.3">
            <text:p>4.3</text:p>
          </table:table-cell>
          <table:table-cell office:value-type="string">
            <text:p>The PSP version of Activision Anthology is a compilation of 44 classic Atari 2600 titles. On top of that, it includes an eighties soundtrack with 10 licensed songs to pull you back into that era.&lt;br&gt;&lt;br&gt;Unlike the GBA version, it contains the Imagic titles from the console and PC/Mac releases (Atlantis, Demon Attack, and Moonsweeper), along with more music, but not the homebrew titles as offered in the GBA and PC/Mac release.&lt;br&gt;&lt;br&gt;In the media section, you can view the original cartridge in 3D, as well as the manual. Games can be played in the original aspect ratios (windowed in the middle of the screen), or stretched for a full-screen view. The game supports game sharing so two players can play with a single copy through an Ad Hoc network. There are different difficulty levels and you can save the game state to continue playing later. High scores are recorded and you can unlock achievements such as original gamer patches and vintage TV commercials.&lt;br&gt;&lt;br&gt;The following games are included:&lt;br&gt;&lt;br&gt;1. Atlantis&lt;br&gt;2. Barnstorming&lt;br&gt;3. Beamrider&lt;br&gt;4. Boxing&lt;br&gt;5. Bridge&lt;br&gt;6. Checkers&lt;br&gt;7. Chopper Command&lt;br&gt;8. Cosmic Commuter&lt;br&gt;9. Crackpots&lt;br&gt;10. Decathlon (The Activision Decathlon)&lt;br&gt;11. Demon Attack&lt;br&gt;12. Dolphin&lt;br&gt;13. Dragster&lt;br&gt;14. Enduro&lt;br&gt;15. Fishing Derby&lt;br&gt;16. Freeway&lt;br&gt;17. Frostbite&lt;br&gt;18. Grand Prix&lt;br&gt;19. H.E.R.O.&lt;br&gt;20. Ice Hockey&lt;br&gt;21. Kabobber (previously unreleased)&lt;br&gt;22. Kaboom!&lt;br&gt;23. Keystone Kapers&lt;br&gt;24. Laser Blast&lt;br&gt;25. Moonsweeper&lt;br&gt;26. Megamania&lt;br&gt;27. Oink!&lt;br&gt;28. Pitfall!&lt;br&gt;29. Pitfall II: Lost Caverns&lt;br&gt;30. Plaque Attack&lt;br&gt;31. Pressure Cooker&lt;br&gt;32. Private Eye&lt;br&gt;33. River Raid&lt;br&gt;34. River Raid II&lt;br&gt;35. Robot Tank&lt;br&gt;36. Seaquest&lt;br&gt;37. Skiing&lt;br&gt;38. Sky Jinks&lt;br&gt;39. Space Shuttle&lt;br&gt;40. Spider Fighter&lt;br&gt;41. Stampede&lt;br&gt;42. Starmaster&lt;br&gt;43. Tennis&lt;br&gt;44. Thwocker (previously unreleased)</text:p>
          </table:table-cell>
          <table:table-cell table:number-columns-repeated="1013"/>
        </table:table-row>
        <table:table-row table:style-name="ro1">
          <table:table-cell office:value-type="string">
            <text:p>Adventures to Go! (USA)</text:p>
          </table:table-cell>
          <table:table-cell office:value-type="string">
            <text:p>Adventures to Go! </text:p>
          </table:table-cell>
          <table:table-cell office:value-type="string">
            <text:p>Global A Entertainment</text:p>
          </table:table-cell>
          <table:table-cell office:value-type="string">
            <text:p>Natsume, Inc.</text:p>
          </table:table-cell>
          <table:table-cell office:value-type="float" office:value="2009">
            <text:p>2009</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float" office:value="3.4">
            <text:p>3.4</text:p>
          </table:table-cell>
          <table:table-cell table:number-columns-repeated="1014"/>
        </table:table-row>
        <table:table-row table:style-name="ro1">
          <table:table-cell office:value-type="string">
            <text:p>Aedis Eclipse - Generation of Chaos (USA)</text:p>
          </table:table-cell>
          <table:table-cell office:value-type="string">
            <text:p>Aedis Eclipse - Generation of Chaos </text:p>
          </table:table-cell>
          <table:table-cell office:value-type="string">
            <text:p>Idea Factory</text:p>
          </table:table-cell>
          <table:table-cell office:value-type="string">
            <text:p>Nippon Ichi Software Inc.</text:p>
          </table:table-cell>
          <table:table-cell office:value-type="float" office:value="2007">
            <text:p>2007</text:p>
          </table:table-cell>
          <table:table-cell office:value-type="string">
            <text:p>Strategy</text:p>
          </table:table-cell>
          <table:table-cell office:value-type="string">
            <text:p>ESRB - E10+ (Everyone 10+)</text:p>
          </table:table-cell>
          <table:table-cell office:value-type="string">
            <text:p>1 Player</text:p>
          </table:table-cell>
          <table:table-cell office:value-type="float" office:value="3.5">
            <text:p>3.5</text:p>
          </table:table-cell>
          <table:table-cell office:value-type="string">
            <text:p>Aedis Complex: Generation of Chaos is the fifth in the series of Generation of Chaos series and a follow up to the first release on the PSP. <text:s/>The game is a mix of RPG and real-time strategy with three different worlds to play in, each with their own main characters and storyline.&lt;br&gt;&lt;br&gt;The main story takes place on the Island of Aedis, where a bloody war broke loose and became so prevalent that a magical entiny was born from the conflict. <text:s/>The Mugen had become sick of the constant fighting a cast a terrible spell on the land, splitting the world, where the survivors took refuge and tried to live in peace. <text:s/>There are three worlds, Divine, Surface and Lower.&lt;br&gt;&lt;br&gt;In the Divine World, the races of Hellions and Angels have lived in peace for years, but the Prince of Hell Atrapollus, is pressured into a war by his advisors when the King of Hell was murdered on a Divine Celebration, claiming that the Angels were responsible. <text:s/>The Queen of Heaven, Rose, and her brother gather together an army of angels to help them fight back the Hellions.&lt;br&gt;&lt;br&gt;In the Surface World, the Kingdom of Laurid was allied with the King of Zemora for many years, but one day, Laurid was the victim of a surprise attack and was conquered by the King's forces. <text:s/>In this there are three friends that are caught up in the battle, a young warrior named Steiner, his sister Fiona and her fiance Raphelos, afterwards Raphelos disappears. <text:s/>Ten years later, a mysterious warrior by the name of Herault arrives and has a confrontation with Steiner, who is now the Prince of Zemora. <text:s/>Herault and two other companions must now try and free Laurid and learn of the devastating secret that led to the invasion.&lt;br&gt;&lt;br&gt;In the Lower World, an industrial world that has mech-style weapons called Cyber Suits. <text:s/>Here a young military student by the name of Quinn is witness to an invasion that sees a mysterious army show up with advanced Cyber Suits and threatens to destroy is city. <text:s/>Along with his friends Gon and Keri, they must learn of the invaders plans and discover their weaknesses to save their city.&lt;br&gt;&lt;br&gt;The gameplay is broken down into three areas, there is a Field Map that is a top-down view of a map, where players can move their units into strategic positions in a series of grids in a turn-based fashion, where players can also come across elemental grids that can slow down their units as well as construct buildings and rework the land to their liking. <text:s/>There are also events that happen after a turn that can either help the players units or demoralize them and battles are conducted when one enemy unit encounters another.&lt;br&gt;&lt;br&gt;The World Map, where the players views the outline of the lands and which territories are controlled as well as equip units, using experience points to make them stronger and give army captains duties and jobs.&lt;br&gt;&lt;br&gt;The Battle Screen is a real-time event, where the armies can be controlled and manipulated into various battle formations that can devastate enemy lines and also can be equipped with special weapons and use special magical attacks that can decimate enemy groups. <text:s/>The battle is over when either captain is killed, with over 100 different units to control and 150 different weapons and armor that can be used.</text:p>
          </table:table-cell>
          <table:table-cell table:number-columns-repeated="1013"/>
        </table:table-row>
        <table:table-row table:style-name="ro1">
          <table:table-cell office:value-type="string">
            <text:p>AFL Challenge (Australia)</text:p>
          </table:table-cell>
          <table:table-cell office:value-type="string">
            <text:p>AFL Challenge </text:p>
          </table:table-cell>
          <table:table-cell office:value-type="string">
            <text:p>Wicked Witch Software</text:p>
          </table:table-cell>
          <table:table-cell office:value-type="string">
            <text:p>Sony Computer Entertainment Europe </text:p>
          </table:table-cell>
          <table:table-cell office:value-type="float" office:value="2009">
            <text:p>2009</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2.0</text:p>
          </table:table-cell>
          <table:table-cell table:number-columns-repeated="1014"/>
        </table:table-row>
        <table:table-row table:style-name="ro1">
          <table:table-cell office:value-type="string">
            <text:p>After Burner - Black Falcon (USA)</text:p>
          </table:table-cell>
          <table:table-cell office:value-type="string">
            <text:p>After Burner - Black Falcon </text:p>
          </table:table-cell>
          <table:table-cell office:value-type="string">
            <text:p>Planet Moon Studios</text:p>
          </table:table-cell>
          <table:table-cell office:value-type="string">
            <text:p>SEGA Corporation</text:p>
          </table:table-cell>
          <table:table-cell office:value-type="float" office:value="2007">
            <text:p>2007</text:p>
          </table:table-cell>
          <table:table-cell office:value-type="string">
            <text:p>Simulation</text:p>
          </table:table-cell>
          <table:table-cell office:value-type="string">
            <text:p>ESRB - T (Teen)</text:p>
          </table:table-cell>
          <table:table-cell office:value-type="string">
            <text:p>1-4 Players</text:p>
          </table:table-cell>
          <table:table-cell office:value-type="float" office:value="3.8">
            <text:p>3.8</text:p>
          </table:table-cell>
          <table:table-cell office:value-type="string">
            <text:p>After Burner: Black Falcon is the fourth game in the After Burner series, released almost fifteen years after the previous game. Just like the earlier ones it is an action based flying game, shown from a third-person perspective. Familiar characteristics are the fast pace, taking on many enemies at once with a combination of hit-scan and lock-on weapons, and evasive manoeuvres through rolls.&lt;br&gt;&lt;br&gt;The game consists of 24 levels. Players choose from three pilots (Billy Blaze, Harrison Duke and Tomiko Rossellini) to go after the terrorist cell Black Falcon that has stolen thirteen prototype planes. Each pilot brings along different plot twists and there are nineteen different planes to fly (mostly jets). They can be equipped with weapons and items, or be given a paint job. The game takes place on locations all over the world and while flying there are often short sequences by the pilots. There are also many objects in the scenery that need to be avoided or destroyed. Missions have main objectives and side missions that brings along more money for upgrades. As usual, there are large bosses that wield weapons such as EMP.&lt;br&gt;&lt;br&gt;Multiplayer is supported for eight players, in competitive modes and a two-player cooperative mode.</text:p>
          </table:table-cell>
          <table:table-cell table:number-columns-repeated="1013"/>
        </table:table-row>
        <table:table-row table:style-name="ro1">
          <table:table-cell office:value-type="string">
            <text:p>AI Igo (Japan)</text:p>
          </table:table-cell>
          <table:table-cell office:value-type="string">
            <text:p>AI Igo </text:p>
          </table:table-cell>
          <table:table-cell table:number-columns-repeated="2" office:value-type="string">
            <text:p>Marvelous Entertainment</text:p>
          </table:table-cell>
          <table:table-cell office:value-type="float" office:value="2004">
            <text:p>2004</text:p>
          </table:table-cell>
          <table:table-cell office:value-type="string">
            <text:p>Board Games</text:p>
          </table:table-cell>
          <table:table-cell office:value-type="string">
            <text:p>ESRB - E (Everyone)</text:p>
          </table:table-cell>
          <table:table-cell office:value-type="string">
            <text:p>1 Player</text:p>
          </table:table-cell>
          <table:table-cell office:value-type="float" office:value="3.8">
            <text:p>3.8</text:p>
          </table:table-cell>
          <table:table-cell table:number-columns-repeated="1014"/>
        </table:table-row>
        <table:table-row table:style-name="ro1">
          <table:table-cell office:value-type="string">
            <text:p>AI Mahjong (Japan)</text:p>
          </table:table-cell>
          <table:table-cell office:value-type="string">
            <text:p>AI Mahjong </text:p>
          </table:table-cell>
          <table:table-cell table:number-columns-repeated="2" office:value-type="string">
            <text:p>Marvelous Entertainment</text:p>
          </table:table-cell>
          <table:table-cell office:value-type="float" office:value="2004">
            <text:p>2004</text:p>
          </table:table-cell>
          <table:table-cell office:value-type="string">
            <text:p>Board Games</text:p>
          </table:table-cell>
          <table:table-cell office:value-type="string">
            <text:p>ESRB - E (Everyone)</text:p>
          </table:table-cell>
          <table:table-cell office:value-type="string">
            <text:p>1 Player</text:p>
          </table:table-cell>
          <table:table-cell office:value-type="float" office:value="3.1">
            <text:p>3.1</text:p>
          </table:table-cell>
          <table:table-cell table:number-columns-repeated="1014"/>
        </table:table-row>
        <table:table-row table:style-name="ro1">
          <table:table-cell office:value-type="string">
            <text:p>Air Conflicts - Aces of World War II (USA)</text:p>
          </table:table-cell>
          <table:table-cell office:value-type="string">
            <text:p>Air Conflicts - Aces of World War II </text:p>
          </table:table-cell>
          <table:table-cell office:value-type="string">
            <text:p>Cowboy Rodeo</text:p>
          </table:table-cell>
          <table:table-cell office:value-type="string">
            <text:p>Graffiti Entertainment</text:p>
          </table:table-cell>
          <table:table-cell office:value-type="float" office:value="2009">
            <text:p>2009</text:p>
          </table:table-cell>
          <table:table-cell office:value-type="string">
            <text:p>Simulation</text:p>
          </table:table-cell>
          <table:table-cell office:value-type="string">
            <text:p>ESRB - T (Teen)</text:p>
          </table:table-cell>
          <table:table-cell office:value-type="string">
            <text:p>1-8 Players</text:p>
          </table:table-cell>
          <table:table-cell office:value-type="float" office:value="3.4">
            <text:p>3.4</text:p>
          </table:table-cell>
          <table:table-cell office:value-type="string">
            <text:p>Air Conflicts: Aces of World War II is the Sony PSP port of the Windows game Air Conflicts: Air Battles of World War II, which is an arcade flight simulator set in World War II. The game features over 200 seemingly historically accurate missions in 13 campaigns. The player can choose between the US Army Air Force, the Royal Air Force, the Luftwaffe or the Red Army Air Force. There are 17 WWII-era planes to fly with in the game.&lt;br&gt;&lt;br&gt;The missions consist of patrols, manoeuvres, strategic bombing, air support, air superiority, interdiction, paratroops and supply deployment and prevent bombing missions. Each mission lasts about 5-10 minutes so the game is pretty easy to play while commuting, for example. Most of the missions are either dogfight missions, bombing missions, or combinations thereof. If a mission is failed the campaign continues emphasizing the fact that the war goes on regardless of the outcome of a single mission.&lt;br&gt;&lt;br&gt;In addition to the single player campaigns the game features a 8 player multiplayer deathmatch mode in an ad-hoc WLAN network. There's also a game sharing feature for giving a single mission from the game to a friend or playing a multiplayer match without needing the other players to own the game.&lt;br&gt;&lt;br&gt;The game includes all other features from the original PC version except that there is no team deathmatch mode, only normal deathmatch. The USAAF campaign is a new feature in the PSP version and does not exist in the original PC version.</text:p>
          </table:table-cell>
          <table:table-cell table:number-columns-repeated="1013"/>
        </table:table-row>
        <table:table-row table:style-name="ro1">
          <table:table-cell office:value-type="string">
            <text:p>Airou de Puzzle (Japan)</text:p>
          </table:table-cell>
          <table:table-cell office:value-type="string">
            <text:p>Airou de Puzzle </text:p>
          </table:table-cell>
          <table:table-cell table:number-columns-repeated="2" office:value-type="string">
            <text:p>Capcom Co., Ltd.</text:p>
          </table:table-cell>
          <table:table-cell office:value-type="float" office:value="2012">
            <text:p>2012</text:p>
          </table:table-cell>
          <table:table-cell office:value-type="string">
            <text:p>Puzzle</text:p>
          </table:table-cell>
          <table:table-cell office:value-type="string">
            <text:p>ESRB - E (Everyone)</text:p>
          </table:table-cell>
          <table:table-cell office:value-type="string">
            <text:p>1-2 Players</text:p>
          </table:table-cell>
          <table:table-cell office:value-type="float" office:value="3.7">
            <text:p>3.7</text:p>
          </table:table-cell>
          <table:table-cell table:number-columns-repeated="1014"/>
        </table:table-row>
        <table:table-row table:style-name="ro1">
          <table:table-cell office:value-type="string">
            <text:p>Alien Syndrome (USA)</text:p>
          </table:table-cell>
          <table:table-cell office:value-type="string">
            <text:p>Alien Syndrome </text:p>
          </table:table-cell>
          <table:table-cell office:value-type="string">
            <text:p>Totally Games</text:p>
          </table:table-cell>
          <table:table-cell office:value-type="string">
            <text:p>SEGA Corporation</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4 Players</text:p>
          </table:table-cell>
          <table:table-cell office:value-type="float" office:value="3.4">
            <text:p>3.4</text:p>
          </table:table-cell>
          <table:table-cell office:value-type="string">
            <text:p>Alien Syndrome is a top down shooter inspired by Sega's original Alien Syndrome action game. The games story takes place thousands of years in the future; by this point in time mankind has explored many parts of the galaxy and established numerous colonies. One such colony, Seti-Alpha 5 (SAT5), has ceased communications for some reason and it is your job to head to SAT5 and investigate what went wrong. Upon arrival, you encounter the alien syndrome, a force which can mutate man and machine into deadly aliens. These events take place roughly 100 years after those in the original Alien Syndrome game.&lt;br&gt;&lt;br&gt;When you begin the game you can select one of several characters as well as choose a character specialty (such as demolitions expert, firebug, <text:s/>seal, tank, and sharpshooter). The specialty you select will determine your initial character stats; as you play through the game you earn levels which provide you points to allocate towards improving your stats. The character stats help determine your characters accuracy in ranged <text:s/>or close attacks, speed, healing power, resistance to fire/radiation, armor strength, and so on.&lt;br&gt;&lt;br&gt;Similar to the original game, the action is viewed top down. You'll need to explore the numerous corridors and rooms found on SAT5 and eliminate the numerous alien invaders found there. Mission objectives are often provided to you which need to be completed. Additional weapons, ammo, and other useful items can be found throughout the levels. Your character has a limited amount of energy, and if all energy is lost then you will need to begin again at the last checkpoint crossed.</text:p>
          </table:table-cell>
          <table:table-cell table:number-columns-repeated="1013"/>
        </table:table-row>
        <table:table-row table:style-name="ro1">
          <table:table-cell office:value-type="string">
            <text:p>Aliens vs. Predator - Requiem (USA)</text:p>
          </table:table-cell>
          <table:table-cell office:value-type="string">
            <text:p>Aliens vs. Predator - Requiem </text:p>
          </table:table-cell>
          <table:table-cell office:value-type="string">
            <text:p>Rebellion Developments</text:p>
          </table:table-cell>
          <table:table-cell office:value-type="string">
            <text:p>Sierra Entertainment</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2 Players</text:p>
          </table:table-cell>
          <table:table-cell office:value-type="float" office:value="2.9">
            <text:p>2.9</text:p>
          </table:table-cell>
          <table:table-cell office:value-type="string">
            <text:p>Aliens Vs Predator: Requiem is based on the movie of the same name and continues the mix of the Aliens and Predator franchises. The basic premise of the movie is followed. Picking up where the original film left off, a group of predators travels back to the homeworld with a predalien, a survivor impregnated with an alien embryo. In a struggle to kill the creature that possesses the strengths and weaknesses of both species, the ship crashes on earth. A father and a son who investigate the vessel are impregnated by facehuggers allowing the aliens to continue their colonization of the planet. When a lone predator scout discovers the ship has crashed, he travels to earth to rid it of the intruders.&lt;br&gt;&lt;br&gt;Players take control of the predator from a third-person perspective. While the humans and aliens are fighting, his main task is to dissolve and disintegrate all evidence of extraterrestrial life. During the course of the game, the aliens are the main enemies, but humans will also engage the predator when he is sighted. The predator can activate a cloak, but this drains energy so it needs to be recharged every now and then by returning to the normal mode. The cloak automatically disappears when in contact with water. He also has three vision modes (tech, thermal and alien) to get a better look of the environment. Enemies can be locked to make it easier to track them while they are moving.&lt;br&gt;&lt;br&gt;The shoulder buttons control the camera while the analogue stick is used to run around. Next to basic wrist attacks he also has additional weapons such as a shoulder cannon, hand cannon and a disc that can be thrown. The available weapons can be selected before starting a mission. These can be upgraded after completing missions. He can also zoom in (switching to a first-person mode) and tag aliens to earn honour points. These can be used to upgrade weapons and are also awarded when no humans are killed. Basic movement includes jumping, breaking through walls, climbing and shaking off aliens when pinned down as well. To progress, a certain amount of evidence usually needs to be removed first. The game offers branched missions paths with entirely different settings. While playing, a map can be activated to shown the environment, enemies and objectives.&lt;br&gt;&lt;br&gt;Next to the main storyline, there are skirmish matches that can be played with two players cooperatively as well.</text:p>
          </table:table-cell>
          <table:table-cell table:number-columns-repeated="1013"/>
        </table:table-row>
        <table:table-row table:style-name="ro1">
          <table:table-cell office:value-type="string">
            <text:p>All Kamen Rider - Rider Generation 2 (Japan)</text:p>
          </table:table-cell>
          <table:table-cell office:value-type="string">
            <text:p>All Kamen Rider - Rider Generation 2 </text:p>
          </table:table-cell>
          <table:table-cell table:number-columns-repeated="2" office:value-type="string">
            <text:p>Namco Bandai Games</text:p>
          </table:table-cell>
          <table:table-cell office:value-type="float" office:value="2012">
            <text:p>2012</text:p>
          </table:table-cell>
          <table:table-cell office:value-type="string">
            <text:p>Beat-'Em-Up</text:p>
          </table:table-cell>
          <table:table-cell office:value-type="string">
            <text:p>ESRB - E (Everyone)</text:p>
          </table:table-cell>
          <table:table-cell office:value-type="string">
            <text:p>1 Player</text:p>
          </table:table-cell>
          <table:table-cell office:value-type="float" office:value="4.2">
            <text:p>4.2</text:p>
          </table:table-cell>
          <table:table-cell table:number-columns-repeated="1014"/>
        </table:table-row>
        <table:table-row table:style-name="ro1">
          <table:table-cell office:value-type="string">
            <text:p>Another Century's Episode Portable (Japan)</text:p>
          </table:table-cell>
          <table:table-cell office:value-type="string">
            <text:p>Another Century's Episode Portable </text:p>
          </table:table-cell>
          <table:table-cell office:value-type="string">
            <text:p>From Software</text:p>
          </table:table-cell>
          <table:table-cell office:value-type="string">
            <text:p>Namco Bandai Games</text:p>
          </table:table-cell>
          <table:table-cell office:value-type="float" office:value="2011">
            <text:p>2011</text:p>
          </table:table-cell>
          <table:table-cell office:value-type="string">
            <text:p>Simulation</text:p>
          </table:table-cell>
          <table:table-cell office:value-type="string">
            <text:p>ESRB - E (Everyone)</text:p>
          </table:table-cell>
          <table:table-cell office:value-type="string">
            <text:p>1 Player</text:p>
          </table:table-cell>
          <table:table-cell office:value-type="float" office:value="3.7">
            <text:p>3.7</text:p>
          </table:table-cell>
          <table:table-cell table:number-columns-repeated="1014"/>
        </table:table-row>
        <table:table-row table:style-name="ro1">
          <table:table-cell office:value-type="string">
            <text:p>Ape Academy 2 (Europe)</text:p>
          </table:table-cell>
          <table:table-cell office:value-type="string">
            <text:p>Ape Academy 2 </text:p>
          </table:table-cell>
          <table:table-cell office:value-type="string">
            <text:p>Shift</text:p>
          </table:table-cell>
          <table:table-cell office:value-type="string">
            <text:p>Sony Computer Entertainment America, Inc.</text:p>
          </table:table-cell>
          <table:table-cell office:value-type="float" office:value="2006">
            <text:p>2006</text:p>
          </table:table-cell>
          <table:table-cell office:value-type="string">
            <text:p>Party</text:p>
          </table:table-cell>
          <table:table-cell office:value-type="string">
            <text:p>ESRB - E (Everyone)</text:p>
          </table:table-cell>
          <table:table-cell office:value-type="string">
            <text:p>1 Player</text:p>
          </table:table-cell>
          <table:table-cell office:value-type="float" office:value="3.3">
            <text:p>3.3</text:p>
          </table:table-cell>
          <table:table-cell table:number-columns-repeated="1014"/>
        </table:table-row>
        <table:table-row table:style-name="ro1">
          <table:table-cell office:value-type="string">
            <text:p>Ape Escape - On the Loose (USA)</text:p>
          </table:table-cell>
          <table:table-cell office:value-type="string">
            <text:p>Ape Escape - On the Loose </text:p>
          </table:table-cell>
          <table:table-cell table:number-columns-repeated="2" office:value-type="string">
            <text:p>Sony Computer Entertainment America, Inc.</text:p>
          </table:table-cell>
          <table:table-cell office:value-type="float" office:value="2005">
            <text:p>2005</text:p>
          </table:table-cell>
          <table:table-cell office:value-type="string">
            <text:p>Platform</text:p>
          </table:table-cell>
          <table:table-cell office:value-type="string">
            <text:p>ESRB - E (Everyone)</text:p>
          </table:table-cell>
          <table:table-cell office:value-type="string">
            <text:p>1-2 Players</text:p>
          </table:table-cell>
          <table:table-cell office:value-type="float" office:value="3.7">
            <text:p>3.7</text:p>
          </table:table-cell>
          <table:table-cell office:value-type="string">
            <text:p>There's trouble brewing at the zoo! <text:s/>An albino monkey called Specter got his paws on a Peak Point Helmet, making him super-intelligent! <text:s/>Now, he's gone back in time with an army of intelligent apes to rewrite history and make monkeys the dominant species! <text:s/>It's up to you to hop from era to era and round them all up!&lt;br&gt;&lt;br&gt;Ape Escape: On the Loose is a remake of the PlayStation game Ape Escape. <text:s/>Our hero, Spike, has to travel through time, capturing monkeys using his time net. <text:s/>He'll also gain additional gadgets such as the Monkey Radar, Sky Flyer, Dash Hoop, and RC Car, which will help him reach some of the trickier primates.&lt;br&gt;&lt;br&gt;While a key feature of the original game was innovative use of the dual Analog Sticks, the PSP has no such luxury. <text:s/>As a result, controls have been re-mapped to the face buttons. <text:s/>Jumping is performed by pressing X, while the other three buttons can be used to control the selected gadget, usually by holding or rapidly pressing the assigned button (depending on the gadget).&lt;br&gt;&lt;br&gt;The game also features a variety of mini-games that can be played either solo, or via wireless multiplayer. <text:s/>These mini-games can be unlocked by collecting hidden "Specter Coins" which are scattered throughout the various levels. <text:s/>While two of the games, Snow Kidz Racing and Specter Boxing, are from the original game, there are two new games to unlock - Ape Ping Pong and Jake Attacks.</text:p>
          </table:table-cell>
          <table:table-cell table:number-columns-repeated="1013"/>
        </table:table-row>
        <table:table-row table:style-name="ro1">
          <table:table-cell office:value-type="string">
            <text:p>Ape Escape Academy (USA)</text:p>
          </table:table-cell>
          <table:table-cell office:value-type="string">
            <text:p>Ape Escape Academy </text:p>
          </table:table-cell>
          <table:table-cell office:value-type="string">
            <text:p>Shift</text:p>
          </table:table-cell>
          <table:table-cell office:value-type="string">
            <text:p>Sony Computer Entertainment America, Inc.</text:p>
          </table:table-cell>
          <table:table-cell office:value-type="float" office:value="2006">
            <text:p>2006</text:p>
          </table:table-cell>
          <table:table-cell office:value-type="string">
            <text:p>Party</text:p>
          </table:table-cell>
          <table:table-cell office:value-type="string">
            <text:p>ESRB - E10+ (Everyone 10+)</text:p>
          </table:table-cell>
          <table:table-cell office:value-type="string">
            <text:p>1 Player</text:p>
          </table:table-cell>
          <table:table-cell office:value-type="float" office:value="3.4">
            <text:p>3.4</text:p>
          </table:table-cell>
          <table:table-cell office:value-type="string">
            <text:p>Specter's fed up with losing time and again in his attempts to take over the world. <text:s/>So he's decided to train his army of monkeys! <text:s/>With the finest tutors at Ape Academy, and himself as headmaster, he's sure to whip his students into shape!&lt;br&gt;&lt;br&gt;Ape Escape Academy sees you taking on the role of one of the cheeky monkeys from the Ape Escape series. <text:s/>Choose your chimp, then prepare to tackle various classes in Academy Mode. <text:s/>Each 'class' is actually a mini-game. <text:s/>Your goal is to complete as many mini-games as possible from the 9x9 grid, and score as many lines as you can (sort of like Noughts and Crosses). <text:s/>Mini-games range from mind-bending quizzes to wacky sports games, to the just plain silly, like protecting a roast banana from oncoming apes, or flying through the sky delivering parachutes to plummeting primates.&lt;br&gt;&lt;br&gt;As you unlock games in Academy Mode, you can begin to play them in the "Mini-game Collection". <text:s/>Here, you can choose from available mini-games, and play them as you wish to become better at them. <text:s/>Some mini-games also have hidden statues in them - grab these to unlock more monkey profiles in your Showcase. <text:s/>Finally, you can also choose to play Ape Escape Academy against up to three friends as you fight to find out who's the best.</text:p>
          </table:table-cell>
          <table:table-cell table:number-columns-repeated="1013"/>
        </table:table-row>
        <table:table-row table:style-name="ro1">
          <table:table-cell office:value-type="string">
            <text:p>Ape Quest (USA)</text:p>
          </table:table-cell>
          <table:table-cell office:value-type="string">
            <text:p>Ape Quest </text:p>
          </table:table-cell>
          <table:table-cell office:value-type="string">
            <text:p>SCE Japan Studio</text:p>
          </table:table-cell>
          <table:table-cell office:value-type="string">
            <text:p>Sony Computer Entertainment America, Inc.</text:p>
          </table:table-cell>
          <table:table-cell office:value-type="float" office:value="2008">
            <text:p>2008</text:p>
          </table:table-cell>
          <table:table-cell office:value-type="string">
            <text:p>Role-Playing</text:p>
          </table:table-cell>
          <table:table-cell office:value-type="string">
            <text:p>ESRB - E (Everyone)</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Archer Maclean's Mercury (USA)</text:p>
          </table:table-cell>
          <table:table-cell office:value-type="string">
            <text:p>Archer Maclean's Mercury </text:p>
          </table:table-cell>
          <table:table-cell office:value-type="string">
            <text:p>Awesome Studios</text:p>
          </table:table-cell>
          <table:table-cell office:value-type="string">
            <text:p>Ignition</text:p>
          </table:table-cell>
          <table:table-cell office:value-type="float" office:value="2005">
            <text:p>2005</text:p>
          </table:table-cell>
          <table:table-cell office:value-type="string">
            <text:p>Puzzle</text:p>
          </table:table-cell>
          <table:table-cell office:value-type="string">
            <text:p>ESRB - E (Everyone)</text:p>
          </table:table-cell>
          <table:table-cell office:value-type="string">
            <text:p>1-2 Players</text:p>
          </table:table-cell>
          <table:table-cell office:value-type="float" office:value="3.5">
            <text:p>3.5</text:p>
          </table:table-cell>
          <table:table-cell office:value-type="string">
            <text:p>In Archer Maclean's Mercury, your job is to guide a blob of mercury, or several blobs, along various mazes, by tilting the game world. <text:s/>En route, you are required to run over color markers, which will change the color of your blob to the color required to win the level. Some areas of the game will require you to split your mercury into two, roll each blob over two different colored switches, and then combine the two blobs to form a third, different color.&lt;br&gt;&lt;br&gt;Each level has different elements to it, some of which will help you and some of which will hinder you. <text:s/>There are conveyor belts, moving platforms, launch pads, and jagged corners that when hit, will cause your blob to split into two, even three.&lt;br&gt;&lt;br&gt;There are 83 different mazes, each one progressively harder than the last.</text:p>
          </table:table-cell>
          <table:table-cell table:number-columns-repeated="1013"/>
        </table:table-row>
        <table:table-row table:style-name="ro1">
          <table:table-cell office:value-type="string">
            <text:p>Armored Core - Formula Front - Extreme Battle (USA)</text:p>
          </table:table-cell>
          <table:table-cell office:value-type="string">
            <text:p>Armored Core - Formula Front - Extreme Battle </text:p>
          </table:table-cell>
          <table:table-cell office:value-type="string">
            <text:p>From Software</text:p>
          </table:table-cell>
          <table:table-cell office:value-type="string">
            <text:p>Agetec</text:p>
          </table:table-cell>
          <table:table-cell office:value-type="float" office:value="2005">
            <text:p>2005</text:p>
          </table:table-cell>
          <table:table-cell office:value-type="string">
            <text:p>Simulation</text:p>
          </table:table-cell>
          <table:table-cell office:value-type="string">
            <text:p>ESRB - T (Teen)</text:p>
          </table:table-cell>
          <table:table-cell office:value-type="string">
            <text:p>1-2 Players</text:p>
          </table:table-cell>
          <table:table-cell office:value-type="float" office:value="3.3">
            <text:p>3.3</text:p>
          </table:table-cell>
          <table:table-cell office:value-type="string">
            <text:p>The gender of this Armored Core is more Strategic than Action.&lt;br&gt;&lt;br&gt;This time, you have no direct control of the mech in the action but can customize the mech as always, implementing additionally an AI that will fight for you.&lt;br&gt;The role of the player is to customize the mech and train the AI on training arenas.&lt;br&gt;&lt;br&gt;The two versions of the game will allow for data transfer via USB, letting players exchange mech data between the PSP and PS2.</text:p>
          </table:table-cell>
          <table:table-cell table:number-columns-repeated="1013"/>
        </table:table-row>
        <table:table-row table:style-name="ro1">
          <table:table-cell office:value-type="string">
            <text:p>Armored Core - Last Raven Portable (USA)</text:p>
          </table:table-cell>
          <table:table-cell office:value-type="string">
            <text:p>Armored Core - Last Raven Portable </text:p>
          </table:table-cell>
          <table:table-cell table:number-columns-repeated="2" office:value-type="string">
            <text:p>From Software</text:p>
          </table:table-cell>
          <table:table-cell office:value-type="float" office:value="2010">
            <text:p>2010</text:p>
          </table:table-cell>
          <table:table-cell office:value-type="string">
            <text:p>Simulation</text:p>
          </table:table-cell>
          <table:table-cell office:value-type="string">
            <text:p>ESRB - T (Teen)</text:p>
          </table:table-cell>
          <table:table-cell office:value-type="string">
            <text:p>1 Player</text:p>
          </table:table-cell>
          <table:table-cell office:value-type="float" office:value="3.9">
            <text:p>3.9</text:p>
          </table:table-cell>
          <table:table-cell table:number-columns-repeated="1014"/>
        </table:table-row>
        <table:table-row table:style-name="ro1">
          <table:table-cell office:value-type="string">
            <text:p>Armored Core - Silent Line Portable (USA)</text:p>
          </table:table-cell>
          <table:table-cell office:value-type="string">
            <text:p>Armored Core - Silent Line Portable </text:p>
          </table:table-cell>
          <table:table-cell table:number-columns-repeated="2" office:value-type="string">
            <text:p>From Software</text:p>
          </table:table-cell>
          <table:table-cell office:value-type="float" office:value="2010">
            <text:p>2010</text:p>
          </table:table-cell>
          <table:table-cell office:value-type="string">
            <text:p>Simulation</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Armored Core 3 Portable (USA)</text:p>
          </table:table-cell>
          <table:table-cell office:value-type="string">
            <text:p>Armored Core 3 Portable </text:p>
          </table:table-cell>
          <table:table-cell table:number-columns-repeated="2" office:value-type="string">
            <text:p>From Software</text:p>
          </table:table-cell>
          <table:table-cell office:value-type="float" office:value="2009">
            <text:p>2009</text:p>
          </table:table-cell>
          <table:table-cell office:value-type="string">
            <text:p>Simulation</text:p>
          </table:table-cell>
          <table:table-cell office:value-type="string">
            <text:p>ESRB - T (Teen)</text:p>
          </table:table-cell>
          <table:table-cell office:value-type="string">
            <text:p>1 Player</text:p>
          </table:table-cell>
          <table:table-cell office:value-type="float" office:value="3.8">
            <text:p>3.8</text:p>
          </table:table-cell>
          <table:table-cell table:number-columns-repeated="1014"/>
        </table:table-row>
        <table:table-row table:style-name="ro1">
          <table:table-cell office:value-type="string">
            <text:p>Army of Two - The 40th Day (USA)</text:p>
          </table:table-cell>
          <table:table-cell office:value-type="string">
            <text:p>Army of Two - The 40th Day </text:p>
          </table:table-cell>
          <table:table-cell office:value-type="string">
            <text:p>EA Montreal</text:p>
          </table:table-cell>
          <table:table-cell office:value-type="string">
            <text:p>Electronic Arts</text:p>
          </table:table-cell>
          <table:table-cell office:value-type="float" office:value="2010">
            <text:p>2010</text:p>
          </table:table-cell>
          <table:table-cell office:value-type="string">
            <text:p>Shooter</text:p>
          </table:table-cell>
          <table:table-cell office:value-type="string">
            <text:p>ESRB - M (Mature)</text:p>
          </table:table-cell>
          <table:table-cell office:value-type="string">
            <text:p>1-2 Players</text:p>
          </table:table-cell>
          <table:table-cell office:value-type="float" office:value="3.3">
            <text:p>3.3</text:p>
          </table:table-cell>
          <table:table-cell table:number-columns-repeated="1014"/>
        </table:table-row>
        <table:table-row table:style-name="ro1">
          <table:table-cell office:value-type="string">
            <text:p>Arthur and the Invisibles (Europe)</text:p>
          </table:table-cell>
          <table:table-cell office:value-type="string">
            <text:p>Arthur and the Invisibles </text:p>
          </table:table-cell>
          <table:table-cell office:value-type="string">
            <text:p>Etranges Libellules</text:p>
          </table:table-cell>
          <table:table-cell office:value-type="string">
            <text:p>Atari, Inc.</text:p>
          </table:table-cell>
          <table:table-cell office:value-type="float" office:value="2006">
            <text:p>2006</text:p>
          </table:table-cell>
          <table:table-cell office:value-type="string">
            <text:p>Action</text:p>
          </table:table-cell>
          <table:table-cell office:value-type="string">
            <text:p>ESRB - E10+ (Everyone 10+)</text:p>
          </table:table-cell>
          <table:table-cell office:value-type="string">
            <text:p>1 Player</text:p>
          </table:table-cell>
          <table:table-cell office:value-type="float" office:value="3.6">
            <text:p>3.6</text:p>
          </table:table-cell>
          <table:table-cell office:value-type="string">
            <text:p>Arthur and the Invisibles: The Game is an action-adventure based on the mostly animated film from director Luc Besson who also wrote the children's books it originated from. It follows the film's storyline after the live-action part where a boy must save his grandmother's house from a greedy developer by finding a treasure that his grandfather went missing in searching for it in the magical land of the tiny Minimoy. <text:s/>When the boy Arthur enters a portal to their land, he shrinks in size and changes his appearance so he becomes like a Minimoy also. <text:s/>Arthur and his two friends, princess Selenia and her brother Bétamèche, try to save the Minimoys from certain destruction. <text:s/>&lt;br&gt;&lt;br&gt;There is a tutorial which teaches you movement and combat plus how to move objects and flip switches. <text:s/>The action begins when a Minimoy ceremony is interrupted by enemy mosquitoes. <text:s/>You have to alternately play as all the three characters and use the special abilities of each to fight, solve puzzles, fly and drive. <text:s/>Arthur can smash spiderwebs and climb, while Selenia can cut through foliage, and Betameche can crawl through small spaces and packs an upgradable projectile-based weapon. <text:s/>Defeating enemies that have special keys is necessary in order to open gates to progress in the game. <text:s text:c="2"/>In one scene, they ride a mosquito through a cavern while shooting other mosquitoes from the air. <text:s/>There are also racing sections. <text:s/>Scenes from the film move the story along from one set piece to another.</text:p>
          </table:table-cell>
          <table:table-cell table:number-columns-repeated="1013"/>
        </table:table-row>
        <table:table-row table:style-name="ro1">
          <table:table-cell office:value-type="string">
            <text:p>Asphalt - Urban GT 2 (Europe)</text:p>
          </table:table-cell>
          <table:table-cell office:value-type="string">
            <text:p>Asphalt - Urban GT 2 </text:p>
          </table:table-cell>
          <table:table-cell office:value-type="string">
            <text:p>Virtuos</text:p>
          </table:table-cell>
          <table:table-cell office:value-type="string">
            <text:p>Ubisoft Entertainment SA</text:p>
          </table:table-cell>
          <table:table-cell office:value-type="float" office:value="2007">
            <text:p>2007</text:p>
          </table:table-cell>
          <table:table-cell office:value-type="string">
            <text:p>Driving</text:p>
          </table:table-cell>
          <table:table-cell office:value-type="string">
            <text:p>ESRB - E10+ (Everyone 10+)</text:p>
          </table:table-cell>
          <table:table-cell office:value-type="string">
            <text:p>1 Player</text:p>
          </table:table-cell>
          <table:table-cell office:value-type="float" office:value="3.6">
            <text:p>3.6</text:p>
          </table:table-cell>
          <table:table-cell office:value-type="string">
            <text:p>The sequel to Asphalt: Urban GT continues the fast-paced racing of the original game with various additions. Races take place on eight locations all over the world. While racing, smashing other cars, or avoiding the police, there is cash to collect. Money becomes available by risky driving, wiping out opponents or cops, or by picking up items. When a certain cash level is reached, new elements are opened up, such as parts to tune the car (for free), new tracks, new vehicles, or a new game mode. For the first time in the series, bikes are also available.&lt;br&gt;&lt;br&gt;While racing, a boost meter can be built up by picking up specific items or taking out other cars. A double boost can be applied for high speeds, while a double tap to the right or the left makes the car drift. By ignoring all driving regulations, a wanted meter slowly builds up. The cops will chase with regular patrol cars, helicopters, or they will set up a road block.&lt;br&gt;&lt;br&gt;The game offers 4 modes:&lt;br&gt;&lt;br&gt;1. Evolution: race for the first place.&lt;br&gt;&lt;br&gt;2. Duel: race against a single opponent, with a bet. The higher the prize, the tougher the cops are.&lt;br&gt;&lt;br&gt;3. Beat 'Em All: win the race by wiping out all opponents before the finish line is reached.&lt;br&gt;&lt;br&gt;4. Cop Chase: play as patrol car and wipe out all illegal racers.&lt;br&gt;&lt;br&gt;The game's theme song is a digitized version of Moby's Lift Me Up (which is also the intro music for UK TV's Formula One racing coverage) and the girls of the pop group The Pussycat Dolls make an appearance before and after each race.</text:p>
          </table:table-cell>
          <table:table-cell table:number-columns-repeated="1013"/>
        </table:table-row>
        <table:table-row table:style-name="ro1">
          <table:table-cell office:value-type="string">
            <text:p>Assassin's Creed - Bloodlines (USA)</text:p>
          </table:table-cell>
          <table:table-cell office:value-type="string">
            <text:p>Assassin's Creed - Bloodlines </text:p>
          </table:table-cell>
          <table:table-cell office:value-type="string">
            <text:p>Griptonite Games</text:p>
          </table:table-cell>
          <table:table-cell office:value-type="string">
            <text:p>Ubisoft, Inc.</text:p>
          </table:table-cell>
          <table:table-cell office:value-type="float" office:value="2009">
            <text:p>2009</text:p>
          </table:table-cell>
          <table:table-cell office:value-type="string">
            <text:p>Action</text:p>
          </table:table-cell>
          <table:table-cell office:value-type="string">
            <text:p>ESRB - M (Mature)</text:p>
          </table:table-cell>
          <table:table-cell office:value-type="string">
            <text:p>1 Player</text:p>
          </table:table-cell>
          <table:table-cell office:value-type="float" office:value="3.5">
            <text:p>3.5</text:p>
          </table:table-cell>
          <table:table-cell office:value-type="string">
            <text:p>Assassin's Creed: Bloodlines is a PSP-exclusive game that continues the story of the first Assassin's Creed game and also builds up to its sequel Assassin's Creed II. Unlike the Assassin's Creed: Altaïr's Chronicles spin-off for mobile and portable devices, it offers the open world and nonlinear gameplay of the original game.&lt;br&gt;&lt;br&gt;The game is set one month after the events of the first game and takes place in the two cities Limassol and Kyrenia on the island of Cyprus. The Templars have moved there and Altaïr has followed them to find out what their plans are and to take all of them out if there is an opportunity. The main villain is Armand Bouchart, grand master of the Templars, who is hunting the apple of Eden, which will allow him to control the minds of anyone he chooses.&lt;br&gt;&lt;br&gt;Gameplay runs on similar vein to the original Assasin's Creed. Altaïr has the ability move freely through each of the cities in the familiar parkour style based on stealth and sneaking up on targets. Players can also opt to have Altaïr simply fight his way in at street level and go in through the front door. Altaïr's arsenal consists of his fists for melee (usually non-lethal) combat, his signature sleeve sword and a longsword.&lt;br&gt;&lt;br&gt;Bloodlines also features PS3 connectivity via USB, which allows you to unlock six new weapons in Assasin's Creed II when your PSP is hooked up to your PS3. These can also be used in the PSP version. In addition to this, any Templar coins you find in Bloodlines are carried over to Assassin's Creed II, and codex pages will give you a health boost.</text:p>
          </table:table-cell>
          <table:table-cell table:number-columns-repeated="1013"/>
        </table:table-row>
        <table:table-row table:style-name="ro1">
          <table:table-cell office:value-type="string">
            <text:p>Asterix &amp; Obelix XXL 2 - Mission WiFix (Europe)</text:p>
          </table:table-cell>
          <table:table-cell office:value-type="string">
            <text:p>Asterix &amp; Obelix XXL 2 - Mission WiFix </text:p>
          </table:table-cell>
          <table:table-cell office:value-type="string">
            <text:p>Tate Interactive</text:p>
          </table:table-cell>
          <table:table-cell office:value-type="string">
            <text:p>Atari Europe S.A.S.U.</text:p>
          </table:table-cell>
          <table:table-cell office:value-type="float" office:value="2006">
            <text:p>2006</text:p>
          </table:table-cell>
          <table:table-cell office:value-type="string">
            <text:p>Platform</text:p>
          </table:table-cell>
          <table:table-cell office:value-type="string">
            <text:p>ESRB - K-A (Kids to Adults)</text:p>
          </table:table-cell>
          <table:table-cell office:value-type="string">
            <text:p>1 Player</text:p>
          </table:table-cell>
          <table:table-cell office:value-type="float" office:value="3.4">
            <text:p>3.4</text:p>
          </table:table-cell>
          <table:table-cell office:value-type="string">
            <text:p>Astérix &amp; Obélix XXL 2: Mission: Wifix is 3d action game based on the French comic Astérix. It is a port of the Windows and PlayStation 2 title Astérix &amp; Obélix XXL 2: Mission: Las Vegum. Like in the Playstation 2 and Windows version of the game Astérix and Obélix have to travel to Caesar's amusement park &amp;quot;Las Vegum&amp;quot; to rescue the captive druids. The two will have to fight their way through Roman soldiers in the various differently themed areas of the park. You can switch between Astérix and Obélix at any time and use their respective strengths and weaknesses to overcome certain obstacles.&lt;br&gt;&lt;br&gt;These hand-held versions also come with multi-player support. Both games feature wireless two-player co-op and a four-player Arena Team Battle.</text:p>
          </table:table-cell>
          <table:table-cell table:number-columns-repeated="1013"/>
        </table:table-row>
        <table:table-row table:style-name="ro1">
          <table:table-cell office:value-type="string">
            <text:p>Astonishia Story (USA)</text:p>
          </table:table-cell>
          <table:table-cell office:value-type="string">
            <text:p>Astonishia Story </text:p>
          </table:table-cell>
          <table:table-cell office:value-type="string">
            <text:p>Sonnori</text:p>
          </table:table-cell>
          <table:table-cell office:value-type="string">
            <text:p>Ubisoft, Inc.</text:p>
          </table:table-cell>
          <table:table-cell office:value-type="float" office:value="2006">
            <text:p>2006</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float" office:value="3.2">
            <text:p>3.2</text:p>
          </table:table-cell>
          <table:table-cell office:value-type="string">
            <text:p>Astonishia Story is a Korean RPG, reminiscent of SNES and PSX JRPGs. It is a remake of the 1994 PC game Astonishia Story and a port of the re-release for the GP32 hand-held system.&lt;br&gt;&lt;br&gt;The story involves a young knight named Lloyd on an epic journey to regain the sacred Wand of Kinan which was stolen from right under his battalion's care. The battle system used is a turn based tactical strategy RPG system, similar to Shining Force or Advance Wars.</text:p>
          </table:table-cell>
          <table:table-cell table:number-columns-repeated="1013"/>
        </table:table-row>
        <table:table-row table:style-name="ro1">
          <table:table-cell office:value-type="string">
            <text:p>Astro Boy - The Video Game (USA)</text:p>
          </table:table-cell>
          <table:table-cell office:value-type="string">
            <text:p>Astro Boy - The Video Game </text:p>
          </table:table-cell>
          <table:table-cell office:value-type="string">
            <text:p>High Voltage Software</text:p>
          </table:table-cell>
          <table:table-cell office:value-type="string">
            <text:p>D3Publisher Inc.</text:p>
          </table:table-cell>
          <table:table-cell office:value-type="float" office:value="2009">
            <text:p>2009</text:p>
          </table:table-cell>
          <table:table-cell office:value-type="string">
            <text:p>Platform</text:p>
          </table:table-cell>
          <table:table-cell office:value-type="string">
            <text:p>ESRB - E10+ (Everyone 10+)</text:p>
          </table:table-cell>
          <table:table-cell office:value-type="string">
            <text:p>1 Player</text:p>
          </table:table-cell>
          <table:table-cell office:value-type="float" office:value="2.7">
            <text:p>2.7</text:p>
          </table:table-cell>
          <table:table-cell table:number-columns-repeated="1014"/>
        </table:table-row>
        <table:table-row table:style-name="ro1">
          <table:table-cell office:value-type="string">
            <text:p>Atari Classics Evolved (USA)</text:p>
          </table:table-cell>
          <table:table-cell office:value-type="string">
            <text:p>Atari Classics Evolved </text:p>
          </table:table-cell>
          <table:table-cell office:value-type="string">
            <text:p>Stainless Games</text:p>
          </table:table-cell>
          <table:table-cell office:value-type="string">
            <text:p>Atari, Inc.</text:p>
          </table:table-cell>
          <table:table-cell office:value-type="float" office:value="2007">
            <text:p>2007</text:p>
          </table:table-cell>
          <table:table-cell office:value-type="string">
            <text:p>Compilation</text:p>
          </table:table-cell>
          <table:table-cell office:value-type="string">
            <text:p>ESRB - E (Everyone)</text:p>
          </table:table-cell>
          <table:table-cell office:value-type="string">
            <text:p>1 Player</text:p>
          </table:table-cell>
          <table:table-cell office:value-type="float" office:value="3.4">
            <text:p>3.4</text:p>
          </table:table-cell>
          <table:table-cell table:number-columns-repeated="1014"/>
        </table:table-row>
        <table:table-row table:style-name="ro1">
          <table:table-cell office:value-type="string">
            <text:p>ATV Offroad Fury - Blazin' Trails (USA)</text:p>
          </table:table-cell>
          <table:table-cell office:value-type="string">
            <text:p>ATV Offroad Fury - Blazin' Trails </text:p>
          </table:table-cell>
          <table:table-cell office:value-type="string">
            <text:p>Climax Group</text:p>
          </table:table-cell>
          <table:table-cell office:value-type="string">
            <text:p>Sony Computer Entertainment America, Inc.</text:p>
          </table:table-cell>
          <table:table-cell office:value-type="float" office:value="2005">
            <text:p>2005</text:p>
          </table:table-cell>
          <table:table-cell office:value-type="string">
            <text:p>Driving</text:p>
          </table:table-cell>
          <table:table-cell office:value-type="string">
            <text:p>ESRB - E (Everyone)</text:p>
          </table:table-cell>
          <table:table-cell office:value-type="string">
            <text:p>1-4 Players</text:p>
          </table:table-cell>
          <table:table-cell office:value-type="float" office:value="3.4">
            <text:p>3.4</text:p>
          </table:table-cell>
          <table:table-cell office:value-type="string">
            <text:p>Blazin' Trails is a take on its console counterparts, with 24 ATVs that can be used during the game as well as the standard game modes: Practice, Lap Attack, Single Race, Championship Mode, Free Riding Mode and a Multiplayer mode where players can face each other head-to-head using Ad Hoc. <text:s/>Players can also tune their ATVs by changing tires and gear ratios as well as customizing them and their rider as well.&lt;br&gt;&lt;br&gt;It also features a trading card system, where players can unlock new ATVs as well as new racing gear that players can trade with each other through Ad Hoc and a Garage Mode where players can keep track of their career stats. With over 34 freestyle tricks that can be performed their are also six different terrains that can be raced on including snow, dirt, ice, mud, water and even the plain ole grassy field.</text:p>
          </table:table-cell>
          <table:table-cell table:number-columns-repeated="1013"/>
        </table:table-row>
        <table:table-row table:style-name="ro1">
          <table:table-cell office:value-type="string">
            <text:p>ATV Offroad Fury Pro (USA)</text:p>
          </table:table-cell>
          <table:table-cell office:value-type="string">
            <text:p>ATV Offroad Fury Pro </text:p>
          </table:table-cell>
          <table:table-cell office:value-type="string">
            <text:p>Climax Group</text:p>
          </table:table-cell>
          <table:table-cell office:value-type="string">
            <text:p>Sony Computer Entertainment America, Inc.</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float" office:value="3.6">
            <text:p>3.6</text:p>
          </table:table-cell>
          <table:table-cell table:number-columns-repeated="1014"/>
        </table:table-row>
        <table:table-row table:style-name="ro1">
          <table:table-cell office:value-type="string">
            <text:p>Auditorium (USA)</text:p>
          </table:table-cell>
          <table:table-cell office:value-type="string">
            <text:p>Auditorium </text:p>
          </table:table-cell>
          <table:table-cell office:value-type="string">
            <text:p>Cipher Prime</text:p>
          </table:table-cell>
          <table:table-cell office:value-type="string">
            <text:p>Zoo Games</text:p>
          </table:table-cell>
          <table:table-cell office:value-type="float" office:value="2011">
            <text:p>2011</text:p>
          </table:table-cell>
          <table:table-cell office:value-type="string">
            <text:p>Puzzle</text:p>
          </table:table-cell>
          <table:table-cell office:value-type="string">
            <text:p>ESRB - E (Everyone)</text:p>
          </table:table-cell>
          <table:table-cell office:value-type="string">
            <text:p>1 Player</text:p>
          </table:table-cell>
          <table:table-cell office:value-type="float" office:value="3.3">
            <text:p>3.3</text:p>
          </table:table-cell>
          <table:table-cell table:number-columns-repeated="1014"/>
        </table:table-row>
        <table:table-row table:style-name="ro1">
          <table:table-cell office:value-type="string">
            <text:p>Avatar - The Last Airbender (USA)</text:p>
          </table:table-cell>
          <table:table-cell office:value-type="string">
            <text:p>Avatar - The Last Airbender </text:p>
          </table:table-cell>
          <table:table-cell office:value-type="string">
            <text:p>AWE Games</text:p>
          </table:table-cell>
          <table:table-cell office:value-type="string">
            <text:p>THQ inc</text:p>
          </table:table-cell>
          <table:table-cell office:value-type="float" office:value="2006">
            <text:p>2006</text:p>
          </table:table-cell>
          <table:table-cell office:value-type="string">
            <text:p>Action</text:p>
          </table:table-cell>
          <table:table-cell office:value-type="string">
            <text:p>ESRB - E10+ (Everyone 10+)</text:p>
          </table:table-cell>
          <table:table-cell office:value-type="string">
            <text:p>1 Player</text:p>
          </table:table-cell>
          <table:table-cell office:value-type="float" office:value="3.6">
            <text:p>3.6</text:p>
          </table:table-cell>
          <table:table-cell office:value-type="string">
            <text:p>You play as the characters Aang, Katara, Haru, and Sokka (all characters from the Nickelodeon cartoon of the same name) in this action adventure title. The game follows the context of the cartoon, in which the world is split up into four nations each dedicated to an element; earth, air, water and fire. Your primary character, Aang, is the newest incarnation of the Avatar, capable of mastering all four elements. The adventure of this game takes place between the first and second seasons on the cartoon, and is a completely separate side-story.&lt;br&gt;&lt;br&gt;As with most games of the action adventure genre, you view the game from a top-down viewpoint and travel around areas fighting monsters and looking for specific items required for quests to progress further through the game. The game unfolds over several chapters, and once you move on from one chapter you cannot backtrack to previous areas.&lt;br&gt;&lt;br&gt;As your characters levels increase with experience, they will gain new bending powers. Also as you progress through the game you will find new armor and equipment for the playable characters to use.</text:p>
          </table:table-cell>
          <table:table-cell table:number-columns-repeated="1013"/>
        </table:table-row>
        <table:table-row table:style-name="ro1">
          <table:table-cell office:value-type="string">
            <text:p>B-Boy (USA)</text:p>
          </table:table-cell>
          <table:table-cell office:value-type="string">
            <text:p>B-Boy </text:p>
          </table:table-cell>
          <table:table-cell office:value-type="string">
            <text:p>FreeStyleGames</text:p>
          </table:table-cell>
          <table:table-cell office:value-type="string">
            <text:p>Evolved Games</text:p>
          </table:table-cell>
          <table:table-cell office:value-type="float" office:value="2008">
            <text:p>2008</text:p>
          </table:table-cell>
          <table:table-cell office:value-type="string">
            <text:p>Rhythm</text:p>
          </table:table-cell>
          <table:table-cell office:value-type="string">
            <text:p>ESRB - T (Teen)</text:p>
          </table:table-cell>
          <table:table-cell office:value-type="string">
            <text:p>1 Player</text:p>
          </table:table-cell>
          <table:table-cell office:value-type="float" office:value="3.8">
            <text:p>3.8</text:p>
          </table:table-cell>
          <table:table-cell table:number-columns-repeated="1014"/>
        </table:table-row>
        <table:table-row table:style-name="ro1">
          <table:table-cell office:value-type="string">
            <text:p>Bakugan Battle Brawlers - Defenders of the Core (USA)</text:p>
          </table:table-cell>
          <table:table-cell office:value-type="string">
            <text:p>Bakugan Battle Brawlers - Defenders of the Core </text:p>
          </table:table-cell>
          <table:table-cell office:value-type="string">
            <text:p>Now Production</text:p>
          </table:table-cell>
          <table:table-cell office:value-type="string">
            <text:p>Activision, Inc.</text:p>
          </table:table-cell>
          <table:table-cell office:value-type="float" office:value="2010">
            <text:p>2010</text:p>
          </table:table-cell>
          <table:table-cell office:value-type="string">
            <text:p>Action</text:p>
          </table:table-cell>
          <table:table-cell office:value-type="string">
            <text:p>ESRB - E10+ (Everyone 10+)</text:p>
          </table:table-cell>
          <table:table-cell office:value-type="string">
            <text:p>1 Player</text:p>
          </table:table-cell>
          <table:table-cell office:value-type="float" office:value="4.1">
            <text:p>4.1</text:p>
          </table:table-cell>
          <table:table-cell table:number-columns-repeated="1014"/>
        </table:table-row>
        <table:table-row table:style-name="ro1">
          <table:table-cell office:value-type="string">
            <text:p>Bakumatsu Rock - Ultra Soul (Japan)</text:p>
          </table:table-cell>
          <table:table-cell office:value-type="string">
            <text:p>Bakumatsu Rock - Ultra Soul </text:p>
          </table:table-cell>
          <table:table-cell table:number-columns-repeated="2" office:value-type="string">
            <text:p>Marvelous Inc.</text:p>
          </table:table-cell>
          <table:table-cell office:value-type="float" office:value="2014">
            <text:p>2014</text:p>
          </table:table-cell>
          <table:table-cell office:value-type="string">
            <text:p>Rhythm</text:p>
          </table:table-cell>
          <table:table-cell office:value-type="string">
            <text:p>ESRB - T (Teen)</text:p>
          </table:table-cell>
          <table:table-cell office:value-type="string">
            <text:p>1 Player</text:p>
          </table:table-cell>
          <table:table-cell office:value-type="float" office:value="4.5">
            <text:p>4.5</text:p>
          </table:table-cell>
          <table:table-cell table:number-columns-repeated="1014"/>
        </table:table-row>
        <table:table-row table:style-name="ro1">
          <table:table-cell office:value-type="string">
            <text:p>Bakumatsu Rock (Japan)</text:p>
          </table:table-cell>
          <table:table-cell office:value-type="string">
            <text:p>Bakumatsu Rock </text:p>
          </table:table-cell>
          <table:table-cell table:number-columns-repeated="2" office:value-type="string">
            <text:p>Marvelous Inc.</text:p>
          </table:table-cell>
          <table:table-cell office:value-type="float" office:value="2014">
            <text:p>2014</text:p>
          </table:table-cell>
          <table:table-cell office:value-type="string">
            <text:p>Rhythm</text:p>
          </table:table-cell>
          <table:table-cell office:value-type="string">
            <text:p>ESRB - T (Teen)</text:p>
          </table:table-cell>
          <table:table-cell office:value-type="string">
            <text:p>1 Player</text:p>
          </table:table-cell>
          <table:table-cell office:value-type="float" office:value="3.8">
            <text:p>3.8</text:p>
          </table:table-cell>
          <table:table-cell table:number-columns-repeated="1014"/>
        </table:table-row>
        <table:table-row table:style-name="ro1">
          <table:table-cell office:value-type="string">
            <text:p>Battle Dodgeball 3 (Japan)</text:p>
          </table:table-cell>
          <table:table-cell office:value-type="string">
            <text:p>Battle Dodgeball 3 </text:p>
          </table:table-cell>
          <table:table-cell table:number-columns-repeated="2" office:value-type="string">
            <text:p>Inti Creates Co., Ltd.</text:p>
          </table:table-cell>
          <table:table-cell office:value-type="float" office:value="2012">
            <text:p>2012</text:p>
          </table:table-cell>
          <table:table-cell office:value-type="string">
            <text:p>Sports</text:p>
          </table:table-cell>
          <table:table-cell office:value-type="string">
            <text:p>ESRB - E10+ (Everyone 10+)</text:p>
          </table:table-cell>
          <table:table-cell office:value-type="string">
            <text:p>1 Player</text:p>
          </table:table-cell>
          <table:table-cell office:value-type="float" office:value="4.1">
            <text:p>4.1</text:p>
          </table:table-cell>
          <table:table-cell table:number-columns-repeated="1014"/>
        </table:table-row>
        <table:table-row table:style-name="ro1">
          <table:table-cell office:value-type="string">
            <text:p>Battle Robot Damashii (Japan)</text:p>
          </table:table-cell>
          <table:table-cell office:value-type="string">
            <text:p>Battle Robot Damashii </text:p>
          </table:table-cell>
          <table:table-cell table:number-columns-repeated="2" office:value-type="string">
            <text:p>Namco Bandai Games</text:p>
          </table:table-cell>
          <table:table-cell office:value-type="float" office:value="2013">
            <text:p>2013</text:p>
          </table:table-cell>
          <table:table-cell office:value-type="string">
            <text:p>Action</text:p>
          </table:table-cell>
          <table:table-cell office:value-type="string">
            <text:p>ESRB - E (Everyone)</text:p>
          </table:table-cell>
          <table:table-cell office:value-type="string">
            <text:p>1 Player</text:p>
          </table:table-cell>
          <table:table-cell office:value-type="float" office:value="3.7">
            <text:p>3.7</text:p>
          </table:table-cell>
          <table:table-cell table:number-columns-repeated="1014"/>
        </table:table-row>
        <table:table-row table:style-name="ro1">
          <table:table-cell office:value-type="string">
            <text:p>Battle Royal (India)</text:p>
          </table:table-cell>
          <table:table-cell office:value-type="string">
            <text:p>Battle Royal </text:p>
          </table:table-cell>
          <table:table-cell table:number-columns-repeated="2" office:value-type="string">
            <text:p>Immersive</text:p>
          </table:table-cell>
          <table:table-cell office:value-type="float" office:value="2013">
            <text:p>2013</text:p>
          </table:table-cell>
          <table:table-cell office:value-type="string">
            <text:p>Strategy</text:p>
          </table:table-cell>
          <table:table-cell office:value-type="string">
            <text:p>ESRB - T (Teen)</text:p>
          </table:table-cell>
          <table:table-cell office:value-type="string">
            <text:p>1 Player</text:p>
          </table:table-cell>
          <table:table-cell office:value-type="float" office:value="3.9">
            <text:p>3.9</text:p>
          </table:table-cell>
          <table:table-cell table:number-columns-repeated="1014"/>
        </table:table-row>
        <table:table-row table:style-name="ro1">
          <table:table-cell office:value-type="string">
            <text:p>BattleZone (USA)</text:p>
          </table:table-cell>
          <table:table-cell office:value-type="string">
            <text:p>BattleZone </text:p>
          </table:table-cell>
          <table:table-cell office:value-type="string">
            <text:p>Paradigm Entertainment</text:p>
          </table:table-cell>
          <table:table-cell office:value-type="string">
            <text:p>Atari, Inc.</text:p>
          </table:table-cell>
          <table:table-cell office:value-type="float" office:value="2006">
            <text:p>2006</text:p>
          </table:table-cell>
          <table:table-cell office:value-type="string">
            <text:p>Action</text:p>
          </table:table-cell>
          <table:table-cell office:value-type="string">
            <text:p>ESRB - E10+ (Everyone 10+)</text:p>
          </table:table-cell>
          <table:table-cell office:value-type="string">
            <text:p>1-4 Players</text:p>
          </table:table-cell>
          <table:table-cell office:value-type="string">
            <text:p>3.0</text:p>
          </table:table-cell>
          <table:table-cell table:number-columns-repeated="1014"/>
        </table:table-row>
        <table:table-row table:style-name="ro1">
          <table:table-cell office:value-type="string">
            <text:p>Beaterator (USA)</text:p>
          </table:table-cell>
          <table:table-cell office:value-type="string">
            <text:p>Beaterator </text:p>
          </table:table-cell>
          <table:table-cell office:value-type="string">
            <text:p>Rockstar Leeds</text:p>
          </table:table-cell>
          <table:table-cell office:value-type="string">
            <text:p>Rockstar Games</text:p>
          </table:table-cell>
          <table:table-cell office:value-type="float" office:value="2009">
            <text:p>2009</text:p>
          </table:table-cell>
          <table:table-cell office:value-type="string">
            <text:p>Rhythm</text:p>
          </table:table-cell>
          <table:table-cell office:value-type="string">
            <text:p>ESRB - E (Everyone)</text:p>
          </table:table-cell>
          <table:table-cell office:value-type="string">
            <text:p>1 Player</text:p>
          </table:table-cell>
          <table:table-cell office:value-type="float" office:value="3.7">
            <text:p>3.7</text:p>
          </table:table-cell>
          <table:table-cell table:number-columns-repeated="1014"/>
        </table:table-row>
        <table:table-row table:style-name="ro1">
          <table:table-cell office:value-type="string">
            <text:p>Beats (USA)</text:p>
          </table:table-cell>
          <table:table-cell office:value-type="string">
            <text:p>Beats </text:p>
          </table:table-cell>
          <table:table-cell office:value-type="string">
            <text:p>SCEE London Studio</text:p>
          </table:table-cell>
          <table:table-cell office:value-type="string">
            <text:p>Sony Computer Entertainment America, Inc.</text:p>
          </table:table-cell>
          <table:table-cell office:value-type="float" office:value="2007">
            <text:p>2007</text:p>
          </table:table-cell>
          <table:table-cell office:value-type="string">
            <text:p>Rhythm</text:p>
          </table:table-cell>
          <table:table-cell office:value-type="string">
            <text:p>ESRB - E (Everyone)</text:p>
          </table:table-cell>
          <table:table-cell office:value-type="string">
            <text:p>1-4 Players</text:p>
          </table:table-cell>
          <table:table-cell office:value-type="float" office:value="3.4">
            <text:p>3.4</text:p>
          </table:table-cell>
          <table:table-cell table:number-columns-repeated="1014"/>
        </table:table-row>
        <table:table-row table:style-name="ro1">
          <table:table-cell office:value-type="string">
            <text:p>Bejeweled 2 (USA)</text:p>
          </table:table-cell>
          <table:table-cell office:value-type="string">
            <text:p>Bejeweled 2 </text:p>
          </table:table-cell>
          <table:table-cell table:number-columns-repeated="2" office:value-type="string">
            <text:p>PopCap</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float" office:value="3.7">
            <text:p>3.7</text:p>
          </table:table-cell>
          <table:table-cell table:number-columns-repeated="1014"/>
        </table:table-row>
        <table:table-row table:style-name="ro1">
          <table:table-cell office:value-type="string">
            <text:p>Ben 10 - Alien Force - Vilgax Attacks (USA)</text:p>
          </table:table-cell>
          <table:table-cell office:value-type="string">
            <text:p>Ben 10 - Alien Force - Vilgax Attacks </text:p>
          </table:table-cell>
          <table:table-cell office:value-type="string">
            <text:p>Papaya Studios</text:p>
          </table:table-cell>
          <table:table-cell office:value-type="string">
            <text:p>D3Publisher Inc.</text:p>
          </table:table-cell>
          <table:table-cell office:value-type="float" office:value="2009">
            <text:p>2009</text:p>
          </table:table-cell>
          <table:table-cell office:value-type="string">
            <text:p>Action</text:p>
          </table:table-cell>
          <table:table-cell office:value-type="string">
            <text:p>ESRB - E10+ (Everyone 10+)</text:p>
          </table:table-cell>
          <table:table-cell office:value-type="string">
            <text:p>1 Player</text:p>
          </table:table-cell>
          <table:table-cell office:value-type="float" office:value="3.3">
            <text:p>3.3</text:p>
          </table:table-cell>
          <table:table-cell table:number-columns-repeated="1014"/>
        </table:table-row>
        <table:table-row table:style-name="ro1">
          <table:table-cell office:value-type="string">
            <text:p>Ben 10 - Alien Force (USA)</text:p>
          </table:table-cell>
          <table:table-cell office:value-type="string">
            <text:p>Ben 10 - Alien Force </text:p>
          </table:table-cell>
          <table:table-cell office:value-type="string">
            <text:p>Monkey Bar Games</text:p>
          </table:table-cell>
          <table:table-cell office:value-type="string">
            <text:p>D3Publisher Inc.</text:p>
          </table:table-cell>
          <table:table-cell office:value-type="float" office:value="2008">
            <text:p>2008</text:p>
          </table:table-cell>
          <table:table-cell office:value-type="string">
            <text:p>Action</text:p>
          </table:table-cell>
          <table:table-cell office:value-type="string">
            <text:p>ESRB - E10+ (Everyone 10+)</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Ben 10 - Protector of Earth (USA)</text:p>
          </table:table-cell>
          <table:table-cell office:value-type="string">
            <text:p>Ben 10 - Protector of Earth </text:p>
          </table:table-cell>
          <table:table-cell office:value-type="string">
            <text:p>High Voltage Software</text:p>
          </table:table-cell>
          <table:table-cell office:value-type="string">
            <text:p>D3Publisher Inc.</text:p>
          </table:table-cell>
          <table:table-cell office:value-type="float" office:value="2007">
            <text:p>2007</text:p>
          </table:table-cell>
          <table:table-cell office:value-type="string">
            <text:p>Beat-'Em-Up</text:p>
          </table:table-cell>
          <table:table-cell office:value-type="string">
            <text:p>ESRB - E10+ (Everyone 10+)</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Ben 10 - Ultimate Alien - Cosmic Destruction (USA)</text:p>
          </table:table-cell>
          <table:table-cell office:value-type="string">
            <text:p>Ben 10 - Ultimate Alien - Cosmic Destruction </text:p>
          </table:table-cell>
          <table:table-cell office:value-type="string">
            <text:p>Papaya Studios</text:p>
          </table:table-cell>
          <table:table-cell office:value-type="string">
            <text:p>D3Publisher Inc.</text:p>
          </table:table-cell>
          <table:table-cell office:value-type="float" office:value="2010">
            <text:p>2010</text:p>
          </table:table-cell>
          <table:table-cell office:value-type="string">
            <text:p>Action</text:p>
          </table:table-cell>
          <table:table-cell office:value-type="string">
            <text:p>ESRB - E10+ (Everyone 10+)</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Beowulf - The Game (USA)</text:p>
          </table:table-cell>
          <table:table-cell office:value-type="string">
            <text:p>Beowulf - The Game </text:p>
          </table:table-cell>
          <table:table-cell office:value-type="string">
            <text:p>Virtuos</text:p>
          </table:table-cell>
          <table:table-cell office:value-type="string">
            <text:p>Ubisoft</text:p>
          </table:table-cell>
          <table:table-cell office:value-type="float" office:value="2007">
            <text:p>2007</text:p>
          </table:table-cell>
          <table:table-cell office:value-type="string">
            <text:p>Action</text:p>
          </table:table-cell>
          <table:table-cell office:value-type="string">
            <text:p>ESRB - M (Mature)</text:p>
          </table:table-cell>
          <table:table-cell office:value-type="string">
            <text:p>1 Player</text:p>
          </table:table-cell>
          <table:table-cell office:value-type="float" office:value="2.3">
            <text:p>2.3</text:p>
          </table:table-cell>
          <table:table-cell table:number-columns-repeated="1014"/>
        </table:table-row>
        <table:table-row table:style-name="ro1">
          <table:table-cell office:value-type="string">
            <text:p>Beta Bloc (USA)</text:p>
          </table:table-cell>
          <table:table-cell office:value-type="string">
            <text:p>Beta Bloc </text:p>
          </table:table-cell>
          <table:table-cell office:value-type="string">
            <text:p>Tamsoft</text:p>
          </table:table-cell>
          <table:table-cell office:value-type="string">
            <text:p>Essential Games</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float" office:value="2.4">
            <text:p>2.4</text:p>
          </table:table-cell>
          <table:table-cell table:number-columns-repeated="1014"/>
        </table:table-row>
        <table:table-row table:style-name="ro1">
          <table:table-cell office:value-type="string">
            <text:p>Bigs 2, The (USA)</text:p>
          </table:table-cell>
          <table:table-cell office:value-type="string">
            <text:p>Bigs 2, The </text:p>
          </table:table-cell>
          <table:table-cell office:value-type="string">
            <text:p>Blue Castle Games</text:p>
          </table:table-cell>
          <table:table-cell office:value-type="string">
            <text:p>2K Sports</text:p>
          </table:table-cell>
          <table:table-cell office:value-type="float" office:value="2009">
            <text:p>2009</text:p>
          </table:table-cell>
          <table:table-cell office:value-type="string">
            <text:p>Sports/Baseball</text:p>
          </table:table-cell>
          <table:table-cell office:value-type="string">
            <text:p>ESRB - E10+ (Everyone 10+)</text:p>
          </table:table-cell>
          <table:table-cell office:value-type="string">
            <text:p>1 Player</text:p>
          </table:table-cell>
          <table:table-cell office:value-type="float" office:value="3.3">
            <text:p>3.3</text:p>
          </table:table-cell>
          <table:table-cell table:number-columns-repeated="1014"/>
        </table:table-row>
        <table:table-row table:style-name="ro1">
          <table:table-cell office:value-type="string">
            <text:p>Bigs, The (USA)</text:p>
          </table:table-cell>
          <table:table-cell office:value-type="string">
            <text:p>Bigs, The </text:p>
          </table:table-cell>
          <table:table-cell office:value-type="string">
            <text:p>Blue Castle Games</text:p>
          </table:table-cell>
          <table:table-cell office:value-type="string">
            <text:p>2K Sports</text:p>
          </table:table-cell>
          <table:table-cell office:value-type="float" office:value="2007">
            <text:p>2007</text:p>
          </table:table-cell>
          <table:table-cell office:value-type="string">
            <text:p>Sports/Baseball</text:p>
          </table:table-cell>
          <table:table-cell office:value-type="string">
            <text:p>ESRB - E (Everyone)</text:p>
          </table:table-cell>
          <table:table-cell office:value-type="string">
            <text:p>1-2 Players</text:p>
          </table:table-cell>
          <table:table-cell office:value-type="float" office:value="3.3">
            <text:p>3.3</text:p>
          </table:table-cell>
          <table:table-cell table:number-columns-repeated="1014"/>
        </table:table-row>
        <table:table-row table:style-name="ro1">
          <table:table-cell office:value-type="string">
            <text:p>Black Rock Shooter - The Game (USA)</text:p>
          </table:table-cell>
          <table:table-cell office:value-type="string">
            <text:p>Black Rock Shooter - The Game </text:p>
          </table:table-cell>
          <table:table-cell office:value-type="string">
            <text:p>Image Epoch</text:p>
          </table:table-cell>
          <table:table-cell office:value-type="string">
            <text:p>NIS America</text:p>
          </table:table-cell>
          <table:table-cell office:value-type="float" office:value="2013">
            <text:p>2013</text:p>
          </table:table-cell>
          <table:table-cell office:value-type="string">
            <text:p>Action</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Blade Dancer - Lineage of Light (USA)</text:p>
          </table:table-cell>
          <table:table-cell office:value-type="string">
            <text:p>Blade Dancer - Lineage of Light </text:p>
          </table:table-cell>
          <table:table-cell office:value-type="string">
            <text:p>Hit Maker</text:p>
          </table:table-cell>
          <table:table-cell office:value-type="string">
            <text:p>NIS America</text:p>
          </table:table-cell>
          <table:table-cell office:value-type="float" office:value="2006">
            <text:p>2006</text:p>
          </table:table-cell>
          <table:table-cell office:value-type="string">
            <text:p>Role-Playing</text:p>
          </table:table-cell>
          <table:table-cell office:value-type="string">
            <text:p>ESRB - E10+ (Everyone 10+)</text:p>
          </table:table-cell>
          <table:table-cell office:value-type="string">
            <text:p>1-4 Players</text:p>
          </table:table-cell>
          <table:table-cell office:value-type="string">
            <text:p>3.0</text:p>
          </table:table-cell>
          <table:table-cell table:number-columns-repeated="1014"/>
        </table:table-row>
        <table:table-row table:style-name="ro1">
          <table:table-cell office:value-type="string">
            <text:p>BlazBlue - Calamity Trigger Portable (USA)</text:p>
          </table:table-cell>
          <table:table-cell office:value-type="string">
            <text:p>BlazBlue - Calamity Trigger Portable </text:p>
          </table:table-cell>
          <table:table-cell office:value-type="string">
            <text:p>Arc System Works</text:p>
          </table:table-cell>
          <table:table-cell office:value-type="string">
            <text:p>Aksys Games</text:p>
          </table:table-cell>
          <table:table-cell office:value-type="float" office:value="2010">
            <text:p>2010</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BlazBlue - Continuum Shift Extend (Japan)</text:p>
          </table:table-cell>
          <table:table-cell office:value-type="string">
            <text:p>BlazBlue - Continuum Shift Extend </text:p>
          </table:table-cell>
          <table:table-cell office:value-type="string">
            <text:p>Arc System Works</text:p>
          </table:table-cell>
          <table:table-cell office:value-type="string">
            <text:p>Aksys Games</text:p>
          </table:table-cell>
          <table:table-cell office:value-type="float" office:value="2012">
            <text:p>2012</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BlazBlue - Continuum Shift II (USA)</text:p>
          </table:table-cell>
          <table:table-cell office:value-type="string">
            <text:p>BlazBlue - Continuum Shift II </text:p>
          </table:table-cell>
          <table:table-cell office:value-type="string">
            <text:p>Arc System Works</text:p>
          </table:table-cell>
          <table:table-cell office:value-type="string">
            <text:p>Aksys Games</text:p>
          </table:table-cell>
          <table:table-cell office:value-type="float" office:value="2011">
            <text:p>2011</text:p>
          </table:table-cell>
          <table:table-cell office:value-type="string">
            <text:p>Fighter</text:p>
          </table:table-cell>
          <table:table-cell office:value-type="string">
            <text:p>ESRB - T (Teen)</text:p>
          </table:table-cell>
          <table:table-cell office:value-type="string">
            <text:p>1 Player</text:p>
          </table:table-cell>
          <table:table-cell office:value-type="float" office:value="4.2">
            <text:p>4.2</text:p>
          </table:table-cell>
          <table:table-cell table:number-columns-repeated="1014"/>
        </table:table-row>
        <table:table-row table:style-name="ro1">
          <table:table-cell office:value-type="string">
            <text:p>Blazing Souls - Accelate (USA)</text:p>
          </table:table-cell>
          <table:table-cell office:value-type="string">
            <text:p>Blazing Souls - Accelate </text:p>
          </table:table-cell>
          <table:table-cell office:value-type="string">
            <text:p>Neverland Co., Ltd.</text:p>
          </table:table-cell>
          <table:table-cell office:value-type="string">
            <text:p>Aksys Games</text:p>
          </table:table-cell>
          <table:table-cell office:value-type="float" office:value="2010">
            <text:p>2010</text:p>
          </table:table-cell>
          <table:table-cell office:value-type="string">
            <text:p>Strategy</text:p>
          </table:table-cell>
          <table:table-cell office:value-type="string">
            <text:p>ESRB - T (Teen)</text:p>
          </table:table-cell>
          <table:table-cell office:value-type="string">
            <text:p>1 Player</text:p>
          </table:table-cell>
          <table:table-cell office:value-type="float" office:value="3.6">
            <text:p>3.6</text:p>
          </table:table-cell>
          <table:table-cell table:number-columns-repeated="1014"/>
        </table:table-row>
        <table:table-row table:style-name="ro1">
          <table:table-cell office:value-type="string">
            <text:p>Bleach - Heat the Soul (Japan)</text:p>
          </table:table-cell>
          <table:table-cell office:value-type="string">
            <text:p>Bleach - Heat the Soul </text:p>
          </table:table-cell>
          <table:table-cell office:value-type="string">
            <text:p>Eighting</text:p>
          </table:table-cell>
          <table:table-cell office:value-type="string">
            <text:p>Sony Computer Entertainment Incorporated</text:p>
          </table:table-cell>
          <table:table-cell office:value-type="float" office:value="2005">
            <text:p>2005</text:p>
          </table:table-cell>
          <table:table-cell office:value-type="string">
            <text:p>Fighter</text:p>
          </table:table-cell>
          <table:table-cell office:value-type="string">
            <text:p>ESRB - E (Everyone)</text:p>
          </table:table-cell>
          <table:table-cell office:value-type="string">
            <text:p>1-2 Players</text:p>
          </table:table-cell>
          <table:table-cell office:value-type="float" office:value="3.4">
            <text:p>3.4</text:p>
          </table:table-cell>
          <table:table-cell table:number-columns-repeated="1014"/>
        </table:table-row>
        <table:table-row table:style-name="ro1">
          <table:table-cell office:value-type="string">
            <text:p>Bleach - Heat the Soul 2 (Japan)</text:p>
          </table:table-cell>
          <table:table-cell office:value-type="string">
            <text:p>Bleach - Heat the Soul 2 </text:p>
          </table:table-cell>
          <table:table-cell office:value-type="string">
            <text:p>Eighting</text:p>
          </table:table-cell>
          <table:table-cell office:value-type="string">
            <text:p>Sony Computer Entertainment Incorporated</text:p>
          </table:table-cell>
          <table:table-cell office:value-type="float" office:value="2005">
            <text:p>2005</text:p>
          </table:table-cell>
          <table:table-cell office:value-type="string">
            <text:p>Fighter</text:p>
          </table:table-cell>
          <table:table-cell office:value-type="string">
            <text:p>ESRB - E (Everyone)</text:p>
          </table:table-cell>
          <table:table-cell office:value-type="string">
            <text:p>1-2 Players</text:p>
          </table:table-cell>
          <table:table-cell office:value-type="float" office:value="3.5">
            <text:p>3.5</text:p>
          </table:table-cell>
          <table:table-cell table:number-columns-repeated="1014"/>
        </table:table-row>
        <table:table-row table:style-name="ro1">
          <table:table-cell office:value-type="string">
            <text:p>Bleach - Heat the Soul 3 (Japan)</text:p>
          </table:table-cell>
          <table:table-cell office:value-type="string">
            <text:p>Bleach - Heat the Soul 3 </text:p>
          </table:table-cell>
          <table:table-cell office:value-type="string">
            <text:p>Eighting</text:p>
          </table:table-cell>
          <table:table-cell office:value-type="string">
            <text:p>Sony Computer Entertainment Incorporated</text:p>
          </table:table-cell>
          <table:table-cell office:value-type="float" office:value="2006">
            <text:p>2006</text:p>
          </table:table-cell>
          <table:table-cell office:value-type="string">
            <text:p>Fighter</text:p>
          </table:table-cell>
          <table:table-cell office:value-type="string">
            <text:p>ESRB - E (Everyone)</text:p>
          </table:table-cell>
          <table:table-cell office:value-type="string">
            <text:p>1-2 Players</text:p>
          </table:table-cell>
          <table:table-cell office:value-type="float" office:value="3.7">
            <text:p>3.7</text:p>
          </table:table-cell>
          <table:table-cell table:number-columns-repeated="1014"/>
        </table:table-row>
        <table:table-row table:style-name="ro1">
          <table:table-cell office:value-type="string">
            <text:p>Bleach - Heat the Soul 4 (Japan)</text:p>
          </table:table-cell>
          <table:table-cell office:value-type="string">
            <text:p>Bleach - Heat the Soul 4 </text:p>
          </table:table-cell>
          <table:table-cell office:value-type="string">
            <text:p>Eighting</text:p>
          </table:table-cell>
          <table:table-cell office:value-type="string">
            <text:p>Sony Computer Entertainment Incorporated</text:p>
          </table:table-cell>
          <table:table-cell office:value-type="float" office:value="2007">
            <text:p>2007</text:p>
          </table:table-cell>
          <table:table-cell office:value-type="string">
            <text:p>Fighter</text:p>
          </table:table-cell>
          <table:table-cell office:value-type="string">
            <text:p>ESRB - E (Everyone)</text:p>
          </table:table-cell>
          <table:table-cell office:value-type="string">
            <text:p>1-2 Players</text:p>
          </table:table-cell>
          <table:table-cell office:value-type="float" office:value="3.9">
            <text:p>3.9</text:p>
          </table:table-cell>
          <table:table-cell table:number-columns-repeated="1014"/>
        </table:table-row>
        <table:table-row table:style-name="ro1">
          <table:table-cell office:value-type="string">
            <text:p>Bleach - Heat the Soul 5 (Japan)</text:p>
          </table:table-cell>
          <table:table-cell office:value-type="string">
            <text:p>Bleach - Heat the Soul 5 </text:p>
          </table:table-cell>
          <table:table-cell office:value-type="string">
            <text:p>Eighting</text:p>
          </table:table-cell>
          <table:table-cell office:value-type="string">
            <text:p>Sony Computer Entertainment Incorporated</text:p>
          </table:table-cell>
          <table:table-cell office:value-type="float" office:value="2008">
            <text:p>2008</text:p>
          </table:table-cell>
          <table:table-cell office:value-type="string">
            <text:p>Fighter</text:p>
          </table:table-cell>
          <table:table-cell office:value-type="string">
            <text:p>ESRB - E (Everyone)</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Bleach - Heat the Soul 6 (Japan)</text:p>
          </table:table-cell>
          <table:table-cell office:value-type="string">
            <text:p>Bleach - Heat the Soul 6 </text:p>
          </table:table-cell>
          <table:table-cell office:value-type="string">
            <text:p>Eighting</text:p>
          </table:table-cell>
          <table:table-cell office:value-type="string">
            <text:p>Sony Computer Entertainment Incorporated</text:p>
          </table:table-cell>
          <table:table-cell office:value-type="float" office:value="2009">
            <text:p>2009</text:p>
          </table:table-cell>
          <table:table-cell office:value-type="string">
            <text:p>Fighter</text:p>
          </table:table-cell>
          <table:table-cell office:value-type="string">
            <text:p>ESRB - E (Everyone)</text:p>
          </table:table-cell>
          <table:table-cell office:value-type="string">
            <text:p>1-2 Players</text:p>
          </table:table-cell>
          <table:table-cell office:value-type="float" office:value="4.3">
            <text:p>4.3</text:p>
          </table:table-cell>
          <table:table-cell table:number-columns-repeated="1014"/>
        </table:table-row>
        <table:table-row table:style-name="ro1">
          <table:table-cell office:value-type="string">
            <text:p>Bleach - Heat the Soul 7 (Japan)</text:p>
          </table:table-cell>
          <table:table-cell office:value-type="string">
            <text:p>Bleach - Heat the Soul 7 </text:p>
          </table:table-cell>
          <table:table-cell office:value-type="string">
            <text:p>Eighting</text:p>
          </table:table-cell>
          <table:table-cell office:value-type="string">
            <text:p>Sony Computer Entertainment Incorporated</text:p>
          </table:table-cell>
          <table:table-cell office:value-type="float" office:value="2010">
            <text:p>2010</text:p>
          </table:table-cell>
          <table:table-cell office:value-type="string">
            <text:p>Fighter</text:p>
          </table:table-cell>
          <table:table-cell office:value-type="string">
            <text:p>ESRB - E (Everyone)</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Bleach - Soul Carnival (Japan)</text:p>
          </table:table-cell>
          <table:table-cell office:value-type="string">
            <text:p>Bleach - Soul Carnival </text:p>
          </table:table-cell>
          <table:table-cell office:value-type="string">
            <text:p>Racjin</text:p>
          </table:table-cell>
          <table:table-cell office:value-type="string">
            <text:p>Sony Computer Entertainment Incorporated</text:p>
          </table:table-cell>
          <table:table-cell office:value-type="float" office:value="2008">
            <text:p>2008</text:p>
          </table:table-cell>
          <table:table-cell office:value-type="string">
            <text:p>Role-Playing</text:p>
          </table:table-cell>
          <table:table-cell office:value-type="string">
            <text:p>ESRB - E (Everyone)</text:p>
          </table:table-cell>
          <table:table-cell office:value-type="string">
            <text:p>1 Player</text:p>
          </table:table-cell>
          <table:table-cell office:value-type="float" office:value="4.3">
            <text:p>4.3</text:p>
          </table:table-cell>
          <table:table-cell table:number-columns-repeated="1014"/>
        </table:table-row>
        <table:table-row table:style-name="ro1">
          <table:table-cell office:value-type="string">
            <text:p>Bleach - Soul Carnival 2 (Japan)</text:p>
          </table:table-cell>
          <table:table-cell office:value-type="string">
            <text:p>Bleach - Soul Carnival 2 </text:p>
          </table:table-cell>
          <table:table-cell office:value-type="string">
            <text:p>Racjin</text:p>
          </table:table-cell>
          <table:table-cell office:value-type="string">
            <text:p>Sony Computer Entertainment Incorporated</text:p>
          </table:table-cell>
          <table:table-cell office:value-type="float" office:value="2009">
            <text:p>2009</text:p>
          </table:table-cell>
          <table:table-cell office:value-type="string">
            <text:p>Role-Playing</text:p>
          </table:table-cell>
          <table:table-cell office:value-type="string">
            <text:p>ESRB - E (Everyone)</text:p>
          </table:table-cell>
          <table:table-cell office:value-type="string">
            <text:p>1 Player</text:p>
          </table:table-cell>
          <table:table-cell office:value-type="float" office:value="4.4">
            <text:p>4.4</text:p>
          </table:table-cell>
          <table:table-cell table:number-columns-repeated="1014"/>
        </table:table-row>
        <table:table-row table:style-name="ro1">
          <table:table-cell office:value-type="string">
            <text:p>Bliss Island (Europe)</text:p>
          </table:table-cell>
          <table:table-cell office:value-type="string">
            <text:p>Bliss Island </text:p>
          </table:table-cell>
          <table:table-cell office:value-type="string">
            <text:p>Pompom Software</text:p>
          </table:table-cell>
          <table:table-cell office:value-type="string">
            <text:p>Codemasters</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float" office:value="1.5">
            <text:p>1.5</text:p>
          </table:table-cell>
          <table:table-cell table:number-columns-repeated="1014"/>
        </table:table-row>
        <table:table-row table:style-name="ro1">
          <table:table-cell office:value-type="string">
            <text:p>Blitz - Overtime (USA)</text:p>
          </table:table-cell>
          <table:table-cell office:value-type="string">
            <text:p>Blitz - Overtime </text:p>
          </table:table-cell>
          <table:table-cell table:number-columns-repeated="2" office:value-type="string">
            <text:p>Midway Games, Inc.</text:p>
          </table:table-cell>
          <table:table-cell office:value-type="float" office:value="2006">
            <text:p>2006</text:p>
          </table:table-cell>
          <table:table-cell office:value-type="string">
            <text:p>Sports/Football</text:p>
          </table:table-cell>
          <table:table-cell office:value-type="string">
            <text:p>ESRB - M (Mature)</text:p>
          </table:table-cell>
          <table:table-cell office:value-type="string">
            <text:p>1 Player</text:p>
          </table:table-cell>
          <table:table-cell office:value-type="float" office:value="3.9">
            <text:p>3.9</text:p>
          </table:table-cell>
          <table:table-cell table:number-columns-repeated="1014"/>
        </table:table-row>
        <table:table-row table:style-name="ro1">
          <table:table-cell office:value-type="string">
            <text:p>Blokus Portable - Steambot Championship (USA)</text:p>
          </table:table-cell>
          <table:table-cell office:value-type="string">
            <text:p>Blokus Portable - Steambot Championship </text:p>
          </table:table-cell>
          <table:table-cell office:value-type="string">
            <text:p>Irem</text:p>
          </table:table-cell>
          <table:table-cell office:value-type="string">
            <text:p>Majesco Studios</text:p>
          </table:table-cell>
          <table:table-cell office:value-type="float" office:value="2008">
            <text:p>2008</text:p>
          </table:table-cell>
          <table:table-cell office:value-type="string">
            <text:p>Board Games</text:p>
          </table:table-cell>
          <table:table-cell office:value-type="string">
            <text:p>ESRB - E (Everyone)</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Blood Bowl (USA)</text:p>
          </table:table-cell>
          <table:table-cell office:value-type="string">
            <text:p>Blood Bowl </text:p>
          </table:table-cell>
          <table:table-cell office:value-type="string">
            <text:p>Cyanide S.A.</text:p>
          </table:table-cell>
          <table:table-cell office:value-type="string">
            <text:p>Focus Home Interactive</text:p>
          </table:table-cell>
          <table:table-cell office:value-type="float" office:value="2010">
            <text:p>2010</text:p>
          </table:table-cell>
          <table:table-cell office:value-type="string">
            <text:p>Sports</text:p>
          </table:table-cell>
          <table:table-cell office:value-type="string">
            <text:p>ESRB - T (Teen)</text:p>
          </table:table-cell>
          <table:table-cell office:value-type="string">
            <text:p>1 Player</text:p>
          </table:table-cell>
          <table:table-cell office:value-type="float" office:value="3.4">
            <text:p>3.4</text:p>
          </table:table-cell>
          <table:table-cell table:number-columns-repeated="1014"/>
        </table:table-row>
        <table:table-row table:style-name="ro1">
          <table:table-cell office:value-type="string">
            <text:p>Bomberman - Bakufuu Sentai Bombermen (Japan)</text:p>
          </table:table-cell>
          <table:table-cell office:value-type="string">
            <text:p>Bomberman - Bakufuu Sentai Bombermen </text:p>
          </table:table-cell>
          <table:table-cell table:number-columns-repeated="2" office:value-type="string">
            <text:p>Sony Computer Entertainment Incorporated</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Bomberman - Panic Bomber (Japan)</text:p>
          </table:table-cell>
          <table:table-cell office:value-type="string">
            <text:p>Bomberman - Panic Bomber </text:p>
          </table:table-cell>
          <table:table-cell table:number-columns-repeated="2" office:value-type="string">
            <text:p>Hudson</text:p>
          </table:table-cell>
          <table:table-cell office:value-type="float" office:value="2005">
            <text:p>2005</text:p>
          </table:table-cell>
          <table:table-cell office:value-type="string">
            <text:p>Puzzle</text:p>
          </table:table-cell>
          <table:table-cell office:value-type="string">
            <text:p>ESRB - E (Everyone)</text:p>
          </table:table-cell>
          <table:table-cell office:value-type="string">
            <text:p>1 Player</text:p>
          </table:table-cell>
          <table:table-cell office:value-type="float" office:value="1.3">
            <text:p>1.3</text:p>
          </table:table-cell>
          <table:table-cell table:number-columns-repeated="1014"/>
        </table:table-row>
        <table:table-row table:style-name="ro1">
          <table:table-cell office:value-type="string">
            <text:p>Bomberman (USA)</text:p>
          </table:table-cell>
          <table:table-cell office:value-type="string">
            <text:p>Bomberman </text:p>
          </table:table-cell>
          <table:table-cell office:value-type="string">
            <text:p>Hudson</text:p>
          </table:table-cell>
          <table:table-cell office:value-type="string">
            <text:p>Konami Corporation</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4 Players</text:p>
          </table:table-cell>
          <table:table-cell office:value-type="float" office:value="3.5">
            <text:p>3.5</text:p>
          </table:table-cell>
          <table:table-cell table:number-columns-repeated="1014"/>
        </table:table-row>
        <table:table-row table:style-name="ro1">
          <table:table-cell office:value-type="string">
            <text:p>Bomberman Land (USA)</text:p>
          </table:table-cell>
          <table:table-cell office:value-type="string">
            <text:p>Bomberman Land </text:p>
          </table:table-cell>
          <table:table-cell office:value-type="string">
            <text:p>Racjin</text:p>
          </table:table-cell>
          <table:table-cell office:value-type="string">
            <text:p>Hudson Entertainment</text:p>
          </table:table-cell>
          <table:table-cell office:value-type="float" office:value="2008">
            <text:p>2008</text:p>
          </table:table-cell>
          <table:table-cell office:value-type="string">
            <text:p>Party</text:p>
          </table:table-cell>
          <table:table-cell office:value-type="string">
            <text:p>ESRB - E (Everyone)</text:p>
          </table:table-cell>
          <table:table-cell office:value-type="string">
            <text:p>1 Player</text:p>
          </table:table-cell>
          <table:table-cell office:value-type="float" office:value="3.4">
            <text:p>3.4</text:p>
          </table:table-cell>
          <table:table-cell table:number-columns-repeated="1014"/>
        </table:table-row>
        <table:table-row table:style-name="ro1">
          <table:table-cell office:value-type="string">
            <text:p>Bounty Hounds (USA)</text:p>
          </table:table-cell>
          <table:table-cell office:value-type="string">
            <text:p>Bounty Hounds </text:p>
          </table:table-cell>
          <table:table-cell office:value-type="string">
            <text:p>Xpec</text:p>
          </table:table-cell>
          <table:table-cell office:value-type="string">
            <text:p>Namco Bandai Games</text:p>
          </table:table-cell>
          <table:table-cell office:value-type="float" office:value="2006">
            <text:p>2006</text:p>
          </table:table-cell>
          <table:table-cell office:value-type="string">
            <text:p>Shooter</text:p>
          </table:table-cell>
          <table:table-cell office:value-type="string">
            <text:p>ESRB - T (Teen)</text:p>
          </table:table-cell>
          <table:table-cell office:value-type="string">
            <text:p>1-2 Players</text:p>
          </table:table-cell>
          <table:table-cell office:value-type="float" office:value="3.8">
            <text:p>3.8</text:p>
          </table:table-cell>
          <table:table-cell table:number-columns-repeated="1014"/>
        </table:table-row>
        <table:table-row table:style-name="ro1">
          <table:table-cell office:value-type="string">
            <text:p>Boxer's Road 2 - The Real (Japan)</text:p>
          </table:table-cell>
          <table:table-cell office:value-type="string">
            <text:p>Boxer's Road 2 - The Real </text:p>
          </table:table-cell>
          <table:table-cell table:number-columns-repeated="2" office:value-type="string">
            <text:p>Ertain</text:p>
          </table:table-cell>
          <table:table-cell office:value-type="float" office:value="2006">
            <text:p>2006</text:p>
          </table:table-cell>
          <table:table-cell office:value-type="string">
            <text:p>Sports/Box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Brain Challenge (USA)</text:p>
          </table:table-cell>
          <table:table-cell office:value-type="string">
            <text:p>Brain Challenge </text:p>
          </table:table-cell>
          <table:table-cell office:value-type="string">
            <text:p>Gameloft</text:p>
          </table:table-cell>
          <table:table-cell office:value-type="string">
            <text:p>Sony Computer Entertainment America, Inc.</text:p>
          </table:table-cell>
          <table:table-cell office:value-type="float" office:value="2008">
            <text:p>2008</text:p>
          </table:table-cell>
          <table:table-cell office:value-type="string">
            <text:p>Educational</text:p>
          </table:table-cell>
          <table:table-cell office:value-type="string">
            <text:p>ESRB - E (Everyone)</text:p>
          </table:table-cell>
          <table:table-cell office:value-type="string">
            <text:p>1 Player</text:p>
          </table:table-cell>
          <table:table-cell office:value-type="float" office:value="3.4">
            <text:p>3.4</text:p>
          </table:table-cell>
          <table:table-cell table:number-columns-repeated="1014"/>
        </table:table-row>
        <table:table-row table:style-name="ro1">
          <table:table-cell office:value-type="string">
            <text:p>Brandish - The Dark Revenant (USA)</text:p>
          </table:table-cell>
          <table:table-cell office:value-type="string">
            <text:p>Brandish - The Dark Revenant </text:p>
          </table:table-cell>
          <table:table-cell office:value-type="string">
            <text:p>Falcom</text:p>
          </table:table-cell>
          <table:table-cell office:value-type="string">
            <text:p>Xseed Games</text:p>
          </table:table-cell>
          <table:table-cell office:value-type="float" office:value="2009">
            <text:p>2009</text:p>
          </table:table-cell>
          <table:table-cell office:value-type="string">
            <text:p>Role Playing</text:p>
          </table:table-cell>
          <table:table-cell office:value-type="string">
            <text:p>ESRB - T (Teen)</text:p>
          </table:table-cell>
          <table:table-cell office:value-type="string">
            <text:p>1 Player</text:p>
          </table:table-cell>
          <table:table-cell office:value-type="float" office:value="3.9">
            <text:p>3.9</text:p>
          </table:table-cell>
          <table:table-cell table:number-columns-repeated="1014"/>
        </table:table-row>
        <table:table-row table:style-name="ro1">
          <table:table-cell office:value-type="string">
            <text:p>Brave Story - New Traveler (USA)</text:p>
          </table:table-cell>
          <table:table-cell office:value-type="string">
            <text:p>Brave Story - New Traveler </text:p>
          </table:table-cell>
          <table:table-cell office:value-type="string">
            <text:p>Game Republic</text:p>
          </table:table-cell>
          <table:table-cell office:value-type="string">
            <text:p>Xseed Games</text:p>
          </table:table-cell>
          <table:table-cell office:value-type="float" office:value="2007">
            <text:p>2007</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float" office:value="3.8">
            <text:p>3.8</text:p>
          </table:table-cell>
          <table:table-cell table:number-columns-repeated="1014"/>
        </table:table-row>
        <table:table-row table:style-name="ro1">
          <table:table-cell office:value-type="string">
            <text:p>Breath of Fire III (Europe)</text:p>
          </table:table-cell>
          <table:table-cell office:value-type="string">
            <text:p>Breath of Fire III </text:p>
          </table:table-cell>
          <table:table-cell table:number-columns-repeated="2" office:value-type="string">
            <text:p>Capcom Co., Ltd.</text:p>
          </table:table-cell>
          <table:table-cell office:value-type="float" office:value="2006">
            <text:p>2006</text:p>
          </table:table-cell>
          <table:table-cell office:value-type="string">
            <text:p>Role-Playing</text:p>
          </table:table-cell>
          <table:table-cell office:value-type="string">
            <text:p>ESRB - E (Everyone)</text:p>
          </table:table-cell>
          <table:table-cell office:value-type="string">
            <text:p>1 Player</text:p>
          </table:table-cell>
          <table:table-cell office:value-type="float" office:value="4.2">
            <text:p>4.2</text:p>
          </table:table-cell>
          <table:table-cell table:number-columns-repeated="1014"/>
        </table:table-row>
        <table:table-row table:style-name="ro1">
          <table:table-cell office:value-type="string">
            <text:p>Brian Lara 2007 - Pressure Play (Europe)</text:p>
          </table:table-cell>
          <table:table-cell office:value-type="string">
            <text:p>Brian Lara 2007 - Pressure Play </text:p>
          </table:table-cell>
          <table:table-cell table:number-columns-repeated="2" office:value-type="string">
            <text:p>Codemasters</text:p>
          </table:table-cell>
          <table:table-cell office:value-type="float" office:value="2007">
            <text:p>2007</text:p>
          </table:table-cell>
          <table:table-cell office:value-type="string">
            <text:p>Sports/Cricket</text:p>
          </table:table-cell>
          <table:table-cell office:value-type="string">
            <text:p>ESRB - E (Everyone)</text:p>
          </table:table-cell>
          <table:table-cell office:value-type="string">
            <text:p>1-2 Players</text:p>
          </table:table-cell>
          <table:table-cell office:value-type="float" office:value="3.4">
            <text:p>3.4</text:p>
          </table:table-cell>
          <table:table-cell table:number-columns-repeated="1014"/>
        </table:table-row>
        <table:table-row table:style-name="ro1">
          <table:table-cell office:value-type="string">
            <text:p>Brooktown High (USA)</text:p>
          </table:table-cell>
          <table:table-cell office:value-type="string">
            <text:p>Brooktown High </text:p>
          </table:table-cell>
          <table:table-cell office:value-type="string">
            <text:p>Backbone Entertainment</text:p>
          </table:table-cell>
          <table:table-cell office:value-type="string">
            <text:p>Konami Corporation</text:p>
          </table:table-cell>
          <table:table-cell office:value-type="float" office:value="2007">
            <text:p>2007</text:p>
          </table:table-cell>
          <table:table-cell office:value-type="string">
            <text:p>Simulation</text:p>
          </table:table-cell>
          <table:table-cell office:value-type="string">
            <text:p>ESRB - T (Teen)</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Brothers in Arms - D-Day (USA)</text:p>
          </table:table-cell>
          <table:table-cell office:value-type="string">
            <text:p>Brothers in Arms - D-Day </text:p>
          </table:table-cell>
          <table:table-cell office:value-type="string">
            <text:p>Ubisoft Shanghai</text:p>
          </table:table-cell>
          <table:table-cell office:value-type="string">
            <text:p>Ubisoft</text:p>
          </table:table-cell>
          <table:table-cell office:value-type="float" office:value="2006">
            <text:p>2006</text:p>
          </table:table-cell>
          <table:table-cell office:value-type="string">
            <text:p>Shooter</text:p>
          </table:table-cell>
          <table:table-cell office:value-type="string">
            <text:p>ESRB - M (Mature)</text:p>
          </table:table-cell>
          <table:table-cell office:value-type="string">
            <text:p>1-2 Players</text:p>
          </table:table-cell>
          <table:table-cell office:value-type="float" office:value="3.4">
            <text:p>3.4</text:p>
          </table:table-cell>
          <table:table-cell table:number-columns-repeated="1014"/>
        </table:table-row>
        <table:table-row table:style-name="ro1">
          <table:table-cell office:value-type="string">
            <text:p>Brunswick Pro Bowling (USA)</text:p>
          </table:table-cell>
          <table:table-cell office:value-type="string">
            <text:p>Brunswick Pro Bowling </text:p>
          </table:table-cell>
          <table:table-cell office:value-type="string">
            <text:p>Point of View</text:p>
          </table:table-cell>
          <table:table-cell office:value-type="string">
            <text:p>Crave Entertainment, Inc.</text:p>
          </table:table-cell>
          <table:table-cell office:value-type="float" office:value="2007">
            <text:p>2007</text:p>
          </table:table-cell>
          <table:table-cell office:value-type="string">
            <text:p>Sports/Bowling</text:p>
          </table:table-cell>
          <table:table-cell office:value-type="string">
            <text:p>ESRB - E (Everyone)</text:p>
          </table:table-cell>
          <table:table-cell office:value-type="string">
            <text:p>1 Player</text:p>
          </table:table-cell>
          <table:table-cell office:value-type="float" office:value="3.3">
            <text:p>3.3</text:p>
          </table:table-cell>
          <table:table-cell table:number-columns-repeated="1014"/>
        </table:table-row>
        <table:table-row table:style-name="ro1">
          <table:table-cell office:value-type="string">
            <text:p>Bubble Bobble - Evolution (USA)</text:p>
          </table:table-cell>
          <table:table-cell office:value-type="string">
            <text:p>Bubble Bobble - Evolution </text:p>
          </table:table-cell>
          <table:table-cell office:value-type="string">
            <text:p>Opus Corp.</text:p>
          </table:table-cell>
          <table:table-cell office:value-type="string">
            <text:p>Codemasters</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Burnout Dominator (USA)</text:p>
          </table:table-cell>
          <table:table-cell office:value-type="string">
            <text:p>Burnout Dominator </text:p>
          </table:table-cell>
          <table:table-cell office:value-type="string">
            <text:p>Criterion Games</text:p>
          </table:table-cell>
          <table:table-cell office:value-type="string">
            <text:p>Electronic Arts</text:p>
          </table:table-cell>
          <table:table-cell office:value-type="float" office:value="2007">
            <text:p>2007</text:p>
          </table:table-cell>
          <table:table-cell office:value-type="string">
            <text:p>Driving</text:p>
          </table:table-cell>
          <table:table-cell office:value-type="string">
            <text:p>ESRB - E10+ (Everyone 10+)</text:p>
          </table:table-cell>
          <table:table-cell office:value-type="string">
            <text:p>1-6 Players</text:p>
          </table:table-cell>
          <table:table-cell office:value-type="string">
            <text:p>3.9</text:p>
          </table:table-cell>
          <table:table-cell table:number-columns-repeated="1014"/>
        </table:table-row>
        <table:table-row table:style-name="ro1">
          <table:table-cell office:value-type="string">
            <text:p>Burnout Legends (USA)</text:p>
          </table:table-cell>
          <table:table-cell office:value-type="string">
            <text:p>Burnout Legends </text:p>
          </table:table-cell>
          <table:table-cell office:value-type="string">
            <text:p>Criterion Games</text:p>
          </table:table-cell>
          <table:table-cell office:value-type="string">
            <text:p>EA Games</text:p>
          </table:table-cell>
          <table:table-cell office:value-type="float" office:value="2005">
            <text:p>2005</text:p>
          </table:table-cell>
          <table:table-cell office:value-type="string">
            <text:p>Driving</text:p>
          </table:table-cell>
          <table:table-cell office:value-type="string">
            <text:p>ESRB - E10+ (Everyone 10+)</text:p>
          </table:table-cell>
          <table:table-cell office:value-type="string">
            <text:p>1-6 Players</text:p>
          </table:table-cell>
          <table:table-cell office:value-type="string">
            <text:p>4.0</text:p>
          </table:table-cell>
          <table:table-cell table:number-columns-repeated="1014"/>
        </table:table-row>
        <table:table-row table:style-name="ro1">
          <table:table-cell office:value-type="string">
            <text:p>Bust-A-Move - Deluxe (USA)</text:p>
          </table:table-cell>
          <table:table-cell office:value-type="string">
            <text:p>Bust-A-Move - Deluxe </text:p>
          </table:table-cell>
          <table:table-cell office:value-type="string">
            <text:p>Taito Corporation</text:p>
          </table:table-cell>
          <table:table-cell office:value-type="string">
            <text:p>Majesco Studios</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Buzz! - Brain of the World (Europe)</text:p>
          </table:table-cell>
          <table:table-cell office:value-type="string">
            <text:p>Buzz! - Brain of the World </text:p>
          </table:table-cell>
          <table:table-cell office:value-type="string">
            <text:p>Curve Studios</text:p>
          </table:table-cell>
          <table:table-cell office:value-type="string">
            <text:p>Sony Computer Entertainment Europe </text:p>
          </table:table-cell>
          <table:table-cell office:value-type="float" office:value="2012">
            <text:p>2012</text:p>
          </table:table-cell>
          <table:table-cell office:value-type="string">
            <text:p>Game Show</text:p>
          </table:table-cell>
          <table:table-cell office:value-type="string">
            <text:p>ESRB - T (Teen)</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Buzz! - Quiz World (USA)</text:p>
          </table:table-cell>
          <table:table-cell office:value-type="string">
            <text:p>Buzz! - Quiz World </text:p>
          </table:table-cell>
          <table:table-cell office:value-type="string">
            <text:p>Curve Studios</text:p>
          </table:table-cell>
          <table:table-cell office:value-type="string">
            <text:p>Sony Computer Entertainment America, Inc.</text:p>
          </table:table-cell>
          <table:table-cell office:value-type="float" office:value="2009">
            <text:p>2009</text:p>
          </table:table-cell>
          <table:table-cell office:value-type="string">
            <text:p>Game Show</text:p>
          </table:table-cell>
          <table:table-cell office:value-type="string">
            <text:p>ESRB - T (Teen)</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Buzz! Brain Bender (Europe)</text:p>
          </table:table-cell>
          <table:table-cell office:value-type="string">
            <text:p>Buzz! Brain Bender </text:p>
          </table:table-cell>
          <table:table-cell office:value-type="string">
            <text:p>Curve Studios</text:p>
          </table:table-cell>
          <table:table-cell office:value-type="string">
            <text:p>Sony Computer Entertainment Europe </text:p>
          </table:table-cell>
          <table:table-cell office:value-type="float" office:value="2008">
            <text:p>2008</text:p>
          </table:table-cell>
          <table:table-cell office:value-type="string">
            <text:p>Game Show</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Buzz! Brain of Oz (Australia)</text:p>
          </table:table-cell>
          <table:table-cell office:value-type="string">
            <text:p>Buzz! Brain of Oz </text:p>
          </table:table-cell>
          <table:table-cell office:value-type="string">
            <text:p>Curve Studios</text:p>
          </table:table-cell>
          <table:table-cell office:value-type="string">
            <text:p>Sony Computer Entertainment Europe </text:p>
          </table:table-cell>
          <table:table-cell office:value-type="float" office:value="2009">
            <text:p>2009</text:p>
          </table:table-cell>
          <table:table-cell office:value-type="string">
            <text:p>Game Show</text:p>
          </table:table-cell>
          <table:table-cell office:value-type="string">
            <text:p>ESRB - T (Teen)</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Buzz! Brain of the UK (Europe)</text:p>
          </table:table-cell>
          <table:table-cell office:value-type="string">
            <text:p>Buzz! Brain of the UK </text:p>
          </table:table-cell>
          <table:table-cell office:value-type="string">
            <text:p>Curve Studios</text:p>
          </table:table-cell>
          <table:table-cell office:value-type="string">
            <text:p>Sony Computer Entertainment Europe </text:p>
          </table:table-cell>
          <table:table-cell office:value-type="float" office:value="2009">
            <text:p>2009</text:p>
          </table:table-cell>
          <table:table-cell office:value-type="string">
            <text:p>Game Show</text:p>
          </table:table-cell>
          <table:table-cell office:value-type="string">
            <text:p>ESRB - T (Teen)</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Buzz! Master Quiz (USA)</text:p>
          </table:table-cell>
          <table:table-cell office:value-type="string">
            <text:p>Buzz! Master Quiz </text:p>
          </table:table-cell>
          <table:table-cell office:value-type="string">
            <text:p>Relentless Software</text:p>
          </table:table-cell>
          <table:table-cell office:value-type="string">
            <text:p>Sony Computer Entertainment America, Inc.</text:p>
          </table:table-cell>
          <table:table-cell office:value-type="float" office:value="2008">
            <text:p>2008</text:p>
          </table:table-cell>
          <table:table-cell office:value-type="string">
            <text:p>Game Show</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Buzz! The Ultimate Music Quiz (Europe)</text:p>
          </table:table-cell>
          <table:table-cell office:value-type="string">
            <text:p>Buzz! The Ultimate Music Quiz </text:p>
          </table:table-cell>
          <table:table-cell office:value-type="string">
            <text:p>Sony Computer Entertainment America, Inc</text:p>
          </table:table-cell>
          <table:table-cell office:value-type="string">
            <text:p>Sony Computer Entertainment Europe </text:p>
          </table:table-cell>
          <table:table-cell office:value-type="float" office:value="2011">
            <text:p>2011</text:p>
          </table:table-cell>
          <table:table-cell office:value-type="string">
            <text:p>Game Show</text:p>
          </table:table-cell>
          <table:table-cell office:value-type="string">
            <text:p>ESRB - E (Everyone)</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Cabela's African Safari (USA)</text:p>
          </table:table-cell>
          <table:table-cell office:value-type="string">
            <text:p>Cabela's African Safari </text:p>
          </table:table-cell>
          <table:table-cell office:value-type="string">
            <text:p>FUN Labs</text:p>
          </table:table-cell>
          <table:table-cell office:value-type="string">
            <text:p>Activision, Inc.</text:p>
          </table:table-cell>
          <table:table-cell office:value-type="float" office:value="2006">
            <text:p>2006</text:p>
          </table:table-cell>
          <table:table-cell office:value-type="string">
            <text:p>Sports/Hunt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Cabela's Dangerous Hunts - Ultimate Challenge (USA)</text:p>
          </table:table-cell>
          <table:table-cell office:value-type="string">
            <text:p>Cabela's Dangerous Hunts - Ultimate Challenge </text:p>
          </table:table-cell>
          <table:table-cell office:value-type="string">
            <text:p>FUN Labs</text:p>
          </table:table-cell>
          <table:table-cell office:value-type="string">
            <text:p>Activision, Inc.</text:p>
          </table:table-cell>
          <table:table-cell office:value-type="float" office:value="2006">
            <text:p>2006</text:p>
          </table:table-cell>
          <table:table-cell office:value-type="string">
            <text:p>Sports/Hunt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Cabela's Legendary Adventures (USA)</text:p>
          </table:table-cell>
          <table:table-cell office:value-type="string">
            <text:p>Cabela's Legendary Adventures </text:p>
          </table:table-cell>
          <table:table-cell office:value-type="string">
            <text:p>FUN Labs</text:p>
          </table:table-cell>
          <table:table-cell office:value-type="string">
            <text:p>Activision, Inc.</text:p>
          </table:table-cell>
          <table:table-cell office:value-type="float" office:value="2008">
            <text:p>2008</text:p>
          </table:table-cell>
          <table:table-cell office:value-type="string">
            <text:p>Sports/Hunt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Cabela's North American Adventures (USA)</text:p>
          </table:table-cell>
          <table:table-cell office:value-type="string">
            <text:p>Cabela's North American Adventures </text:p>
          </table:table-cell>
          <table:table-cell office:value-type="string">
            <text:p>FUN Labs</text:p>
          </table:table-cell>
          <table:table-cell office:value-type="string">
            <text:p>Activision, Inc.</text:p>
          </table:table-cell>
          <table:table-cell office:value-type="float" office:value="2010">
            <text:p>2010</text:p>
          </table:table-cell>
          <table:table-cell office:value-type="string">
            <text:p>Sports/Hunting</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Cake Mania - Baker's Challenge (USA)</text:p>
          </table:table-cell>
          <table:table-cell office:value-type="string">
            <text:p>Cake Mania - Baker's Challenge </text:p>
          </table:table-cell>
          <table:table-cell office:value-type="string">
            <text:p>Coresoft, Inc.</text:p>
          </table:table-cell>
          <table:table-cell office:value-type="string">
            <text:p>Destineer Studios</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Call of Duty - Roads to Victory (USA)</text:p>
          </table:table-cell>
          <table:table-cell office:value-type="string">
            <text:p>Call of Duty - Roads to Victory </text:p>
          </table:table-cell>
          <table:table-cell office:value-type="string">
            <text:p>Amaze Entertainment</text:p>
          </table:table-cell>
          <table:table-cell office:value-type="string">
            <text:p>Activision, Inc.</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6 Players</text:p>
          </table:table-cell>
          <table:table-cell office:value-type="string">
            <text:p>3.4</text:p>
          </table:table-cell>
          <table:table-cell table:number-columns-repeated="1014"/>
        </table:table-row>
        <table:table-row table:style-name="ro1">
          <table:table-cell office:value-type="string">
            <text:p>Capcom Classics Collection Reloaded (USA)</text:p>
          </table:table-cell>
          <table:table-cell office:value-type="string">
            <text:p>Capcom Classics Collection Reloaded </text:p>
          </table:table-cell>
          <table:table-cell table:number-columns-repeated="2" office:value-type="string">
            <text:p>Capcom Co., Ltd.</text:p>
          </table:table-cell>
          <table:table-cell office:value-type="float" office:value="2006">
            <text:p>2006</text:p>
          </table:table-cell>
          <table:table-cell office:value-type="string">
            <text:p>Compilation</text:p>
          </table:table-cell>
          <table:table-cell office:value-type="string">
            <text:p>ESRB - T (Teen)</text:p>
          </table:table-cell>
          <table:table-cell office:value-type="string">
            <text:p>1-3 Players</text:p>
          </table:table-cell>
          <table:table-cell office:value-type="string">
            <text:p>3.8</text:p>
          </table:table-cell>
          <table:table-cell table:number-columns-repeated="1014"/>
        </table:table-row>
        <table:table-row table:style-name="ro1">
          <table:table-cell office:value-type="string">
            <text:p>Capcom Classics Collection Remixed (USA)</text:p>
          </table:table-cell>
          <table:table-cell office:value-type="string">
            <text:p>Capcom Classics Collection Remixed </text:p>
          </table:table-cell>
          <table:table-cell office:value-type="string">
            <text:p>Digital Eclipse</text:p>
          </table:table-cell>
          <table:table-cell office:value-type="string">
            <text:p>Capcom Co., Ltd.</text:p>
          </table:table-cell>
          <table:table-cell office:value-type="float" office:value="2006">
            <text:p>2006</text:p>
          </table:table-cell>
          <table:table-cell office:value-type="string">
            <text:p>Compilation</text:p>
          </table:table-cell>
          <table:table-cell office:value-type="string">
            <text:p>ESRB - T (Teen)</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Capcom Puzzle World (USA)</text:p>
          </table:table-cell>
          <table:table-cell office:value-type="string">
            <text:p>Capcom Puzzle World </text:p>
          </table:table-cell>
          <table:table-cell table:number-columns-repeated="2" office:value-type="string">
            <text:p>Capcom Co., Ltd.</text:p>
          </table:table-cell>
          <table:table-cell office:value-type="float" office:value="2007">
            <text:p>2007</text:p>
          </table:table-cell>
          <table:table-cell office:value-type="string">
            <text:p>Compilation</text:p>
          </table:table-cell>
          <table:table-cell office:value-type="string">
            <text:p>ESRB - E (Everyone)</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Carnage Heart EXA (USA)</text:p>
          </table:table-cell>
          <table:table-cell office:value-type="string">
            <text:p>Carnage Heart EXA </text:p>
          </table:table-cell>
          <table:table-cell office:value-type="string">
            <text:p>Artdink Corporation</text:p>
          </table:table-cell>
          <table:table-cell office:value-type="string">
            <text:p>Natsume, Inc.</text:p>
          </table:table-cell>
          <table:table-cell office:value-type="float" office:value="2013">
            <text:p>2013</text:p>
          </table:table-cell>
          <table:table-cell office:value-type="string">
            <text:p>Strategy</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Carol Vorderman's Sudoku (USA)</text:p>
          </table:table-cell>
          <table:table-cell office:value-type="string">
            <text:p>Carol Vorderman's Sudoku </text:p>
          </table:table-cell>
          <table:table-cell office:value-type="string">
            <text:p>Empire Interactive</text:p>
          </table:table-cell>
          <table:table-cell office:value-type="string">
            <text:p>Eidos Interactive</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Cars - Race-O-Rama (USA)</text:p>
          </table:table-cell>
          <table:table-cell office:value-type="string">
            <text:p>Cars - Race-O-Rama </text:p>
          </table:table-cell>
          <table:table-cell office:value-type="string">
            <text:p>Tantalus Interactive</text:p>
          </table:table-cell>
          <table:table-cell office:value-type="string">
            <text:p>THQ inc</text:p>
          </table:table-cell>
          <table:table-cell office:value-type="float" office:value="2009">
            <text:p>2009</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Cars (USA)</text:p>
          </table:table-cell>
          <table:table-cell office:value-type="string">
            <text:p>Cars </text:p>
          </table:table-cell>
          <table:table-cell office:value-type="string">
            <text:p>Locomotive Games</text:p>
          </table:table-cell>
          <table:table-cell office:value-type="string">
            <text:p>THQ inc</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Cars 2 (USA)</text:p>
          </table:table-cell>
          <table:table-cell office:value-type="string">
            <text:p>Cars 2 </text:p>
          </table:table-cell>
          <table:table-cell office:value-type="string">
            <text:p>Disney Interactive Studios</text:p>
          </table:table-cell>
          <table:table-cell office:value-type="string">
            <text:p>Sony Computer Entertainment America, Inc.</text:p>
          </table:table-cell>
          <table:table-cell office:value-type="float" office:value="2011">
            <text:p>2011</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Cart Kings (India)</text:p>
          </table:table-cell>
          <table:table-cell office:value-type="string">
            <text:p>Cart Kings </text:p>
          </table:table-cell>
          <table:table-cell office:value-type="string">
            <text:p>Gameshastra Inc.</text:p>
          </table:table-cell>
          <table:table-cell office:value-type="string">
            <text:p>Sony Computer Entertainment Europe </text:p>
          </table:table-cell>
          <table:table-cell office:value-type="float" office:value="2013">
            <text:p>2013</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Castle Rustle (Europe)</text:p>
          </table:table-cell>
          <table:table-cell office:value-type="string">
            <text:p>Castle Rustle </text:p>
          </table:table-cell>
          <table:table-cell table:number-columns-repeated="2" office:value-type="string">
            <text:p>Game Factory Interactive</text:p>
          </table:table-cell>
          <table:table-cell office:value-type="float" office:value="2011">
            <text:p>2011</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Castlevania - The Dracula X Chronicles (USA)</text:p>
          </table:table-cell>
          <table:table-cell office:value-type="string">
            <text:p>Castlevania - The Dracula X Chronicles </text:p>
          </table:table-cell>
          <table:table-cell table:number-columns-repeated="2" office:value-type="string">
            <text:p>Konami Corporation</text:p>
          </table:table-cell>
          <table:table-cell office:value-type="float" office:value="2007">
            <text:p>2007</text:p>
          </table:table-cell>
          <table:table-cell office:value-type="string">
            <text:p>Platform</text:p>
          </table:table-cell>
          <table:table-cell office:value-type="string">
            <text:p>ESRB - T (Teen)</text:p>
          </table:table-cell>
          <table:table-cell office:value-type="string">
            <text:p>1-2 Players</text:p>
          </table:table-cell>
          <table:table-cell office:value-type="string">
            <text:p>4.2</text:p>
          </table:table-cell>
          <table:table-cell table:number-columns-repeated="1014"/>
        </table:table-row>
        <table:table-row table:style-name="ro1">
          <table:table-cell office:value-type="string">
            <text:p>Chameleon (USA)</text:p>
          </table:table-cell>
          <table:table-cell office:value-type="string">
            <text:p>Chameleon </text:p>
          </table:table-cell>
          <table:table-cell office:value-type="string">
            <text:p>Starfish</text:p>
          </table:table-cell>
          <table:table-cell office:value-type="string">
            <text:p>Tommo</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Championship Manager (Europe)</text:p>
          </table:table-cell>
          <table:table-cell office:value-type="string">
            <text:p>Championship Manager </text:p>
          </table:table-cell>
          <table:table-cell office:value-type="string">
            <text:p>Gusto Games</text:p>
          </table:table-cell>
          <table:table-cell office:value-type="string">
            <text:p>Eidos Interactive</text:p>
          </table:table-cell>
          <table:table-cell office:value-type="float" office:value="2005">
            <text:p>2005</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Championship Manager 2006 (Europe)</text:p>
          </table:table-cell>
          <table:table-cell office:value-type="string">
            <text:p>Championship Manager 2006 </text:p>
          </table:table-cell>
          <table:table-cell table:number-columns-repeated="2" office:value-type="string">
            <text:p>Eidos Interactive</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2.2</text:p>
          </table:table-cell>
          <table:table-cell table:number-columns-repeated="1014"/>
        </table:table-row>
        <table:table-row table:style-name="ro1">
          <table:table-cell office:value-type="string">
            <text:p>Championship Manager 2007 (Europe)</text:p>
          </table:table-cell>
          <table:table-cell office:value-type="string">
            <text:p>Championship Manager 2007 </text:p>
          </table:table-cell>
          <table:table-cell office:value-type="string">
            <text:p>Beautiful Game Studios</text:p>
          </table:table-cell>
          <table:table-cell office:value-type="string">
            <text:p>Eidos Interactive</text:p>
          </table:table-cell>
          <table:table-cell office:value-type="float" office:value="2007">
            <text:p>2007</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1.7</text:p>
          </table:table-cell>
          <table:table-cell table:number-columns-repeated="1014"/>
        </table:table-row>
        <table:table-row table:style-name="ro1">
          <table:table-cell office:value-type="string">
            <text:p>Chandragupta - Warrior Prince (India)</text:p>
          </table:table-cell>
          <table:table-cell office:value-type="string">
            <text:p>Chandragupta - Warrior Prince </text:p>
          </table:table-cell>
          <table:table-cell office:value-type="string">
            <text:p>Immersive Games</text:p>
          </table:table-cell>
          <table:table-cell office:value-type="string">
            <text:p>Sony Computer Entertainment Europe </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0.5</text:p>
          </table:table-cell>
          <table:table-cell table:number-columns-repeated="1014"/>
        </table:table-row>
        <table:table-row table:style-name="ro1">
          <table:table-cell office:value-type="string">
            <text:p>Chessmaster - The Art of Learning (USA)</text:p>
          </table:table-cell>
          <table:table-cell office:value-type="string">
            <text:p>Chessmaster - The Art of Learning </text:p>
          </table:table-cell>
          <table:table-cell table:number-columns-repeated="2" office:value-type="string">
            <text:p>Ubisoft</text:p>
          </table:table-cell>
          <table:table-cell office:value-type="float" office:value="2008">
            <text:p>2008</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Chikyuu Boueigun 2 Portable (Japan)</text:p>
          </table:table-cell>
          <table:table-cell office:value-type="string">
            <text:p>Chikyuu Boueigun 2 Portable </text:p>
          </table:table-cell>
          <table:table-cell office:value-type="string">
            <text:p>Sandlot</text:p>
          </table:table-cell>
          <table:table-cell office:value-type="string">
            <text:p>D3Publisher Inc.</text:p>
          </table:table-cell>
          <table:table-cell office:value-type="float" office:value="2011">
            <text:p>2011</text:p>
          </table:table-cell>
          <table:table-cell office:value-type="string">
            <text:p>Shooter</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Chili Con Carnage (USA)</text:p>
          </table:table-cell>
          <table:table-cell office:value-type="string">
            <text:p>Chili Con Carnage </text:p>
          </table:table-cell>
          <table:table-cell office:value-type="string">
            <text:p>Deadline Games</text:p>
          </table:table-cell>
          <table:table-cell office:value-type="string">
            <text:p>Eidos Interactive</text:p>
          </table:table-cell>
          <table:table-cell office:value-type="float" office:value="2007">
            <text:p>2007</text:p>
          </table:table-cell>
          <table:table-cell office:value-type="string">
            <text:p>Shooter</text:p>
          </table:table-cell>
          <table:table-cell office:value-type="string">
            <text:p>ESRB - M (Mature)</text:p>
          </table:table-cell>
          <table:table-cell office:value-type="string">
            <text:p>1-4 Players</text:p>
          </table:table-cell>
          <table:table-cell office:value-type="string">
            <text:p>3.6</text:p>
          </table:table-cell>
          <table:table-cell table:number-columns-repeated="1014"/>
        </table:table-row>
        <table:table-row table:style-name="ro1">
          <table:table-cell office:value-type="string">
            <text:p>Cho Aniki Zero (USA)</text:p>
          </table:table-cell>
          <table:table-cell office:value-type="string">
            <text:p>Cho Aniki Zero </text:p>
          </table:table-cell>
          <table:table-cell office:value-type="string">
            <text:p>extreme Co.,Ltd.</text:p>
          </table:table-cell>
          <table:table-cell office:value-type="string">
            <text:p>Aksys Games</text:p>
          </table:table-cell>
          <table:table-cell office:value-type="float" office:value="2010">
            <text:p>2010</text:p>
          </table:table-cell>
          <table:table-cell office:value-type="string">
            <text:p>Shoot-'Em-Up</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CID The Dummy (USA)</text:p>
          </table:table-cell>
          <table:table-cell office:value-type="string">
            <text:p>CID The Dummy </text:p>
          </table:table-cell>
          <table:table-cell office:value-type="string">
            <text:p>Twelve Games</text:p>
          </table:table-cell>
          <table:table-cell office:value-type="string">
            <text:p>Oxygen Interactive</text:p>
          </table:table-cell>
          <table:table-cell office:value-type="float" office:value="2009">
            <text:p>2009</text:p>
          </table:table-cell>
          <table:table-cell office:value-type="string">
            <text:p>Platform</text:p>
          </table:table-cell>
          <table:table-cell office:value-type="string">
            <text:p>ESRB - E10+ (Everyone 10+)</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Cladun - This is an RPG! (USA)</text:p>
          </table:table-cell>
          <table:table-cell office:value-type="string">
            <text:p>Cladun - This is an RPG! </text:p>
          </table:table-cell>
          <table:table-cell office:value-type="string">
            <text:p>System Prisma</text:p>
          </table:table-cell>
          <table:table-cell office:value-type="string">
            <text:p>NIS America</text:p>
          </table:table-cell>
          <table:table-cell office:value-type="float" office:value="2010">
            <text:p>2010</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Cladun x2 (USA)</text:p>
          </table:table-cell>
          <table:table-cell office:value-type="string">
            <text:p>Cladun x2 </text:p>
          </table:table-cell>
          <table:table-cell office:value-type="string">
            <text:p>System Prisma</text:p>
          </table:table-cell>
          <table:table-cell office:value-type="string">
            <text:p>NIS America</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Class of Heroes (USA)</text:p>
          </table:table-cell>
          <table:table-cell office:value-type="string">
            <text:p>Class of Heroes </text:p>
          </table:table-cell>
          <table:table-cell office:value-type="string">
            <text:p>Zerodiv</text:p>
          </table:table-cell>
          <table:table-cell office:value-type="string">
            <text:p>Atlus U.S.A., Inc.</text:p>
          </table:table-cell>
          <table:table-cell office:value-type="float" office:value="2009">
            <text:p>2009</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Class of Heroes 2 (USA)</text:p>
          </table:table-cell>
          <table:table-cell office:value-type="string">
            <text:p>Class of Heroes 2 </text:p>
          </table:table-cell>
          <table:table-cell office:value-type="string">
            <text:p>Zerodiv</text:p>
          </table:table-cell>
          <table:table-cell office:value-type="string">
            <text:p>MonkeyPaw Games</text:p>
          </table:table-cell>
          <table:table-cell office:value-type="float" office:value="2013">
            <text:p>2013</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Cloudy with a Chance of Meatballs (USA)</text:p>
          </table:table-cell>
          <table:table-cell office:value-type="string">
            <text:p>Cloudy with a Chance of Meatballs </text:p>
          </table:table-cell>
          <table:table-cell office:value-type="string">
            <text:p>Ubisoft Shanghai</text:p>
          </table:table-cell>
          <table:table-cell office:value-type="string">
            <text:p>Ubisoft</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Code Lyoko - Quest for Infinity (USA)</text:p>
          </table:table-cell>
          <table:table-cell office:value-type="string">
            <text:p>Code Lyoko - Quest for Infinity </text:p>
          </table:table-cell>
          <table:table-cell office:value-type="string">
            <text:p>Neko Entertainment</text:p>
          </table:table-cell>
          <table:table-cell office:value-type="string">
            <text:p>The Game Factory</text:p>
          </table:table-cell>
          <table:table-cell office:value-type="float" office:value="2008">
            <text:p>2008</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Coded Arms - Contagion (USA)</text:p>
          </table:table-cell>
          <table:table-cell office:value-type="string">
            <text:p>Coded Arms - Contagion </text:p>
          </table:table-cell>
          <table:table-cell office:value-type="string">
            <text:p>Creat Studios</text:p>
          </table:table-cell>
          <table:table-cell office:value-type="string">
            <text:p>Konami Corporation</text:p>
          </table:table-cell>
          <table:table-cell office:value-type="float" office:value="2007">
            <text:p>2007</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Coded Arms (USA)</text:p>
          </table:table-cell>
          <table:table-cell office:value-type="string">
            <text:p>Coded Arms </text:p>
          </table:table-cell>
          <table:table-cell table:number-columns-repeated="2" office:value-type="string">
            <text:p>Konami Corporation</text:p>
          </table:table-cell>
          <table:table-cell office:value-type="float" office:value="2005">
            <text:p>2005</text:p>
          </table:table-cell>
          <table:table-cell office:value-type="string">
            <text:p>Adventure</text:p>
          </table:table-cell>
          <table:table-cell office:value-type="string">
            <text:p>ESRB - T (Teen)</text:p>
          </table:table-cell>
          <table:table-cell office:value-type="string">
            <text:p>1-4 Players</text:p>
          </table:table-cell>
          <table:table-cell office:value-type="string">
            <text:p>3.3</text:p>
          </table:table-cell>
          <table:table-cell table:number-columns-repeated="1014"/>
        </table:table-row>
        <table:table-row table:style-name="ro1">
          <table:table-cell office:value-type="string">
            <text:p>Colin McRae - DiRT 2 (USA)</text:p>
          </table:table-cell>
          <table:table-cell office:value-type="string">
            <text:p>Colin McRae - DiRT 2 </text:p>
          </table:table-cell>
          <table:table-cell table:number-columns-repeated="2" office:value-type="string">
            <text:p>Codemasters</text:p>
          </table:table-cell>
          <table:table-cell office:value-type="float" office:value="2009">
            <text:p>2009</text:p>
          </table:table-cell>
          <table:table-cell office:value-type="string">
            <text:p>Driving</text:p>
          </table:table-cell>
          <table:table-cell office:value-type="string">
            <text:p>ESRB - E10+ (Everyone 10+)</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Colin McRae Rally 2005 Plus (Europe)</text:p>
          </table:table-cell>
          <table:table-cell office:value-type="string">
            <text:p>Colin McRae Rally 2005 Plus </text:p>
          </table:table-cell>
          <table:table-cell office:value-type="string">
            <text:p>Six by Nine</text:p>
          </table:table-cell>
          <table:table-cell office:value-type="string">
            <text:p>Codemasters</text:p>
          </table:table-cell>
          <table:table-cell office:value-type="float" office:value="2005">
            <text:p>2005</text:p>
          </table:table-cell>
          <table:table-cell office:value-type="string">
            <text:p>Driving</text:p>
          </table:table-cell>
          <table:table-cell office:value-type="string">
            <text:p>ESRB - E10+ (Everyone 10+)</text:p>
          </table:table-cell>
          <table:table-cell office:value-type="string">
            <text:p>1-8 Players</text:p>
          </table:table-cell>
          <table:table-cell office:value-type="float" office:value="4.6">
            <text:p>4.6</text:p>
          </table:table-cell>
          <table:table-cell table:number-columns-repeated="1014"/>
        </table:table-row>
        <table:table-row table:style-name="ro1">
          <table:table-cell office:value-type="string">
            <text:p>Con, The (USA)</text:p>
          </table:table-cell>
          <table:table-cell office:value-type="string">
            <text:p>Con, The </text:p>
          </table:table-cell>
          <table:table-cell office:value-type="string">
            <text:p>Think &amp; Feel Inc.</text:p>
          </table:table-cell>
          <table:table-cell office:value-type="string">
            <text:p>Sony Computer Entertainment America, Inc.</text:p>
          </table:table-cell>
          <table:table-cell office:value-type="float" office:value="2005">
            <text:p>2005</text:p>
          </table:table-cell>
          <table:table-cell office:value-type="string">
            <text:p>Fighter</text:p>
          </table:table-cell>
          <table:table-cell office:value-type="string">
            <text:p>ESRB - T (Teen)</text:p>
          </table:table-cell>
          <table:table-cell office:value-type="string">
            <text:p>1 Player</text:p>
          </table:table-cell>
          <table:table-cell office:value-type="float" office:value="4.2">
            <text:p>4.2</text:p>
          </table:table-cell>
          <table:table-cell table:number-columns-repeated="1014"/>
        </table:table-row>
        <table:table-row table:style-name="ro1">
          <table:table-cell office:value-type="string">
            <text:p>Corpse Party - Book of Shadows (USA)</text:p>
          </table:table-cell>
          <table:table-cell office:value-type="string">
            <text:p>Corpse Party - Book of Shadows </text:p>
          </table:table-cell>
          <table:table-cell office:value-type="string">
            <text:p>Xseed Games</text:p>
          </table:table-cell>
          <table:table-cell office:value-type="string">
            <text:p>5pb. Inc.</text:p>
          </table:table-cell>
          <table:table-cell office:value-type="float" office:value="2013">
            <text:p>2013</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Corpse Party (USA)</text:p>
          </table:table-cell>
          <table:table-cell office:value-type="string">
            <text:p>Corpse Party </text:p>
          </table:table-cell>
          <table:table-cell office:value-type="string">
            <text:p>Team GrisGris</text:p>
          </table:table-cell>
          <table:table-cell office:value-type="string">
            <text:p>5pb. Inc.</text:p>
          </table:table-cell>
          <table:table-cell office:value-type="float" office:value="2011">
            <text:p>2011</text:p>
          </table:table-cell>
          <table:table-cell office:value-type="string">
            <text:p>Action</text:p>
          </table:table-cell>
          <table:table-cell office:value-type="string">
            <text:p>ESRB - M (Mature)</text:p>
          </table:table-cell>
          <table:table-cell office:value-type="string">
            <text:p>1 Player</text:p>
          </table:table-cell>
          <table:table-cell office:value-type="float" office:value="3.8">
            <text:p>3.8</text:p>
          </table:table-cell>
          <table:table-cell table:number-columns-repeated="1014"/>
        </table:table-row>
        <table:table-row table:style-name="ro1">
          <table:table-cell office:value-type="string">
            <text:p>Cover Girl (Europe)</text:p>
          </table:table-cell>
          <table:table-cell office:value-type="string">
            <text:p>Cover Girl </text:p>
          </table:table-cell>
          <table:table-cell office:value-type="string">
            <text:p>Neko Entertainment SARL</text:p>
          </table:table-cell>
          <table:table-cell office:value-type="string">
            <text:p>Ubisoft Entertainment SA</text:p>
          </table:table-cell>
          <table:table-cell office:value-type="float" office:value="2009">
            <text:p>2009</text:p>
          </table:table-cell>
          <table:table-cell office:value-type="string">
            <text:p>Miscellaneous</text:p>
          </table:table-cell>
          <table:table-cell office:value-type="string">
            <text:p>ESRB - T (Teen)</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Crash - Mind Over Mutant (USA)</text:p>
          </table:table-cell>
          <table:table-cell office:value-type="string">
            <text:p>Crash - Mind Over Mutant </text:p>
          </table:table-cell>
          <table:table-cell office:value-type="string">
            <text:p>Radical Entertainment Inc.</text:p>
          </table:table-cell>
          <table:table-cell office:value-type="string">
            <text:p>Sierra Entertainment, Inc.</text:p>
          </table:table-cell>
          <table:table-cell office:value-type="float" office:value="2008">
            <text:p>2008</text:p>
          </table:table-cell>
          <table:table-cell office:value-type="string">
            <text:p>Platform</text:p>
          </table:table-cell>
          <table:table-cell office:value-type="string">
            <text:p>ESRB - E10+ (Everyone 10+)</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Crash of the Titans (USA)</text:p>
          </table:table-cell>
          <table:table-cell office:value-type="string">
            <text:p>Crash of the Titans </text:p>
          </table:table-cell>
          <table:table-cell office:value-type="string">
            <text:p>Radical Entertainment Inc.</text:p>
          </table:table-cell>
          <table:table-cell office:value-type="string">
            <text:p>Sierra Entertainment, Inc.</text:p>
          </table:table-cell>
          <table:table-cell office:value-type="float" office:value="2007">
            <text:p>2007</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Crash Tag Team Racing (USA)</text:p>
          </table:table-cell>
          <table:table-cell office:value-type="string">
            <text:p>Crash Tag Team Racing </text:p>
          </table:table-cell>
          <table:table-cell office:value-type="string">
            <text:p>Radical Entertainment Inc.</text:p>
          </table:table-cell>
          <table:table-cell office:value-type="string">
            <text:p>Sierra Entertainment, Inc.</text:p>
          </table:table-cell>
          <table:table-cell office:value-type="float" office:value="2005">
            <text:p>2005</text:p>
          </table:table-cell>
          <table:table-cell office:value-type="string">
            <text:p>Driving</text:p>
          </table:table-cell>
          <table:table-cell office:value-type="string">
            <text:p>ESRB - E10+ (Everyone 10+)</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Crazy Taxi - Fare Wars (USA)</text:p>
          </table:table-cell>
          <table:table-cell office:value-type="string">
            <text:p>Crazy Taxi - Fare Wars </text:p>
          </table:table-cell>
          <table:table-cell office:value-type="string">
            <text:p>SEGA Corporation</text:p>
          </table:table-cell>
          <table:table-cell office:value-type="string">
            <text:p>SEGA of America, Inc.</text:p>
          </table:table-cell>
          <table:table-cell office:value-type="float" office:value="2007">
            <text:p>2007</text:p>
          </table:table-cell>
          <table:table-cell office:value-type="string">
            <text:p>Driving</text:p>
          </table:table-cell>
          <table:table-cell office:value-type="string">
            <text:p>ESRB - E10+ (Everyone 10+)</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Creature Defense (USA)</text:p>
          </table:table-cell>
          <table:table-cell office:value-type="string">
            <text:p>Creature Defense </text:p>
          </table:table-cell>
          <table:table-cell table:number-columns-repeated="2" office:value-type="string">
            <text:p>Hudson Entertainment</text:p>
          </table:table-cell>
          <table:table-cell office:value-type="float" office:value="2009">
            <text:p>2009</text:p>
          </table:table-cell>
          <table:table-cell office:value-type="string">
            <text:p>Card Battle</text:p>
          </table:table-cell>
          <table:table-cell office:value-type="string">
            <text:p>ESRB - E10+ (Everyone 10+)</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Crimson Gem Saga (USA)</text:p>
          </table:table-cell>
          <table:table-cell office:value-type="string">
            <text:p>Crimson Gem Saga </text:p>
          </table:table-cell>
          <table:table-cell office:value-type="string">
            <text:p>IronNos Co.,Ltd.</text:p>
          </table:table-cell>
          <table:table-cell office:value-type="string">
            <text:p>SK Telecom</text:p>
          </table:table-cell>
          <table:table-cell office:value-type="float" office:value="2009">
            <text:p>2009</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Crimson Room Reverse (USA)</text:p>
          </table:table-cell>
          <table:table-cell office:value-type="string">
            <text:p>Crimson Room Reverse </text:p>
          </table:table-cell>
          <table:table-cell office:value-type="string">
            <text:p>Takagism Inc.</text:p>
          </table:table-cell>
          <table:table-cell office:value-type="string">
            <text:p>Agetec</text:p>
          </table:table-cell>
          <table:table-cell office:value-type="float" office:value="2009">
            <text:p>2009</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1.6</text:p>
          </table:table-cell>
          <table:table-cell table:number-columns-repeated="1014"/>
        </table:table-row>
        <table:table-row table:style-name="ro1">
          <table:table-cell office:value-type="string">
            <text:p>Crisis Core - Final Fantasy VII (USA)</text:p>
          </table:table-cell>
          <table:table-cell office:value-type="string">
            <text:p>Crisis Core - Final Fantasy VII </text:p>
          </table:table-cell>
          <table:table-cell table:number-columns-repeated="2" office:value-type="string">
            <text:p>Square Enix Co., Ltd.</text:p>
          </table:table-cell>
          <table:table-cell office:value-type="float" office:value="2008">
            <text:p>2008</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float" office:value="3.8">
            <text:p>3.8</text:p>
          </table:table-cell>
          <table:table-cell table:number-columns-repeated="1014"/>
        </table:table-row>
        <table:table-row table:style-name="ro1">
          <table:table-cell office:value-type="string">
            <text:p>Crush (USA)</text:p>
          </table:table-cell>
          <table:table-cell office:value-type="string">
            <text:p>Crush </text:p>
          </table:table-cell>
          <table:table-cell office:value-type="string">
            <text:p>Zoë Mode Brighton</text:p>
          </table:table-cell>
          <table:table-cell office:value-type="string">
            <text:p>SEGA Europe Ltd.</text:p>
          </table:table-cell>
          <table:table-cell office:value-type="float" office:value="2007">
            <text:p>2007</text:p>
          </table:table-cell>
          <table:table-cell office:value-type="string">
            <text:p>Platform</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Crystal Defenders (USA)</text:p>
          </table:table-cell>
          <table:table-cell office:value-type="string">
            <text:p>Crystal Defenders </text:p>
          </table:table-cell>
          <table:table-cell office:value-type="string">
            <text:p>Square Enix Co., Ltd.</text:p>
          </table:table-cell>
          <table:table-cell office:value-type="string">
            <text:p>Square Enix, Inc.</text:p>
          </table:table-cell>
          <table:table-cell office:value-type="float" office:value="2009">
            <text:p>2009</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Crystal Mines (Europe)</text:p>
          </table:table-cell>
          <table:table-cell office:value-type="string">
            <text:p>Crystal Mines </text:p>
          </table:table-cell>
          <table:table-cell table:number-columns-repeated="2" office:value-type="string">
            <text:p>Home Entertainment Suppliers</text:p>
          </table:table-cell>
          <table:table-cell office:value-type="float" office:value="2012">
            <text:p>2012</text:p>
          </table:table-cell>
          <table:table-cell office:value-type="string">
            <text:p>Puzzle</text:p>
          </table:table-cell>
          <table:table-cell table:style-name="Default" office:value-type="string">
            <text:p>ESRB - E (Everyone)</text:p>
          </table:table-cell>
          <table:table-cell office:value-type="string">
            <text:p>1 Player</text:p>
          </table:table-cell>
          <table:table-cell office:value-type="float" office:value="4.2">
            <text:p>4.2</text:p>
          </table:table-cell>
          <table:table-cell table:number-columns-repeated="1014"/>
        </table:table-row>
        <table:table-row table:style-name="ro1">
          <table:table-cell office:value-type="string">
            <text:p>Cube (USA)</text:p>
          </table:table-cell>
          <table:table-cell office:value-type="string">
            <text:p>Cube </text:p>
          </table:table-cell>
          <table:table-cell office:value-type="string">
            <text:p>Metia Interactive Ltd.</text:p>
          </table:table-cell>
          <table:table-cell office:value-type="string">
            <text:p>D3Publisher Inc.</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2 Players</text:p>
          </table:table-cell>
          <table:table-cell office:value-type="string">
            <text:p>3.1</text:p>
          </table:table-cell>
          <table:table-cell table:number-columns-repeated="1014"/>
        </table:table-row>
        <table:table-row table:style-name="ro1">
          <table:table-cell office:value-type="string">
            <text:p>Dangan-Ronpa - Kibou no Gakuen to Zetsubou no Koukousei (Japan) (Translated En)</text:p>
          </table:table-cell>
          <table:table-cell office:value-type="string">
            <text:p>Dangan-Ronpa - Kibou no Gakuen to Zetsubou no Koukousei </text:p>
          </table:table-cell>
          <table:table-cell table:number-columns-repeated="2" office:value-type="string">
            <text:p>Spike Co., Ltd.</text:p>
          </table:table-cell>
          <table:table-cell office:value-type="float" office:value="2010">
            <text:p>2010</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Dante's Inferno (USA)</text:p>
          </table:table-cell>
          <table:table-cell office:value-type="string">
            <text:p>Dante's Inferno </text:p>
          </table:table-cell>
          <table:table-cell table:style-name="ce3" office:value-type="string">
            <text:p>Visceral Games (Redwood Shores)</text:p>
          </table:table-cell>
          <table:table-cell office:value-type="string">
            <text:p>Electronic Arts, Inc.</text:p>
          </table:table-cell>
          <table:table-cell office:value-type="float" office:value="2010">
            <text:p>2010</text:p>
          </table:table-cell>
          <table:table-cell office:value-type="string">
            <text:p>Beat-'Em-Up</text:p>
          </table:table-cell>
          <table:table-cell office:value-type="string">
            <text:p>ESRB - M (Matur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Darius Burst (Japan)</text:p>
          </table:table-cell>
          <table:table-cell office:value-type="string">
            <text:p>Darius Burst </text:p>
          </table:table-cell>
          <table:table-cell office:value-type="string">
            <text:p>Pyramid, Inc.</text:p>
          </table:table-cell>
          <table:table-cell office:value-type="string">
            <text:p>Square Enix Co., Ltd.</text:p>
          </table:table-cell>
          <table:table-cell office:value-type="float" office:value="2009">
            <text:p>2009</text:p>
          </table:table-cell>
          <table:table-cell office:value-type="string">
            <text:p>Shoot-'Em-Up</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Darkstalkers Chronicle - The Chaos Tower (USA)</text:p>
          </table:table-cell>
          <table:table-cell office:value-type="string">
            <text:p>Darkstalkers Chronicle - The Chaos Tower </text:p>
          </table:table-cell>
          <table:table-cell office:value-type="string">
            <text:p>Capcom Production Studio 5</text:p>
          </table:table-cell>
          <table:table-cell office:value-type="string">
            <text:p>Capcom Co., Ltd.</text:p>
          </table:table-cell>
          <table:table-cell office:value-type="float" office:value="2005">
            <text:p>2005</text:p>
          </table:table-cell>
          <table:table-cell office:value-type="string">
            <text:p>Fighter</text:p>
          </table:table-cell>
          <table:table-cell office:value-type="string">
            <text:p>ESRB - T (Teen)</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Dave Mirra BMX Challenge (USA)</text:p>
          </table:table-cell>
          <table:table-cell office:value-type="string">
            <text:p>Dave Mirra BMX Challenge </text:p>
          </table:table-cell>
          <table:table-cell office:value-type="string">
            <text:p>Left Field Productions</text:p>
          </table:table-cell>
          <table:table-cell office:value-type="string">
            <text:p>Crave Entertainment, Inc.</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Daxter (USA)</text:p>
          </table:table-cell>
          <table:table-cell office:value-type="string">
            <text:p>Daxter </text:p>
          </table:table-cell>
          <table:table-cell office:value-type="string">
            <text:p>Ready at Dawn Studios, LLC</text:p>
          </table:table-cell>
          <table:table-cell office:value-type="string">
            <text:p>Sony Computer Entertainment America, Inc.</text:p>
          </table:table-cell>
          <table:table-cell office:value-type="float" office:value="2006">
            <text:p>2006</text:p>
          </table:table-cell>
          <table:table-cell office:value-type="string">
            <text:p>Platform</text:p>
          </table:table-cell>
          <table:table-cell office:value-type="string">
            <text:p>ESRB - E10+ (Everyone 10+)</text:p>
          </table:table-cell>
          <table:table-cell office:value-type="string">
            <text:p>1-2 Players</text:p>
          </table:table-cell>
          <table:table-cell office:value-type="float" office:value="3.6">
            <text:p>3.6</text:p>
          </table:table-cell>
          <table:table-cell table:number-columns-repeated="1014"/>
        </table:table-row>
        <table:table-row table:style-name="ro1">
          <table:table-cell office:value-type="string">
            <text:p>Dead Head Fred (USA)</text:p>
          </table:table-cell>
          <table:table-cell office:value-type="string">
            <text:p>Dead Head Fred </text:p>
          </table:table-cell>
          <table:table-cell office:value-type="string">
            <text:p>Vicious Cycle Software, Inc.</text:p>
          </table:table-cell>
          <table:table-cell office:value-type="string">
            <text:p>D3Publisher of America, Inc.</text:p>
          </table:table-cell>
          <table:table-cell office:value-type="float" office:value="2007">
            <text:p>2007</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Dead or Alive - Paradise (USA)</text:p>
          </table:table-cell>
          <table:table-cell office:value-type="string">
            <text:p>Dead or Alive - Paradise </text:p>
          </table:table-cell>
          <table:table-cell office:value-type="string">
            <text:p>Project Venus</text:p>
          </table:table-cell>
          <table:table-cell office:value-type="string">
            <text:p>Tecmo Koei America Corp.</text:p>
          </table:table-cell>
          <table:table-cell office:value-type="float" office:value="2010">
            <text:p>2010</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Dead to Rights - Reckoning (USA)</text:p>
          </table:table-cell>
          <table:table-cell office:value-type="string">
            <text:p>Dead to Rights - Reckoning </text:p>
          </table:table-cell>
          <table:table-cell office:value-type="string">
            <text:p>Rebellion Developments Ltd.</text:p>
          </table:table-cell>
          <table:table-cell office:value-type="string">
            <text:p>Namco Hometek Inc.</text:p>
          </table:table-cell>
          <table:table-cell office:value-type="float" office:value="2005">
            <text:p>2005</text:p>
          </table:table-cell>
          <table:table-cell office:value-type="string">
            <text:p>Shooter</text:p>
          </table:table-cell>
          <table:table-cell office:value-type="string">
            <text:p>ESRB - M (Mature)</text:p>
          </table:table-cell>
          <table:table-cell office:value-type="string">
            <text:p>1-4 Players</text:p>
          </table:table-cell>
          <table:table-cell office:value-type="float" office:value="3.4">
            <text:p>3.4</text:p>
          </table:table-cell>
          <table:table-cell table:number-columns-repeated="1014"/>
        </table:table-row>
        <table:table-row table:style-name="ro1">
          <table:table-cell office:value-type="string">
            <text:p>Death Jr. (USA)</text:p>
          </table:table-cell>
          <table:table-cell office:value-type="string">
            <text:p>Death Jr. </text:p>
          </table:table-cell>
          <table:table-cell office:value-type="string">
            <text:p>Backbone Emeryville</text:p>
          </table:table-cell>
          <table:table-cell office:value-type="string">
            <text:p>Konami Digital Entertainment, Inc.</text:p>
          </table:table-cell>
          <table:table-cell office:value-type="float" office:value="2005">
            <text:p>2005</text:p>
          </table:table-cell>
          <table:table-cell office:value-type="string">
            <text:p>Platform</text:p>
          </table:table-cell>
          <table:table-cell office:value-type="string">
            <text:p>ESRB - T (Teen)</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Death Jr. II - Root of Evil (USA)</text:p>
          </table:table-cell>
          <table:table-cell office:value-type="string">
            <text:p>Death Jr. II - Root of Evil </text:p>
          </table:table-cell>
          <table:table-cell office:value-type="string">
            <text:p>Backbone Entertainment</text:p>
          </table:table-cell>
          <table:table-cell office:value-type="string">
            <text:p>Konami Digital Entertainment, Inc.</text:p>
          </table:table-cell>
          <table:table-cell office:value-type="float" office:value="2006">
            <text:p>2006</text:p>
          </table:table-cell>
          <table:table-cell office:value-type="string">
            <text:p>Platform</text:p>
          </table:table-cell>
          <table:table-cell office:value-type="string">
            <text:p>ESRB - T (Teen)</text:p>
          </table:table-cell>
          <table:table-cell office:value-type="string">
            <text:p>1-2 Players</text:p>
          </table:table-cell>
          <table:table-cell office:value-type="string">
            <text:p>3.0</text:p>
          </table:table-cell>
          <table:table-cell table:number-columns-repeated="1014"/>
        </table:table-row>
        <table:table-row table:style-name="ro1">
          <table:table-cell office:value-type="string">
            <text:p>Def Jam - Fight for NY - The Takeover (USA)</text:p>
          </table:table-cell>
          <table:table-cell office:value-type="string">
            <text:p>Def Jam - Fight for NY - The Takeover </text:p>
          </table:table-cell>
          <table:table-cell office:value-type="string">
            <text:p>AKI Corporation</text:p>
          </table:table-cell>
          <table:table-cell office:value-type="string">
            <text:p>Electronic Arts, Inc.</text:p>
          </table:table-cell>
          <table:table-cell office:value-type="float" office:value="2006">
            <text:p>2006</text:p>
          </table:table-cell>
          <table:table-cell office:value-type="string">
            <text:p>Sports/Wrestling</text:p>
          </table:table-cell>
          <table:table-cell office:value-type="string">
            <text:p>ESRB - M (Mature)</text:p>
          </table:table-cell>
          <table:table-cell office:value-type="string">
            <text:p>1 Player</text:p>
          </table:table-cell>
          <table:table-cell office:value-type="float" office:value="4.1">
            <text:p>4.1</text:p>
          </table:table-cell>
          <table:table-cell table:number-columns-repeated="1014"/>
        </table:table-row>
        <table:table-row table:style-name="ro1">
          <table:table-cell office:value-type="string">
            <text:p>Densha de Go! Pocket - Chuuousen Hen (Japan)</text:p>
          </table:table-cell>
          <table:table-cell office:value-type="string">
            <text:p>Densha de Go! Pocket - Chuuousen Hen </text:p>
          </table:table-cell>
          <table:table-cell table:number-columns-repeated="2" office:value-type="string">
            <text:p>Taito Corporation</text:p>
          </table:table-cell>
          <table:table-cell office:value-type="float" office:value="2006">
            <text:p>2006</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Densha de Go! Pocket - Tokaidosen Hen (Japan)</text:p>
          </table:table-cell>
          <table:table-cell office:value-type="string">
            <text:p>Densha de Go! Pocket - Tokaidosen Hen </text:p>
          </table:table-cell>
          <table:table-cell table:number-columns-repeated="2" office:value-type="string">
            <text:p>Taito Corporation</text:p>
          </table:table-cell>
          <table:table-cell office:value-type="float" office:value="2006">
            <text:p>2006</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Densha de Go! Pocket - Yamanotesen Hen (Japan)</text:p>
          </table:table-cell>
          <table:table-cell office:value-type="string">
            <text:p>Densha de Go! Pocket - Yamanotesen Hen </text:p>
          </table:table-cell>
          <table:table-cell table:number-columns-repeated="2" office:value-type="string">
            <text:p>Taito Corporation</text:p>
          </table:table-cell>
          <table:table-cell office:value-type="float" office:value="2005">
            <text:p>2005</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Desi Adda - Games of India (India)</text:p>
          </table:table-cell>
          <table:table-cell office:value-type="string">
            <text:p>Desi Adda - Games of India </text:p>
          </table:table-cell>
          <table:table-cell office:value-type="string">
            <text:p>Gameshastra Inc.</text:p>
          </table:table-cell>
          <table:table-cell office:value-type="string">
            <text:p>Sony Computer Entertainment Europe </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Despicable Me - The Game (USA)</text:p>
          </table:table-cell>
          <table:table-cell office:value-type="string">
            <text:p>Despicable Me - The Game </text:p>
          </table:table-cell>
          <table:table-cell office:value-type="string">
            <text:p>Monkey Bar Games</text:p>
          </table:table-cell>
          <table:table-cell office:value-type="string">
            <text:p>D3Publisher Inc.</text:p>
          </table:table-cell>
          <table:table-cell office:value-type="float" office:value="2010">
            <text:p>2010</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Diabolik - The Original Sin (Europe)</text:p>
          </table:table-cell>
          <table:table-cell office:value-type="string">
            <text:p>Diabolik - The Original Sin </text:p>
          </table:table-cell>
          <table:table-cell office:value-type="string">
            <text:p>Artematica</text:p>
          </table:table-cell>
          <table:table-cell office:value-type="string">
            <text:p>Black Bean Games</text:p>
          </table:table-cell>
          <table:table-cell office:value-type="float" office:value="2009">
            <text:p>2009</text:p>
          </table:table-cell>
          <table:table-cell office:value-type="string">
            <text:p>Adventure</text:p>
          </table:table-cell>
          <table:table-cell office:value-type="string">
            <text:p>ESRB - M (Matur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Diner Dash - Sizzle &amp; Serve (USA)</text:p>
          </table:table-cell>
          <table:table-cell office:value-type="string">
            <text:p>Diner Dash - Sizzle &amp; Serve </text:p>
          </table:table-cell>
          <table:table-cell office:value-type="string">
            <text:p>Climax London</text:p>
          </table:table-cell>
          <table:table-cell office:value-type="string">
            <text:p>Eidos Interactive Ltd.</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Disgaea - Afternoon of Darkness (USA)</text:p>
          </table:table-cell>
          <table:table-cell office:value-type="string">
            <text:p>Disgaea - Afternoon of Darkness </text:p>
          </table:table-cell>
          <table:table-cell table:number-columns-repeated="2" office:value-type="string">
            <text:p>Nippon Ichi Software Inc.</text:p>
          </table:table-cell>
          <table:table-cell office:value-type="float" office:value="2007">
            <text:p>2007</text:p>
          </table:table-cell>
          <table:table-cell office:value-type="string">
            <text:p>Strategy</text:p>
          </table:table-cell>
          <table:table-cell office:value-type="string">
            <text:p>ESRB - T (Teen)</text:p>
          </table:table-cell>
          <table:table-cell office:value-type="string">
            <text:p>1-2 Players</text:p>
          </table:table-cell>
          <table:table-cell office:value-type="float" office:value="3.7">
            <text:p>3.7</text:p>
          </table:table-cell>
          <table:table-cell table:number-columns-repeated="1014"/>
        </table:table-row>
        <table:table-row table:style-name="ro1">
          <table:table-cell office:value-type="string">
            <text:p>Disgaea 2 - Dark Hero Days (USA)</text:p>
          </table:table-cell>
          <table:table-cell office:value-type="string">
            <text:p>Disgaea 2 - Dark Hero Days </text:p>
          </table:table-cell>
          <table:table-cell table:number-columns-repeated="2" office:value-type="string">
            <text:p>Nippon Ichi Software Inc.</text:p>
          </table:table-cell>
          <table:table-cell office:value-type="float" office:value="2009">
            <text:p>2009</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Disgaea Infinite (USA)</text:p>
          </table:table-cell>
          <table:table-cell office:value-type="string">
            <text:p>Disgaea Infinite </text:p>
          </table:table-cell>
          <table:table-cell table:number-columns-repeated="2" office:value-type="string">
            <text:p>Nippon Ichi Software Inc.</text:p>
          </table:table-cell>
          <table:table-cell office:value-type="float" office:value="2010">
            <text:p>2010</text:p>
          </table:table-cell>
          <table:table-cell office:value-type="string">
            <text:p>Adventure</text:p>
          </table:table-cell>
          <table:table-cell office:value-type="string">
            <text:p>ESRB - T (Teen)</text:p>
          </table:table-cell>
          <table:table-cell office:value-type="string">
            <text:p>1 Player</text:p>
          </table:table-cell>
          <table:table-cell office:value-type="float" office:value="4.2">
            <text:p>4.2</text:p>
          </table:table-cell>
          <table:table-cell table:number-columns-repeated="1014"/>
        </table:table-row>
        <table:table-row table:style-name="ro1">
          <table:table-cell office:value-type="string">
            <text:p>Dissidia - Final Fantasy (USA)</text:p>
          </table:table-cell>
          <table:table-cell office:value-type="string">
            <text:p>Dissidia - Final Fantasy </text:p>
          </table:table-cell>
          <table:table-cell table:number-columns-repeated="2" office:value-type="string">
            <text:p>Square Enix Co., Ltd.</text:p>
          </table:table-cell>
          <table:table-cell office:value-type="float" office:value="2009">
            <text:p>2009</text:p>
          </table:table-cell>
          <table:table-cell office:value-type="string">
            <text:p>Fighter</text:p>
          </table:table-cell>
          <table:table-cell office:value-type="string">
            <text:p>ESRB - T (Teen)</text:p>
          </table:table-cell>
          <table:table-cell office:value-type="string">
            <text:p>1-2 Players</text:p>
          </table:table-cell>
          <table:table-cell office:value-type="float" office:value="3.6">
            <text:p>3.6</text:p>
          </table:table-cell>
          <table:table-cell table:number-columns-repeated="1014"/>
        </table:table-row>
        <table:table-row table:style-name="ro1">
          <table:table-cell office:value-type="string">
            <text:p>Dissidia 012 - Duodecim Final Fantasy (USA)</text:p>
          </table:table-cell>
          <table:table-cell office:value-type="string">
            <text:p>Dissidia 012 - Duodecim Final Fantasy </text:p>
          </table:table-cell>
          <table:table-cell table:number-columns-repeated="2" office:value-type="string">
            <text:p>Square Enix Co., Ltd.</text:p>
          </table:table-cell>
          <table:table-cell office:value-type="float" office:value="2011">
            <text:p>2011</text:p>
          </table:table-cell>
          <table:table-cell office:value-type="string">
            <text:p>Fighter</text:p>
          </table:table-cell>
          <table:table-cell office:value-type="string">
            <text:p>ESRB - T (Teen)</text:p>
          </table:table-cell>
          <table:table-cell office:value-type="string">
            <text:p>1-10 Players</text:p>
          </table:table-cell>
          <table:table-cell office:value-type="string">
            <text:p>3.7</text:p>
          </table:table-cell>
          <table:table-cell table:number-columns-repeated="1014"/>
        </table:table-row>
        <table:table-row table:style-name="ro1">
          <table:table-cell office:value-type="string">
            <text:p>Dissidia 012 Prologus - Final Fantasy (USA)</text:p>
          </table:table-cell>
          <table:table-cell office:value-type="string">
            <text:p>Dissidia 012 Prologus - Final Fantasy </text:p>
          </table:table-cell>
          <table:table-cell table:number-columns-repeated="2" office:value-type="string">
            <text:p>Square Enix Co., Ltd.</text:p>
          </table:table-cell>
          <table:table-cell office:value-type="float" office:value="2011">
            <text:p>2011</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DJ Max Fever (USA)</text:p>
          </table:table-cell>
          <table:table-cell office:value-type="string">
            <text:p>DJ Max Fever </text:p>
          </table:table-cell>
          <table:table-cell office:value-type="string">
            <text:p>Pentavision Entertainment</text:p>
          </table:table-cell>
          <table:table-cell office:value-type="string">
            <text:p>PM Studios, Inc.</text:p>
          </table:table-cell>
          <table:table-cell office:value-type="float" office:value="2009">
            <text:p>2009</text:p>
          </table:table-cell>
          <table:table-cell office:value-type="string">
            <text:p>Rhythm</text:p>
          </table:table-cell>
          <table:table-cell office:value-type="string">
            <text:p>ESRB - T (Teen)</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DJ Max Portable - Black Square (Korea)</text:p>
          </table:table-cell>
          <table:table-cell office:value-type="string">
            <text:p>DJ Max Portable - Black Square </text:p>
          </table:table-cell>
          <table:table-cell office:value-type="string">
            <text:p>Pentavision Entertainment</text:p>
          </table:table-cell>
          <table:table-cell office:value-type="string">
            <text:p>CyberFront</text:p>
          </table:table-cell>
          <table:table-cell office:value-type="float" office:value="2012">
            <text:p>2012</text:p>
          </table:table-cell>
          <table:table-cell office:value-type="string">
            <text:p>Rhythm</text:p>
          </table:table-cell>
          <table:table-cell office:value-type="string">
            <text:p>ESRB - E10+ (Everyone 10+)</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DJ Max Portable - Clazziquai Edition (Korea)</text:p>
          </table:table-cell>
          <table:table-cell office:value-type="string">
            <text:p>DJ Max Portable - Clazziquai Edition </text:p>
          </table:table-cell>
          <table:table-cell office:value-type="string">
            <text:p>Pentavision Entertainment</text:p>
          </table:table-cell>
          <table:table-cell office:value-type="string">
            <text:p>Gamecon</text:p>
          </table:table-cell>
          <table:table-cell office:value-type="float" office:value="2008">
            <text:p>2008</text:p>
          </table:table-cell>
          <table:table-cell office:value-type="string">
            <text:p>Rhythm</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DJ Max Portable - Hot Tunes (Korea)</text:p>
          </table:table-cell>
          <table:table-cell office:value-type="string">
            <text:p>DJ Max Portable - Hot Tunes </text:p>
          </table:table-cell>
          <table:table-cell office:value-type="string">
            <text:p>Pentavision Entertainment</text:p>
          </table:table-cell>
          <table:table-cell office:value-type="string">
            <text:p>PM Studios, Inc.</text:p>
          </table:table-cell>
          <table:table-cell office:value-type="float" office:value="2010">
            <text:p>2010</text:p>
          </table:table-cell>
          <table:table-cell office:value-type="string">
            <text:p>Rhythm</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DJ Max Portable - International Version (Korea)</text:p>
          </table:table-cell>
          <table:table-cell office:value-type="string">
            <text:p>DJ Max Portable - International Version </text:p>
          </table:table-cell>
          <table:table-cell table:number-columns-repeated="2" office:value-type="string">
            <text:p>Pentavision Entertainment</text:p>
          </table:table-cell>
          <table:table-cell office:value-type="float" office:value="2007">
            <text:p>2007</text:p>
          </table:table-cell>
          <table:table-cell office:value-type="string">
            <text:p>Rhythm</text:p>
          </table:table-cell>
          <table:table-cell office:value-type="string">
            <text:p>ESRB - T (Teen)</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DJ Max Portable (Korea)</text:p>
          </table:table-cell>
          <table:table-cell office:value-type="string">
            <text:p>DJ Max Portable </text:p>
          </table:table-cell>
          <table:table-cell table:number-columns-repeated="2" office:value-type="string">
            <text:p>Pentavision Entertainment</text:p>
          </table:table-cell>
          <table:table-cell office:value-type="float" office:value="2007">
            <text:p>2007</text:p>
          </table:table-cell>
          <table:table-cell office:value-type="string">
            <text:p>Rhythm</text:p>
          </table:table-cell>
          <table:table-cell office:value-type="string">
            <text:p>ESRB - T (Teen)</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DJ Max Portable 2 (Korea)</text:p>
          </table:table-cell>
          <table:table-cell office:value-type="string">
            <text:p>DJ Max Portable 2 </text:p>
          </table:table-cell>
          <table:table-cell table:number-columns-repeated="2" office:value-type="string">
            <text:p>Pentavision Entertainment</text:p>
          </table:table-cell>
          <table:table-cell office:value-type="float" office:value="2007">
            <text:p>2007</text:p>
          </table:table-cell>
          <table:table-cell office:value-type="string">
            <text:p>Rhythm</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DJ Max Portable 3 (USA)</text:p>
          </table:table-cell>
          <table:table-cell office:value-type="string">
            <text:p>DJ Max Portable 3 </text:p>
          </table:table-cell>
          <table:table-cell office:value-type="string">
            <text:p>Pentavision Entertainment</text:p>
          </table:table-cell>
          <table:table-cell office:value-type="string">
            <text:p>PM Studios Inc.</text:p>
          </table:table-cell>
          <table:table-cell office:value-type="float" office:value="2010">
            <text:p>2010</text:p>
          </table:table-cell>
          <table:table-cell office:value-type="string">
            <text:p>Rhythm</text:p>
          </table:table-cell>
          <table:table-cell office:value-type="string">
            <text:p>ESRB - E10+ (Everyone 10+)</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DON 2 - The Game (India)</text:p>
          </table:table-cell>
          <table:table-cell office:value-type="string">
            <text:p>DON 2 - The Game </text:p>
          </table:table-cell>
          <table:table-cell table:number-columns-repeated="2" office:value-type="string">
            <text:p>Gameshastra Inc.</text:p>
          </table:table-cell>
          <table:table-cell office:value-type="float" office:value="2013">
            <text:p>2013</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Donkey Xote (Europe)</text:p>
          </table:table-cell>
          <table:table-cell office:value-type="string">
            <text:p>Donkey Xote </text:p>
          </table:table-cell>
          <table:table-cell table:number-columns-repeated="2" office:value-type="string">
            <text:p>Virgin Play</text:p>
          </table:table-cell>
          <table:table-cell office:value-type="float" office:value="2008">
            <text:p>2008</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DotHack-Link (Japan) (Translated En)</text:p>
          </table:table-cell>
          <table:table-cell office:value-type="string">
            <text:p>DotHack-Link </text:p>
          </table:table-cell>
          <table:table-cell office:value-type="string">
            <text:p>CyberConnect2</text:p>
          </table:table-cell>
          <table:table-cell office:value-type="string">
            <text:p>Bandai Namco Games</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Downstream Panic! (USA)</text:p>
          </table:table-cell>
          <table:table-cell office:value-type="string">
            <text:p>Downstream Panic! </text:p>
          </table:table-cell>
          <table:table-cell office:value-type="string">
            <text:p>Eko Software SARL</text:p>
          </table:table-cell>
          <table:table-cell office:value-type="string">
            <text:p>Atari, Inc.</text:p>
          </table:table-cell>
          <table:table-cell office:value-type="float" office:value="2008">
            <text:p>2008</text:p>
          </table:table-cell>
          <table:table-cell office:value-type="string">
            <text:p>Puzzle</text:p>
          </table:table-cell>
          <table:table-cell office:value-type="string">
            <text:p>ESRB - E10+ (Everyone 10+)</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Dragon Ball Evolution (USA)</text:p>
          </table:table-cell>
          <table:table-cell office:value-type="string">
            <text:p>Dragon Ball Evolution </text:p>
          </table:table-cell>
          <table:table-cell office:value-type="string">
            <text:p>Dimps Corporation</text:p>
          </table:table-cell>
          <table:table-cell office:value-type="string">
            <text:p>Namco Bandai Games</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1.6</text:p>
          </table:table-cell>
          <table:table-cell table:number-columns-repeated="1014"/>
        </table:table-row>
        <table:table-row table:style-name="ro1">
          <table:table-cell office:value-type="string">
            <text:p>Dragon Ball Z - Shin Budokai (USA)</text:p>
          </table:table-cell>
          <table:table-cell office:value-type="string">
            <text:p>Dragon Ball Z - Shin Budokai </text:p>
          </table:table-cell>
          <table:table-cell office:value-type="string">
            <text:p>Dimps Corporation</text:p>
          </table:table-cell>
          <table:table-cell office:value-type="string">
            <text:p>Atari, Inc.</text:p>
          </table:table-cell>
          <table:table-cell office:value-type="float" office:value="2006">
            <text:p>2006</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Dragon Ball Z - Shin Budokai Another Road (USA)</text:p>
          </table:table-cell>
          <table:table-cell office:value-type="string">
            <text:p>Dragon Ball Z - Shin Budokai Another Road </text:p>
          </table:table-cell>
          <table:table-cell office:value-type="string">
            <text:p>Dimps Corporation</text:p>
          </table:table-cell>
          <table:table-cell office:value-type="string">
            <text:p>Atari, Inc.</text:p>
          </table:table-cell>
          <table:table-cell office:value-type="float" office:value="2007">
            <text:p>2007</text:p>
          </table:table-cell>
          <table:table-cell office:value-type="string">
            <text:p>Fighter</text:p>
          </table:table-cell>
          <table:table-cell office:value-type="string">
            <text:p>ESRB - T (Teen)</text:p>
          </table:table-cell>
          <table:table-cell office:value-type="string">
            <text:p>1-2 Players</text:p>
          </table:table-cell>
          <table:table-cell office:value-type="float" office:value="4.1">
            <text:p>4.1</text:p>
          </table:table-cell>
          <table:table-cell table:number-columns-repeated="1014"/>
        </table:table-row>
        <table:table-row table:style-name="ro1">
          <table:table-cell office:value-type="string">
            <text:p>Dragon Ball Z - Tenkaichi Tag Team (USA)</text:p>
          </table:table-cell>
          <table:table-cell office:value-type="string">
            <text:p>Dragon Ball Z - Tenkaichi Tag Team </text:p>
          </table:table-cell>
          <table:table-cell office:value-type="string">
            <text:p>Spike</text:p>
          </table:table-cell>
          <table:table-cell office:value-type="string">
            <text:p>Namco Bandai Games</text:p>
          </table:table-cell>
          <table:table-cell office:value-type="float" office:value="2010">
            <text:p>2010</text:p>
          </table:table-cell>
          <table:table-cell office:value-type="string">
            <text:p>Fighter</text:p>
          </table:table-cell>
          <table:table-cell office:value-type="string">
            <text:p>ESRB - T (Teen)</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Dragon Dance (Japan)</text:p>
          </table:table-cell>
          <table:table-cell office:value-type="string">
            <text:p>Dragon Dance </text:p>
          </table:table-cell>
          <table:table-cell office:value-type="string">
            <text:p>Always Neat</text:p>
          </table:table-cell>
          <table:table-cell office:value-type="string">
            <text:p>Success</text:p>
          </table:table-cell>
          <table:table-cell office:value-type="float" office:value="2009">
            <text:p>2009</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Dragon Quest &amp; Final Fantasy in Itadaki Street Portable (Japan) (Translated En)</text:p>
          </table:table-cell>
          <table:table-cell office:value-type="string">
            <text:p>Dragon Quest &amp; Final Fantasy in Itadaki Street Portable </text:p>
          </table:table-cell>
          <table:table-cell office:value-type="string">
            <text:p>Square Enix</text:p>
          </table:table-cell>
          <table:table-cell office:value-type="string">
            <text:p>Square Enix Co., Ltd.</text:p>
          </table:table-cell>
          <table:table-cell office:value-type="float" office:value="2006">
            <text:p>2006</text:p>
          </table:table-cell>
          <table:table-cell office:value-type="string">
            <text:p>Role-Playing</text:p>
          </table:table-cell>
          <table:table-cell office:value-type="string">
            <text:p>ESRB - E (Everyone)</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Dragon's Lair (USA)</text:p>
          </table:table-cell>
          <table:table-cell office:value-type="string">
            <text:p>Dragon's Lair </text:p>
          </table:table-cell>
          <table:table-cell office:value-type="string">
            <text:p>United Coders</text:p>
          </table:table-cell>
          <table:table-cell office:value-type="string">
            <text:p>Digital Leisure Inc.</text:p>
          </table:table-cell>
          <table:table-cell office:value-type="float" office:value="2011">
            <text:p>2011</text:p>
          </table:table-cell>
          <table:table-cell office:value-type="string">
            <text:p>Adventure</text:p>
          </table:table-cell>
          <table:table-cell office:value-type="string">
            <text:p>ESRB - E10+ (Everyone 10+)</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Dragoneer's Aria (USA)</text:p>
          </table:table-cell>
          <table:table-cell office:value-type="string">
            <text:p>Dragoneer's Aria </text:p>
          </table:table-cell>
          <table:table-cell office:value-type="string">
            <text:p>Hit Maker</text:p>
          </table:table-cell>
          <table:table-cell office:value-type="string">
            <text:p>NIS America</text:p>
          </table:table-cell>
          <table:table-cell office:value-type="float" office:value="2007">
            <text:p>2007</text:p>
          </table:table-cell>
          <table:table-cell office:value-type="string">
            <text:p>Role-Playing</text:p>
          </table:table-cell>
          <table:table-cell office:value-type="string">
            <text:p>ESRB - E10+ (Everyone 10+)</text:p>
          </table:table-cell>
          <table:table-cell office:value-type="string">
            <text:p>1-4 Players</text:p>
          </table:table-cell>
          <table:table-cell office:value-type="string">
            <text:p>3.2</text:p>
          </table:table-cell>
          <table:table-cell table:number-columns-repeated="1014"/>
        </table:table-row>
        <table:table-row table:style-name="ro1">
          <table:table-cell office:value-type="string">
            <text:p>Driver 76 (USA)</text:p>
          </table:table-cell>
          <table:table-cell office:value-type="string">
            <text:p>Driver 76 </text:p>
          </table:table-cell>
          <table:table-cell office:value-type="string">
            <text:p>Sumo Digital</text:p>
          </table:table-cell>
          <table:table-cell office:value-type="string">
            <text:p>Ubisoft</text:p>
          </table:table-cell>
          <table:table-cell office:value-type="float" office:value="2007">
            <text:p>2007</text:p>
          </table:table-cell>
          <table:table-cell office:value-type="string">
            <text:p>Driving</text:p>
          </table:table-cell>
          <table:table-cell office:value-type="string">
            <text:p>ESRB - M (Matur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DT Carnage (USA)</text:p>
          </table:table-cell>
          <table:table-cell office:value-type="string">
            <text:p>DT Carnage </text:p>
          </table:table-cell>
          <table:table-cell office:value-type="string">
            <text:p>Axis Entertainment</text:p>
          </table:table-cell>
          <table:table-cell office:value-type="string">
            <text:p>Agetec</text:p>
          </table:table-cell>
          <table:table-cell office:value-type="float" office:value="2009">
            <text:p>2009</text:p>
          </table:table-cell>
          <table:table-cell office:value-type="string">
            <text:p>Driving</text:p>
          </table:table-cell>
          <table:table-cell office:value-type="string">
            <text:p>ESRB - E10+ (Everyone 10+)</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Dungeon Explorer - Warriors of Ancient Arts (USA)</text:p>
          </table:table-cell>
          <table:table-cell office:value-type="string">
            <text:p>Dungeon Explorer - Warriors of Ancient Arts </text:p>
          </table:table-cell>
          <table:table-cell office:value-type="string">
            <text:p>Hudson Soft</text:p>
          </table:table-cell>
          <table:table-cell office:value-type="string">
            <text:p>Hudson Entertainment</text:p>
          </table:table-cell>
          <table:table-cell office:value-type="float" office:value="2008">
            <text:p>2008</text:p>
          </table:table-cell>
          <table:table-cell office:value-type="string">
            <text:p>Role-Playing</text:p>
          </table:table-cell>
          <table:table-cell office:value-type="string">
            <text:p>ESRB - T (Teen)</text:p>
          </table:table-cell>
          <table:table-cell office:value-type="string">
            <text:p>1-3 Players</text:p>
          </table:table-cell>
          <table:table-cell office:value-type="string">
            <text:p>3.4</text:p>
          </table:table-cell>
          <table:table-cell table:number-columns-repeated="1014"/>
        </table:table-row>
        <table:table-row table:style-name="ro1">
          <table:table-cell office:value-type="string">
            <text:p>Dungeon Maker - Hunting Ground (USA)</text:p>
          </table:table-cell>
          <table:table-cell office:value-type="string">
            <text:p>Dungeon Maker - Hunting Ground </text:p>
          </table:table-cell>
          <table:table-cell office:value-type="string">
            <text:p>Global A</text:p>
          </table:table-cell>
          <table:table-cell office:value-type="string">
            <text:p>Xseed Games</text:p>
          </table:table-cell>
          <table:table-cell office:value-type="float" office:value="2007">
            <text:p>2007</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Dungeon Maker II - The Hidden War (USA)</text:p>
          </table:table-cell>
          <table:table-cell office:value-type="string">
            <text:p>Dungeon Maker II - The Hidden War </text:p>
          </table:table-cell>
          <table:table-cell office:value-type="string">
            <text:p>Global A</text:p>
          </table:table-cell>
          <table:table-cell office:value-type="string">
            <text:p>UFO Interactive</text:p>
          </table:table-cell>
          <table:table-cell office:value-type="float" office:value="2008">
            <text:p>2008</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Dungeon Siege - Throne of Agony (USA)</text:p>
          </table:table-cell>
          <table:table-cell office:value-type="string">
            <text:p>Dungeon Siege - Throne of Agony </text:p>
          </table:table-cell>
          <table:table-cell office:value-type="string">
            <text:p>SuperVillain Studios</text:p>
          </table:table-cell>
          <table:table-cell office:value-type="string">
            <text:p>Take-Two Interactive</text:p>
          </table:table-cell>
          <table:table-cell office:value-type="float" office:value="2006">
            <text:p>2006</text:p>
          </table:table-cell>
          <table:table-cell office:value-type="string">
            <text:p>Role-Playing</text:p>
          </table:table-cell>
          <table:table-cell table:style-name="Default" office:value-type="string">
            <text:p>ESRB - T (Teen)</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Dungeons &amp; Dragons Tactics (USA)</text:p>
          </table:table-cell>
          <table:table-cell office:value-type="string">
            <text:p>Dungeons &amp; Dragons Tactics </text:p>
          </table:table-cell>
          <table:table-cell office:value-type="string">
            <text:p>Kuju Entertainment</text:p>
          </table:table-cell>
          <table:table-cell office:value-type="string">
            <text:p>Atari, Inc.</text:p>
          </table:table-cell>
          <table:table-cell office:value-type="float" office:value="2007">
            <text:p>2007</text:p>
          </table:table-cell>
          <table:table-cell office:value-type="string">
            <text:p>Strategy</text:p>
          </table:table-cell>
          <table:table-cell office:value-type="string">
            <text:p>ESRB - T (Teen)</text:p>
          </table:table-cell>
          <table:table-cell office:value-type="string">
            <text:p>1-4 Players</text:p>
          </table:table-cell>
          <table:table-cell office:value-type="string">
            <text:p>3.3</text:p>
          </table:table-cell>
          <table:table-cell table:number-columns-repeated="1014"/>
        </table:table-row>
        <table:table-row table:style-name="ro1">
          <table:table-cell office:value-type="string">
            <text:p>Dynasty Warriors - Strikeforce (USA)</text:p>
          </table:table-cell>
          <table:table-cell office:value-type="string">
            <text:p>Dynasty Warriors - Strikeforce </text:p>
          </table:table-cell>
          <table:table-cell office:value-type="string">
            <text:p>Omega Force</text:p>
          </table:table-cell>
          <table:table-cell office:value-type="string">
            <text:p>KOEI Co., Ltd. </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Dynasty Warriors (USA)</text:p>
          </table:table-cell>
          <table:table-cell office:value-type="string">
            <text:p>Dynasty Warriors </text:p>
          </table:table-cell>
          <table:table-cell office:value-type="string">
            <text:p>Koei</text:p>
          </table:table-cell>
          <table:table-cell office:value-type="string">
            <text:p>KOEI Co., Ltd. </text:p>
          </table:table-cell>
          <table:table-cell office:value-type="float" office:value="2005">
            <text:p>2005</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Dynasty Warriors Vol. 2 (USA)</text:p>
          </table:table-cell>
          <table:table-cell office:value-type="string">
            <text:p>Dynasty Warriors Vol. 2 </text:p>
          </table:table-cell>
          <table:table-cell office:value-type="string">
            <text:p>Omega Force</text:p>
          </table:table-cell>
          <table:table-cell office:value-type="string">
            <text:p>KOEI Co., Ltd. </text:p>
          </table:table-cell>
          <table:table-cell office:value-type="float" office:value="2006">
            <text:p>2006</text:p>
          </table:table-cell>
          <table:table-cell office:value-type="string">
            <text:p>Beat-'Em-Up</text:p>
          </table:table-cell>
          <table:table-cell office:value-type="string">
            <text:p>ESRB - T (Teen)</text:p>
          </table:table-cell>
          <table:table-cell office:value-type="string">
            <text:p>1-4 Players</text:p>
          </table:table-cell>
          <table:table-cell office:value-type="string">
            <text:p>3.7</text:p>
          </table:table-cell>
          <table:table-cell table:number-columns-repeated="1014"/>
        </table:table-row>
        <table:table-row table:style-name="ro1">
          <table:table-cell office:value-type="string">
            <text:p>EA Replay (USA)</text:p>
          </table:table-cell>
          <table:table-cell office:value-type="string">
            <text:p>EA Replay </text:p>
          </table:table-cell>
          <table:table-cell office:value-type="string">
            <text:p>Team Fusion</text:p>
          </table:table-cell>
          <table:table-cell office:value-type="string">
            <text:p>Electronic Arts, Inc.</text:p>
          </table:table-cell>
          <table:table-cell office:value-type="float" office:value="2006">
            <text:p>2006</text:p>
          </table:table-cell>
          <table:table-cell office:value-type="string">
            <text:p>Compilation</text:p>
          </table:table-cell>
          <table:table-cell office:value-type="string">
            <text:p>ESRB - T (Teen)</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Echochrome (USA)</text:p>
          </table:table-cell>
          <table:table-cell office:value-type="string">
            <text:p>Echochrome </text:p>
          </table:table-cell>
          <table:table-cell office:value-type="string">
            <text:p>SCE Japan Studio</text:p>
          </table:table-cell>
          <table:table-cell office:value-type="string">
            <text:p>Sony Computer Entertainment Incorporated</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6</text:p>
          </table:table-cell>
          <table:table-cell table:number-columns-repeated="1014"/>
        </table:table-row>
        <table:table-row table:style-name="ro1">
          <table:table-cell office:value-type="string">
            <text:p>Echoshift (USA)</text:p>
          </table:table-cell>
          <table:table-cell office:value-type="string">
            <text:p>Echoshift </text:p>
          </table:table-cell>
          <table:table-cell office:value-type="string">
            <text:p>Artoon Co., Ltd.</text:p>
          </table:table-cell>
          <table:table-cell office:value-type="string">
            <text:p>Sony Computer Entertainment Europe Ltd.</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Elminage Original (USA)</text:p>
          </table:table-cell>
          <table:table-cell office:value-type="string">
            <text:p>Elminage Original </text:p>
          </table:table-cell>
          <table:table-cell office:value-type="string">
            <text:p>Starfish SD</text:p>
          </table:table-cell>
          <table:table-cell office:value-type="string">
            <text:p>UFO Interactive</text:p>
          </table:table-cell>
          <table:table-cell office:value-type="float" office:value="2012">
            <text:p>2012</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End of Serenity (USA)</text:p>
          </table:table-cell>
          <table:table-cell office:value-type="string">
            <text:p>End of Serenity </text:p>
          </table:table-cell>
          <table:table-cell office:value-type="string">
            <text:p>Kemco</text:p>
          </table:table-cell>
          <table:table-cell office:value-type="string">
            <text:p>Natsume, Inc.</text:p>
          </table:table-cell>
          <table:table-cell office:value-type="float" office:value="2014">
            <text:p>2014</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Eragon (USA)</text:p>
          </table:table-cell>
          <table:table-cell office:value-type="string">
            <text:p>Eragon </text:p>
          </table:table-cell>
          <table:table-cell office:value-type="string">
            <text:p>Sierra Entertainment</text:p>
          </table:table-cell>
          <table:table-cell table:style-name="Default" office:value-type="string">
            <text:p>Amaze Entertainment,, Inc.,</text:p>
          </table:table-cell>
          <table:table-cell office:value-type="float" office:value="2006">
            <text:p>2006</text:p>
          </table:table-cell>
          <table:table-cell office:value-type="string">
            <text:p>Shooter</text:p>
          </table:table-cell>
          <table:table-cell office:value-type="string">
            <text:p>ESRB - T (Teen)</text:p>
          </table:table-cell>
          <table:table-cell office:value-type="string">
            <text:p>1-4 Players</text:p>
          </table:table-cell>
          <table:table-cell office:value-type="string">
            <text:p>3.0</text:p>
          </table:table-cell>
          <table:table-cell table:number-columns-repeated="1014"/>
        </table:table-row>
        <table:table-row table:style-name="ro1">
          <table:table-cell office:value-type="string">
            <text:p>Every Extend Extra (USA)</text:p>
          </table:table-cell>
          <table:table-cell office:value-type="string">
            <text:p>Every Extend Extra </text:p>
          </table:table-cell>
          <table:table-cell office:value-type="string">
            <text:p>Q Entertainment</text:p>
          </table:table-cell>
          <table:table-cell table:style-name="Default" office:value-type="string">
            <text:p>Buena Vista Games,, Inc.,</text:p>
          </table:table-cell>
          <table:table-cell office:value-type="float" office:value="2006">
            <text:p>2006</text:p>
          </table:table-cell>
          <table:table-cell office:value-type="string">
            <text:p>Shooter</text:p>
          </table:table-cell>
          <table:table-cell office:value-type="string">
            <text:p>ESRB - E (Everyone)</text:p>
          </table:table-cell>
          <table:table-cell office:value-type="string">
            <text:p>1-2 Players</text:p>
          </table:table-cell>
          <table:table-cell office:value-type="string">
            <text:p>3.5</text:p>
          </table:table-cell>
          <table:table-cell table:number-columns-repeated="1014"/>
        </table:table-row>
        <table:table-row table:style-name="ro1">
          <table:table-cell office:value-type="string">
            <text:p>Everyday Shooter (USA)</text:p>
          </table:table-cell>
          <table:table-cell office:value-type="string">
            <text:p>Everyday Shooter </text:p>
          </table:table-cell>
          <table:table-cell table:style-name="Default" office:value-type="string">
            <text:p>Queasy Games</text:p>
          </table:table-cell>
          <table:table-cell table:style-name="Default" office:value-type="string">
            <text:p>Sony Computer Entertainment America,, Inc.,</text:p>
          </table:table-cell>
          <table:table-cell office:value-type="float" office:value="2008">
            <text:p>2008</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Exit (USA)</text:p>
          </table:table-cell>
          <table:table-cell office:value-type="string">
            <text:p>Exit </text:p>
          </table:table-cell>
          <table:table-cell office:value-type="string">
            <text:p>Taito Corporation</text:p>
          </table:table-cell>
          <table:table-cell table:style-name="Default" office:value-type="string">
            <text:p>Ubisoft,, Inc.,</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Exit 2 (Europe)</text:p>
          </table:table-cell>
          <table:table-cell office:value-type="string">
            <text:p>Exit 2 </text:p>
          </table:table-cell>
          <table:table-cell office:value-type="string">
            <text:p>Taito Corporation</text:p>
          </table:table-cell>
          <table:table-cell office:value-type="string">
            <text:p>Sierra Entertainment</text:p>
          </table:table-cell>
          <table:table-cell office:value-type="float" office:value="2007">
            <text:p>2007</text:p>
          </table:table-cell>
          <table:table-cell office:value-type="string">
            <text:p>Puzzle</text:p>
          </table:table-cell>
          <table:table-cell office:value-type="string">
            <text:p>ESRB - K-A (Kids to Adults)</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Eye of Judgment, The - Legends (USA)</text:p>
          </table:table-cell>
          <table:table-cell office:value-type="string">
            <text:p>Eye of Judgment, The - Legends </text:p>
          </table:table-cell>
          <table:table-cell office:value-type="string">
            <text:p>Sony Computer Entertainment Incorporated</text:p>
          </table:table-cell>
          <table:table-cell office:value-type="string">
            <text:p>Sony Computer Entertainment America, Inc</text:p>
          </table:table-cell>
          <table:table-cell office:value-type="float" office:value="2010">
            <text:p>2010</text:p>
          </table:table-cell>
          <table:table-cell office:value-type="string">
            <text:p>Card Battle</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EyePet (USA)</text:p>
          </table:table-cell>
          <table:table-cell office:value-type="string">
            <text:p>EyePet </text:p>
          </table:table-cell>
          <table:table-cell office:value-type="string">
            <text:p>SCEE London Studio</text:p>
          </table:table-cell>
          <table:table-cell office:value-type="string">
            <text:p>Sony Computer Entertainment America, Inc</text:p>
          </table:table-cell>
          <table:table-cell office:value-type="float" office:value="2010">
            <text:p>2010</text:p>
          </table:table-cell>
          <table:table-cell office:value-type="string">
            <text:p>Virtual Life</text:p>
          </table:table-cell>
          <table:table-cell office:value-type="string">
            <text:p>ESRB - E (Everyone)</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EyePet Adventures (Europe)</text:p>
          </table:table-cell>
          <table:table-cell office:value-type="string">
            <text:p>EyePet Adventures </text:p>
          </table:table-cell>
          <table:table-cell office:value-type="string">
            <text:p>SCEE London Studio</text:p>
          </table:table-cell>
          <table:table-cell office:value-type="string">
            <text:p>Sony Computer Entertainment America, Inc</text:p>
          </table:table-cell>
          <table:table-cell office:value-type="float" office:value="2011">
            <text:p>2011</text:p>
          </table:table-cell>
          <table:table-cell office:value-type="string">
            <text:p>Virtual Life</text:p>
          </table:table-cell>
          <table:table-cell office:value-type="string">
            <text:p>ESRB - E (Everyone)</text:p>
          </table:table-cell>
          <table:table-cell office:value-type="string">
            <text:p>1 Player</text:p>
          </table:table-cell>
          <table:table-cell office:value-type="string">
            <text:p>2.6</text:p>
          </table:table-cell>
          <table:table-cell table:number-columns-repeated="1014"/>
        </table:table-row>
        <table:table-row table:style-name="ro1">
          <table:table-cell office:value-type="string">
            <text:p>Eyeshield 21 - Portable Edition (Japan)</text:p>
          </table:table-cell>
          <table:table-cell office:value-type="string">
            <text:p>Eyeshield 21 - Portable Edition </text:p>
          </table:table-cell>
          <table:table-cell office:value-type="string">
            <text:p>WinkySoft</text:p>
          </table:table-cell>
          <table:table-cell office:value-type="string">
            <text:p>Konami Corporation</text:p>
          </table:table-cell>
          <table:table-cell office:value-type="float" office:value="2006">
            <text:p>2006</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F1 2009 (USA)</text:p>
          </table:table-cell>
          <table:table-cell office:value-type="string">
            <text:p>F1 2009 </text:p>
          </table:table-cell>
          <table:table-cell office:value-type="string">
            <text:p>Sumo Digital</text:p>
          </table:table-cell>
          <table:table-cell office:value-type="string">
            <text:p>Codemasters</text:p>
          </table:table-cell>
          <table:table-cell office:value-type="float" office:value="2009">
            <text:p>2009</text:p>
          </table:table-cell>
          <table:table-cell office:value-type="string">
            <text:p>Driving</text:p>
          </table:table-cell>
          <table:table-cell office:value-type="string">
            <text:p>ESRB - E (Everyone)</text:p>
          </table:table-cell>
          <table:table-cell office:value-type="string">
            <text:p>1-4 Players</text:p>
          </table:table-cell>
          <table:table-cell office:value-type="string">
            <text:p>3.7</text:p>
          </table:table-cell>
          <table:table-cell table:number-columns-repeated="1014"/>
        </table:table-row>
        <table:table-row table:style-name="ro1">
          <table:table-cell office:value-type="string">
            <text:p>F1 Grand Prix (Europe)</text:p>
          </table:table-cell>
          <table:table-cell office:value-type="string">
            <text:p>F1 Grand Prix </text:p>
          </table:table-cell>
          <table:table-cell office:value-type="string">
            <text:p>Traveller's Tales</text:p>
          </table:table-cell>
          <table:table-cell office:value-type="string">
            <text:p>Sony Computer Entertainment America, Inc</text:p>
          </table:table-cell>
          <table:table-cell office:value-type="float" office:value="2005">
            <text:p>2005</text:p>
          </table:table-cell>
          <table:table-cell office:value-type="string">
            <text:p>Driving</text:p>
          </table:table-cell>
          <table:table-cell office:value-type="string">
            <text:p>ESRB - E (Everyone)</text:p>
          </table:table-cell>
          <table:table-cell office:value-type="string">
            <text:p>1-8 Players</text:p>
          </table:table-cell>
          <table:table-cell office:value-type="string">
            <text:p>2.8</text:p>
          </table:table-cell>
          <table:table-cell table:number-columns-repeated="1014"/>
        </table:table-row>
        <table:table-row table:style-name="ro1">
          <table:table-cell office:value-type="string">
            <text:p>Fading Shadows (USA)</text:p>
          </table:table-cell>
          <table:table-cell office:value-type="string">
            <text:p>Fading Shadows </text:p>
          </table:table-cell>
          <table:table-cell office:value-type="string">
            <text:p>Ivolgamus</text:p>
          </table:table-cell>
          <table:table-cell office:value-type="string">
            <text:p>Agetec Inc.</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2 Players</text:p>
          </table:table-cell>
          <table:table-cell office:value-type="string">
            <text:p>3.0</text:p>
          </table:table-cell>
          <table:table-cell table:number-columns-repeated="1014"/>
        </table:table-row>
        <table:table-row table:style-name="ro1">
          <table:table-cell office:value-type="string">
            <text:p>Family Guy (USA)</text:p>
          </table:table-cell>
          <table:table-cell office:value-type="string">
            <text:p>Family Guy </text:p>
          </table:table-cell>
          <table:table-cell office:value-type="string">
            <text:p>High Voltage Software</text:p>
          </table:table-cell>
          <table:table-cell table:style-name="Default" office:value-type="string">
            <text:p>2K Games</text:p>
          </table:table-cell>
          <table:table-cell office:value-type="float" office:value="2006">
            <text:p>2006</text:p>
          </table:table-cell>
          <table:table-cell office:value-type="string">
            <text:p>Adventure</text:p>
          </table:table-cell>
          <table:table-cell office:value-type="string">
            <text:p>ESRB - M (Matur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Fast and The Furious, The (USA)</text:p>
          </table:table-cell>
          <table:table-cell office:value-type="string">
            <text:p>Fast and The Furious, The </text:p>
          </table:table-cell>
          <table:table-cell office:value-type="string">
            <text:p>Eutechnyx</text:p>
          </table:table-cell>
          <table:table-cell table:style-name="Default" office:value-type="string">
            <text:p>Namco Bandai Games America Inc.</text:p>
          </table:table-cell>
          <table:table-cell office:value-type="float" office:value="2007">
            <text:p>2007</text:p>
          </table:table-cell>
          <table:table-cell office:value-type="string">
            <text:p>Driving</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Fat Princess - Fistful of Cake (USA)</text:p>
          </table:table-cell>
          <table:table-cell office:value-type="string">
            <text:p>Fat Princess - Fistful of Cake </text:p>
          </table:table-cell>
          <table:table-cell office:value-type="string">
            <text:p>SuperVillain Studios</text:p>
          </table:table-cell>
          <table:table-cell office:value-type="string">
            <text:p>Sony Computer Entertainment America, Inc</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8 Players</text:p>
          </table:table-cell>
          <table:table-cell office:value-type="string">
            <text:p>3.8</text:p>
          </table:table-cell>
          <table:table-cell table:number-columns-repeated="1014"/>
        </table:table-row>
        <table:table-row table:style-name="ro1">
          <table:table-cell office:value-type="string">
            <text:p>Fate-Extra (USA)</text:p>
          </table:table-cell>
          <table:table-cell office:value-type="string">
            <text:p>Fate-Extra </text:p>
          </table:table-cell>
          <table:table-cell office:value-type="string">
            <text:p>Image Epoch</text:p>
          </table:table-cell>
          <table:table-cell office:value-type="string">
            <text:p>Aksys Games</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Fate-Extra CCC (Japan)</text:p>
          </table:table-cell>
          <table:table-cell office:value-type="string">
            <text:p>Fate-Extra CCC </text:p>
          </table:table-cell>
          <table:table-cell office:value-type="string">
            <text:p>Image Epoch</text:p>
          </table:table-cell>
          <table:table-cell office:value-type="string">
            <text:p>Marvelous AQL</text:p>
          </table:table-cell>
          <table:table-cell office:value-type="float" office:value="2013">
            <text:p>2013</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Fate-Tiger Colosseum (Japan)</text:p>
          </table:table-cell>
          <table:table-cell office:value-type="string">
            <text:p>Fate-Tiger Colosseum </text:p>
          </table:table-cell>
          <table:table-cell office:value-type="string">
            <text:p>Cavia Inc.</text:p>
          </table:table-cell>
          <table:table-cell office:value-type="string">
            <text:p>Capcom Co., Ltd.</text:p>
          </table:table-cell>
          <table:table-cell office:value-type="float" office:value="2007">
            <text:p>2007</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Fate-Tiger Colosseum Upper (Japan)</text:p>
          </table:table-cell>
          <table:table-cell office:value-type="string">
            <text:p>Fate-Tiger Colosseum Upper </text:p>
          </table:table-cell>
          <table:table-cell office:value-type="string">
            <text:p>Cavia Inc.</text:p>
          </table:table-cell>
          <table:table-cell office:value-type="string">
            <text:p>Capcom Co., Ltd.</text:p>
          </table:table-cell>
          <table:table-cell office:value-type="float" office:value="2008">
            <text:p>2008</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Fate-Unlimited Codes (USA)</text:p>
          </table:table-cell>
          <table:table-cell office:value-type="string">
            <text:p>Fate-Unlimited Codes </text:p>
          </table:table-cell>
          <table:table-cell office:value-type="string">
            <text:p>Eighting</text:p>
          </table:table-cell>
          <table:table-cell office:value-type="string">
            <text:p>Capcom Co., Ltd.</text:p>
          </table:table-cell>
          <table:table-cell office:value-type="float" office:value="2009">
            <text:p>2009</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Field Commander (USA)</text:p>
          </table:table-cell>
          <table:table-cell office:value-type="string">
            <text:p>Field Commander </text:p>
          </table:table-cell>
          <table:table-cell table:number-columns-repeated="2" office:value-type="string">
            <text:p>Sony Online Entertainment</text:p>
          </table:table-cell>
          <table:table-cell office:value-type="float" office:value="2006">
            <text:p>2006</text:p>
          </table:table-cell>
          <table:table-cell office:value-type="string">
            <text:p>Strategy</text:p>
          </table:table-cell>
          <table:table-cell office:value-type="string">
            <text:p>ESRB - T (Teen)</text:p>
          </table:table-cell>
          <table:table-cell office:value-type="string">
            <text:p>1-2 Players</text:p>
          </table:table-cell>
          <table:table-cell office:value-type="string">
            <text:p>3.5</text:p>
          </table:table-cell>
          <table:table-cell table:number-columns-repeated="1014"/>
        </table:table-row>
        <table:table-row table:style-name="ro1">
          <table:table-cell office:value-type="string">
            <text:p>FIFA 14 (USA)</text:p>
          </table:table-cell>
          <table:table-cell office:value-type="string">
            <text:p>FIFA 14 </text:p>
          </table:table-cell>
          <table:table-cell office:value-type="string">
            <text:p>Electronic Arts</text:p>
          </table:table-cell>
          <table:table-cell table:style-name="Default" office:value-type="string">
            <text:p>EA Sports</text:p>
          </table:table-cell>
          <table:table-cell office:value-type="float" office:value="2013">
            <text:p>2013</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FIFA Soccer (USA)</text:p>
          </table:table-cell>
          <table:table-cell office:value-type="string">
            <text:p>FIFA Soccer </text:p>
          </table:table-cell>
          <table:table-cell office:value-type="string">
            <text:p>EA Sports</text:p>
          </table:table-cell>
          <table:table-cell table:style-name="Default" office:value-type="string">
            <text:p>Team Fusion</text:p>
          </table:table-cell>
          <table:table-cell office:value-type="float" office:value="2005">
            <text:p>2005</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FIFA Soccer 06 (USA)</text:p>
          </table:table-cell>
          <table:table-cell office:value-type="string">
            <text:p>FIFA Soccer 06 </text:p>
          </table:table-cell>
          <table:table-cell office:value-type="string">
            <text:p>EA Canada</text:p>
          </table:table-cell>
          <table:table-cell table:style-name="Default" office:value-type="string">
            <text:p>Team Fusion</text:p>
          </table:table-cell>
          <table:table-cell office:value-type="float" office:value="2005">
            <text:p>2005</text:p>
          </table:table-cell>
          <table:table-cell office:value-type="string">
            <text:p>Sports/Soccer</text:p>
          </table:table-cell>
          <table:table-cell office:value-type="string">
            <text:p>ESRB - E (Everyone)</text:p>
          </table:table-cell>
          <table:table-cell office:value-type="string">
            <text:p>1-4 Players</text:p>
          </table:table-cell>
          <table:table-cell office:value-type="string">
            <text:p>3.0</text:p>
          </table:table-cell>
          <table:table-cell table:number-columns-repeated="1014"/>
        </table:table-row>
        <table:table-row table:style-name="ro1">
          <table:table-cell office:value-type="string">
            <text:p>FIFA Soccer 07 (USA)</text:p>
          </table:table-cell>
          <table:table-cell office:value-type="string">
            <text:p>FIFA Soccer 07 </text:p>
          </table:table-cell>
          <table:table-cell office:value-type="string">
            <text:p>EA Sports</text:p>
          </table:table-cell>
          <table:table-cell table:style-name="Default" office:value-type="string">
            <text:p>Team Fusion</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FIFA Soccer 08 (USA)</text:p>
          </table:table-cell>
          <table:table-cell office:value-type="string">
            <text:p>FIFA Soccer 08 </text:p>
          </table:table-cell>
          <table:table-cell office:value-type="string">
            <text:p>EA Canada</text:p>
          </table:table-cell>
          <table:table-cell table:style-name="Default" office:value-type="string">
            <text:p>Team Fusion</text:p>
          </table:table-cell>
          <table:table-cell office:value-type="float" office:value="2007">
            <text:p>2007</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3.5</text:p>
          </table:table-cell>
          <table:table-cell table:number-columns-repeated="1014"/>
        </table:table-row>
        <table:table-row table:style-name="ro1">
          <table:table-cell office:value-type="string">
            <text:p>FIFA Soccer 09 (USA)</text:p>
          </table:table-cell>
          <table:table-cell office:value-type="string">
            <text:p>FIFA Soccer 09 </text:p>
          </table:table-cell>
          <table:table-cell table:style-name="Default" office:value-type="string">
            <text:p>Electronic Arts,, Inc.,</text:p>
          </table:table-cell>
          <table:table-cell table:style-name="Default" office:value-type="string">
            <text:p>EA Canada</text:p>
          </table:table-cell>
          <table:table-cell office:value-type="float" office:value="2008">
            <text:p>2008</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FIFA Soccer 10 (USA)</text:p>
          </table:table-cell>
          <table:table-cell office:value-type="string">
            <text:p>FIFA Soccer 10 </text:p>
          </table:table-cell>
          <table:table-cell office:value-type="string">
            <text:p>EA Sports</text:p>
          </table:table-cell>
          <table:table-cell office:value-type="string">
            <text:p>Electronic Arts</text:p>
          </table:table-cell>
          <table:table-cell office:value-type="float" office:value="2009">
            <text:p>2009</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FIFA Soccer 11 (USA)</text:p>
          </table:table-cell>
          <table:table-cell office:value-type="string">
            <text:p>FIFA Soccer 11 </text:p>
          </table:table-cell>
          <table:table-cell office:value-type="string">
            <text:p>EA Sports</text:p>
          </table:table-cell>
          <table:table-cell office:value-type="string">
            <text:p>Electronic Arts</text:p>
          </table:table-cell>
          <table:table-cell office:value-type="float" office:value="2010">
            <text:p>2010</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FIFA Soccer 12 (USA)</text:p>
          </table:table-cell>
          <table:table-cell office:value-type="string">
            <text:p>FIFA Soccer 12 </text:p>
          </table:table-cell>
          <table:table-cell table:number-columns-repeated="2" office:value-type="string">
            <text:p>Electronic Arts</text:p>
          </table:table-cell>
          <table:table-cell office:value-type="float" office:value="2011">
            <text:p>2011</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FIFA Soccer 13 (USA)</text:p>
          </table:table-cell>
          <table:table-cell office:value-type="string">
            <text:p>FIFA Soccer 13 </text:p>
          </table:table-cell>
          <table:table-cell office:value-type="string">
            <text:p>Electronic Arts</text:p>
          </table:table-cell>
          <table:table-cell table:style-name="Default" office:value-type="string">
            <text:p>EA Sports</text:p>
          </table:table-cell>
          <table:table-cell office:value-type="float" office:value="2012">
            <text:p>2012</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FIFA Street 2 (USA)</text:p>
          </table:table-cell>
          <table:table-cell office:value-type="string">
            <text:p>FIFA Street 2 </text:p>
          </table:table-cell>
          <table:table-cell office:value-type="string">
            <text:p>EA Canada</text:p>
          </table:table-cell>
          <table:table-cell office:value-type="string">
            <text:p>EA Sports Big</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FIFA World Cup - Germany 2006 (USA)</text:p>
          </table:table-cell>
          <table:table-cell office:value-type="string">
            <text:p>FIFA World Cup - Germany 2006 </text:p>
          </table:table-cell>
          <table:table-cell office:value-type="string">
            <text:p>EA Canada</text:p>
          </table:table-cell>
          <table:table-cell office:value-type="string">
            <text:p>Electronic Arts</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4 Players</text:p>
          </table:table-cell>
          <table:table-cell office:value-type="string">
            <text:p>3.6</text:p>
          </table:table-cell>
          <table:table-cell table:number-columns-repeated="1014"/>
        </table:table-row>
        <table:table-row table:style-name="ro1">
          <table:table-cell office:value-type="string">
            <text:p>Fight Night Round 3 (USA)</text:p>
          </table:table-cell>
          <table:table-cell office:value-type="string">
            <text:p>Fight Night Round 3 </text:p>
          </table:table-cell>
          <table:table-cell office:value-type="string">
            <text:p>EA Chicago</text:p>
          </table:table-cell>
          <table:table-cell table:style-name="Default" office:value-type="string">
            <text:p>EA Sports</text:p>
          </table:table-cell>
          <table:table-cell office:value-type="float" office:value="2006">
            <text:p>2006</text:p>
          </table:table-cell>
          <table:table-cell office:value-type="string">
            <text:p>Sports/Box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Final Armada (Europe)</text:p>
          </table:table-cell>
          <table:table-cell office:value-type="string">
            <text:p>Final Armada </text:p>
          </table:table-cell>
          <table:table-cell office:value-type="string">
            <text:p>I-Imagine</text:p>
          </table:table-cell>
          <table:table-cell office:value-type="string">
            <text:p>Virgin Play</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Final Fantasy - 20th Anniversary Edition (USA)</text:p>
          </table:table-cell>
          <table:table-cell office:value-type="string">
            <text:p>Final Fantasy - 20th Anniversary Edition </text:p>
          </table:table-cell>
          <table:table-cell office:value-type="string">
            <text:p>Tose Co., Ltd.</text:p>
          </table:table-cell>
          <table:table-cell office:value-type="string">
            <text:p>Square Enix Co., Ltd.</text:p>
          </table:table-cell>
          <table:table-cell office:value-type="float" office:value="2007">
            <text:p>2007</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Final Fantasy II - 20th Anniversary Edition (USA)</text:p>
          </table:table-cell>
          <table:table-cell office:value-type="string">
            <text:p>Final Fantasy II - 20th Anniversary Edition </text:p>
          </table:table-cell>
          <table:table-cell office:value-type="string">
            <text:p>Tose Co., Ltd.</text:p>
          </table:table-cell>
          <table:table-cell office:value-type="string">
            <text:p>Square Enix Co., Ltd.</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Final Fantasy III (USA)</text:p>
          </table:table-cell>
          <table:table-cell office:value-type="string">
            <text:p>Final Fantasy III </text:p>
          </table:table-cell>
          <table:table-cell office:value-type="string">
            <text:p>Matrix Software</text:p>
          </table:table-cell>
          <table:table-cell office:value-type="string">
            <text:p>Square Enix Co., Ltd.</text:p>
          </table:table-cell>
          <table:table-cell office:value-type="float" office:value="2012">
            <text:p>2012</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Final Fantasy IV - The Complete Collection (USA)</text:p>
          </table:table-cell>
          <table:table-cell office:value-type="string">
            <text:p>Final Fantasy IV - The Complete Collection </text:p>
          </table:table-cell>
          <table:table-cell office:value-type="string">
            <text:p>Bullets</text:p>
          </table:table-cell>
          <table:table-cell office:value-type="string">
            <text:p>Square Enix Co., Ltd.</text:p>
          </table:table-cell>
          <table:table-cell office:value-type="float" office:value="2011">
            <text:p>2011</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Final Fantasy Tactics - The War of the Lions (USA)</text:p>
          </table:table-cell>
          <table:table-cell office:value-type="string">
            <text:p>Final Fantasy Tactics - The War of the Lions </text:p>
          </table:table-cell>
          <table:table-cell office:value-type="string">
            <text:p>Square Enix</text:p>
          </table:table-cell>
          <table:table-cell office:value-type="string">
            <text:p>Square Enix Co., Ltd.</text:p>
          </table:table-cell>
          <table:table-cell office:value-type="float" office:value="2007">
            <text:p>2007</text:p>
          </table:table-cell>
          <table:table-cell office:value-type="string">
            <text:p>Strategy</text:p>
          </table:table-cell>
          <table:table-cell office:value-type="string">
            <text:p>ESRB - T (Teen)</text:p>
          </table:table-cell>
          <table:table-cell office:value-type="string">
            <text:p>1-2 Players</text:p>
          </table:table-cell>
          <table:table-cell office:value-type="string">
            <text:p>4.3</text:p>
          </table:table-cell>
          <table:table-cell table:number-columns-repeated="1014"/>
        </table:table-row>
        <table:table-row table:style-name="ro1">
          <table:table-cell office:value-type="string">
            <text:p>Final Fantasy Type-0 (Japan) (Disc 1) (Translated En)</text:p>
          </table:table-cell>
          <table:table-cell office:value-type="string">
            <text:p>Final Fantasy Type-0 </text:p>
          </table:table-cell>
          <table:table-cell office:value-type="string">
            <text:p>Square Enix</text:p>
          </table:table-cell>
          <table:table-cell office:value-type="string">
            <text:p>Square Enix Co., Ltd.</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Fired Up (Europe)</text:p>
          </table:table-cell>
          <table:table-cell office:value-type="string">
            <text:p>Fired Up </text:p>
          </table:table-cell>
          <table:table-cell office:value-type="string">
            <text:p>SCEE London Studio</text:p>
          </table:table-cell>
          <table:table-cell office:value-type="string">
            <text:p>Sony Computer Entertainment Europe </text:p>
          </table:table-cell>
          <table:table-cell office:value-type="float" office:value="2005">
            <text:p>2005</text:p>
          </table:table-cell>
          <table:table-cell office:value-type="string">
            <text:p>Driving</text:p>
          </table:table-cell>
          <table:table-cell office:value-type="string">
            <text:p>ESRB - K-A (Kids to Adults)</text:p>
          </table:table-cell>
          <table:table-cell office:value-type="string">
            <text:p>1-8 Players</text:p>
          </table:table-cell>
          <table:table-cell office:value-type="string">
            <text:p>3.7</text:p>
          </table:table-cell>
          <table:table-cell table:number-columns-repeated="1014"/>
        </table:table-row>
        <table:table-row table:style-name="ro1">
          <table:table-cell office:value-type="string">
            <text:p>FlatOut - Head On (USA)</text:p>
          </table:table-cell>
          <table:table-cell office:value-type="string">
            <text:p>FlatOut - Head On </text:p>
          </table:table-cell>
          <table:table-cell office:value-type="string">
            <text:p>Bugbear Entertainment Ltd.</text:p>
          </table:table-cell>
          <table:table-cell office:value-type="string">
            <text:p>Empire Interactive</text:p>
          </table:table-cell>
          <table:table-cell office:value-type="float" office:value="2008">
            <text:p>2008</text:p>
          </table:table-cell>
          <table:table-cell office:value-type="string">
            <text:p>Driv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flOw (USA)</text:p>
          </table:table-cell>
          <table:table-cell office:value-type="string">
            <text:p>flOw </text:p>
          </table:table-cell>
          <table:table-cell office:value-type="string">
            <text:p>SuperVillain Studios</text:p>
          </table:table-cell>
          <table:table-cell office:value-type="string">
            <text:p>Sony Computer Entertainment America, Inc</text:p>
          </table:table-cell>
          <table:table-cell office:value-type="float" office:value="2008">
            <text:p>2008</text:p>
          </table:table-cell>
          <table:table-cell office:value-type="string">
            <text:p>Miscellaneous</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Football Manager Handheld (Europe)</text:p>
          </table:table-cell>
          <table:table-cell office:value-type="string">
            <text:p>Football Manager Handheld </text:p>
          </table:table-cell>
          <table:table-cell office:value-type="string">
            <text:p>Sports Interactive</text:p>
          </table:table-cell>
          <table:table-cell office:value-type="string">
            <text:p>Sega Europe</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Football Manager Handheld 2007 (Europe)</text:p>
          </table:table-cell>
          <table:table-cell office:value-type="string">
            <text:p>Football Manager Handheld 2007 </text:p>
          </table:table-cell>
          <table:table-cell office:value-type="string">
            <text:p>Sports Interactive</text:p>
          </table:table-cell>
          <table:table-cell office:value-type="string">
            <text:p>Sega Europe</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Football Manager Handheld 2008 (Europe)</text:p>
          </table:table-cell>
          <table:table-cell office:value-type="string">
            <text:p>Football Manager Handheld 2008 </text:p>
          </table:table-cell>
          <table:table-cell office:value-type="string">
            <text:p>Sports Interactive</text:p>
          </table:table-cell>
          <table:table-cell office:value-type="string">
            <text:p>Sega Europe</text:p>
          </table:table-cell>
          <table:table-cell office:value-type="float" office:value="2007">
            <text:p>2007</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Football Manager Handheld 2009 (Europe)</text:p>
          </table:table-cell>
          <table:table-cell office:value-type="string">
            <text:p>Football Manager Handheld 2009 </text:p>
          </table:table-cell>
          <table:table-cell office:value-type="string">
            <text:p>Sports Interactive</text:p>
          </table:table-cell>
          <table:table-cell office:value-type="string">
            <text:p>Sega Europe</text:p>
          </table:table-cell>
          <table:table-cell office:value-type="float" office:value="2008">
            <text:p>2008</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Football Manager Handheld 2010 (USA)</text:p>
          </table:table-cell>
          <table:table-cell office:value-type="string">
            <text:p>Football Manager Handheld 2010 </text:p>
          </table:table-cell>
          <table:table-cell office:value-type="string">
            <text:p>Sports Interactive</text:p>
          </table:table-cell>
          <table:table-cell office:value-type="string">
            <text:p>Sega Europe</text:p>
          </table:table-cell>
          <table:table-cell office:value-type="float" office:value="2009">
            <text:p>2009</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Football Manager Handheld 2011 (Europe)</text:p>
          </table:table-cell>
          <table:table-cell office:value-type="string">
            <text:p>Football Manager Handheld 2011 </text:p>
          </table:table-cell>
          <table:table-cell office:value-type="string">
            <text:p>Sports Interactive</text:p>
          </table:table-cell>
          <table:table-cell office:value-type="string">
            <text:p>Sega Europe</text:p>
          </table:table-cell>
          <table:table-cell office:value-type="float" office:value="2010">
            <text:p>2010</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Football Manager Handheld 2012 (Europe)</text:p>
          </table:table-cell>
          <table:table-cell office:value-type="string">
            <text:p>Football Manager Handheld 2012 </text:p>
          </table:table-cell>
          <table:table-cell office:value-type="string">
            <text:p>Sports Interactive</text:p>
          </table:table-cell>
          <table:table-cell office:value-type="string">
            <text:p>Sega Europe</text:p>
          </table:table-cell>
          <table:table-cell office:value-type="float" office:value="2011">
            <text:p>2011</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Football Manager Handheld 2013 (Europe)</text:p>
          </table:table-cell>
          <table:table-cell office:value-type="string">
            <text:p>Football Manager Handheld 2013 </text:p>
          </table:table-cell>
          <table:table-cell office:value-type="string">
            <text:p>Sports Interactive</text:p>
          </table:table-cell>
          <table:table-cell office:value-type="string">
            <text:p>Sega Europe</text:p>
          </table:table-cell>
          <table:table-cell office:value-type="float" office:value="2012">
            <text:p>2012</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Ford Bold Moves Street Racing (USA)</text:p>
          </table:table-cell>
          <table:table-cell office:value-type="string">
            <text:p>Ford Bold Moves Street Racing </text:p>
          </table:table-cell>
          <table:table-cell office:value-type="string">
            <text:p>Razorworks Studios</text:p>
          </table:table-cell>
          <table:table-cell office:value-type="string">
            <text:p>Eidos Interactive</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6 Players</text:p>
          </table:table-cell>
          <table:table-cell office:value-type="string">
            <text:p>4.0</text:p>
          </table:table-cell>
          <table:table-cell table:number-columns-repeated="1014"/>
        </table:table-row>
        <table:table-row table:style-name="ro1">
          <table:table-cell office:value-type="string">
            <text:p>Ford Racing - Off Road (USA)</text:p>
          </table:table-cell>
          <table:table-cell office:value-type="string">
            <text:p>Ford Racing - Off Road </text:p>
          </table:table-cell>
          <table:table-cell office:value-type="string">
            <text:p>Razorworks Studios</text:p>
          </table:table-cell>
          <table:table-cell office:value-type="string">
            <text:p>Empire Interactive</text:p>
          </table:table-cell>
          <table:table-cell office:value-type="float" office:value="2008">
            <text:p>2008</text:p>
          </table:table-cell>
          <table:table-cell office:value-type="string">
            <text:p>Driving</text:p>
          </table:table-cell>
          <table:table-cell office:value-type="string">
            <text:p>ESRB - E (Everyone)</text:p>
          </table:table-cell>
          <table:table-cell office:value-type="string">
            <text:p>1-6 Players</text:p>
          </table:table-cell>
          <table:table-cell office:value-type="string">
            <text:p>3.5</text:p>
          </table:table-cell>
          <table:table-cell table:number-columns-repeated="1014"/>
        </table:table-row>
        <table:table-row table:style-name="ro1">
          <table:table-cell office:value-type="string">
            <text:p>Ford Street Racing - XR Edition (Australia)</text:p>
          </table:table-cell>
          <table:table-cell office:value-type="string">
            <text:p>Ford Street Racing - XR Edition </text:p>
          </table:table-cell>
          <table:table-cell office:value-type="string">
            <text:p>Razorworks Studios</text:p>
          </table:table-cell>
          <table:table-cell office:value-type="string">
            <text:p>Eidos Interactive</text:p>
          </table:table-cell>
          <table:table-cell office:value-type="float" office:value="2007">
            <text:p>2007</text:p>
          </table:table-cell>
          <table:table-cell office:value-type="string">
            <text:p>Driving</text:p>
          </table:table-cell>
          <table:table-cell office:value-type="string">
            <text:p>ESRB - E (Everyone)</text:p>
          </table:table-cell>
          <table:table-cell office:value-type="string">
            <text:p>1-6 Players</text:p>
          </table:table-cell>
          <table:table-cell office:value-type="string">
            <text:p>4.0</text:p>
          </table:table-cell>
          <table:table-cell table:number-columns-repeated="1014"/>
        </table:table-row>
        <table:table-row table:style-name="ro1">
          <table:table-cell office:value-type="string">
            <text:p>Formula One 2006 (Europe)</text:p>
          </table:table-cell>
          <table:table-cell office:value-type="string">
            <text:p>Formula One 2006 </text:p>
          </table:table-cell>
          <table:table-cell office:value-type="string">
            <text:p>Studio Liverpool</text:p>
          </table:table-cell>
          <table:table-cell office:value-type="string">
            <text:p>Sony Computer Entertainment Europe </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Frantix - A Puzzle Adventure (USA)</text:p>
          </table:table-cell>
          <table:table-cell office:value-type="string">
            <text:p>Frantix - A Puzzle Adventure </text:p>
          </table:table-cell>
          <table:table-cell office:value-type="string">
            <text:p>Killer Game</text:p>
          </table:table-cell>
          <table:table-cell office:value-type="string">
            <text:p>Sony Online Entertainment</text:p>
          </table:table-cell>
          <table:table-cell office:value-type="float" office:value="2005">
            <text:p>2005</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Freak Out - Extreme Freeride (Europe)</text:p>
          </table:table-cell>
          <table:table-cell office:value-type="string">
            <text:p>Freak Out - Extreme Freeride </text:p>
          </table:table-cell>
          <table:table-cell office:value-type="string">
            <text:p>Coldwood Interactive</text:p>
          </table:table-cell>
          <table:table-cell office:value-type="string">
            <text:p>JoWooD Entertainment AG</text:p>
          </table:table-cell>
          <table:table-cell office:value-type="float" office:value="2007">
            <text:p>2007</text:p>
          </table:table-cell>
          <table:table-cell office:value-type="string">
            <text:p>Sports/Skiing</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Free Running (Europe)</text:p>
          </table:table-cell>
          <table:table-cell office:value-type="string">
            <text:p>Free Running </text:p>
          </table:table-cell>
          <table:table-cell office:value-type="string">
            <text:p>Core Design Ltd.</text:p>
          </table:table-cell>
          <table:table-cell office:value-type="string">
            <text:p>Eidos Interactive</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Frogger - Helmet Chaos (USA)</text:p>
          </table:table-cell>
          <table:table-cell office:value-type="string">
            <text:p>Frogger - Helmet Chaos </text:p>
          </table:table-cell>
          <table:table-cell office:value-type="string">
            <text:p>Konami Computer Entertainment Hawaii</text:p>
          </table:table-cell>
          <table:table-cell office:value-type="string">
            <text:p>Konami Corporation</text:p>
          </table:table-cell>
          <table:table-cell office:value-type="float" office:value="2005">
            <text:p>2005</text:p>
          </table:table-cell>
          <table:table-cell office:value-type="string">
            <text:p>Platform</text:p>
          </table:table-cell>
          <table:table-cell office:value-type="string">
            <text:p>ESRB - E (Everyone)</text:p>
          </table:table-cell>
          <table:table-cell office:value-type="string">
            <text:p>1-4 Players</text:p>
          </table:table-cell>
          <table:table-cell office:value-type="string">
            <text:p>3.4</text:p>
          </table:table-cell>
          <table:table-cell table:number-columns-repeated="1014"/>
        </table:table-row>
        <table:table-row table:style-name="ro1">
          <table:table-cell office:value-type="string">
            <text:p>Full Auto 2 - Battlelines (USA)</text:p>
          </table:table-cell>
          <table:table-cell office:value-type="string">
            <text:p>Full Auto 2 - Battlelines </text:p>
          </table:table-cell>
          <table:table-cell office:value-type="string">
            <text:p>Deep Fried Entertainment</text:p>
          </table:table-cell>
          <table:table-cell office:value-type="string">
            <text:p>SEGA Corporation</text:p>
          </table:table-cell>
          <table:table-cell office:value-type="float" office:value="2007">
            <text:p>2007</text:p>
          </table:table-cell>
          <table:table-cell office:value-type="string">
            <text:p>Driving</text:p>
          </table:table-cell>
          <table:table-cell office:value-type="string">
            <text:p>ESRB - E10+ (Everyone 10+)</text:p>
          </table:table-cell>
          <table:table-cell office:value-type="string">
            <text:p>1-4 Players</text:p>
          </table:table-cell>
          <table:table-cell office:value-type="string">
            <text:p>3.4</text:p>
          </table:table-cell>
          <table:table-cell table:number-columns-repeated="1014"/>
        </table:table-row>
        <table:table-row table:style-name="ro1">
          <table:table-cell office:value-type="string">
            <text:p>Fullmetal Alchemist - Brotherhood (Europe)</text:p>
          </table:table-cell>
          <table:table-cell office:value-type="string">
            <text:p>Fullmetal Alchemist - Brotherhood </text:p>
          </table:table-cell>
          <table:table-cell office:value-type="string">
            <text:p>BEC Co., Ltd.</text:p>
          </table:table-cell>
          <table:table-cell office:value-type="string">
            <text:p>Namco Bandai Games</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Fushigi no Dungeon - Fuurai no Shiren 3 Portable (Japan) (Translated En)</text:p>
          </table:table-cell>
          <table:table-cell office:value-type="string">
            <text:p>Fushigi no Dungeon - Fuurai no Shiren 3 Portable </text:p>
          </table:table-cell>
          <table:table-cell office:value-type="string">
            <text:p>ChunSoft</text:p>
          </table:table-cell>
          <table:table-cell office:value-type="string">
            <text:p>Spike Co., Ltd.</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G-Force (USA)</text:p>
          </table:table-cell>
          <table:table-cell office:value-type="string">
            <text:p>G-Force </text:p>
          </table:table-cell>
          <table:table-cell office:value-type="string">
            <text:p>Keen Games</text:p>
          </table:table-cell>
          <table:table-cell office:value-type="string">
            <text:p>Disney Interactive Studios</text:p>
          </table:table-cell>
          <table:table-cell office:value-type="float" office:value="2009">
            <text:p>2009</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G.I. Joe - The Rise of Cobra (USA)</text:p>
          </table:table-cell>
          <table:table-cell office:value-type="string">
            <text:p>G.I. Joe - The Rise of Cobra </text:p>
          </table:table-cell>
          <table:table-cell office:value-type="string">
            <text:p>Double Helix Games</text:p>
          </table:table-cell>
          <table:table-cell office:value-type="string">
            <text:p>Electronic Arts</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Gangs of London (USA)</text:p>
          </table:table-cell>
          <table:table-cell office:value-type="string">
            <text:p>Gangs of London </text:p>
          </table:table-cell>
          <table:table-cell office:value-type="string">
            <text:p>SCEE London Studio</text:p>
          </table:table-cell>
          <table:table-cell office:value-type="string">
            <text:p>Sony Computer Entertainment America, Inc</text:p>
          </table:table-cell>
          <table:table-cell office:value-type="float" office:value="2006">
            <text:p>2006</text:p>
          </table:table-cell>
          <table:table-cell office:value-type="string">
            <text:p>Adventure</text:p>
          </table:table-cell>
          <table:table-cell office:value-type="string">
            <text:p>ESRB - M (Mature)</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Generation of Chaos - Pandora's Reflection (USA)</text:p>
          </table:table-cell>
          <table:table-cell office:value-type="string">
            <text:p>Generation of Chaos - Pandora's Reflection </text:p>
          </table:table-cell>
          <table:table-cell office:value-type="string">
            <text:p>Super Sting</text:p>
          </table:table-cell>
          <table:table-cell office:value-type="string">
            <text:p>NIS America</text:p>
          </table:table-cell>
          <table:table-cell office:value-type="float" office:value="2013">
            <text:p>2013</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Generation of Chaos (USA)</text:p>
          </table:table-cell>
          <table:table-cell office:value-type="string">
            <text:p>Generation of Chaos </text:p>
          </table:table-cell>
          <table:table-cell office:value-type="string">
            <text:p>Idea Factory</text:p>
          </table:table-cell>
          <table:table-cell office:value-type="string">
            <text:p>NIS America</text:p>
          </table:table-cell>
          <table:table-cell office:value-type="float" office:value="2006">
            <text:p>2006</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Geronimo Stilton - Return to the Kingdom of Fantasy (Europe)</text:p>
          </table:table-cell>
          <table:table-cell office:value-type="string">
            <text:p>Geronimo Stilton - Return to the Kingdom of Fantasy </text:p>
          </table:table-cell>
          <table:table-cell office:value-type="string">
            <text:p>Virtual Toys</text:p>
          </table:table-cell>
          <table:table-cell office:value-type="string">
            <text:p>Sony Computer Entertainment America, Inc</text:p>
          </table:table-cell>
          <table:table-cell office:value-type="float" office:value="2013">
            <text:p>2013</text:p>
          </table:table-cell>
          <table:table-cell office:value-type="string">
            <text:p>Adventure</text:p>
          </table:table-cell>
          <table:table-cell office:value-type="string">
            <text:p>ESRB - E (Everyone)</text:p>
          </table:table-cell>
          <table:table-cell office:value-type="string">
            <text:p>1 Player</text:p>
          </table:table-cell>
          <table:table-cell office:value-type="string">
            <text:p>4.6</text:p>
          </table:table-cell>
          <table:table-cell table:number-columns-repeated="1014"/>
        </table:table-row>
        <table:table-row table:style-name="ro1">
          <table:table-cell office:value-type="string">
            <text:p>Geronimo Stilton in the Kingdom of Fantasy - The Videogame (Europe)</text:p>
          </table:table-cell>
          <table:table-cell office:value-type="string">
            <text:p>Geronimo Stilton in the Kingdom of Fantasy - The Videogame </text:p>
          </table:table-cell>
          <table:table-cell office:value-type="string">
            <text:p>Virtual Toys</text:p>
          </table:table-cell>
          <table:table-cell office:value-type="string">
            <text:p>Sony Computer Entertainment America, Inc</text:p>
          </table:table-cell>
          <table:table-cell office:value-type="float" office:value="2011">
            <text:p>2011</text:p>
          </table:table-cell>
          <table:table-cell office:value-type="string">
            <text:p>Adventure</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Ghost in the Shell - Stand Alone Complex (USA)</text:p>
          </table:table-cell>
          <table:table-cell office:value-type="string">
            <text:p>Ghost in the Shell - Stand Alone Complex </text:p>
          </table:table-cell>
          <table:table-cell office:value-type="string">
            <text:p>G-Artists</text:p>
          </table:table-cell>
          <table:table-cell office:value-type="string">
            <text:p>Bandai Games Inc.</text:p>
          </table:table-cell>
          <table:table-cell office:value-type="float" office:value="2005">
            <text:p>2005</text:p>
          </table:table-cell>
          <table:table-cell office:value-type="string">
            <text:p>Shooter</text:p>
          </table:table-cell>
          <table:table-cell office:value-type="string">
            <text:p>ESRB - T (Teen)</text:p>
          </table:table-cell>
          <table:table-cell office:value-type="string">
            <text:p>1-6 Players</text:p>
          </table:table-cell>
          <table:table-cell office:value-type="string">
            <text:p>3.4</text:p>
          </table:table-cell>
          <table:table-cell table:number-columns-repeated="1014"/>
        </table:table-row>
        <table:table-row table:style-name="ro1">
          <table:table-cell office:value-type="string">
            <text:p>Ghost Rider (USA)</text:p>
          </table:table-cell>
          <table:table-cell office:value-type="string">
            <text:p>Ghost Rider </text:p>
          </table:table-cell>
          <table:table-cell office:value-type="string">
            <text:p>Climax Group</text:p>
          </table:table-cell>
          <table:table-cell office:value-type="string">
            <text:p>2K Games</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Ghostbusters - The Video Game (USA)</text:p>
          </table:table-cell>
          <table:table-cell office:value-type="string">
            <text:p>Ghostbusters - The Video Game </text:p>
          </table:table-cell>
          <table:table-cell office:value-type="string">
            <text:p>Red Fly Studio</text:p>
          </table:table-cell>
          <table:table-cell office:value-type="string">
            <text:p>Atari, Inc.</text:p>
          </table:table-cell>
          <table:table-cell office:value-type="float" office:value="2009">
            <text:p>2009</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Gitaroo Man Lives! (USA)</text:p>
          </table:table-cell>
          <table:table-cell office:value-type="string">
            <text:p>Gitaroo Man Lives! </text:p>
          </table:table-cell>
          <table:table-cell office:value-type="string">
            <text:p>Koei/Inis</text:p>
          </table:table-cell>
          <table:table-cell office:value-type="string">
            <text:p>KOEI Co., Ltd. </text:p>
          </table:table-cell>
          <table:table-cell office:value-type="float" office:value="2006">
            <text:p>2006</text:p>
          </table:table-cell>
          <table:table-cell office:value-type="string">
            <text:p>Rhythm</text:p>
          </table:table-cell>
          <table:table-cell office:value-type="string">
            <text:p>ESRB - E (Everyone)</text:p>
          </table:table-cell>
          <table:table-cell office:value-type="string">
            <text:p>1-2 Players</text:p>
          </table:table-cell>
          <table:table-cell office:value-type="string">
            <text:p>4.2</text:p>
          </table:table-cell>
          <table:table-cell table:number-columns-repeated="1014"/>
        </table:table-row>
        <table:table-row table:style-name="ro1">
          <table:table-cell office:value-type="string">
            <text:p>Gladiator Begins (USA)</text:p>
          </table:table-cell>
          <table:table-cell office:value-type="string">
            <text:p>Gladiator Begins </text:p>
          </table:table-cell>
          <table:table-cell office:value-type="string">
            <text:p>Acquire Corp.</text:p>
          </table:table-cell>
          <table:table-cell office:value-type="string">
            <text:p>Aksys Games</text:p>
          </table:table-cell>
          <table:table-cell office:value-type="float" office:value="2010">
            <text:p>2010</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Go! Puzzle (USA)</text:p>
          </table:table-cell>
          <table:table-cell office:value-type="string">
            <text:p>Go! Puzzle </text:p>
          </table:table-cell>
          <table:table-cell office:value-type="string">
            <text:p>Zoonami Ltd.</text:p>
          </table:table-cell>
          <table:table-cell office:value-type="string">
            <text:p>Sony Computer Entertainment America, Inc</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2 Players</text:p>
          </table:table-cell>
          <table:table-cell office:value-type="string">
            <text:p>4.3</text:p>
          </table:table-cell>
          <table:table-cell table:number-columns-repeated="1014"/>
        </table:table-row>
        <table:table-row table:style-name="ro1">
          <table:table-cell office:value-type="string">
            <text:p>Go! Sudoku (USA)</text:p>
          </table:table-cell>
          <table:table-cell office:value-type="string">
            <text:p>Go! Sudoku </text:p>
          </table:table-cell>
          <table:table-cell office:value-type="string">
            <text:p>Sumo Digital</text:p>
          </table:table-cell>
          <table:table-cell office:value-type="string">
            <text:p>Ubisoft</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4 Players</text:p>
          </table:table-cell>
          <table:table-cell office:value-type="string">
            <text:p>3.2</text:p>
          </table:table-cell>
          <table:table-cell table:number-columns-repeated="1014"/>
        </table:table-row>
        <table:table-row table:style-name="ro1">
          <table:table-cell office:value-type="string">
            <text:p>God Eater 2 (Japan)</text:p>
          </table:table-cell>
          <table:table-cell office:value-type="string">
            <text:p>God Eater 2 </text:p>
          </table:table-cell>
          <table:table-cell table:number-columns-repeated="2" office:value-type="string">
            <text:p>Bandai Namco Games</text:p>
          </table:table-cell>
          <table:table-cell office:value-type="float" office:value="2013">
            <text:p>2013</text:p>
          </table:table-cell>
          <table:table-cell office:value-type="string">
            <text:p>Role-Playing</text:p>
          </table:table-cell>
          <table:table-cell office:value-type="string">
            <text:p>ESRB - M (Mature)</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God of War - Chains of Olympus (USA)</text:p>
          </table:table-cell>
          <table:table-cell office:value-type="string">
            <text:p>God of War - Chains of Olympus </text:p>
          </table:table-cell>
          <table:table-cell office:value-type="string">
            <text:p>Ready at Dawn</text:p>
          </table:table-cell>
          <table:table-cell office:value-type="string">
            <text:p>Sony Computer Entertainment America, Inc</text:p>
          </table:table-cell>
          <table:table-cell office:value-type="float" office:value="2008">
            <text:p>2008</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God of War - Ghost of Sparta (USA)</text:p>
          </table:table-cell>
          <table:table-cell office:value-type="string">
            <text:p>God of War - Ghost of Sparta </text:p>
          </table:table-cell>
          <table:table-cell office:value-type="string">
            <text:p>Ready at Dawn</text:p>
          </table:table-cell>
          <table:table-cell office:value-type="string">
            <text:p>Sony Computer Entertainment America, Inc</text:p>
          </table:table-cell>
          <table:table-cell office:value-type="float" office:value="2010">
            <text:p>2010</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Godfather, The - Mob Wars (USA)</text:p>
          </table:table-cell>
          <table:table-cell office:value-type="string">
            <text:p>Godfather, The - Mob Wars </text:p>
          </table:table-cell>
          <table:table-cell office:value-type="string">
            <text:p>Page 44 Studios</text:p>
          </table:table-cell>
          <table:table-cell office:value-type="string">
            <text:p>Electronic Arts</text:p>
          </table:table-cell>
          <table:table-cell office:value-type="float" office:value="2006">
            <text:p>2006</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Gods Eater Burst (USA)</text:p>
          </table:table-cell>
          <table:table-cell office:value-type="string">
            <text:p>Gods Eater Burst </text:p>
          </table:table-cell>
          <table:table-cell office:value-type="string">
            <text:p>Bandai Namco Games</text:p>
          </table:table-cell>
          <table:table-cell office:value-type="string">
            <text:p>D3Publisher Inc.</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Goku Makaimura Kai (Japan)</text:p>
          </table:table-cell>
          <table:table-cell office:value-type="string">
            <text:p>Goku Makaimura Kai </text:p>
          </table:table-cell>
          <table:table-cell office:value-type="string">
            <text:p>TOSE</text:p>
          </table:table-cell>
          <table:table-cell office:value-type="string">
            <text:p>Capcom Co., Ltd.</text:p>
          </table:table-cell>
          <table:table-cell office:value-type="float" office:value="2007">
            <text:p>2007</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Golden Compass, The (USA)</text:p>
          </table:table-cell>
          <table:table-cell office:value-type="string">
            <text:p>Golden Compass, The </text:p>
          </table:table-cell>
          <table:table-cell office:value-type="string">
            <text:p>Shiny Entertainment</text:p>
          </table:table-cell>
          <table:table-cell office:value-type="string">
            <text:p>SEGA Corporation</text:p>
          </table:table-cell>
          <table:table-cell office:value-type="float" office:value="2007">
            <text:p>2007</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1.8</text:p>
          </table:table-cell>
          <table:table-cell table:number-columns-repeated="1014"/>
        </table:table-row>
        <table:table-row table:style-name="ro1">
          <table:table-cell office:value-type="string">
            <text:p>Gradius Collection (USA)</text:p>
          </table:table-cell>
          <table:table-cell office:value-type="string">
            <text:p>Gradius Collection </text:p>
          </table:table-cell>
          <table:table-cell table:number-columns-repeated="2" office:value-type="string">
            <text:p>Konami Corporation</text:p>
          </table:table-cell>
          <table:table-cell office:value-type="float" office:value="2006">
            <text:p>2006</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Gran Turismo (USA)</text:p>
          </table:table-cell>
          <table:table-cell office:value-type="string">
            <text:p>Gran Turismo </text:p>
          </table:table-cell>
          <table:table-cell office:value-type="string">
            <text:p>Polyphony Digital</text:p>
          </table:table-cell>
          <table:table-cell office:value-type="string">
            <text:p>Sony Computer Entertainment America, Inc</text:p>
          </table:table-cell>
          <table:table-cell office:value-type="float" office:value="2009">
            <text:p>2009</text:p>
          </table:table-cell>
          <table:table-cell office:value-type="string">
            <text:p>Driving</text:p>
          </table:table-cell>
          <table:table-cell office:value-type="string">
            <text:p>ESRB - E (Everyone)</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Grand Knights History (Japan) (Translated En)</text:p>
          </table:table-cell>
          <table:table-cell office:value-type="string">
            <text:p>Grand Knights History </text:p>
          </table:table-cell>
          <table:table-cell office:value-type="string">
            <text:p>Vanillaware</text:p>
          </table:table-cell>
          <table:table-cell office:value-type="string">
            <text:p>Xseed Games</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Grand Theft Auto - Chinatown Wars (USA)</text:p>
          </table:table-cell>
          <table:table-cell office:value-type="string">
            <text:p>Grand Theft Auto - Chinatown Wars </text:p>
          </table:table-cell>
          <table:table-cell office:value-type="string">
            <text:p>Rockstar Leeds</text:p>
          </table:table-cell>
          <table:table-cell office:value-type="string">
            <text:p>Rockstar Games</text:p>
          </table:table-cell>
          <table:table-cell office:value-type="float" office:value="2009">
            <text:p>2009</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Grand Theft Auto - Liberty City Stories (USA)</text:p>
          </table:table-cell>
          <table:table-cell office:value-type="string">
            <text:p>Grand Theft Auto - Liberty City Stories </text:p>
          </table:table-cell>
          <table:table-cell office:value-type="string">
            <text:p>Rockstar Leeds</text:p>
          </table:table-cell>
          <table:table-cell office:value-type="string">
            <text:p>Rockstar Games</text:p>
          </table:table-cell>
          <table:table-cell office:value-type="float" office:value="2005">
            <text:p>2005</text:p>
          </table:table-cell>
          <table:table-cell office:value-type="string">
            <text:p>Action</text:p>
          </table:table-cell>
          <table:table-cell office:value-type="string">
            <text:p>ESRB - M (Mature)</text:p>
          </table:table-cell>
          <table:table-cell office:value-type="string">
            <text:p>1-6 Players</text:p>
          </table:table-cell>
          <table:table-cell office:value-type="string">
            <text:p>4.0</text:p>
          </table:table-cell>
          <table:table-cell table:number-columns-repeated="1014"/>
        </table:table-row>
        <table:table-row table:style-name="ro1">
          <table:table-cell office:value-type="string">
            <text:p>Grand Theft Auto - Vice City Stories (USA)</text:p>
          </table:table-cell>
          <table:table-cell office:value-type="string">
            <text:p>Grand Theft Auto - Vice City Stories </text:p>
          </table:table-cell>
          <table:table-cell office:value-type="string">
            <text:p>Rockstar Leeds</text:p>
          </table:table-cell>
          <table:table-cell office:value-type="string">
            <text:p>Rockstar Games</text:p>
          </table:table-cell>
          <table:table-cell office:value-type="float" office:value="2006">
            <text:p>2006</text:p>
          </table:table-cell>
          <table:table-cell office:value-type="string">
            <text:p>Action</text:p>
          </table:table-cell>
          <table:table-cell office:value-type="string">
            <text:p>ESRB - M (Mature)</text:p>
          </table:table-cell>
          <table:table-cell office:value-type="string">
            <text:p>1-6 Players</text:p>
          </table:table-cell>
          <table:table-cell office:value-type="string">
            <text:p>4.1</text:p>
          </table:table-cell>
          <table:table-cell table:number-columns-repeated="1014"/>
        </table:table-row>
        <table:table-row table:style-name="ro1">
          <table:table-cell office:value-type="string">
            <text:p>Gravity Crash Portable (USA)</text:p>
          </table:table-cell>
          <table:table-cell office:value-type="string">
            <text:p>Gravity Crash Portable </text:p>
          </table:table-cell>
          <table:table-cell office:value-type="string">
            <text:p>Just Add Water</text:p>
          </table:table-cell>
          <table:table-cell office:value-type="string">
            <text:p>Sony Computer Entertainment America, Inc</text:p>
          </table:table-cell>
          <table:table-cell office:value-type="float" office:value="2010">
            <text:p>2010</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Great Battle Fullblast (Japan)</text:p>
          </table:table-cell>
          <table:table-cell office:value-type="string">
            <text:p>Great Battle Fullblast </text:p>
          </table:table-cell>
          <table:table-cell office:value-type="string">
            <text:p>Inti Creates </text:p>
          </table:table-cell>
          <table:table-cell office:value-type="string">
            <text:p>Bandai Namco Games</text:p>
          </table:table-cell>
          <table:table-cell office:value-type="float" office:value="2012">
            <text:p>2012</text:p>
          </table:table-cell>
          <table:table-cell office:value-type="string">
            <text:p>Beat-'Em-Up</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Gretzky NHL (USA)</text:p>
          </table:table-cell>
          <table:table-cell office:value-type="string">
            <text:p>Gretzky NHL </text:p>
          </table:table-cell>
          <table:table-cell office:value-type="string">
            <text:p>Page 44 Studios</text:p>
          </table:table-cell>
          <table:table-cell office:value-type="string">
            <text:p>Sony Computer Entertainment America, Inc</text:p>
          </table:table-cell>
          <table:table-cell office:value-type="float" office:value="2005">
            <text:p>2005</text:p>
          </table:table-cell>
          <table:table-cell office:value-type="string">
            <text:p>Sports/Hockey</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Gretzky NHL 06 (USA)</text:p>
          </table:table-cell>
          <table:table-cell office:value-type="string">
            <text:p>Gretzky NHL 06 </text:p>
          </table:table-cell>
          <table:table-cell office:value-type="string">
            <text:p>Page 44 Studios</text:p>
          </table:table-cell>
          <table:table-cell office:value-type="string">
            <text:p>Sony Computer Entertainment America, Inc</text:p>
          </table:table-cell>
          <table:table-cell office:value-type="float" office:value="2005">
            <text:p>2005</text:p>
          </table:table-cell>
          <table:table-cell office:value-type="string">
            <text:p>Sports/Hockey</text:p>
          </table:table-cell>
          <table:table-cell office:value-type="string">
            <text:p>ESRB - E10+ (Everyone 10+)</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Gripshift (USA)</text:p>
          </table:table-cell>
          <table:table-cell office:value-type="string">
            <text:p>Gripshift </text:p>
          </table:table-cell>
          <table:table-cell office:value-type="string">
            <text:p>Sidhe Interactive</text:p>
          </table:table-cell>
          <table:table-cell office:value-type="string">
            <text:p>Sony Platform Publishing</text:p>
          </table:table-cell>
          <table:table-cell office:value-type="float" office:value="2005">
            <text:p>2005</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Groovin' Blocks (USA)</text:p>
          </table:table-cell>
          <table:table-cell office:value-type="string">
            <text:p>Groovin' Blocks </text:p>
          </table:table-cell>
          <table:table-cell office:value-type="string">
            <text:p>Sony Computer Entertainment America, Inc.</text:p>
          </table:table-cell>
          <table:table-cell office:value-type="string">
            <text:p>Sony Computer Entertainment America, Inc</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Growlanser - Wayfarer of Time (USA)</text:p>
          </table:table-cell>
          <table:table-cell office:value-type="string">
            <text:p>Growlanser - Wayfarer of Time </text:p>
          </table:table-cell>
          <table:table-cell office:value-type="string">
            <text:p>Career Soft</text:p>
          </table:table-cell>
          <table:table-cell office:value-type="string">
            <text:p>Atlus U.S.A., Inc.</text:p>
          </table:table-cell>
          <table:table-cell office:value-type="float" office:value="2012">
            <text:p>2012</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GTI Club - Supermini Festa! (USA)</text:p>
          </table:table-cell>
          <table:table-cell office:value-type="string">
            <text:p>GTI Club - Supermini Festa! </text:p>
          </table:table-cell>
          <table:table-cell table:number-columns-repeated="2" office:value-type="string">
            <text:p>Konami Corporation</text:p>
          </table:table-cell>
          <table:table-cell office:value-type="float" office:value="2010">
            <text:p>2010</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Guilty Gear Judgment (USA)</text:p>
          </table:table-cell>
          <table:table-cell office:value-type="string">
            <text:p>Guilty Gear Judgment </text:p>
          </table:table-cell>
          <table:table-cell office:value-type="string">
            <text:p>Arc System Works</text:p>
          </table:table-cell>
          <table:table-cell office:value-type="string">
            <text:p>Majesco Studios</text:p>
          </table:table-cell>
          <table:table-cell office:value-type="float" office:value="2006">
            <text:p>2006</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Guilty Gear XX #Reload (Japan)</text:p>
          </table:table-cell>
          <table:table-cell office:value-type="string">
            <text:p>Guilty Gear XX #Reload </text:p>
          </table:table-cell>
          <table:table-cell office:value-type="string">
            <text:p>Arc System Works</text:p>
          </table:table-cell>
          <table:table-cell office:value-type="string">
            <text:p>SEGA Corporation</text:p>
          </table:table-cell>
          <table:table-cell office:value-type="float" office:value="2005">
            <text:p>2005</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Guilty Gear XX Accent Core Plus (USA)</text:p>
          </table:table-cell>
          <table:table-cell office:value-type="string">
            <text:p>Guilty Gear XX Accent Core Plus </text:p>
          </table:table-cell>
          <table:table-cell office:value-type="string">
            <text:p>Arc System Works</text:p>
          </table:table-cell>
          <table:table-cell office:value-type="string">
            <text:p>Aksys Games</text:p>
          </table:table-cell>
          <table:table-cell office:value-type="float" office:value="2009">
            <text:p>2009</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GUN Showdown (USA)</text:p>
          </table:table-cell>
          <table:table-cell office:value-type="string">
            <text:p>GUN Showdown </text:p>
          </table:table-cell>
          <table:table-cell office:value-type="string">
            <text:p>Neversoft Entertainment</text:p>
          </table:table-cell>
          <table:table-cell office:value-type="string">
            <text:p>Activision, Inc.</text:p>
          </table:table-cell>
          <table:table-cell office:value-type="float" office:value="2006">
            <text:p>2006</text:p>
          </table:table-cell>
          <table:table-cell office:value-type="string">
            <text:p>Action</text:p>
          </table:table-cell>
          <table:table-cell office:value-type="string">
            <text:p>ESRB - M (Mature)</text:p>
          </table:table-cell>
          <table:table-cell office:value-type="string">
            <text:p>1-6 Players</text:p>
          </table:table-cell>
          <table:table-cell office:value-type="string">
            <text:p>3.4</text:p>
          </table:table-cell>
          <table:table-cell table:number-columns-repeated="1014"/>
        </table:table-row>
        <table:table-row table:style-name="ro1">
          <table:table-cell office:value-type="string">
            <text:p>Gundam Battle Chronicle (Japan)</text:p>
          </table:table-cell>
          <table:table-cell office:value-type="string">
            <text:p>Gundam Battle Chronicle </text:p>
          </table:table-cell>
          <table:table-cell office:value-type="string">
            <text:p>Artdink Corporation</text:p>
          </table:table-cell>
          <table:table-cell office:value-type="string">
            <text:p>Bandai Namco Games</text:p>
          </table:table-cell>
          <table:table-cell office:value-type="float" office:value="2007">
            <text:p>2007</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Gundam Battle Royale (Japan)</text:p>
          </table:table-cell>
          <table:table-cell office:value-type="string">
            <text:p>Gundam Battle Royale </text:p>
          </table:table-cell>
          <table:table-cell office:value-type="string">
            <text:p>Artdink Corporation</text:p>
          </table:table-cell>
          <table:table-cell office:value-type="string">
            <text:p>Bandai Namco Games</text:p>
          </table:table-cell>
          <table:table-cell office:value-type="float" office:value="2006">
            <text:p>2006</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Gundam Battle Tactics (Japan)</text:p>
          </table:table-cell>
          <table:table-cell office:value-type="string">
            <text:p>Gundam Battle Tactics </text:p>
          </table:table-cell>
          <table:table-cell office:value-type="string">
            <text:p>Artdink Corporation</text:p>
          </table:table-cell>
          <table:table-cell office:value-type="string">
            <text:p>Bandai Namco Games</text:p>
          </table:table-cell>
          <table:table-cell office:value-type="float" office:value="2005">
            <text:p>2005</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Gundam Battle Universe (Japan)</text:p>
          </table:table-cell>
          <table:table-cell office:value-type="string">
            <text:p>Gundam Battle Universe </text:p>
          </table:table-cell>
          <table:table-cell table:number-columns-repeated="2" office:value-type="string">
            <text:p>Bandai Namco Games</text:p>
          </table:table-cell>
          <table:table-cell office:value-type="float" office:value="2008">
            <text:p>2008</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Gundam Memories - Tatakai no Kioku (Japan) (Translated En)</text:p>
          </table:table-cell>
          <table:table-cell office:value-type="string">
            <text:p>Gundam Memories - Tatakai no Kioku </text:p>
          </table:table-cell>
          <table:table-cell table:number-columns-repeated="2" office:value-type="string">
            <text:p>Bandai Namco Games</text:p>
          </table:table-cell>
          <table:table-cell office:value-type="float" office:value="2011">
            <text:p>2011</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Gungnir (USA)</text:p>
          </table:table-cell>
          <table:table-cell office:value-type="string">
            <text:p>Gungnir </text:p>
          </table:table-cell>
          <table:table-cell office:value-type="string">
            <text:p>Sting</text:p>
          </table:table-cell>
          <table:table-cell office:value-type="string">
            <text:p>Atlus U.S.A., Inc.</text:p>
          </table:table-cell>
          <table:table-cell office:value-type="float" office:value="2012">
            <text:p>2012</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Gunpey (USA)</text:p>
          </table:table-cell>
          <table:table-cell office:value-type="string">
            <text:p>Gunpey </text:p>
          </table:table-cell>
          <table:table-cell office:value-type="string">
            <text:p>Q Entertainment</text:p>
          </table:table-cell>
          <table:table-cell office:value-type="string">
            <text:p>Namco Bandai Games</text:p>
          </table:table-cell>
          <table:table-cell office:value-type="float" office:value="2006">
            <text:p>2006</text:p>
          </table:table-cell>
          <table:table-cell office:value-type="string">
            <text:p>Puzzle</text:p>
          </table:table-cell>
          <table:table-cell office:value-type="string">
            <text:p>ESRB - E10+ (Everyone 10+)</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Gunpey-R (Japan)</text:p>
          </table:table-cell>
          <table:table-cell office:value-type="string">
            <text:p>Gunpey-R </text:p>
          </table:table-cell>
          <table:table-cell office:value-type="string">
            <text:p>Q Entertainment</text:p>
          </table:table-cell>
          <table:table-cell office:value-type="string">
            <text:p>Namco Bandai Games</text:p>
          </table:table-cell>
          <table:table-cell office:value-type="float" office:value="2007">
            <text:p>2007</text:p>
          </table:table-cell>
          <table:table-cell office:value-type="string">
            <text:p>Puzzle</text:p>
          </table:table-cell>
          <table:table-cell office:value-type="string">
            <text:p>ESRB - E10+ (Everyone 10+)</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Gurumin - A Monstrous Adventure (USA)</text:p>
          </table:table-cell>
          <table:table-cell office:value-type="string">
            <text:p>Gurumin - A Monstrous Adventure </text:p>
          </table:table-cell>
          <table:table-cell office:value-type="string">
            <text:p>Falcom</text:p>
          </table:table-cell>
          <table:table-cell office:value-type="string">
            <text:p>Mastiff, LLC</text:p>
          </table:table-cell>
          <table:table-cell office:value-type="float" office:value="2007">
            <text:p>2007</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Hajime no Ippo Portable - Victorious Spirits (Japan)</text:p>
          </table:table-cell>
          <table:table-cell office:value-type="string">
            <text:p>Hajime no Ippo Portable - Victorious Spirits </text:p>
          </table:table-cell>
          <table:table-cell office:value-type="string">
            <text:p>ESP Software</text:p>
          </table:table-cell>
          <table:table-cell office:value-type="string">
            <text:p>Grandprix Inc.</text:p>
          </table:table-cell>
          <table:table-cell office:value-type="float" office:value="2007">
            <text:p>2007</text:p>
          </table:table-cell>
          <table:table-cell office:value-type="string">
            <text:p>Sports/Boxing</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Hakuoki - Demon of the Fleeting Blossom (USA)</text:p>
          </table:table-cell>
          <table:table-cell office:value-type="string">
            <text:p>Hakuoki - Demon of the Fleeting Blossom </text:p>
          </table:table-cell>
          <table:table-cell office:value-type="string">
            <text:p>Idea Factory</text:p>
          </table:table-cell>
          <table:table-cell office:value-type="string">
            <text:p>Aksys Games</text:p>
          </table:table-cell>
          <table:table-cell office:value-type="float" office:value="2012">
            <text:p>2012</text:p>
          </table:table-cell>
          <table:table-cell office:value-type="string">
            <text:p>Adventure</text:p>
          </table:table-cell>
          <table:table-cell office:value-type="string">
            <text:p>ESRB - M (Mature)</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Hakuoki - Warriors of the Shinsengumi (USA)</text:p>
          </table:table-cell>
          <table:table-cell office:value-type="string">
            <text:p>Hakuoki - Warriors of the Shinsengumi </text:p>
          </table:table-cell>
          <table:table-cell office:value-type="string">
            <text:p>Zerodiv</text:p>
          </table:table-cell>
          <table:table-cell office:value-type="string">
            <text:p>Aksys Games</text:p>
          </table:table-cell>
          <table:table-cell office:value-type="float" office:value="2013">
            <text:p>2013</text:p>
          </table:table-cell>
          <table:table-cell office:value-type="string">
            <text:p>Adventure</text:p>
          </table:table-cell>
          <table:table-cell office:value-type="string">
            <text:p>ESRB - M (Matur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Half-Minute Hero (USA)</text:p>
          </table:table-cell>
          <table:table-cell office:value-type="string">
            <text:p>Half-Minute Hero </text:p>
          </table:table-cell>
          <table:table-cell office:value-type="string">
            <text:p>Opus Corp.</text:p>
          </table:table-cell>
          <table:table-cell office:value-type="string">
            <text:p>Xseed Games</text:p>
          </table:table-cell>
          <table:table-cell office:value-type="float" office:value="2009">
            <text:p>2009</text:p>
          </table:table-cell>
          <table:table-cell office:value-type="string">
            <text:p>Role-Playing</text:p>
          </table:table-cell>
          <table:table-cell office:value-type="string">
            <text:p>ESRB - E10+ (Everyone 10+)</text:p>
          </table:table-cell>
          <table:table-cell office:value-type="string">
            <text:p>1-4 Players</text:p>
          </table:table-cell>
          <table:table-cell office:value-type="string">
            <text:p>4.1</text:p>
          </table:table-cell>
          <table:table-cell table:number-columns-repeated="1014"/>
        </table:table-row>
        <table:table-row table:style-name="ro1">
          <table:table-cell office:value-type="string">
            <text:p>Hammerin' Hero (USA)</text:p>
          </table:table-cell>
          <table:table-cell office:value-type="string">
            <text:p>Hammerin' Hero </text:p>
          </table:table-cell>
          <table:table-cell office:value-type="string">
            <text:p>Irem</text:p>
          </table:table-cell>
          <table:table-cell office:value-type="string">
            <text:p>Atlus U.S.A., Inc.</text:p>
          </table:table-cell>
          <table:table-cell office:value-type="float" office:value="2009">
            <text:p>2009</text:p>
          </table:table-cell>
          <table:table-cell office:value-type="string">
            <text:p>Beat-'Em-Up</text:p>
          </table:table-cell>
          <table:table-cell office:value-type="string">
            <text:p>ESRB - E10+ (Everyone 10+)</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Hannah Montana - Rock Out the Show (USA)</text:p>
          </table:table-cell>
          <table:table-cell office:value-type="string">
            <text:p>Hannah Montana - Rock Out the Show </text:p>
          </table:table-cell>
          <table:table-cell office:value-type="string">
            <text:p>Page 44 Studios</text:p>
          </table:table-cell>
          <table:table-cell office:value-type="string">
            <text:p>Disney Interactive Studios</text:p>
          </table:table-cell>
          <table:table-cell office:value-type="float" office:value="2009">
            <text:p>2009</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Hard Rock Casino (USA)</text:p>
          </table:table-cell>
          <table:table-cell office:value-type="string">
            <text:p>Hard Rock Casino </text:p>
          </table:table-cell>
          <table:table-cell office:value-type="string">
            <text:p>Farsight Studios</text:p>
          </table:table-cell>
          <table:table-cell office:value-type="string">
            <text:p>Atlus U.S.A., Inc.</text:p>
          </table:table-cell>
          <table:table-cell office:value-type="float" office:value="2007">
            <text:p>2007</text:p>
          </table:table-cell>
          <table:table-cell office:value-type="string">
            <text:p>Casino</text:p>
          </table:table-cell>
          <table:table-cell office:value-type="string">
            <text:p>ESRB - T (Teen)</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Harry Potter and the Goblet of Fire (USA)</text:p>
          </table:table-cell>
          <table:table-cell office:value-type="string">
            <text:p>Harry Potter and the Goblet of Fire </text:p>
          </table:table-cell>
          <table:table-cell table:number-columns-repeated="2" office:value-type="string">
            <text:p>Electronic Arts</text:p>
          </table:table-cell>
          <table:table-cell office:value-type="float" office:value="2005">
            <text:p>2005</text:p>
          </table:table-cell>
          <table:table-cell office:value-type="string">
            <text:p>Action</text:p>
          </table:table-cell>
          <table:table-cell office:value-type="string">
            <text:p>ESRB - E10+ (Everyone 10+)</text:p>
          </table:table-cell>
          <table:table-cell office:value-type="string">
            <text:p>1-3 Players</text:p>
          </table:table-cell>
          <table:table-cell office:value-type="string">
            <text:p>2.9</text:p>
          </table:table-cell>
          <table:table-cell table:number-columns-repeated="1014"/>
        </table:table-row>
        <table:table-row table:style-name="ro1">
          <table:table-cell office:value-type="string">
            <text:p>Harry Potter and the Half-Blood Prince (USA)</text:p>
          </table:table-cell>
          <table:table-cell office:value-type="string">
            <text:p>Harry Potter and the Half-Blood Prince </text:p>
          </table:table-cell>
          <table:table-cell office:value-type="string">
            <text:p>EA Bright Light</text:p>
          </table:table-cell>
          <table:table-cell office:value-type="string">
            <text:p>EA Games</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Harry Potter and the Order of the Phoenix (USA)</text:p>
          </table:table-cell>
          <table:table-cell office:value-type="string">
            <text:p>Harry Potter and the Order of the Phoenix </text:p>
          </table:table-cell>
          <table:table-cell table:number-columns-repeated="2" office:value-type="string">
            <text:p>EA Games</text:p>
          </table:table-cell>
          <table:table-cell office:value-type="float" office:value="2007">
            <text:p>2007</text:p>
          </table:table-cell>
          <table:table-cell office:value-type="string">
            <text:p>Action</text:p>
          </table:table-cell>
          <table:table-cell office:value-type="string">
            <text:p>ESRB - E10+ (Everyone 10+)</text:p>
          </table:table-cell>
          <table:table-cell office:value-type="string">
            <text:p>1-6 Players</text:p>
          </table:table-cell>
          <table:table-cell office:value-type="string">
            <text:p>3.3</text:p>
          </table:table-cell>
          <table:table-cell table:number-columns-repeated="1014"/>
        </table:table-row>
        <table:table-row table:style-name="ro1">
          <table:table-cell office:value-type="string">
            <text:p>Harvest Moon - Boy &amp; Girl (USA)</text:p>
          </table:table-cell>
          <table:table-cell office:value-type="string">
            <text:p>Harvest Moon - Boy &amp; Girl </text:p>
          </table:table-cell>
          <table:table-cell office:value-type="string">
            <text:p>Marvelous</text:p>
          </table:table-cell>
          <table:table-cell office:value-type="string">
            <text:p>Natsume, Inc.</text:p>
          </table:table-cell>
          <table:table-cell office:value-type="float" office:value="2007">
            <text:p>2007</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Harvest Moon - Hero of Leaf Valley (USA)</text:p>
          </table:table-cell>
          <table:table-cell office:value-type="string">
            <text:p>Harvest Moon - Hero of Leaf Valley </text:p>
          </table:table-cell>
          <table:table-cell office:value-type="string">
            <text:p>Marvelous</text:p>
          </table:table-cell>
          <table:table-cell office:value-type="string">
            <text:p>Natsume, Inc.</text:p>
          </table:table-cell>
          <table:table-cell office:value-type="float" office:value="2010">
            <text:p>2010</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Harvey Birdman - Attorney at Law (USA)</text:p>
          </table:table-cell>
          <table:table-cell office:value-type="string">
            <text:p>Harvey Birdman - Attorney at Law </text:p>
          </table:table-cell>
          <table:table-cell office:value-type="string">
            <text:p>High Voltage Software</text:p>
          </table:table-cell>
          <table:table-cell office:value-type="string">
            <text:p>Capcom Co., Ltd.</text:p>
          </table:table-cell>
          <table:table-cell office:value-type="float" office:value="2008">
            <text:p>2008</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Hatsune Miku - Project Diva (Japan) (Translated En)</text:p>
          </table:table-cell>
          <table:table-cell office:value-type="string">
            <text:p>Hatsune Miku - Project Diva </text:p>
          </table:table-cell>
          <table:table-cell table:number-columns-repeated="2" office:value-type="string">
            <text:p>SEGA Corporation</text:p>
          </table:table-cell>
          <table:table-cell office:value-type="float" office:value="2009">
            <text:p>2009</text:p>
          </table:table-cell>
          <table:table-cell office:value-type="string">
            <text:p>Rhythm</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Hatsune Miku - Project Diva 2nd (Japan) (Translated En)</text:p>
          </table:table-cell>
          <table:table-cell office:value-type="string">
            <text:p>Hatsune Miku - Project Diva 2nd </text:p>
          </table:table-cell>
          <table:table-cell table:number-columns-repeated="2" office:value-type="string">
            <text:p>SEGA Corporation</text:p>
          </table:table-cell>
          <table:table-cell office:value-type="float" office:value="2010">
            <text:p>2010</text:p>
          </table:table-cell>
          <table:table-cell office:value-type="string">
            <text:p>Rhythm</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Hatsune Miku - Project Diva Extend (Japan) (Translated En)</text:p>
          </table:table-cell>
          <table:table-cell office:value-type="string">
            <text:p>Hatsune Miku - Project Diva Extend </text:p>
          </table:table-cell>
          <table:table-cell table:number-columns-repeated="2" office:value-type="string">
            <text:p>SEGA Corporation</text:p>
          </table:table-cell>
          <table:table-cell office:value-type="float" office:value="2011">
            <text:p>2011</text:p>
          </table:table-cell>
          <table:table-cell office:value-type="string">
            <text:p>Rhythm</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Heatseeker (USA)</text:p>
          </table:table-cell>
          <table:table-cell office:value-type="string">
            <text:p>Heatseeker </text:p>
          </table:table-cell>
          <table:table-cell office:value-type="string">
            <text:p>IR Gurus</text:p>
          </table:table-cell>
          <table:table-cell office:value-type="string">
            <text:p>Codemasters</text:p>
          </table:table-cell>
          <table:table-cell office:value-type="float" office:value="2007">
            <text:p>2007</text:p>
          </table:table-cell>
          <table:table-cell office:value-type="string">
            <text:p>Simulation</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Heaven's Will (Japan)</text:p>
          </table:table-cell>
          <table:table-cell office:value-type="string">
            <text:p>Heaven's Will </text:p>
          </table:table-cell>
          <table:table-cell office:value-type="string">
            <text:p>Global A</text:p>
          </table:table-cell>
          <table:table-cell office:value-type="string">
            <text:p>Taito Corporation</text:p>
          </table:table-cell>
          <table:table-cell office:value-type="float" office:value="2006">
            <text:p>2006</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Hellboy - The Science of Evil (USA)</text:p>
          </table:table-cell>
          <table:table-cell office:value-type="string">
            <text:p>Hellboy - The Science of Evil </text:p>
          </table:table-cell>
          <table:table-cell office:value-type="string">
            <text:p>Krome Studios</text:p>
          </table:table-cell>
          <table:table-cell office:value-type="string">
            <text:p>Konami Corporation</text:p>
          </table:table-cell>
          <table:table-cell office:value-type="float" office:value="2008">
            <text:p>2008</text:p>
          </table:table-cell>
          <table:table-cell office:value-type="string">
            <text:p>Beat-'Em-Up</text:p>
          </table:table-cell>
          <table:table-cell office:value-type="string">
            <text:p>ESRB - T (Teen)</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Hello Kitty - Puzzle Party (Europe)</text:p>
          </table:table-cell>
          <table:table-cell office:value-type="string">
            <text:p>Hello Kitty - Puzzle Party </text:p>
          </table:table-cell>
          <table:table-cell table:number-columns-repeated="2" office:value-type="string">
            <text:p>Ubisoft</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1.5</text:p>
          </table:table-cell>
          <table:table-cell table:number-columns-repeated="1014"/>
        </table:table-row>
        <table:table-row table:style-name="ro1">
          <table:table-cell office:value-type="string">
            <text:p>Hello Kitty to Issho! Block Crash 123!! (Japan)</text:p>
          </table:table-cell>
          <table:table-cell office:value-type="string">
            <text:p>Hello Kitty to Issho! Block Crash 123!! </text:p>
          </table:table-cell>
          <table:table-cell table:number-columns-repeated="2" office:value-type="string">
            <text:p>Dorart</text:p>
          </table:table-cell>
          <table:table-cell office:value-type="float" office:value="2010">
            <text:p>2010</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Heroes VS (Japan)</text:p>
          </table:table-cell>
          <table:table-cell office:value-type="string">
            <text:p>Heroes VS </text:p>
          </table:table-cell>
          <table:table-cell office:value-type="string">
            <text:p>Spike Chunsoft</text:p>
          </table:table-cell>
          <table:table-cell office:value-type="string">
            <text:p>Bandai Namco Games</text:p>
          </table:table-cell>
          <table:table-cell office:value-type="float" office:value="2013">
            <text:p>2013</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Hexyz Force (USA)</text:p>
          </table:table-cell>
          <table:table-cell office:value-type="string">
            <text:p>Hexyz Force </text:p>
          </table:table-cell>
          <table:table-cell office:value-type="string">
            <text:p>Sting</text:p>
          </table:table-cell>
          <table:table-cell office:value-type="string">
            <text:p>Atlus U.S.A., Inc.</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Higurashi Daybreak Portable Mega Edition (Japan)</text:p>
          </table:table-cell>
          <table:table-cell office:value-type="string">
            <text:p>Higurashi Daybreak Portable Mega Edition </text:p>
          </table:table-cell>
          <table:table-cell table:number-columns-repeated="2" office:value-type="string">
            <text:p>Alchemist</text:p>
          </table:table-cell>
          <table:table-cell office:value-type="float" office:value="2009">
            <text:p>2009</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History Channel - Great Battles of Rome (Europe)</text:p>
          </table:table-cell>
          <table:table-cell office:value-type="string">
            <text:p>History Channel - Great Battles of Rome </text:p>
          </table:table-cell>
          <table:table-cell table:number-columns-repeated="2" office:value-type="string">
            <text:p>Slitherine</text:p>
          </table:table-cell>
          <table:table-cell office:value-type="float" office:value="2007">
            <text:p>2007</text:p>
          </table:table-cell>
          <table:table-cell office:value-type="string">
            <text:p>Strategy</text:p>
          </table:table-cell>
          <table:table-cell office:value-type="string">
            <text:p>ESRB - T (Teen)</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Hoard (USA)</text:p>
          </table:table-cell>
          <table:table-cell office:value-type="string">
            <text:p>Hoard </text:p>
          </table:table-cell>
          <table:table-cell table:number-columns-repeated="2" office:value-type="string">
            <text:p>Big Sandwich Games, Inc.</text:p>
          </table:table-cell>
          <table:table-cell office:value-type="float" office:value="2011">
            <text:p>2011</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Hokuto no Ken - Raoh Gaiden - Ten no Haoh (Japan)</text:p>
          </table:table-cell>
          <table:table-cell office:value-type="string">
            <text:p>Hokuto no Ken - Raoh Gaiden - Ten no Haoh </text:p>
          </table:table-cell>
          <table:table-cell table:number-columns-repeated="2" office:value-type="string">
            <text:p>Interchannel</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2.6</text:p>
          </table:table-cell>
          <table:table-cell table:number-columns-repeated="1014"/>
        </table:table-row>
        <table:table-row table:style-name="ro1">
          <table:table-cell office:value-type="string">
            <text:p>Hot Brain (USA)</text:p>
          </table:table-cell>
          <table:table-cell office:value-type="string">
            <text:p>Hot Brain </text:p>
          </table:table-cell>
          <table:table-cell office:value-type="string">
            <text:p>Creat Studios</text:p>
          </table:table-cell>
          <table:table-cell office:value-type="string">
            <text:p>Midway Games, Inc.</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Hot Pixel (USA)</text:p>
          </table:table-cell>
          <table:table-cell office:value-type="string">
            <text:p>Hot Pixel </text:p>
          </table:table-cell>
          <table:table-cell office:value-type="string">
            <text:p>zSlide</text:p>
          </table:table-cell>
          <table:table-cell office:value-type="string">
            <text:p>Atari, Inc.</text:p>
          </table:table-cell>
          <table:table-cell office:value-type="float" office:value="2007">
            <text:p>2007</text:p>
          </table:table-cell>
          <table:table-cell office:value-type="string">
            <text:p>Puzzle</text:p>
          </table:table-cell>
          <table:table-cell office:value-type="string">
            <text:p>ESRB - T (Teen)</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Hot Shots Golf - Open Tee (USA)</text:p>
          </table:table-cell>
          <table:table-cell office:value-type="string">
            <text:p>Hot Shots Golf - Open Tee </text:p>
          </table:table-cell>
          <table:table-cell office:value-type="string">
            <text:p>Clap Hanz</text:p>
          </table:table-cell>
          <table:table-cell office:value-type="string">
            <text:p>Sony Computer Entertainment America, Inc</text:p>
          </table:table-cell>
          <table:table-cell office:value-type="float" office:value="2005">
            <text:p>2005</text:p>
          </table:table-cell>
          <table:table-cell office:value-type="string">
            <text:p>Sports/Golf</text:p>
          </table:table-cell>
          <table:table-cell office:value-type="string">
            <text:p>ESRB - E10+ (Everyone 10+)</text:p>
          </table:table-cell>
          <table:table-cell office:value-type="string">
            <text:p>1-8 Players</text:p>
          </table:table-cell>
          <table:table-cell office:value-type="string">
            <text:p>4.0</text:p>
          </table:table-cell>
          <table:table-cell table:number-columns-repeated="1014"/>
        </table:table-row>
        <table:table-row table:style-name="ro1">
          <table:table-cell office:value-type="string">
            <text:p>Hot Shots Golf - Open Tee 2 (USA)</text:p>
          </table:table-cell>
          <table:table-cell office:value-type="string">
            <text:p>Hot Shots Golf - Open Tee 2 </text:p>
          </table:table-cell>
          <table:table-cell office:value-type="string">
            <text:p>Clap Hanz</text:p>
          </table:table-cell>
          <table:table-cell office:value-type="string">
            <text:p>Sony Computer Entertainment America, Inc</text:p>
          </table:table-cell>
          <table:table-cell office:value-type="float" office:value="2008">
            <text:p>2008</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Hot Shots Shorties - Blue Pack (USA)</text:p>
          </table:table-cell>
          <table:table-cell office:value-type="string">
            <text:p>Hot Shots Shorties - Blue Pack </text:p>
          </table:table-cell>
          <table:table-cell office:value-type="string">
            <text:p>Clap Hanz</text:p>
          </table:table-cell>
          <table:table-cell office:value-type="string">
            <text:p>Sony Computer Entertainment America, Inc</text:p>
          </table:table-cell>
          <table:table-cell office:value-type="float" office:value="2011">
            <text:p>2011</text:p>
          </table:table-cell>
          <table:table-cell office:value-type="string">
            <text:p>Mini-Games</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Hot Shots Shorties - Green Pack (USA)</text:p>
          </table:table-cell>
          <table:table-cell office:value-type="string">
            <text:p>Hot Shots Shorties - Green Pack </text:p>
          </table:table-cell>
          <table:table-cell office:value-type="string">
            <text:p>Clap Hanz</text:p>
          </table:table-cell>
          <table:table-cell office:value-type="string">
            <text:p>Sony Computer Entertainment America, Inc</text:p>
          </table:table-cell>
          <table:table-cell office:value-type="float" office:value="2011">
            <text:p>2011</text:p>
          </table:table-cell>
          <table:table-cell office:value-type="string">
            <text:p>Mini-Games</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Hot Shots Shorties - Red Pack (USA)</text:p>
          </table:table-cell>
          <table:table-cell office:value-type="string">
            <text:p>Hot Shots Shorties - Red Pack </text:p>
          </table:table-cell>
          <table:table-cell office:value-type="string">
            <text:p>Clap Hanz</text:p>
          </table:table-cell>
          <table:table-cell office:value-type="string">
            <text:p>Sony Computer Entertainment America, Inc</text:p>
          </table:table-cell>
          <table:table-cell office:value-type="float" office:value="2011">
            <text:p>2011</text:p>
          </table:table-cell>
          <table:table-cell office:value-type="string">
            <text:p>Mini-Games</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Hot Shots Shorties - Yellow Pack (USA)</text:p>
          </table:table-cell>
          <table:table-cell office:value-type="string">
            <text:p>Hot Shots Shorties - Yellow Pack </text:p>
          </table:table-cell>
          <table:table-cell office:value-type="string">
            <text:p>Clap Hanz</text:p>
          </table:table-cell>
          <table:table-cell office:value-type="string">
            <text:p>Sony Computer Entertainment America, Inc</text:p>
          </table:table-cell>
          <table:table-cell office:value-type="float" office:value="2011">
            <text:p>2011</text:p>
          </table:table-cell>
          <table:table-cell office:value-type="string">
            <text:p>Mini-Games</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Hot Shots Tennis - Get a Grip (USA)</text:p>
          </table:table-cell>
          <table:table-cell office:value-type="string">
            <text:p>Hot Shots Tennis - Get a Grip </text:p>
          </table:table-cell>
          <table:table-cell office:value-type="string">
            <text:p>Clap Hanz</text:p>
          </table:table-cell>
          <table:table-cell office:value-type="string">
            <text:p>Sony Computer Entertainment America, Inc</text:p>
          </table:table-cell>
          <table:table-cell office:value-type="float" office:value="2010">
            <text:p>2010</text:p>
          </table:table-cell>
          <table:table-cell office:value-type="string">
            <text:p>Sports/Tennis</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Hot Wheels Ultimate Racing (USA)</text:p>
          </table:table-cell>
          <table:table-cell office:value-type="string">
            <text:p>Hot Wheels Ultimate Racing </text:p>
          </table:table-cell>
          <table:table-cell office:value-type="string">
            <text:p>Raylight Studios</text:p>
          </table:table-cell>
          <table:table-cell office:value-type="string">
            <text:p>DSI Games</text:p>
          </table:table-cell>
          <table:table-cell office:value-type="float" office:value="2007">
            <text:p>2007</text:p>
          </table:table-cell>
          <table:table-cell office:value-type="string">
            <text:p>Driving</text:p>
          </table:table-cell>
          <table:table-cell office:value-type="string">
            <text:p>ESRB - E (Everyone)</text:p>
          </table:table-cell>
          <table:table-cell office:value-type="string">
            <text:p>1-4 Players</text:p>
          </table:table-cell>
          <table:table-cell office:value-type="string">
            <text:p>3.6</text:p>
          </table:table-cell>
          <table:table-cell table:number-columns-repeated="1014"/>
        </table:table-row>
        <table:table-row table:style-name="ro1">
          <table:table-cell office:value-type="string">
            <text:p>Hunter x Hunter - Wonder Adventure (Japan)</text:p>
          </table:table-cell>
          <table:table-cell office:value-type="string">
            <text:p>Hunter x Hunter - Wonder Adventure </text:p>
          </table:table-cell>
          <table:table-cell office:value-type="string">
            <text:p>Bandai Namco</text:p>
          </table:table-cell>
          <table:table-cell office:value-type="string">
            <text:p>Namco Bandai Games</text:p>
          </table:table-cell>
          <table:table-cell office:value-type="float" office:value="2012">
            <text:p>2012</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Hustle, The - Detroit Streets (USA)</text:p>
          </table:table-cell>
          <table:table-cell office:value-type="string">
            <text:p>Hustle, The - Detroit Streets </text:p>
          </table:table-cell>
          <table:table-cell office:value-type="string">
            <text:p>Blade Interactive</text:p>
          </table:table-cell>
          <table:table-cell office:value-type="string">
            <text:p>Activision Value</text:p>
          </table:table-cell>
          <table:table-cell office:value-type="float" office:value="2005">
            <text:p>2005</text:p>
          </table:table-cell>
          <table:table-cell office:value-type="string">
            <text:p>Sports/Pool and Dart</text:p>
          </table:table-cell>
          <table:table-cell office:value-type="string">
            <text:p>ESRB - T (Teen)</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I Am an Air Traffic Controller - Airport Hero Tokyo (USA)</text:p>
          </table:table-cell>
          <table:table-cell office:value-type="string">
            <text:p>I Am an Air Traffic Controller - Airport Hero Tokyo </text:p>
          </table:table-cell>
          <table:table-cell table:number-columns-repeated="2" office:value-type="string">
            <text:p>Sonic Powered</text:p>
          </table:table-cell>
          <table:table-cell office:value-type="float" office:value="2012">
            <text:p>2012</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I.Q. Mania (Japan)</text:p>
          </table:table-cell>
          <table:table-cell office:value-type="string">
            <text:p>I.Q. Mania </text:p>
          </table:table-cell>
          <table:table-cell table:number-columns-repeated="2" office:value-type="string">
            <text:p>Sony Computer Entertainment Incorporated</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4.6</text:p>
          </table:table-cell>
          <table:table-cell table:number-columns-repeated="1014"/>
        </table:table-row>
        <table:table-row table:style-name="ro1">
          <table:table-cell office:value-type="string">
            <text:p>Idolmaster SP - Perfect Sun (Japan) (Translated En)</text:p>
          </table:table-cell>
          <table:table-cell office:value-type="string">
            <text:p>Idolmaster SP - Perfect Sun </text:p>
          </table:table-cell>
          <table:table-cell table:number-columns-repeated="2" office:value-type="string">
            <text:p>Bandai Namco Games</text:p>
          </table:table-cell>
          <table:table-cell office:value-type="float" office:value="2009">
            <text:p>2009</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Idolmaster, The - Shiny Festa - Funky Note (Japan)</text:p>
          </table:table-cell>
          <table:table-cell office:value-type="string">
            <text:p>Idolmaster, The - Shiny Festa - Funky Note </text:p>
          </table:table-cell>
          <table:table-cell table:number-columns-repeated="2" office:value-type="string">
            <text:p>Bandai Namco Games</text:p>
          </table:table-cell>
          <table:table-cell office:value-type="float" office:value="2012">
            <text:p>2012</text:p>
          </table:table-cell>
          <table:table-cell office:value-type="string">
            <text:p>Rhythm</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Idolmaster, The - Shiny Festa - Groovy Tune (Japan)</text:p>
          </table:table-cell>
          <table:table-cell office:value-type="string">
            <text:p>Idolmaster, The - Shiny Festa - Groovy Tune </text:p>
          </table:table-cell>
          <table:table-cell table:number-columns-repeated="2" office:value-type="string">
            <text:p>Bandai Namco Games</text:p>
          </table:table-cell>
          <table:table-cell office:value-type="float" office:value="2012">
            <text:p>2012</text:p>
          </table:table-cell>
          <table:table-cell office:value-type="string">
            <text:p>Rhythm</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Idolmaster, The - Shiny Festa - Honey Sound (Japan)</text:p>
          </table:table-cell>
          <table:table-cell office:value-type="string">
            <text:p>Idolmaster, The - Shiny Festa - Honey Sound </text:p>
          </table:table-cell>
          <table:table-cell table:number-columns-repeated="2" office:value-type="string">
            <text:p>Bandai Namco Games</text:p>
          </table:table-cell>
          <table:table-cell office:value-type="float" office:value="2012">
            <text:p>2012</text:p>
          </table:table-cell>
          <table:table-cell office:value-type="string">
            <text:p>Rhythm</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Ikki Tousen - Eloquent Fist (Japan)</text:p>
          </table:table-cell>
          <table:table-cell office:value-type="string">
            <text:p>Ikki Tousen - Eloquent Fist </text:p>
          </table:table-cell>
          <table:table-cell table:number-columns-repeated="2" office:value-type="string">
            <text:p>Marvelous Entertainment</text:p>
          </table:table-cell>
          <table:table-cell office:value-type="float" office:value="2008">
            <text:p>2008</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Ikki Tousen - Xross Impact (Japan)</text:p>
          </table:table-cell>
          <table:table-cell office:value-type="string">
            <text:p>Ikki Tousen - Xross Impact </text:p>
          </table:table-cell>
          <table:table-cell table:number-columns-repeated="2" office:value-type="string">
            <text:p>Marvelous Entertainment</text:p>
          </table:table-cell>
          <table:table-cell office:value-type="float" office:value="2010">
            <text:p>2010</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IL-2 Sturmovik - Birds of Prey (USA)</text:p>
          </table:table-cell>
          <table:table-cell office:value-type="string">
            <text:p>IL-2 Sturmovik - Birds of Prey </text:p>
          </table:table-cell>
          <table:table-cell office:value-type="string">
            <text:p>SME Dynamic Systems Limited</text:p>
          </table:table-cell>
          <table:table-cell table:style-name="Default" office:value-type="string">
            <text:p>505 Games</text:p>
          </table:table-cell>
          <table:table-cell office:value-type="float" office:value="2009">
            <text:p>2009</text:p>
          </table:table-cell>
          <table:table-cell office:value-type="string">
            <text:p>Simulation</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Impossible Mission (Europe)</text:p>
          </table:table-cell>
          <table:table-cell office:value-type="string">
            <text:p>Impossible Mission </text:p>
          </table:table-cell>
          <table:table-cell table:number-columns-repeated="2" office:value-type="string">
            <text:p>System 3</text:p>
          </table:table-cell>
          <table:table-cell office:value-type="float" office:value="2007">
            <text:p>2007</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Indiana Jones and the Staff of Kings (USA)</text:p>
          </table:table-cell>
          <table:table-cell office:value-type="string">
            <text:p>Indiana Jones and the Staff of Kings </text:p>
          </table:table-cell>
          <table:table-cell office:value-type="string">
            <text:p>Amaze</text:p>
          </table:table-cell>
          <table:table-cell office:value-type="string">
            <text:p>LucasArts</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Infected (USA)</text:p>
          </table:table-cell>
          <table:table-cell office:value-type="string">
            <text:p>Infected </text:p>
          </table:table-cell>
          <table:table-cell office:value-type="string">
            <text:p>Planet Moon Studios</text:p>
          </table:table-cell>
          <table:table-cell office:value-type="string">
            <text:p>Majesco Studios</text:p>
          </table:table-cell>
          <table:table-cell office:value-type="float" office:value="2005">
            <text:p>2005</text:p>
          </table:table-cell>
          <table:table-cell office:value-type="string">
            <text:p>Shooter</text:p>
          </table:table-cell>
          <table:table-cell office:value-type="string">
            <text:p>ESRB - M (Mature)</text:p>
          </table:table-cell>
          <table:table-cell office:value-type="string">
            <text:p>1-8 Players</text:p>
          </table:table-cell>
          <table:table-cell office:value-type="string">
            <text:p>3.4</text:p>
          </table:table-cell>
          <table:table-cell table:number-columns-repeated="1014"/>
        </table:table-row>
        <table:table-row table:style-name="ro1">
          <table:table-cell office:value-type="string">
            <text:p>Initial D - Street Stage (Japan)</text:p>
          </table:table-cell>
          <table:table-cell office:value-type="string">
            <text:p>Initial D - Street Stage </text:p>
          </table:table-cell>
          <table:table-cell table:number-columns-repeated="2" office:value-type="string">
            <text:p>SEGA Corporation</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Innocent Life - A Futuristic Harvest Moon (USA)</text:p>
          </table:table-cell>
          <table:table-cell office:value-type="string">
            <text:p>Innocent Life - A Futuristic Harvest Moon </text:p>
          </table:table-cell>
          <table:table-cell office:value-type="string">
            <text:p>ArtePiazza</text:p>
          </table:table-cell>
          <table:table-cell office:value-type="string">
            <text:p>Natsume, Inc.</text:p>
          </table:table-cell>
          <table:table-cell office:value-type="float" office:value="2007">
            <text:p>2007</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International Athletics (Europe)</text:p>
          </table:table-cell>
          <table:table-cell office:value-type="string">
            <text:p>International Athletics </text:p>
          </table:table-cell>
          <table:table-cell office:value-type="string">
            <text:p>Codemonkeys</text:p>
          </table:table-cell>
          <table:table-cell office:value-type="string">
            <text:p>Ghostlight</text:p>
          </table:table-cell>
          <table:table-cell office:value-type="float" office:value="2008">
            <text:p>2008</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International Cricket Captain III (Europe)</text:p>
          </table:table-cell>
          <table:table-cell office:value-type="string">
            <text:p>International Cricket Captain III </text:p>
          </table:table-cell>
          <table:table-cell office:value-type="string">
            <text:p>Atomic Planet Entertainment</text:p>
          </table:table-cell>
          <table:table-cell office:value-type="string">
            <text:p>Empire Interactive</text:p>
          </table:table-cell>
          <table:table-cell office:value-type="float" office:value="2007">
            <text:p>2007</text:p>
          </table:table-cell>
          <table:table-cell office:value-type="string">
            <text:p>Sports/Cricket</text:p>
          </table:table-cell>
          <table:table-cell office:value-type="string">
            <text:p>ESRB - E (Everyone)</text:p>
          </table:table-cell>
          <table:table-cell office:value-type="string">
            <text:p>1 Player</text:p>
          </table:table-cell>
          <table:table-cell office:value-type="string">
            <text:p>4.5</text:p>
          </table:table-cell>
          <table:table-cell table:number-columns-repeated="1014"/>
        </table:table-row>
        <table:table-row table:style-name="ro1">
          <table:table-cell office:value-type="string">
            <text:p>Invizimals - Collectible Card Game - Hidden Challenges (Europe)</text:p>
          </table:table-cell>
          <table:table-cell office:value-type="string">
            <text:p>Invizimals - Collectible Card Game - Hidden Challenges </text:p>
          </table:table-cell>
          <table:table-cell office:value-type="string">
            <text:p>Novarama Technology S.L.</text:p>
          </table:table-cell>
          <table:table-cell office:value-type="string">
            <text:p>Sony Computer Entertainment Europe </text:p>
          </table:table-cell>
          <table:table-cell office:value-type="float" office:value="2013">
            <text:p>2013</text:p>
          </table:table-cell>
          <table:table-cell office:value-type="string">
            <text:p>Card Battle</text:p>
          </table:table-cell>
          <table:table-cell office:value-type="string">
            <text:p>ESRB - K-A (Kids to Adults)</text:p>
          </table:table-cell>
          <table:table-cell office:value-type="string">
            <text:p>1 Player</text:p>
          </table:table-cell>
          <table:table-cell office:value-type="string">
            <text:p>1.2</text:p>
          </table:table-cell>
          <table:table-cell table:number-columns-repeated="1014"/>
        </table:table-row>
        <table:table-row table:style-name="ro1">
          <table:table-cell office:value-type="string">
            <text:p>Invizimals - Shadow Zone (USA)</text:p>
          </table:table-cell>
          <table:table-cell office:value-type="string">
            <text:p>Invizimals - Shadow Zone </text:p>
          </table:table-cell>
          <table:table-cell office:value-type="string">
            <text:p>Novarama Technology S.L.</text:p>
          </table:table-cell>
          <table:table-cell office:value-type="string">
            <text:p>Sony Computer Entertainment America, Inc</text:p>
          </table:table-cell>
          <table:table-cell office:value-type="float" office:value="2011">
            <text:p>2011</text:p>
          </table:table-cell>
          <table:table-cell office:value-type="string">
            <text:p>Virtual Life</text:p>
          </table:table-cell>
          <table:table-cell office:value-type="string">
            <text:p>ESRB - E10+ (Everyone 10+)</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Invizimals - The Lost Tribes (USA)</text:p>
          </table:table-cell>
          <table:table-cell office:value-type="string">
            <text:p>Invizimals - The Lost Tribes </text:p>
          </table:table-cell>
          <table:table-cell office:value-type="string">
            <text:p>Novarama Technology S.L.</text:p>
          </table:table-cell>
          <table:table-cell office:value-type="string">
            <text:p>Sony Computer Entertainment America, Inc</text:p>
          </table:table-cell>
          <table:table-cell office:value-type="float" office:value="2011">
            <text:p>2011</text:p>
          </table:table-cell>
          <table:table-cell office:value-type="string">
            <text:p>Virtual Life</text:p>
          </table:table-cell>
          <table:table-cell office:value-type="string">
            <text:p>ESRB - K-A (Kids to Adults)</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Invizimals (USA)</text:p>
          </table:table-cell>
          <table:table-cell office:value-type="string">
            <text:p>Invizimals </text:p>
          </table:table-cell>
          <table:table-cell office:value-type="string">
            <text:p>Novarama Technology S.L.</text:p>
          </table:table-cell>
          <table:table-cell office:value-type="string">
            <text:p>Sony Computer Entertainment America, Inc</text:p>
          </table:table-cell>
          <table:table-cell office:value-type="float" office:value="2010">
            <text:p>2010</text:p>
          </table:table-cell>
          <table:table-cell office:value-type="string">
            <text:p>Virtual Life</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Iron Man (USA)</text:p>
          </table:table-cell>
          <table:table-cell office:value-type="string">
            <text:p>Iron Man </text:p>
          </table:table-cell>
          <table:table-cell office:value-type="string">
            <text:p>Artificial Mind and Movement</text:p>
          </table:table-cell>
          <table:table-cell office:value-type="string">
            <text:p>SEGA Corporation</text:p>
          </table:table-cell>
          <table:table-cell office:value-type="float" office:value="2008">
            <text:p>2008</text:p>
          </table:table-cell>
          <table:table-cell office:value-type="string">
            <text:p>Action</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Iron Man 2 - The Video Game (USA)</text:p>
          </table:table-cell>
          <table:table-cell office:value-type="string">
            <text:p>Iron Man 2 - The Video Game </text:p>
          </table:table-cell>
          <table:table-cell office:value-type="string">
            <text:p>High Voltage Software</text:p>
          </table:table-cell>
          <table:table-cell office:value-type="string">
            <text:p>SEGA Corporation</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Jackass - The Game (USA)</text:p>
          </table:table-cell>
          <table:table-cell office:value-type="string">
            <text:p>Jackass - The Game </text:p>
          </table:table-cell>
          <table:table-cell office:value-type="string">
            <text:p>Sidhe Interactive</text:p>
          </table:table-cell>
          <table:table-cell office:value-type="string">
            <text:p>Red Mile Entertainment</text:p>
          </table:table-cell>
          <table:table-cell office:value-type="float" office:value="2007">
            <text:p>2007</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Jak and Daxter - The Lost Frontier (USA)</text:p>
          </table:table-cell>
          <table:table-cell office:value-type="string">
            <text:p>Jak and Daxter - The Lost Frontier </text:p>
          </table:table-cell>
          <table:table-cell office:value-type="string">
            <text:p>High Impact Games</text:p>
          </table:table-cell>
          <table:table-cell office:value-type="string">
            <text:p>Sony Computer Entertainment America, Inc</text:p>
          </table:table-cell>
          <table:table-cell office:value-type="float" office:value="2009">
            <text:p>2009</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James Cameron's Avatar - The Game (USA)</text:p>
          </table:table-cell>
          <table:table-cell office:value-type="string">
            <text:p>James Cameron's Avatar - The Game </text:p>
          </table:table-cell>
          <table:table-cell table:number-columns-repeated="2" office:value-type="string">
            <text:p>Ubisoft</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Jeanne d'Arc (USA)</text:p>
          </table:table-cell>
          <table:table-cell office:value-type="string">
            <text:p>Jeanne d'Arc </text:p>
          </table:table-cell>
          <table:table-cell office:value-type="string">
            <text:p>Level 5</text:p>
          </table:table-cell>
          <table:table-cell office:value-type="string">
            <text:p>Sony Computer Entertainment America, Inc</text:p>
          </table:table-cell>
          <table:table-cell office:value-type="float" office:value="2007">
            <text:p>2007</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Jet de Go! Pocket - Let's Go By Airliner (Japan)</text:p>
          </table:table-cell>
          <table:table-cell office:value-type="string">
            <text:p>Jet de Go! Pocket - Let's Go By Airliner </text:p>
          </table:table-cell>
          <table:table-cell table:number-columns-repeated="2" office:value-type="string">
            <text:p>Taito Corporation</text:p>
          </table:table-cell>
          <table:table-cell office:value-type="float" office:value="2005">
            <text:p>2005</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Jikandia - The Timeless Land (USA)</text:p>
          </table:table-cell>
          <table:table-cell office:value-type="string">
            <text:p>Jikandia - The Timeless Land </text:p>
          </table:table-cell>
          <table:table-cell office:value-type="string">
            <text:p>Opus Studio</text:p>
          </table:table-cell>
          <table:table-cell office:value-type="string">
            <text:p>Aksys Games</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Juiced 2 - Hot Import Nights (USA)</text:p>
          </table:table-cell>
          <table:table-cell office:value-type="string">
            <text:p>Juiced 2 - Hot Import Nights </text:p>
          </table:table-cell>
          <table:table-cell office:value-type="string">
            <text:p>Juice Games</text:p>
          </table:table-cell>
          <table:table-cell office:value-type="string">
            <text:p>THQ inc</text:p>
          </table:table-cell>
          <table:table-cell office:value-type="float" office:value="2007">
            <text:p>2007</text:p>
          </table:table-cell>
          <table:table-cell office:value-type="string">
            <text:p>Driv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Juiced Eliminator (USA)</text:p>
          </table:table-cell>
          <table:table-cell office:value-type="string">
            <text:p>Juiced Eliminator </text:p>
          </table:table-cell>
          <table:table-cell office:value-type="string">
            <text:p>Juice Games</text:p>
          </table:table-cell>
          <table:table-cell office:value-type="string">
            <text:p>THQ inc</text:p>
          </table:table-cell>
          <table:table-cell office:value-type="float" office:value="2006">
            <text:p>2006</text:p>
          </table:table-cell>
          <table:table-cell office:value-type="string">
            <text:p>Driving</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Jungle Party (Europe)</text:p>
          </table:table-cell>
          <table:table-cell office:value-type="string">
            <text:p>Jungle Party </text:p>
          </table:table-cell>
          <table:table-cell office:value-type="string">
            <text:p>Sony Computer Entertainment America, Inc</text:p>
          </table:table-cell>
          <table:table-cell office:value-type="string">
            <text:p>Sony Computer Entertainment Europe </text:p>
          </table:table-cell>
          <table:table-cell office:value-type="float" office:value="2010">
            <text:p>2010</text:p>
          </table:table-cell>
          <table:table-cell office:value-type="string">
            <text:p>Party</text:p>
          </table:table-cell>
          <table:table-cell office:value-type="string">
            <text:p>ESRB - E (Everyone)</text:p>
          </table:table-cell>
          <table:table-cell office:value-type="string">
            <text:p>1 Player</text:p>
          </table:table-cell>
          <table:table-cell office:value-type="string">
            <text:p>1.5</text:p>
          </table:table-cell>
          <table:table-cell table:number-columns-repeated="1014"/>
        </table:table-row>
        <table:table-row table:style-name="ro1">
          <table:table-cell office:value-type="string">
            <text:p>Justice League Heroes (USA)</text:p>
          </table:table-cell>
          <table:table-cell office:value-type="string">
            <text:p>Justice League Heroes </text:p>
          </table:table-cell>
          <table:table-cell office:value-type="string">
            <text:p>Snowblind Studios</text:p>
          </table:table-cell>
          <table:table-cell office:value-type="string">
            <text:p>Warner Bros. Interactive Entertainment</text:p>
          </table:table-cell>
          <table:table-cell office:value-type="float" office:value="2006">
            <text:p>2006</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K-ON! Houkago Live!! (Japan)</text:p>
          </table:table-cell>
          <table:table-cell office:value-type="string">
            <text:p>K-ON! Houkago Live!! </text:p>
          </table:table-cell>
          <table:table-cell table:number-columns-repeated="2" office:value-type="string">
            <text:p>SEGA Corporation</text:p>
          </table:table-cell>
          <table:table-cell office:value-type="float" office:value="2010">
            <text:p>2010</text:p>
          </table:table-cell>
          <table:table-cell office:value-type="string">
            <text:p>Rhythm</text:p>
          </table:table-cell>
          <table:table-cell office:value-type="string">
            <text:p>ESRB - E (Everyone)</text:p>
          </table:table-cell>
          <table:table-cell office:value-type="string">
            <text:p>1-5 Players</text:p>
          </table:table-cell>
          <table:table-cell office:value-type="string">
            <text:p>4.2</text:p>
          </table:table-cell>
          <table:table-cell table:number-columns-repeated="1014"/>
        </table:table-row>
        <table:table-row table:style-name="ro1">
          <table:table-cell office:value-type="string">
            <text:p>Kamen no Maid Guy - Boyoyon Battle Royale (Japan)</text:p>
          </table:table-cell>
          <table:table-cell office:value-type="string">
            <text:p>Kamen no Maid Guy - Boyoyon Battle Royale </text:p>
          </table:table-cell>
          <table:table-cell table:number-columns-repeated="2" office:value-type="string">
            <text:p>Gadget Soft</text:p>
          </table:table-cell>
          <table:table-cell office:value-type="float" office:value="2009">
            <text:p>2009</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Kamen Rider - Chou Climax Heroes (Japan)</text:p>
          </table:table-cell>
          <table:table-cell office:value-type="string">
            <text:p>Kamen Rider - Chou Climax Heroes </text:p>
          </table:table-cell>
          <table:table-cell office:value-type="string">
            <text:p>Eighting</text:p>
          </table:table-cell>
          <table:table-cell office:value-type="string">
            <text:p>Bandai Namco Games</text:p>
          </table:table-cell>
          <table:table-cell office:value-type="float" office:value="2012">
            <text:p>2012</text:p>
          </table:table-cell>
          <table:table-cell office:value-type="string">
            <text:p>Fighter</text:p>
          </table:table-cell>
          <table:table-cell office:value-type="string">
            <text:p>ESRB - T (Teen)</text:p>
          </table:table-cell>
          <table:table-cell office:value-type="string">
            <text:p>1 Player</text:p>
          </table:table-cell>
          <table:table-cell office:value-type="float" office:value="4.2">
            <text:p>4.2</text:p>
          </table:table-cell>
          <table:table-cell table:number-columns-repeated="1014"/>
        </table:table-row>
        <table:table-row table:style-name="ro1">
          <table:table-cell office:value-type="string">
            <text:p>Kamen Rider Climax Heroes Fourze (Japan)</text:p>
          </table:table-cell>
          <table:table-cell office:value-type="string">
            <text:p>Kamen Rider Climax Heroes Fourze </text:p>
          </table:table-cell>
          <table:table-cell office:value-type="string">
            <text:p>Eighting</text:p>
          </table:table-cell>
          <table:table-cell office:value-type="string">
            <text:p>Bandai Namco Games</text:p>
          </table:table-cell>
          <table:table-cell office:value-type="float" office:value="2011">
            <text:p>2011</text:p>
          </table:table-cell>
          <table:table-cell office:value-type="string">
            <text:p>Action</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Kamen Rider Climax Heroes OOO (Japan)</text:p>
          </table:table-cell>
          <table:table-cell office:value-type="string">
            <text:p>Kamen Rider Climax Heroes OOO </text:p>
          </table:table-cell>
          <table:table-cell office:value-type="string">
            <text:p>Eighting</text:p>
          </table:table-cell>
          <table:table-cell office:value-type="string">
            <text:p>Bandai Namco Games</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Kao Challengers (USA)</text:p>
          </table:table-cell>
          <table:table-cell office:value-type="string">
            <text:p>Kao Challengers </text:p>
          </table:table-cell>
          <table:table-cell office:value-type="string">
            <text:p>Atari, Inc.</text:p>
          </table:table-cell>
          <table:table-cell office:value-type="string">
            <text:p>Namco Limited</text:p>
          </table:table-cell>
          <table:table-cell office:value-type="float" office:value="2006">
            <text:p>2006</text:p>
          </table:table-cell>
          <table:table-cell office:value-type="string">
            <text:p>Platform</text:p>
          </table:table-cell>
          <table:table-cell office:value-type="string">
            <text:p>ESRB - E (Everyone)</text:p>
          </table:table-cell>
          <table:table-cell office:value-type="string">
            <text:p>1-4 Players</text:p>
          </table:table-cell>
          <table:table-cell office:value-type="string">
            <text:p>3.4</text:p>
          </table:table-cell>
          <table:table-cell table:number-columns-repeated="1014"/>
        </table:table-row>
        <table:table-row table:style-name="ro1">
          <table:table-cell office:value-type="string">
            <text:p>Katekyoo Hitman Reborn! Battle Arena (Japan)</text:p>
          </table:table-cell>
          <table:table-cell office:value-type="string">
            <text:p>Katekyoo Hitman Reborn! Battle Arena </text:p>
          </table:table-cell>
          <table:table-cell office:value-type="string">
            <text:p>Ancient</text:p>
          </table:table-cell>
          <table:table-cell office:value-type="string">
            <text:p>Marvelous Entertainment</text:p>
          </table:table-cell>
          <table:table-cell office:value-type="float" office:value="2008">
            <text:p>2008</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Katekyoo Hitman Reborn! Battle Arena 2 - Spirits Burst (Japan)</text:p>
          </table:table-cell>
          <table:table-cell office:value-type="string">
            <text:p>Katekyoo Hitman Reborn! Battle Arena 2 - Spirits Burst </text:p>
          </table:table-cell>
          <table:table-cell office:value-type="string">
            <text:p>Ancient</text:p>
          </table:table-cell>
          <table:table-cell office:value-type="string">
            <text:p>Marvelous Entertainment</text:p>
          </table:table-cell>
          <table:table-cell office:value-type="float" office:value="2009">
            <text:p>2009</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Katekyoo Hitman Reborn! Kizuna no Tag Battle (Japan)</text:p>
          </table:table-cell>
          <table:table-cell office:value-type="string">
            <text:p>Katekyoo Hitman Reborn! Kizuna no Tag Battle </text:p>
          </table:table-cell>
          <table:table-cell office:value-type="string">
            <text:p>Marvelous</text:p>
          </table:table-cell>
          <table:table-cell office:value-type="string">
            <text:p>Marvelous Entertainment</text:p>
          </table:table-cell>
          <table:table-cell office:value-type="float" office:value="2010">
            <text:p>2010</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KAZooK! (Europe)</text:p>
          </table:table-cell>
          <table:table-cell office:value-type="string">
            <text:p>KAZooK! </text:p>
          </table:table-cell>
          <table:table-cell office:value-type="string">
            <text:p>Monte Cristo Multimedia</text:p>
          </table:table-cell>
          <table:table-cell office:value-type="string">
            <text:p>Xplosiv</text:p>
          </table:table-cell>
          <table:table-cell office:value-type="float" office:value="2006">
            <text:p>2006</text:p>
          </table:table-cell>
          <table:table-cell office:value-type="string">
            <text:p>Party</text:p>
          </table:table-cell>
          <table:table-cell office:value-type="string">
            <text:p>ESRB - T (Teen)</text:p>
          </table:table-cell>
          <table:table-cell office:value-type="string">
            <text:p>1 Player</text:p>
          </table:table-cell>
          <table:table-cell office:value-type="string">
            <text:p>1.5</text:p>
          </table:table-cell>
          <table:table-cell table:number-columns-repeated="1014"/>
        </table:table-row>
        <table:table-row table:style-name="ro1">
          <table:table-cell office:value-type="string">
            <text:p>Kenka Bancho - Badass Rumble (USA)</text:p>
          </table:table-cell>
          <table:table-cell office:value-type="string">
            <text:p>Kenka Bancho - Badass Rumble </text:p>
          </table:table-cell>
          <table:table-cell office:value-type="string">
            <text:p>Bullets</text:p>
          </table:table-cell>
          <table:table-cell office:value-type="string">
            <text:p>Atlus U.S.A., Inc.</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Kenka Banchou 4 - Ichinen Sensou (Japan)</text:p>
          </table:table-cell>
          <table:table-cell office:value-type="string">
            <text:p>Kenka Banchou 4 - Ichinen Sensou </text:p>
          </table:table-cell>
          <table:table-cell office:value-type="string">
            <text:p>Bullets</text:p>
          </table:table-cell>
          <table:table-cell office:value-type="string">
            <text:p>Spike</text:p>
          </table:table-cell>
          <table:table-cell office:value-type="float" office:value="2010">
            <text:p>2010</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Kenka Banchou 5 - Otoko no Housoku (Japan)</text:p>
          </table:table-cell>
          <table:table-cell office:value-type="string">
            <text:p>Kenka Banchou 5 - Otoko no Housoku </text:p>
          </table:table-cell>
          <table:table-cell office:value-type="string">
            <text:p>Bullets</text:p>
          </table:table-cell>
          <table:table-cell office:value-type="string">
            <text:p>Spike</text:p>
          </table:table-cell>
          <table:table-cell office:value-type="float" office:value="2011">
            <text:p>2011</text:p>
          </table:table-cell>
          <table:table-cell office:value-type="string">
            <text:p>Action</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Kenka Banchou Bros. Tokyo Battle Royale (Japan)</text:p>
          </table:table-cell>
          <table:table-cell office:value-type="string">
            <text:p>Kenka Banchou Bros. Tokyo Battle Royale </text:p>
          </table:table-cell>
          <table:table-cell office:value-type="string">
            <text:p>Bullets</text:p>
          </table:table-cell>
          <table:table-cell office:value-type="string">
            <text:p>Spike Chunsoft</text:p>
          </table:table-cell>
          <table:table-cell office:value-type="float" office:value="2012">
            <text:p>2012</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Kenka Banchou Portable (Japan)</text:p>
          </table:table-cell>
          <table:table-cell office:value-type="string">
            <text:p>Kenka Banchou Portable </text:p>
          </table:table-cell>
          <table:table-cell table:number-columns-repeated="2" office:value-type="string">
            <text:p>Spike</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Kidou Senshi Gundam - Gundam vs. Gundam (Japan)</text:p>
          </table:table-cell>
          <table:table-cell office:value-type="string">
            <text:p>Kidou Senshi Gundam - Gundam vs. Gundam </text:p>
          </table:table-cell>
          <table:table-cell office:value-type="string">
            <text:p>Banpresto</text:p>
          </table:table-cell>
          <table:table-cell office:value-type="string">
            <text:p>Bandai Namco Games</text:p>
          </table:table-cell>
          <table:table-cell office:value-type="float" office:value="2008">
            <text:p>2008</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Kidou Senshi Gundam - Gundam vs. Gundam NEXT PLUS (Japan)</text:p>
          </table:table-cell>
          <table:table-cell office:value-type="string">
            <text:p>Kidou Senshi Gundam - Gundam vs. Gundam NEXT PLUS </text:p>
          </table:table-cell>
          <table:table-cell office:value-type="string">
            <text:p>Capcom Co., Ltd.</text:p>
          </table:table-cell>
          <table:table-cell office:value-type="string">
            <text:p>Bandai Namco Games</text:p>
          </table:table-cell>
          <table:table-cell office:value-type="float" office:value="2009">
            <text:p>2009</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4.5</text:p>
          </table:table-cell>
          <table:table-cell table:number-columns-repeated="1014"/>
        </table:table-row>
        <table:table-row table:style-name="ro1">
          <table:table-cell office:value-type="string">
            <text:p>Kidou Senshi Gundam Seed - Rengou vs. Z.A.F.T. Portable (Japan)</text:p>
          </table:table-cell>
          <table:table-cell office:value-type="string">
            <text:p>Kidou Senshi Gundam Seed - Rengou vs. Z.A.F.T. Portable </text:p>
          </table:table-cell>
          <table:table-cell office:value-type="string">
            <text:p>Capcom Co., Ltd.</text:p>
          </table:table-cell>
          <table:table-cell office:value-type="string">
            <text:p>Bandai Namco Games</text:p>
          </table:table-cell>
          <table:table-cell office:value-type="float" office:value="2007">
            <text:p>2007</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Killzone - Liberation (USA)</text:p>
          </table:table-cell>
          <table:table-cell office:value-type="string">
            <text:p>Killzone - Liberation </text:p>
          </table:table-cell>
          <table:table-cell office:value-type="string">
            <text:p>Guerrilla</text:p>
          </table:table-cell>
          <table:table-cell office:value-type="string">
            <text:p>Sony Computer Entertainment America, Inc</text:p>
          </table:table-cell>
          <table:table-cell office:value-type="float" office:value="2006">
            <text:p>2006</text:p>
          </table:table-cell>
          <table:table-cell office:value-type="string">
            <text:p>Shooter</text:p>
          </table:table-cell>
          <table:table-cell office:value-type="string">
            <text:p>ESRB - T (Teen)</text:p>
          </table:table-cell>
          <table:table-cell office:value-type="string">
            <text:p>1-6 Players</text:p>
          </table:table-cell>
          <table:table-cell office:value-type="string">
            <text:p>3.7</text:p>
          </table:table-cell>
          <table:table-cell table:number-columns-repeated="1014"/>
        </table:table-row>
        <table:table-row table:style-name="ro1">
          <table:table-cell office:value-type="string">
            <text:p>King of Clubs (Europe)</text:p>
          </table:table-cell>
          <table:table-cell office:value-type="string">
            <text:p>King of Clubs </text:p>
          </table:table-cell>
          <table:table-cell table:number-columns-repeated="2" office:value-type="string">
            <text:p>Oxygen Interactive</text:p>
          </table:table-cell>
          <table:table-cell office:value-type="float" office:value="2008">
            <text:p>2008</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2.2</text:p>
          </table:table-cell>
          <table:table-cell table:number-columns-repeated="1014"/>
        </table:table-row>
        <table:table-row table:style-name="ro1">
          <table:table-cell office:value-type="string">
            <text:p>King of Fighters Collection, The - The Orochi Saga (USA)</text:p>
          </table:table-cell>
          <table:table-cell office:value-type="string">
            <text:p>King of Fighters Collection, The - The Orochi Saga </text:p>
          </table:table-cell>
          <table:table-cell table:number-columns-repeated="2" office:value-type="string">
            <text:p>SNK Playmore</text:p>
          </table:table-cell>
          <table:table-cell office:value-type="float" office:value="2008">
            <text:p>2008</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King of Pool (USA)</text:p>
          </table:table-cell>
          <table:table-cell office:value-type="string">
            <text:p>King of Pool </text:p>
          </table:table-cell>
          <table:table-cell office:value-type="string">
            <text:p>Ivolgamus</text:p>
          </table:table-cell>
          <table:table-cell office:value-type="string">
            <text:p>Nordcurrent</text:p>
          </table:table-cell>
          <table:table-cell office:value-type="float" office:value="2010">
            <text:p>2010</text:p>
          </table:table-cell>
          <table:table-cell office:value-type="string">
            <text:p>Sports/Pool and Dart</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Kingdom Hearts - Birth by Sleep (USA)</text:p>
          </table:table-cell>
          <table:table-cell office:value-type="string">
            <text:p>Kingdom Hearts - Birth by Sleep </text:p>
          </table:table-cell>
          <table:table-cell office:value-type="string">
            <text:p>Square Enix</text:p>
          </table:table-cell>
          <table:table-cell office:value-type="string">
            <text:p>Square Enix Co., Ltd.</text:p>
          </table:table-cell>
          <table:table-cell office:value-type="float" office:value="2010">
            <text:p>2010</text:p>
          </table:table-cell>
          <table:table-cell office:value-type="string">
            <text:p>Role-Playing</text:p>
          </table:table-cell>
          <table:table-cell office:value-type="string">
            <text:p>ESRB - E10+ (Everyone 10+)</text:p>
          </table:table-cell>
          <table:table-cell office:value-type="string">
            <text:p>1-6 Players</text:p>
          </table:table-cell>
          <table:table-cell office:value-type="string">
            <text:p>4.4</text:p>
          </table:table-cell>
          <table:table-cell table:number-columns-repeated="1014"/>
        </table:table-row>
        <table:table-row table:style-name="ro1">
          <table:table-cell office:value-type="string">
            <text:p>Kingdom Hearts - Birth by Sleep Final Mix (Japan) (Translated En)</text:p>
          </table:table-cell>
          <table:table-cell office:value-type="string">
            <text:p>Kingdom Hearts - Birth by Sleep Final Mix </text:p>
          </table:table-cell>
          <table:table-cell office:value-type="string">
            <text:p>Square Enix</text:p>
          </table:table-cell>
          <table:table-cell office:value-type="string">
            <text:p>Square Enix Co., Ltd.</text:p>
          </table:table-cell>
          <table:table-cell office:value-type="float" office:value="2011">
            <text:p>2011</text:p>
          </table:table-cell>
          <table:table-cell office:value-type="string">
            <text:p>Role-Playing</text:p>
          </table:table-cell>
          <table:table-cell office:value-type="string">
            <text:p>ESRB - E10+ (Everyone 10+)</text:p>
          </table:table-cell>
          <table:table-cell office:value-type="string">
            <text:p>1-6 Players</text:p>
          </table:table-cell>
          <table:table-cell office:value-type="string">
            <text:p>4.4</text:p>
          </table:table-cell>
          <table:table-cell table:number-columns-repeated="1014"/>
        </table:table-row>
        <table:table-row table:style-name="ro1">
          <table:table-cell office:value-type="string">
            <text:p>Kingdom of Paradise (USA)</text:p>
          </table:table-cell>
          <table:table-cell office:value-type="string">
            <text:p>Kingdom of Paradise </text:p>
          </table:table-cell>
          <table:table-cell office:value-type="string">
            <text:p>Climax Entertainment</text:p>
          </table:table-cell>
          <table:table-cell office:value-type="string">
            <text:p>Sony Computer Entertainment America, Inc</text:p>
          </table:table-cell>
          <table:table-cell office:value-type="float" office:value="2005">
            <text:p>2005</text:p>
          </table:table-cell>
          <table:table-cell office:value-type="string">
            <text:p>Role-Playing</text:p>
          </table:table-cell>
          <table:table-cell office:value-type="string">
            <text:p>ESRB - T (Teen)</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Kinnikuman - Muscle Generations (Japan)</text:p>
          </table:table-cell>
          <table:table-cell office:value-type="string">
            <text:p>Kinnikuman - Muscle Generations </text:p>
          </table:table-cell>
          <table:table-cell office:value-type="string">
            <text:p>Bandai</text:p>
          </table:table-cell>
          <table:table-cell office:value-type="string">
            <text:p>Aki Corp.</text:p>
          </table:table-cell>
          <table:table-cell office:value-type="float" office:value="2006">
            <text:p>2006</text:p>
          </table:table-cell>
          <table:table-cell office:value-type="string">
            <text:p>Sports/Wrestling</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Kisou Ryouhei Gunhound EX (Japan)</text:p>
          </table:table-cell>
          <table:table-cell office:value-type="string">
            <text:p>Kisou Ryouhei Gunhound EX </text:p>
          </table:table-cell>
          <table:table-cell office:value-type="string">
            <text:p>Dracue</text:p>
          </table:table-cell>
          <table:table-cell office:value-type="string">
            <text:p>G.Rev</text:p>
          </table:table-cell>
          <table:table-cell office:value-type="float" office:value="2013">
            <text:p>2013</text:p>
          </table:table-cell>
          <table:table-cell office:value-type="string">
            <text:p>Shoot-'Em-Up</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Knights in the Nightmare (USA)</text:p>
          </table:table-cell>
          <table:table-cell office:value-type="string">
            <text:p>Knights in the Nightmare </text:p>
          </table:table-cell>
          <table:table-cell office:value-type="string">
            <text:p>Sting</text:p>
          </table:table-cell>
          <table:table-cell office:value-type="string">
            <text:p>Atlus U.S.A., Inc.</text:p>
          </table:table-cell>
          <table:table-cell office:value-type="float" office:value="2010">
            <text:p>2010</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Kurulin Fusion (USA)</text:p>
          </table:table-cell>
          <table:table-cell office:value-type="string">
            <text:p>Kurulin Fusion </text:p>
          </table:table-cell>
          <table:table-cell office:value-type="string">
            <text:p>Tozai Games</text:p>
          </table:table-cell>
          <table:table-cell office:value-type="string">
            <text:p>MTO Co., Ltd.</text:p>
          </table:table-cell>
          <table:table-cell office:value-type="float" office:value="2009">
            <text:p>2009</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La Pucelle - Ragnarok (Japan) (Translated En)</text:p>
          </table:table-cell>
          <table:table-cell office:value-type="string">
            <text:p>La Pucelle - Ragnarok </text:p>
          </table:table-cell>
          <table:table-cell table:number-columns-repeated="2" office:value-type="string">
            <text:p>Nippon Ichi Software Inc.</text:p>
          </table:table-cell>
          <table:table-cell office:value-type="float" office:value="2009">
            <text:p>2009</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Lanfeust of Troy (Europe)</text:p>
          </table:table-cell>
          <table:table-cell office:value-type="string">
            <text:p>Lanfeust of Troy </text:p>
          </table:table-cell>
          <table:table-cell office:value-type="string">
            <text:p>Tate Interactive</text:p>
          </table:table-cell>
          <table:table-cell office:value-type="string">
            <text:p>Atari, Inc.</text:p>
          </table:table-cell>
          <table:table-cell office:value-type="float" office:value="2008">
            <text:p>2008</text:p>
          </table:table-cell>
          <table:table-cell office:value-type="string">
            <text:p>Platform</text:p>
          </table:table-cell>
          <table:table-cell office:value-type="string">
            <text:p>ESRB - T (Teen)</text:p>
          </table:table-cell>
          <table:table-cell office:value-type="string">
            <text:p>1 Player</text:p>
          </table:table-cell>
          <table:table-cell office:value-type="string">
            <text:p>1.8</text:p>
          </table:table-cell>
          <table:table-cell table:number-columns-repeated="1014"/>
        </table:table-row>
        <table:table-row table:style-name="ro1">
          <table:table-cell office:value-type="string">
            <text:p>Last Ranker (Japan)</text:p>
          </table:table-cell>
          <table:table-cell office:value-type="string">
            <text:p>Last Ranker </text:p>
          </table:table-cell>
          <table:table-cell office:value-type="string">
            <text:p>Image Epoch</text:p>
          </table:table-cell>
          <table:table-cell office:value-type="string">
            <text:p>Capcom Co., Ltd.</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Legend of Heroes II, The - Prophecy of the Moonlight Witch (USA)</text:p>
          </table:table-cell>
          <table:table-cell office:value-type="string">
            <text:p>Legend of Heroes II, The - Prophecy of the Moonlight Witch </text:p>
          </table:table-cell>
          <table:table-cell office:value-type="string">
            <text:p>Microvision</text:p>
          </table:table-cell>
          <table:table-cell office:value-type="string">
            <text:p>Namco Bandai Games</text:p>
          </table:table-cell>
          <table:table-cell office:value-type="float" office:value="2006">
            <text:p>2006</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Legend of Heroes III, The - Song of the Ocean (USA)</text:p>
          </table:table-cell>
          <table:table-cell office:value-type="string">
            <text:p>Legend of Heroes III, The - Song of the Ocean </text:p>
          </table:table-cell>
          <table:table-cell office:value-type="string">
            <text:p>Microvision</text:p>
          </table:table-cell>
          <table:table-cell office:value-type="string">
            <text:p>Namco Bandai Games</text:p>
          </table:table-cell>
          <table:table-cell office:value-type="float" office:value="2007">
            <text:p>2007</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Legend of Heroes, The - A Tear of Vermillion (USA)</text:p>
          </table:table-cell>
          <table:table-cell office:value-type="string">
            <text:p>Legend of Heroes, The - A Tear of Vermillion </text:p>
          </table:table-cell>
          <table:table-cell office:value-type="string">
            <text:p>Microvision</text:p>
          </table:table-cell>
          <table:table-cell office:value-type="string">
            <text:p>Bandai Games Inc.</text:p>
          </table:table-cell>
          <table:table-cell office:value-type="float" office:value="2005">
            <text:p>2005</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Legend of Heroes, The - Trails in the Sky (USA)</text:p>
          </table:table-cell>
          <table:table-cell office:value-type="string">
            <text:p>Legend of Heroes, The - Trails in the Sky </text:p>
          </table:table-cell>
          <table:table-cell office:value-type="string">
            <text:p>Falcom</text:p>
          </table:table-cell>
          <table:table-cell office:value-type="string">
            <text:p>Xseed Games</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Legend of the Dragon (USA)</text:p>
          </table:table-cell>
          <table:table-cell office:value-type="string">
            <text:p>Legend of the Dragon </text:p>
          </table:table-cell>
          <table:table-cell office:value-type="string">
            <text:p>Neko Entertainment</text:p>
          </table:table-cell>
          <table:table-cell office:value-type="string">
            <text:p>The Game Factory</text:p>
          </table:table-cell>
          <table:table-cell office:value-type="float" office:value="2007">
            <text:p>2007</text:p>
          </table:table-cell>
          <table:table-cell office:value-type="string">
            <text:p>Fighter</text:p>
          </table:table-cell>
          <table:table-cell office:value-type="string">
            <text:p>ESRB - T (Teen)</text:p>
          </table:table-cell>
          <table:table-cell office:value-type="string">
            <text:p>1 Player</text:p>
          </table:table-cell>
          <table:table-cell office:value-type="string">
            <text:p>2.1</text:p>
          </table:table-cell>
          <table:table-cell table:number-columns-repeated="1014"/>
        </table:table-row>
        <table:table-row table:style-name="ro1">
          <table:table-cell office:value-type="string">
            <text:p>Legends of War - Patton's Campaign (USA)</text:p>
          </table:table-cell>
          <table:table-cell office:value-type="string">
            <text:p>Legends of War - Patton's Campaign </text:p>
          </table:table-cell>
          <table:table-cell table:number-columns-repeated="2" office:value-type="string">
            <text:p>Enigma Software Productions</text:p>
          </table:table-cell>
          <table:table-cell office:value-type="float" office:value="2011">
            <text:p>2011</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LEGO Batman - The Video Game (USA)</text:p>
          </table:table-cell>
          <table:table-cell office:value-type="string">
            <text:p>LEGO Batman - The Video Game </text:p>
          </table:table-cell>
          <table:table-cell office:value-type="string">
            <text:p>Traveller's Tales</text:p>
          </table:table-cell>
          <table:table-cell office:value-type="string">
            <text:p>Warner Bros. Interactive Entertainment</text:p>
          </table:table-cell>
          <table:table-cell office:value-type="float" office:value="2008">
            <text:p>2008</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LEGO Harry Potter - Years 1-4 (USA)</text:p>
          </table:table-cell>
          <table:table-cell office:value-type="string">
            <text:p>LEGO Harry Potter - Years 1-4 </text:p>
          </table:table-cell>
          <table:table-cell office:value-type="string">
            <text:p>TT Fusion</text:p>
          </table:table-cell>
          <table:table-cell office:value-type="string">
            <text:p>Warner Bros. Interactive Entertainment</text:p>
          </table:table-cell>
          <table:table-cell office:value-type="float" office:value="2010">
            <text:p>2010</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LEGO Harry Potter - Years 5-7 (USA)</text:p>
          </table:table-cell>
          <table:table-cell office:value-type="string">
            <text:p>LEGO Harry Potter - Years 5-7 </text:p>
          </table:table-cell>
          <table:table-cell office:value-type="string">
            <text:p>Traveller's Tales</text:p>
          </table:table-cell>
          <table:table-cell office:value-type="string">
            <text:p>Warner Bros. Interactive Entertainment</text:p>
          </table:table-cell>
          <table:table-cell office:value-type="float" office:value="2011">
            <text:p>2011</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LEGO Indiana Jones - The Original Adventures (USA)</text:p>
          </table:table-cell>
          <table:table-cell office:value-type="string">
            <text:p>LEGO Indiana Jones - The Original Adventures </text:p>
          </table:table-cell>
          <table:table-cell office:value-type="string">
            <text:p>Traveller's Tales</text:p>
          </table:table-cell>
          <table:table-cell office:value-type="string">
            <text:p>LucasArts</text:p>
          </table:table-cell>
          <table:table-cell office:value-type="float" office:value="2008">
            <text:p>2008</text:p>
          </table:table-cell>
          <table:table-cell office:value-type="string">
            <text:p>Adventure</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LEGO Indiana Jones 2 - The Adventure Continues (USA)</text:p>
          </table:table-cell>
          <table:table-cell office:value-type="string">
            <text:p>LEGO Indiana Jones 2 - The Adventure Continues </text:p>
          </table:table-cell>
          <table:table-cell office:value-type="string">
            <text:p>Traveller's Tales</text:p>
          </table:table-cell>
          <table:table-cell office:value-type="string">
            <text:p>LucasArts</text:p>
          </table:table-cell>
          <table:table-cell office:value-type="float" office:value="2009">
            <text:p>2009</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LEGO Pirates of the Caribbean - The Video Game (USA)</text:p>
          </table:table-cell>
          <table:table-cell office:value-type="string">
            <text:p>LEGO Pirates of the Caribbean - The Video Game </text:p>
          </table:table-cell>
          <table:table-cell office:value-type="string">
            <text:p>Traveller's Tales</text:p>
          </table:table-cell>
          <table:table-cell office:value-type="string">
            <text:p>Disney Interactive Studios</text:p>
          </table:table-cell>
          <table:table-cell office:value-type="float" office:value="2011">
            <text:p>2011</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LEGO Star Wars II - The Original Trilogy (USA)</text:p>
          </table:table-cell>
          <table:table-cell office:value-type="string">
            <text:p>LEGO Star Wars II - The Original Trilogy </text:p>
          </table:table-cell>
          <table:table-cell office:value-type="string">
            <text:p>Traveller's Tales</text:p>
          </table:table-cell>
          <table:table-cell office:value-type="string">
            <text:p>LucasArts</text:p>
          </table:table-cell>
          <table:table-cell office:value-type="float" office:value="2006">
            <text:p>2006</text:p>
          </table:table-cell>
          <table:table-cell office:value-type="string">
            <text:p>Action</text:p>
          </table:table-cell>
          <table:table-cell office:value-type="string">
            <text:p>ESRB - E10+ (Everyone 10+)</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LEGO Star Wars III - The Clone Wars (USA)</text:p>
          </table:table-cell>
          <table:table-cell office:value-type="string">
            <text:p>LEGO Star Wars III - The Clone Wars </text:p>
          </table:table-cell>
          <table:table-cell office:value-type="string">
            <text:p>Traveller's Tales</text:p>
          </table:table-cell>
          <table:table-cell office:value-type="string">
            <text:p>LucasArts</text:p>
          </table:table-cell>
          <table:table-cell office:value-type="float" office:value="2011">
            <text:p>2011</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Lemmings (USA)</text:p>
          </table:table-cell>
          <table:table-cell office:value-type="string">
            <text:p>Lemmings </text:p>
          </table:table-cell>
          <table:table-cell office:value-type="string">
            <text:p>Team 17</text:p>
          </table:table-cell>
          <table:table-cell office:value-type="string">
            <text:p>Sony Computer Entertainment America, Inc</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Little Britain - The Video Game (Europe)</text:p>
          </table:table-cell>
          <table:table-cell office:value-type="string">
            <text:p>Little Britain - The Video Game </text:p>
          </table:table-cell>
          <table:table-cell office:value-type="string">
            <text:p>Revolution Studios</text:p>
          </table:table-cell>
          <table:table-cell office:value-type="string">
            <text:p>Blast! Entertainment Ltd</text:p>
          </table:table-cell>
          <table:table-cell office:value-type="float" office:value="2007">
            <text:p>2007</text:p>
          </table:table-cell>
          <table:table-cell office:value-type="string">
            <text:p>Party</text:p>
          </table:table-cell>
          <table:table-cell office:value-type="string">
            <text:p>ESRB - T (Teen)</text:p>
          </table:table-cell>
          <table:table-cell office:value-type="string">
            <text:p>1-2 Players</text:p>
          </table:table-cell>
          <table:table-cell office:value-type="string">
            <text:p>1.3</text:p>
          </table:table-cell>
          <table:table-cell table:number-columns-repeated="1014"/>
        </table:table-row>
        <table:table-row table:style-name="ro1">
          <table:table-cell office:value-type="string">
            <text:p>LittleBigPlanet (USA)</text:p>
          </table:table-cell>
          <table:table-cell office:value-type="string">
            <text:p>LittleBigPlanet </text:p>
          </table:table-cell>
          <table:table-cell office:value-type="string">
            <text:p>Media Molecule</text:p>
          </table:table-cell>
          <table:table-cell office:value-type="string">
            <text:p>Sony Computer Entertainment America, Inc</text:p>
          </table:table-cell>
          <table:table-cell office:value-type="float" office:value="2009">
            <text:p>2009</text:p>
          </table:table-cell>
          <table:table-cell office:value-type="string">
            <text:p>Platform</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LocoRoco - Midnight Carnival (USA)</text:p>
          </table:table-cell>
          <table:table-cell office:value-type="string">
            <text:p>LocoRoco - Midnight Carnival </text:p>
          </table:table-cell>
          <table:table-cell office:value-type="string">
            <text:p>SCE Japan Studio</text:p>
          </table:table-cell>
          <table:table-cell office:value-type="string">
            <text:p>Sony Computer Entertainment America, Inc</text:p>
          </table:table-cell>
          <table:table-cell office:value-type="float" office:value="2009">
            <text:p>2009</text:p>
          </table:table-cell>
          <table:table-cell office:value-type="string">
            <text:p>Puzzle</text:p>
          </table:table-cell>
          <table:table-cell office:value-type="string">
            <text:p>ESRB - E (Everyone)</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LocoRoco (USA)</text:p>
          </table:table-cell>
          <table:table-cell office:value-type="string">
            <text:p>LocoRoco </text:p>
          </table:table-cell>
          <table:table-cell office:value-type="string">
            <text:p>SCE Japan Studio</text:p>
          </table:table-cell>
          <table:table-cell office:value-type="string">
            <text:p>Sony Computer Entertainment America, Inc</text:p>
          </table:table-cell>
          <table:table-cell office:value-type="float" office:value="2006">
            <text:p>2006</text:p>
          </table:table-cell>
          <table:table-cell office:value-type="string">
            <text:p>Platform</text:p>
          </table:table-cell>
          <table:table-cell office:value-type="string">
            <text:p>ESRB - E (Everyone)</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LocoRoco 2 (USA)</text:p>
          </table:table-cell>
          <table:table-cell office:value-type="string">
            <text:p>LocoRoco 2 </text:p>
          </table:table-cell>
          <table:table-cell office:value-type="string">
            <text:p>SCE Japan Studio</text:p>
          </table:table-cell>
          <table:table-cell office:value-type="string">
            <text:p>Sony Computer Entertainment America, Inc</text:p>
          </table:table-cell>
          <table:table-cell office:value-type="float" office:value="2009">
            <text:p>2009</text:p>
          </table:table-cell>
          <table:table-cell office:value-type="string">
            <text:p>Platform</text:p>
          </table:table-cell>
          <table:table-cell office:value-type="string">
            <text:p>ESRB - E (Everyone)</text:p>
          </table:table-cell>
          <table:table-cell office:value-type="string">
            <text:p>1-4 Players</text:p>
          </table:table-cell>
          <table:table-cell office:value-type="string">
            <text:p>4.1</text:p>
          </table:table-cell>
          <table:table-cell table:number-columns-repeated="1014"/>
        </table:table-row>
        <table:table-row table:style-name="ro1">
          <table:table-cell office:value-type="string">
            <text:p>Lord of Apocalypse (Japan)</text:p>
          </table:table-cell>
          <table:table-cell office:value-type="string">
            <text:p>Lord of Apocalypse </text:p>
          </table:table-cell>
          <table:table-cell office:value-type="string">
            <text:p>Access Games</text:p>
          </table:table-cell>
          <table:table-cell office:value-type="string">
            <text:p>Square Enix Co., Ltd.</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Lord of Arcana (USA)</text:p>
          </table:table-cell>
          <table:table-cell office:value-type="string">
            <text:p>Lord of Arcana </text:p>
          </table:table-cell>
          <table:table-cell office:value-type="string">
            <text:p>Access Games</text:p>
          </table:table-cell>
          <table:table-cell office:value-type="string">
            <text:p>Square Enix Co., Ltd.</text:p>
          </table:table-cell>
          <table:table-cell office:value-type="float" office:value="2011">
            <text:p>2011</text:p>
          </table:table-cell>
          <table:table-cell office:value-type="string">
            <text:p>Role-Playing</text:p>
          </table:table-cell>
          <table:table-cell office:value-type="string">
            <text:p>ESRB - M (Mature)</text:p>
          </table:table-cell>
          <table:table-cell office:value-type="string">
            <text:p>1-4 Players</text:p>
          </table:table-cell>
          <table:table-cell office:value-type="string">
            <text:p>3.7</text:p>
          </table:table-cell>
          <table:table-cell table:number-columns-repeated="1014"/>
        </table:table-row>
        <table:table-row table:style-name="ro1">
          <table:table-cell office:value-type="string">
            <text:p>Lord of the Rings, The - Aragorn's Quest (USA)</text:p>
          </table:table-cell>
          <table:table-cell office:value-type="string">
            <text:p>Lord of the Rings, The - Aragorn's Quest </text:p>
          </table:table-cell>
          <table:table-cell office:value-type="string">
            <text:p>TT Fusion</text:p>
          </table:table-cell>
          <table:table-cell office:value-type="string">
            <text:p>Warner Bros. Interactive Entertainment</text:p>
          </table:table-cell>
          <table:table-cell office:value-type="float" office:value="2010">
            <text:p>2010</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Lord of the Rings, The - Tactics (USA)</text:p>
          </table:table-cell>
          <table:table-cell office:value-type="string">
            <text:p>Lord of the Rings, The - Tactics </text:p>
          </table:table-cell>
          <table:table-cell office:value-type="string">
            <text:p>Amaze Entertainment</text:p>
          </table:table-cell>
          <table:table-cell office:value-type="string">
            <text:p>EA Games</text:p>
          </table:table-cell>
          <table:table-cell office:value-type="float" office:value="2005">
            <text:p>2005</text:p>
          </table:table-cell>
          <table:table-cell office:value-type="string">
            <text:p>Strategy</text:p>
          </table:table-cell>
          <table:table-cell office:value-type="string">
            <text:p>ESRB - T (Teen)</text:p>
          </table:table-cell>
          <table:table-cell office:value-type="string">
            <text:p>1-4 Players</text:p>
          </table:table-cell>
          <table:table-cell office:value-type="string">
            <text:p>3.3</text:p>
          </table:table-cell>
          <table:table-cell table:number-columns-repeated="1014"/>
        </table:table-row>
        <table:table-row table:style-name="ro1">
          <table:table-cell office:value-type="string">
            <text:p>Lumines (USA)</text:p>
          </table:table-cell>
          <table:table-cell office:value-type="string">
            <text:p>Lumines </text:p>
          </table:table-cell>
          <table:table-cell office:value-type="string">
            <text:p>Q Entertainment</text:p>
          </table:table-cell>
          <table:table-cell office:value-type="string">
            <text:p>Ubisoft</text:p>
          </table:table-cell>
          <table:table-cell office:value-type="float" office:value="2005">
            <text:p>2005</text:p>
          </table:table-cell>
          <table:table-cell office:value-type="string">
            <text:p>Puzzle</text:p>
          </table:table-cell>
          <table:table-cell office:value-type="string">
            <text:p>ESRB - E10+ (Everyone 10+)</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Lumines II (USA)</text:p>
          </table:table-cell>
          <table:table-cell office:value-type="string">
            <text:p>Lumines II </text:p>
          </table:table-cell>
          <table:table-cell office:value-type="string">
            <text:p>Q Entertainment</text:p>
          </table:table-cell>
          <table:table-cell office:value-type="string">
            <text:p>Buena Vista Games</text:p>
          </table:table-cell>
          <table:table-cell office:value-type="float" office:value="2006">
            <text:p>2006</text:p>
          </table:table-cell>
          <table:table-cell office:value-type="string">
            <text:p>Puzzle</text:p>
          </table:table-cell>
          <table:table-cell office:value-type="string">
            <text:p>ESRB - E10+ (Everyone 10+)</text:p>
          </table:table-cell>
          <table:table-cell office:value-type="string">
            <text:p>1-2 Players</text:p>
          </table:table-cell>
          <table:table-cell office:value-type="string">
            <text:p>4.1</text:p>
          </table:table-cell>
          <table:table-cell table:number-columns-repeated="1014"/>
        </table:table-row>
        <table:table-row table:style-name="ro1">
          <table:table-cell office:value-type="string">
            <text:p>Lunar - Silver Star Harmony (USA)</text:p>
          </table:table-cell>
          <table:table-cell office:value-type="string">
            <text:p>Lunar - Silver Star Harmony </text:p>
          </table:table-cell>
          <table:table-cell office:value-type="string">
            <text:p>Game Arts</text:p>
          </table:table-cell>
          <table:table-cell office:value-type="string">
            <text:p>Xseed Games</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Luxor - Pharaoh's Challenge (USA)</text:p>
          </table:table-cell>
          <table:table-cell office:value-type="string">
            <text:p>Luxor - Pharaoh's Challenge </text:p>
          </table:table-cell>
          <table:table-cell table:number-columns-repeated="2" office:value-type="string">
            <text:p>MumboJumbo</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Luxor - The Wrath of Set (USA)</text:p>
          </table:table-cell>
          <table:table-cell office:value-type="string">
            <text:p>Luxor - The Wrath of Set </text:p>
          </table:table-cell>
          <table:table-cell table:number-columns-repeated="2" office:value-type="string">
            <text:p>MumboJumbo</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M.A.C.H. - Modified Air Combat Heroes (USA)</text:p>
          </table:table-cell>
          <table:table-cell office:value-type="string">
            <text:p>M.A.C.H. - Modified Air Combat Heroes </text:p>
          </table:table-cell>
          <table:table-cell table:number-columns-repeated="2" office:value-type="string">
            <text:p>VU Games</text:p>
          </table:table-cell>
          <table:table-cell office:value-type="float" office:value="2007">
            <text:p>2007</text:p>
          </table:table-cell>
          <table:table-cell office:value-type="string">
            <text:p>Action</text:p>
          </table:table-cell>
          <table:table-cell office:value-type="string">
            <text:p>ESRB - E10+ (Everyone 10+)</text:p>
          </table:table-cell>
          <table:table-cell office:value-type="string">
            <text:p>1-8 Players</text:p>
          </table:table-cell>
          <table:table-cell office:value-type="string">
            <text:p>3.8</text:p>
          </table:table-cell>
          <table:table-cell table:number-columns-repeated="1014"/>
        </table:table-row>
        <table:table-row table:style-name="ro1">
          <table:table-cell office:value-type="string">
            <text:p>Macross Ace Frontier (Japan)</text:p>
          </table:table-cell>
          <table:table-cell office:value-type="string">
            <text:p>Macross Ace Frontier </text:p>
          </table:table-cell>
          <table:table-cell office:value-type="string">
            <text:p>Artdink Corporation</text:p>
          </table:table-cell>
          <table:table-cell office:value-type="string">
            <text:p>Bandai Namco Games</text:p>
          </table:table-cell>
          <table:table-cell office:value-type="float" office:value="2008">
            <text:p>2008</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across Triangle Frontier (Japan)</text:p>
          </table:table-cell>
          <table:table-cell office:value-type="string">
            <text:p>Macross Triangle Frontier </text:p>
          </table:table-cell>
          <table:table-cell table:number-columns-repeated="2" office:value-type="string">
            <text:p>Bandai Namco Games</text:p>
          </table:table-cell>
          <table:table-cell office:value-type="float" office:value="2011">
            <text:p>2011</text:p>
          </table:table-cell>
          <table:table-cell office:value-type="string">
            <text:p>Action</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Macross Ultimate Frontier (Japan)</text:p>
          </table:table-cell>
          <table:table-cell office:value-type="string">
            <text:p>Macross Ultimate Frontier </text:p>
          </table:table-cell>
          <table:table-cell office:value-type="string">
            <text:p>Bandai/Namco</text:p>
          </table:table-cell>
          <table:table-cell office:value-type="string">
            <text:p>Bandai Namco Games</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Madden NFL 06 (USA)</text:p>
          </table:table-cell>
          <table:table-cell office:value-type="string">
            <text:p>Madden NFL 06 </text:p>
          </table:table-cell>
          <table:table-cell office:value-type="string">
            <text:p>EA Tiburon</text:p>
          </table:table-cell>
          <table:table-cell office:value-type="string">
            <text:p>EA Sports</text:p>
          </table:table-cell>
          <table:table-cell office:value-type="float" office:value="2005">
            <text:p>2005</text:p>
          </table:table-cell>
          <table:table-cell office:value-type="string">
            <text:p>Sports/Football</text:p>
          </table:table-cell>
          <table:table-cell office:value-type="string">
            <text:p>ESRB - E (Everyone)</text:p>
          </table:table-cell>
          <table:table-cell office:value-type="string">
            <text:p>1-4 Players</text:p>
          </table:table-cell>
          <table:table-cell office:value-type="string">
            <text:p>3.7</text:p>
          </table:table-cell>
          <table:table-cell table:number-columns-repeated="1014"/>
        </table:table-row>
        <table:table-row table:style-name="ro1">
          <table:table-cell office:value-type="string">
            <text:p>Madden NFL 07 (USA)</text:p>
          </table:table-cell>
          <table:table-cell office:value-type="string">
            <text:p>Madden NFL 07 </text:p>
          </table:table-cell>
          <table:table-cell office:value-type="string">
            <text:p>EA Tiburon</text:p>
          </table:table-cell>
          <table:table-cell office:value-type="string">
            <text:p>EA Sports</text:p>
          </table:table-cell>
          <table:table-cell office:value-type="float" office:value="2006">
            <text:p>2006</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Madden NFL 08 (USA)</text:p>
          </table:table-cell>
          <table:table-cell office:value-type="string">
            <text:p>Madden NFL 08 </text:p>
          </table:table-cell>
          <table:table-cell office:value-type="string">
            <text:p>EA Tiburon</text:p>
          </table:table-cell>
          <table:table-cell office:value-type="string">
            <text:p>EA Sports</text:p>
          </table:table-cell>
          <table:table-cell office:value-type="float" office:value="2007">
            <text:p>2007</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adden NFL 09 (USA)</text:p>
          </table:table-cell>
          <table:table-cell office:value-type="string">
            <text:p>Madden NFL 09 </text:p>
          </table:table-cell>
          <table:table-cell office:value-type="string">
            <text:p>EA Tiburon</text:p>
          </table:table-cell>
          <table:table-cell office:value-type="string">
            <text:p>EA Sports</text:p>
          </table:table-cell>
          <table:table-cell office:value-type="float" office:value="2008">
            <text:p>2008</text:p>
          </table:table-cell>
          <table:table-cell office:value-type="string">
            <text:p>Sports/Football</text:p>
          </table:table-cell>
          <table:table-cell office:value-type="string">
            <text:p>ESRB - E (Everyone)</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Madden NFL 10 (USA)</text:p>
          </table:table-cell>
          <table:table-cell office:value-type="string">
            <text:p>Madden NFL 10 </text:p>
          </table:table-cell>
          <table:table-cell office:value-type="string">
            <text:p>EA Tiburon</text:p>
          </table:table-cell>
          <table:table-cell office:value-type="string">
            <text:p>EA Sports</text:p>
          </table:table-cell>
          <table:table-cell office:value-type="float" office:value="2009">
            <text:p>2009</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Madden NFL 11 (USA)</text:p>
          </table:table-cell>
          <table:table-cell office:value-type="string">
            <text:p>Madden NFL 11 </text:p>
          </table:table-cell>
          <table:table-cell office:value-type="string">
            <text:p>EA Tiburon</text:p>
          </table:table-cell>
          <table:table-cell office:value-type="string">
            <text:p>EA Sports</text:p>
          </table:table-cell>
          <table:table-cell office:value-type="float" office:value="2010">
            <text:p>2010</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Madden NFL 12 (USA)</text:p>
          </table:table-cell>
          <table:table-cell office:value-type="string">
            <text:p>Madden NFL 12 </text:p>
          </table:table-cell>
          <table:table-cell office:value-type="string">
            <text:p>EA Tiburon</text:p>
          </table:table-cell>
          <table:table-cell office:value-type="string">
            <text:p>EA Sports</text:p>
          </table:table-cell>
          <table:table-cell office:value-type="float" office:value="2011">
            <text:p>2011</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Magic Sudoku (Europe)</text:p>
          </table:table-cell>
          <table:table-cell office:value-type="string">
            <text:p>Magic Sudoku </text:p>
          </table:table-cell>
          <table:table-cell office:value-type="string">
            <text:p>Blackjack</text:p>
          </table:table-cell>
          <table:table-cell office:value-type="string">
            <text:p>505 Games</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Mahou Shoujo Lyrical Nanoha A's Portable - The Battle of Aces (Japan)</text:p>
          </table:table-cell>
          <table:table-cell office:value-type="string">
            <text:p>Mahou Shoujo Lyrical Nanoha A's Portable - The Battle of Aces </text:p>
          </table:table-cell>
          <table:table-cell table:number-columns-repeated="2" office:value-type="string">
            <text:p>Bandai Namco Games</text:p>
          </table:table-cell>
          <table:table-cell office:value-type="float" office:value="2010">
            <text:p>2010</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Mahou Shoujo Lyrical Nanoha A's Portable - The Gears of Destiny (Japan)</text:p>
          </table:table-cell>
          <table:table-cell office:value-type="string">
            <text:p>Mahou Shoujo Lyrical Nanoha A's Portable - The Gears of Destiny </text:p>
          </table:table-cell>
          <table:table-cell table:number-columns-repeated="2" office:value-type="string">
            <text:p>Bandai Namco Games</text:p>
          </table:table-cell>
          <table:table-cell office:value-type="float" office:value="2011">
            <text:p>2011</text:p>
          </table:table-cell>
          <table:table-cell office:value-type="string">
            <text:p>Action</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ai-Hime Bakuretsu! Fuuka Gakuen Gekitoushi! (Japan)</text:p>
          </table:table-cell>
          <table:table-cell office:value-type="string">
            <text:p>Mai-Hime Bakuretsu! Fuuka Gakuen Gekitoushi! </text:p>
          </table:table-cell>
          <table:table-cell table:number-columns-repeated="2" office:value-type="string">
            <text:p>Marvelous Entertainment</text:p>
          </table:table-cell>
          <table:table-cell office:value-type="float" office:value="2006">
            <text:p>2006</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Mai-Hime Senretsu! Shin Fuuka Gakuen Gekitoushi!! (Japan)</text:p>
          </table:table-cell>
          <table:table-cell office:value-type="string">
            <text:p>Mai-Hime Senretsu! Shin Fuuka Gakuen Gekitoushi!! </text:p>
          </table:table-cell>
          <table:table-cell table:number-columns-repeated="2" office:value-type="string">
            <text:p>Sunrise Interactive</text:p>
          </table:table-cell>
          <table:table-cell office:value-type="float" office:value="2006">
            <text:p>2006</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Major League Baseball 2K10 (USA)</text:p>
          </table:table-cell>
          <table:table-cell office:value-type="string">
            <text:p>Major League Baseball 2K10 </text:p>
          </table:table-cell>
          <table:table-cell office:value-type="string">
            <text:p>Visual Concepts</text:p>
          </table:table-cell>
          <table:table-cell office:value-type="string">
            <text:p>2K Sports</text:p>
          </table:table-cell>
          <table:table-cell office:value-type="float" office:value="2010">
            <text:p>2010</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Major League Baseball 2K11 (USA)</text:p>
          </table:table-cell>
          <table:table-cell office:value-type="string">
            <text:p>Major League Baseball 2K11 </text:p>
          </table:table-cell>
          <table:table-cell office:value-type="string">
            <text:p>Visual Concepts</text:p>
          </table:table-cell>
          <table:table-cell office:value-type="string">
            <text:p>2K Sports</text:p>
          </table:table-cell>
          <table:table-cell office:value-type="float" office:value="2011">
            <text:p>2011</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Major League Baseball 2K12 (USA)</text:p>
          </table:table-cell>
          <table:table-cell office:value-type="string">
            <text:p>Major League Baseball 2K12 </text:p>
          </table:table-cell>
          <table:table-cell office:value-type="string">
            <text:p>Visual Concepts</text:p>
          </table:table-cell>
          <table:table-cell office:value-type="string">
            <text:p>Take-Two Interactive</text:p>
          </table:table-cell>
          <table:table-cell office:value-type="float" office:value="2012">
            <text:p>2012</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2.0</text:p>
          </table:table-cell>
          <table:table-cell table:number-columns-repeated="1014"/>
        </table:table-row>
        <table:table-row table:style-name="ro1">
          <table:table-cell office:value-type="string">
            <text:p>Major League Baseball 2K6 (USA)</text:p>
          </table:table-cell>
          <table:table-cell office:value-type="string">
            <text:p>Major League Baseball 2K6 </text:p>
          </table:table-cell>
          <table:table-cell office:value-type="string">
            <text:p>Visual Concepts</text:p>
          </table:table-cell>
          <table:table-cell office:value-type="string">
            <text:p>2K Sports</text:p>
          </table:table-cell>
          <table:table-cell office:value-type="float" office:value="2006">
            <text:p>2006</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Major League Baseball 2K7 (USA)</text:p>
          </table:table-cell>
          <table:table-cell office:value-type="string">
            <text:p>Major League Baseball 2K7 </text:p>
          </table:table-cell>
          <table:table-cell office:value-type="string">
            <text:p>Visual Concepts</text:p>
          </table:table-cell>
          <table:table-cell office:value-type="string">
            <text:p>2K Sports</text:p>
          </table:table-cell>
          <table:table-cell office:value-type="float" office:value="2007">
            <text:p>2007</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Major League Baseball 2K8 (USA)</text:p>
          </table:table-cell>
          <table:table-cell office:value-type="string">
            <text:p>Major League Baseball 2K8 </text:p>
          </table:table-cell>
          <table:table-cell office:value-type="string">
            <text:p>Kush Games</text:p>
          </table:table-cell>
          <table:table-cell office:value-type="string">
            <text:p>2K Sports</text:p>
          </table:table-cell>
          <table:table-cell office:value-type="float" office:value="2008">
            <text:p>2008</text:p>
          </table:table-cell>
          <table:table-cell office:value-type="string">
            <text:p>Sports/Baseball</text:p>
          </table:table-cell>
          <table:table-cell office:value-type="string">
            <text:p>ESRB - E (Everyon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Major League Baseball 2K9 (USA)</text:p>
          </table:table-cell>
          <table:table-cell office:value-type="string">
            <text:p>Major League Baseball 2K9 </text:p>
          </table:table-cell>
          <table:table-cell table:number-columns-repeated="2" office:value-type="string">
            <text:p>2K Sports</text:p>
          </table:table-cell>
          <table:table-cell office:value-type="float" office:value="2009">
            <text:p>2009</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Mana Khemia - Student Alliance (USA)</text:p>
          </table:table-cell>
          <table:table-cell office:value-type="string">
            <text:p>Mana Khemia - Student Alliance </text:p>
          </table:table-cell>
          <table:table-cell office:value-type="string">
            <text:p>Gust</text:p>
          </table:table-cell>
          <table:table-cell office:value-type="string">
            <text:p>NIS America</text:p>
          </table:table-cell>
          <table:table-cell office:value-type="float" office:value="2009">
            <text:p>2009</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anhunt 2 (USA)</text:p>
          </table:table-cell>
          <table:table-cell office:value-type="string">
            <text:p>Manhunt 2 </text:p>
          </table:table-cell>
          <table:table-cell office:value-type="string">
            <text:p>Rockstar London</text:p>
          </table:table-cell>
          <table:table-cell office:value-type="string">
            <text:p>Rockstar Games</text:p>
          </table:table-cell>
          <table:table-cell office:value-type="float" office:value="2007">
            <text:p>2007</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Marvel - Ultimate Alliance (USA)</text:p>
          </table:table-cell>
          <table:table-cell office:value-type="string">
            <text:p>Marvel - Ultimate Alliance </text:p>
          </table:table-cell>
          <table:table-cell office:value-type="string">
            <text:p>Vicarious Visions</text:p>
          </table:table-cell>
          <table:table-cell office:value-type="string">
            <text:p>Activision, Inc.</text:p>
          </table:table-cell>
          <table:table-cell office:value-type="float" office:value="2006">
            <text:p>2006</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Marvel - Ultimate Alliance 2 (USA)</text:p>
          </table:table-cell>
          <table:table-cell office:value-type="string">
            <text:p>Marvel - Ultimate Alliance 2 </text:p>
          </table:table-cell>
          <table:table-cell office:value-type="string">
            <text:p>Savage Entertainment</text:p>
          </table:table-cell>
          <table:table-cell office:value-type="string">
            <text:p>Activision, Inc.</text:p>
          </table:table-cell>
          <table:table-cell office:value-type="float" office:value="2009">
            <text:p>2009</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Marvel Nemesis - Rise of the Imperfects (USA)</text:p>
          </table:table-cell>
          <table:table-cell office:value-type="string">
            <text:p>Marvel Nemesis - Rise of the Imperfects </text:p>
          </table:table-cell>
          <table:table-cell office:value-type="string">
            <text:p>EA Canada</text:p>
          </table:table-cell>
          <table:table-cell office:value-type="string">
            <text:p>EA Games</text:p>
          </table:table-cell>
          <table:table-cell office:value-type="float" office:value="2005">
            <text:p>2005</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3.1</text:p>
          </table:table-cell>
          <table:table-cell table:number-columns-repeated="1014"/>
        </table:table-row>
        <table:table-row table:style-name="ro1">
          <table:table-cell office:value-type="string">
            <text:p>Marvel Super Hero Squad (USA)</text:p>
          </table:table-cell>
          <table:table-cell office:value-type="string">
            <text:p>Marvel Super Hero Squad </text:p>
          </table:table-cell>
          <table:table-cell table:number-columns-repeated="2" office:value-type="string">
            <text:p>THQ inc</text:p>
          </table:table-cell>
          <table:table-cell office:value-type="float" office:value="2009">
            <text:p>2009</text:p>
          </table:table-cell>
          <table:table-cell office:value-type="string">
            <text:p>Adventure</text:p>
          </table:table-cell>
          <table:table-cell office:value-type="string">
            <text:p>ESRB - E10+ (Everyone 10+)</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Marvel Trading Card Game (USA)</text:p>
          </table:table-cell>
          <table:table-cell office:value-type="string">
            <text:p>Marvel Trading Card Game </text:p>
          </table:table-cell>
          <table:table-cell table:number-columns-repeated="2" office:value-type="string">
            <text:p>Konami Corporation</text:p>
          </table:table-cell>
          <table:table-cell office:value-type="float" office:value="2007">
            <text:p>2007</text:p>
          </table:table-cell>
          <table:table-cell office:value-type="string">
            <text:p>Card Battle</text:p>
          </table:table-cell>
          <table:table-cell office:value-type="string">
            <text:p>ESRB - T (Teen)</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Me &amp; My Katamari (USA)</text:p>
          </table:table-cell>
          <table:table-cell office:value-type="string">
            <text:p>Me &amp; My Katamari </text:p>
          </table:table-cell>
          <table:table-cell table:number-columns-repeated="2" office:value-type="string">
            <text:p>Namco Limited</text:p>
          </table:table-cell>
          <table:table-cell office:value-type="float" office:value="2006">
            <text:p>2006</text:p>
          </table:table-cell>
          <table:table-cell office:value-type="string">
            <text:p>Action</text:p>
          </table:table-cell>
          <table:table-cell office:value-type="string">
            <text:p>ESRB - E (Everyone)</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Medal of Honor - Heroes (USA)</text:p>
          </table:table-cell>
          <table:table-cell office:value-type="string">
            <text:p>Medal of Honor - Heroes </text:p>
          </table:table-cell>
          <table:table-cell office:value-type="string">
            <text:p>Team Fusion</text:p>
          </table:table-cell>
          <table:table-cell office:value-type="string">
            <text:p>EA Games</text:p>
          </table:table-cell>
          <table:table-cell office:value-type="float" office:value="2006">
            <text:p>2006</text:p>
          </table:table-cell>
          <table:table-cell office:value-type="string">
            <text:p>Shooter</text:p>
          </table:table-cell>
          <table:table-cell office:value-type="string">
            <text:p>ESRB - T (Teen)</text:p>
          </table:table-cell>
          <table:table-cell office:value-type="string">
            <text:p>1-32 Players</text:p>
          </table:table-cell>
          <table:table-cell office:value-type="string">
            <text:p>3.8</text:p>
          </table:table-cell>
          <table:table-cell table:number-columns-repeated="1014"/>
        </table:table-row>
        <table:table-row table:style-name="ro1">
          <table:table-cell office:value-type="string">
            <text:p>Medal of Honor - Heroes 2 (USA)</text:p>
          </table:table-cell>
          <table:table-cell office:value-type="string">
            <text:p>Medal of Honor - Heroes 2 </text:p>
          </table:table-cell>
          <table:table-cell office:value-type="string">
            <text:p>Electronic Arts, Inc.</text:p>
          </table:table-cell>
          <table:table-cell office:value-type="string">
            <text:p>EA Games</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32 Players</text:p>
          </table:table-cell>
          <table:table-cell office:value-type="string">
            <text:p>3.8</text:p>
          </table:table-cell>
          <table:table-cell table:number-columns-repeated="1014"/>
        </table:table-row>
        <table:table-row table:style-name="ro1">
          <table:table-cell office:value-type="string">
            <text:p>MediEvil - Resurrection (USA)</text:p>
          </table:table-cell>
          <table:table-cell office:value-type="string">
            <text:p>MediEvil - Resurrection </text:p>
          </table:table-cell>
          <table:table-cell table:number-columns-repeated="2" office:value-type="string">
            <text:p>Sony Computer Entertainment America, Inc</text:p>
          </table:table-cell>
          <table:table-cell office:value-type="float" office:value="2005">
            <text:p>2005</text:p>
          </table:table-cell>
          <table:table-cell office:value-type="string">
            <text:p>Action</text:p>
          </table:table-cell>
          <table:table-cell office:value-type="string">
            <text:p>ESRB - T (Teen)</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Mega Man - Maverick Hunter X (USA)</text:p>
          </table:table-cell>
          <table:table-cell office:value-type="string">
            <text:p>Mega Man - Maverick Hunter X </text:p>
          </table:table-cell>
          <table:table-cell table:number-columns-repeated="2" office:value-type="string">
            <text:p>Capcom Co., Ltd.</text:p>
          </table:table-cell>
          <table:table-cell office:value-type="float" office:value="2006">
            <text:p>2006</text:p>
          </table:table-cell>
          <table:table-cell office:value-type="string">
            <text:p>Platform</text:p>
          </table:table-cell>
          <table:table-cell office:value-type="string">
            <text:p>ESRB - E10+ (Everyone 10+)</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ega Man - Powered Up (USA)</text:p>
          </table:table-cell>
          <table:table-cell office:value-type="string">
            <text:p>Mega Man - Powered Up </text:p>
          </table:table-cell>
          <table:table-cell table:number-columns-repeated="2" office:value-type="string">
            <text:p>Capcom Co., Ltd.</text:p>
          </table:table-cell>
          <table:table-cell office:value-type="float" office:value="2006">
            <text:p>2006</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ega Minis Volume 1 (Europe)</text:p>
          </table:table-cell>
          <table:table-cell office:value-type="string">
            <text:p>Mega Minis Volume 1 </text:p>
          </table:table-cell>
          <table:table-cell office:value-type="string">
            <text:p>Various</text:p>
          </table:table-cell>
          <table:table-cell office:value-type="string">
            <text:p>Sony Computer Entertainment Europe </text:p>
          </table:table-cell>
          <table:table-cell office:value-type="float" office:value="2011">
            <text:p>2011</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Mega Minis Volume 2 (Europe)</text:p>
          </table:table-cell>
          <table:table-cell office:value-type="string">
            <text:p>Mega Minis Volume 2 </text:p>
          </table:table-cell>
          <table:table-cell office:value-type="string">
            <text:p>Various</text:p>
          </table:table-cell>
          <table:table-cell office:value-type="string">
            <text:p>Sony Computer Entertainment Europe </text:p>
          </table:table-cell>
          <table:table-cell office:value-type="float" office:value="2011">
            <text:p>2011</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2.2</text:p>
          </table:table-cell>
          <table:table-cell table:number-columns-repeated="1014"/>
        </table:table-row>
        <table:table-row table:style-name="ro1">
          <table:table-cell office:value-type="string">
            <text:p>Mega Minis Volume 3 (Europe)</text:p>
          </table:table-cell>
          <table:table-cell office:value-type="string">
            <text:p>Mega Minis Volume 3 </text:p>
          </table:table-cell>
          <table:table-cell office:value-type="string">
            <text:p>Various</text:p>
          </table:table-cell>
          <table:table-cell office:value-type="string">
            <text:p>Sony Computer Entertainment Europe </text:p>
          </table:table-cell>
          <table:table-cell office:value-type="float" office:value="2011">
            <text:p>2011</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2.0</text:p>
          </table:table-cell>
          <table:table-cell table:number-columns-repeated="1014"/>
        </table:table-row>
        <table:table-row table:style-name="ro1">
          <table:table-cell office:value-type="string">
            <text:p>Megamind - The Blue Defender (USA)</text:p>
          </table:table-cell>
          <table:table-cell office:value-type="string">
            <text:p>Megamind - The Blue Defender </text:p>
          </table:table-cell>
          <table:table-cell table:number-columns-repeated="2" office:value-type="string">
            <text:p>THQ inc</text:p>
          </table:table-cell>
          <table:table-cell office:value-type="float" office:value="2010">
            <text:p>2010</text:p>
          </table:table-cell>
          <table:table-cell office:value-type="string">
            <text:p>Adventure</text:p>
          </table:table-cell>
          <table:table-cell office:value-type="string">
            <text:p>ESRB - E10+ (Everyone 10+)</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megpoid the Music# (Japan)</text:p>
          </table:table-cell>
          <table:table-cell office:value-type="string">
            <text:p>megpoid the Music# </text:p>
          </table:table-cell>
          <table:table-cell table:number-columns-repeated="2" office:value-type="string">
            <text:p>ParaPhray</text:p>
          </table:table-cell>
          <table:table-cell office:value-type="float" office:value="2013">
            <text:p>2013</text:p>
          </table:table-cell>
          <table:table-cell office:value-type="string">
            <text:p>Rhythm</text:p>
          </table:table-cell>
          <table:table-cell office:value-type="string">
            <text:p>ESRB - E10+ (Everyone 10+)</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Mercury Meltdown (USA)</text:p>
          </table:table-cell>
          <table:table-cell office:value-type="string">
            <text:p>Mercury Meltdown </text:p>
          </table:table-cell>
          <table:table-cell table:number-columns-repeated="2" office:value-type="string">
            <text:p>Ignition Entertainment</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Metal Gear Ac!d (USA)</text:p>
          </table:table-cell>
          <table:table-cell office:value-type="string">
            <text:p>Metal Gear Ac!d </text:p>
          </table:table-cell>
          <table:table-cell table:number-columns-repeated="2" office:value-type="string">
            <text:p>Konami Corporation</text:p>
          </table:table-cell>
          <table:table-cell office:value-type="float" office:value="2005">
            <text:p>2005</text:p>
          </table:table-cell>
          <table:table-cell office:value-type="string">
            <text:p>Strategy</text:p>
          </table:table-cell>
          <table:table-cell office:value-type="string">
            <text:p>ESRB - M (Matur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Metal Gear Ac!d 2 (USA)</text:p>
          </table:table-cell>
          <table:table-cell office:value-type="string">
            <text:p>Metal Gear Ac!d 2 </text:p>
          </table:table-cell>
          <table:table-cell office:value-type="string">
            <text:p>Kojima Productions</text:p>
          </table:table-cell>
          <table:table-cell office:value-type="string">
            <text:p>Konami Corporation</text:p>
          </table:table-cell>
          <table:table-cell office:value-type="float" office:value="2006">
            <text:p>2006</text:p>
          </table:table-cell>
          <table:table-cell office:value-type="string">
            <text:p>Strategy</text:p>
          </table:table-cell>
          <table:table-cell office:value-type="string">
            <text:p>ESRB - M (Mature)</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Metal Gear Solid - Digital Graphic Novel (USA)</text:p>
          </table:table-cell>
          <table:table-cell office:value-type="string">
            <text:p>Metal Gear Solid - Digital Graphic Novel </text:p>
          </table:table-cell>
          <table:table-cell office:value-type="string">
            <text:p>Kojima Productions</text:p>
          </table:table-cell>
          <table:table-cell office:value-type="string">
            <text:p>Konami Corporation</text:p>
          </table:table-cell>
          <table:table-cell office:value-type="float" office:value="2006">
            <text:p>2006</text:p>
          </table:table-cell>
          <table:table-cell office:value-type="string">
            <text:p>Miscellaneous</text:p>
          </table:table-cell>
          <table:table-cell office:value-type="string">
            <text:p>ESRB - M (Matur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Metal Gear Solid - Peace Walker (USA)</text:p>
          </table:table-cell>
          <table:table-cell office:value-type="string">
            <text:p>Metal Gear Solid - Peace Walker </text:p>
          </table:table-cell>
          <table:table-cell office:value-type="string">
            <text:p>Kojima Productions</text:p>
          </table:table-cell>
          <table:table-cell office:value-type="string">
            <text:p>Konami Corporation</text:p>
          </table:table-cell>
          <table:table-cell office:value-type="float" office:value="2010">
            <text:p>2010</text:p>
          </table:table-cell>
          <table:table-cell office:value-type="string">
            <text:p>Action</text:p>
          </table:table-cell>
          <table:table-cell office:value-type="string">
            <text:p>ESRB - M (Mature)</text:p>
          </table:table-cell>
          <table:table-cell office:value-type="string">
            <text:p>1-6 Players</text:p>
          </table:table-cell>
          <table:table-cell office:value-type="string">
            <text:p>4.4</text:p>
          </table:table-cell>
          <table:table-cell table:number-columns-repeated="1014"/>
        </table:table-row>
        <table:table-row table:style-name="ro1">
          <table:table-cell office:value-type="string">
            <text:p>Metal Gear Solid - Portable Ops (USA)</text:p>
          </table:table-cell>
          <table:table-cell office:value-type="string">
            <text:p>Metal Gear Solid - Portable Ops </text:p>
          </table:table-cell>
          <table:table-cell office:value-type="string">
            <text:p>Kojima Productions</text:p>
          </table:table-cell>
          <table:table-cell office:value-type="string">
            <text:p>Konami Corporation</text:p>
          </table:table-cell>
          <table:table-cell office:value-type="float" office:value="2006">
            <text:p>2006</text:p>
          </table:table-cell>
          <table:table-cell office:value-type="string">
            <text:p>Action</text:p>
          </table:table-cell>
          <table:table-cell office:value-type="string">
            <text:p>ESRB - M (Mature)</text:p>
          </table:table-cell>
          <table:table-cell office:value-type="string">
            <text:p>1-6 Players</text:p>
          </table:table-cell>
          <table:table-cell office:value-type="string">
            <text:p>3.9</text:p>
          </table:table-cell>
          <table:table-cell table:number-columns-repeated="1014"/>
        </table:table-row>
        <table:table-row table:style-name="ro1">
          <table:table-cell office:value-type="string">
            <text:p>Metal Gear Solid - Portable Ops Plus (USA)</text:p>
          </table:table-cell>
          <table:table-cell office:value-type="string">
            <text:p>Metal Gear Solid - Portable Ops Plus </text:p>
          </table:table-cell>
          <table:table-cell office:value-type="string">
            <text:p>Kojima Productions</text:p>
          </table:table-cell>
          <table:table-cell office:value-type="string">
            <text:p>Konami Corporation</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6 Players</text:p>
          </table:table-cell>
          <table:table-cell office:value-type="string">
            <text:p>3.8</text:p>
          </table:table-cell>
          <table:table-cell table:number-columns-repeated="1014"/>
        </table:table-row>
        <table:table-row table:style-name="ro1">
          <table:table-cell office:value-type="string">
            <text:p>Metal Slug Anthology (USA)</text:p>
          </table:table-cell>
          <table:table-cell office:value-type="string">
            <text:p>Metal Slug Anthology </text:p>
          </table:table-cell>
          <table:table-cell office:value-type="string">
            <text:p>Terminal Reality</text:p>
          </table:table-cell>
          <table:table-cell office:value-type="string">
            <text:p>SNK Playmore</text:p>
          </table:table-cell>
          <table:table-cell office:value-type="float" office:value="2007">
            <text:p>2007</text:p>
          </table:table-cell>
          <table:table-cell office:value-type="string">
            <text:p>Compilation</text:p>
          </table:table-cell>
          <table:table-cell office:value-type="string">
            <text:p>ESRB - T (Teen)</text:p>
          </table:table-cell>
          <table:table-cell office:value-type="string">
            <text:p>1-2 Players</text:p>
          </table:table-cell>
          <table:table-cell office:value-type="string">
            <text:p>4.1</text:p>
          </table:table-cell>
          <table:table-cell table:number-columns-repeated="1014"/>
        </table:table-row>
        <table:table-row table:style-name="ro1">
          <table:table-cell office:value-type="string">
            <text:p>Metal Slug XX (USA)</text:p>
          </table:table-cell>
          <table:table-cell office:value-type="string">
            <text:p>Metal Slug XX </text:p>
          </table:table-cell>
          <table:table-cell office:value-type="string">
            <text:p>SNK Playmore</text:p>
          </table:table-cell>
          <table:table-cell office:value-type="string">
            <text:p>Atlus U.S.A., Inc.</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Miami Vice - The Game (USA)</text:p>
          </table:table-cell>
          <table:table-cell office:value-type="string">
            <text:p>Miami Vice - The Game </text:p>
          </table:table-cell>
          <table:table-cell office:value-type="string">
            <text:p>Rebellion</text:p>
          </table:table-cell>
          <table:table-cell office:value-type="string">
            <text:p>Vivendi Games</text:p>
          </table:table-cell>
          <table:table-cell office:value-type="float" office:value="2006">
            <text:p>2006</text:p>
          </table:table-cell>
          <table:table-cell office:value-type="string">
            <text:p>Shooter</text:p>
          </table:table-cell>
          <table:table-cell office:value-type="string">
            <text:p>ESRB - M (Matur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Michael Jackson - The Experience (USA)</text:p>
          </table:table-cell>
          <table:table-cell office:value-type="string">
            <text:p>Michael Jackson - The Experience </text:p>
          </table:table-cell>
          <table:table-cell office:value-type="string">
            <text:p>Ubisoft</text:p>
          </table:table-cell>
          <table:table-cell office:value-type="string">
            <text:p>Ubisoft </text:p>
          </table:table-cell>
          <table:table-cell office:value-type="float" office:value="2010">
            <text:p>2010</text:p>
          </table:table-cell>
          <table:table-cell office:value-type="string">
            <text:p>Rhythm</text:p>
          </table:table-cell>
          <table:table-cell office:value-type="string">
            <text:p>ESRB - E10+ (Everyone 10+)</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Micro Machines V4 (USA)</text:p>
          </table:table-cell>
          <table:table-cell office:value-type="string">
            <text:p>Micro Machines V4 </text:p>
          </table:table-cell>
          <table:table-cell office:value-type="string">
            <text:p>Supersonic Software</text:p>
          </table:table-cell>
          <table:table-cell office:value-type="string">
            <text:p>Codemasters</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Midnight Club - L.A. Remix (USA)</text:p>
          </table:table-cell>
          <table:table-cell office:value-type="string">
            <text:p>Midnight Club - L.A. Remix </text:p>
          </table:table-cell>
          <table:table-cell office:value-type="string">
            <text:p>Rockstar London</text:p>
          </table:table-cell>
          <table:table-cell office:value-type="string">
            <text:p>Rockstar Games</text:p>
          </table:table-cell>
          <table:table-cell office:value-type="float" office:value="2008">
            <text:p>2008</text:p>
          </table:table-cell>
          <table:table-cell office:value-type="string">
            <text:p>Driving</text:p>
          </table:table-cell>
          <table:table-cell office:value-type="string">
            <text:p>ESRB - T (Teen)</text:p>
          </table:table-cell>
          <table:table-cell office:value-type="string">
            <text:p>1-4 Players</text:p>
          </table:table-cell>
          <table:table-cell office:value-type="string">
            <text:p>4.2</text:p>
          </table:table-cell>
          <table:table-cell table:number-columns-repeated="1014"/>
        </table:table-row>
        <table:table-row table:style-name="ro1">
          <table:table-cell office:value-type="string">
            <text:p>Midnight Club 3 - DUB Edition (USA)</text:p>
          </table:table-cell>
          <table:table-cell office:value-type="string">
            <text:p>Midnight Club 3 - DUB Edition </text:p>
          </table:table-cell>
          <table:table-cell office:value-type="string">
            <text:p>Rockstar Leeds</text:p>
          </table:table-cell>
          <table:table-cell office:value-type="string">
            <text:p>Rockstar Games</text:p>
          </table:table-cell>
          <table:table-cell office:value-type="float" office:value="2005">
            <text:p>2005</text:p>
          </table:table-cell>
          <table:table-cell office:value-type="string">
            <text:p>Driving</text:p>
          </table:table-cell>
          <table:table-cell office:value-type="string">
            <text:p>ESRB - E10+ (Everyone 10+)</text:p>
          </table:table-cell>
          <table:table-cell office:value-type="string">
            <text:p>1-6 Players</text:p>
          </table:table-cell>
          <table:table-cell office:value-type="string">
            <text:p>3.9</text:p>
          </table:table-cell>
          <table:table-cell table:number-columns-repeated="1014"/>
        </table:table-row>
        <table:table-row table:style-name="ro1">
          <table:table-cell office:value-type="string">
            <text:p>Midway Arcade Treasures - Extended Play (USA)</text:p>
          </table:table-cell>
          <table:table-cell office:value-type="string">
            <text:p>Midway Arcade Treasures - Extended Play </text:p>
          </table:table-cell>
          <table:table-cell office:value-type="string">
            <text:p>Digital Eclipse</text:p>
          </table:table-cell>
          <table:table-cell office:value-type="string">
            <text:p>Midway Games, Inc.</text:p>
          </table:table-cell>
          <table:table-cell office:value-type="float" office:value="2005">
            <text:p>2005</text:p>
          </table:table-cell>
          <table:table-cell office:value-type="string">
            <text:p>Compilation</text:p>
          </table:table-cell>
          <table:table-cell office:value-type="string">
            <text:p>ESRB - M (Mature)</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Military History - Commander - Europe at War (USA)</text:p>
          </table:table-cell>
          <table:table-cell office:value-type="string">
            <text:p>Military History - Commander - Europe at War </text:p>
          </table:table-cell>
          <table:table-cell office:value-type="string">
            <text:p>Slitherine</text:p>
          </table:table-cell>
          <table:table-cell office:value-type="string">
            <text:p>Koch Media</text:p>
          </table:table-cell>
          <table:table-cell office:value-type="float" office:value="2010">
            <text:p>2010</text:p>
          </table:table-cell>
          <table:table-cell office:value-type="string">
            <text:p>Strategy</text:p>
          </table:table-cell>
          <table:table-cell office:value-type="string">
            <text:p>ESRB - E10+ (Everyone 10+)</text:p>
          </table:table-cell>
          <table:table-cell office:value-type="string">
            <text:p>1 Player</text:p>
          </table:table-cell>
          <table:table-cell office:value-type="string">
            <text:p>4.5</text:p>
          </table:table-cell>
          <table:table-cell table:number-columns-repeated="1014"/>
        </table:table-row>
        <table:table-row table:style-name="ro1">
          <table:table-cell office:value-type="string">
            <text:p>Mimana - Iyar Chronicle (USA)</text:p>
          </table:table-cell>
          <table:table-cell office:value-type="string">
            <text:p>Mimana - Iyar Chronicle </text:p>
          </table:table-cell>
          <table:table-cell office:value-type="string">
            <text:p>GungHo</text:p>
          </table:table-cell>
          <table:table-cell office:value-type="string">
            <text:p>Aksys Games</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Mind Quiz (USA)</text:p>
          </table:table-cell>
          <table:table-cell office:value-type="string">
            <text:p>Mind Quiz </text:p>
          </table:table-cell>
          <table:table-cell table:number-columns-repeated="2" office:value-type="string">
            <text:p>Ubisoft</text:p>
          </table:table-cell>
          <table:table-cell office:value-type="float" office:value="2006">
            <text:p>2006</text:p>
          </table:table-cell>
          <table:table-cell office:value-type="string">
            <text:p>Educational</text:p>
          </table:table-cell>
          <table:table-cell office:value-type="string">
            <text:p>ESRB - E (Everyone)</text:p>
          </table:table-cell>
          <table:table-cell office:value-type="string">
            <text:p>1-2 Players</text:p>
          </table:table-cell>
          <table:table-cell office:value-type="string">
            <text:p>3.0</text:p>
          </table:table-cell>
          <table:table-cell table:number-columns-repeated="1014"/>
        </table:table-row>
        <table:table-row table:style-name="ro1">
          <table:table-cell office:value-type="string">
            <text:p>Minna no Golf Jou Vol. 1 (Japan) (Disc 1)</text:p>
          </table:table-cell>
          <table:table-cell office:value-type="string">
            <text:p>Minna no Golf Jou Vol. 1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inna no Golf Jou Vol. 1 (Japan) (Disc 2)</text:p>
          </table:table-cell>
          <table:table-cell office:value-type="string">
            <text:p>Minna no Golf Jou Vol. 1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inna no Golf Jou Vol. 2 (Japan) (Disc 1)</text:p>
          </table:table-cell>
          <table:table-cell office:value-type="string">
            <text:p>Minna no Golf Jou Vol. 2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inna no Golf Jou Vol. 2 (Japan) (Disc 2)</text:p>
          </table:table-cell>
          <table:table-cell office:value-type="string">
            <text:p>Minna no Golf Jou Vol. 2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inna no Golf Jou Vol. 3 (Japan) (Disc 1)</text:p>
          </table:table-cell>
          <table:table-cell office:value-type="string">
            <text:p>Minna no Golf Jou Vol. 3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Minna no Golf Jou Vol. 3 (Japan) (Disc 2)</text:p>
          </table:table-cell>
          <table:table-cell office:value-type="string">
            <text:p>Minna no Golf Jou Vol. 3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Minna no Golf Jou Vol. 4 (Japan) (Disc 1)</text:p>
          </table:table-cell>
          <table:table-cell office:value-type="string">
            <text:p>Minna no Golf Jou Vol. 4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inna no Golf Jou Vol. 4 (Japan) (Disc 2)</text:p>
          </table:table-cell>
          <table:table-cell office:value-type="string">
            <text:p>Minna no Golf Jou Vol. 4 </text:p>
          </table:table-cell>
          <table:table-cell table:number-columns-repeated="2" office:value-type="string">
            <text:p>Sony Computer Entertainment Incorporated</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LB (USA)</text:p>
          </table:table-cell>
          <table:table-cell office:value-type="string">
            <text:p>MLB </text:p>
          </table:table-cell>
          <table:table-cell office:value-type="string">
            <text:p>989 Sports</text:p>
          </table:table-cell>
          <table:table-cell office:value-type="string">
            <text:p>Sony Computer Entertainment America, Inc</text:p>
          </table:table-cell>
          <table:table-cell office:value-type="float" office:value="2005">
            <text:p>2005</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MLB 06 - The Show (USA)</text:p>
          </table:table-cell>
          <table:table-cell office:value-type="string">
            <text:p>MLB 06 - The Show </text:p>
          </table:table-cell>
          <table:table-cell office:value-type="string">
            <text:p>SCEA San Diego Studios </text:p>
          </table:table-cell>
          <table:table-cell office:value-type="string">
            <text:p>Sony Computer Entertainment America, Inc</text:p>
          </table:table-cell>
          <table:table-cell office:value-type="float" office:value="2006">
            <text:p>2006</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LB 07 - The Show (USA)</text:p>
          </table:table-cell>
          <table:table-cell office:value-type="string">
            <text:p>MLB 07 - The Show </text:p>
          </table:table-cell>
          <table:table-cell office:value-type="string">
            <text:p>SCEA San Diego Studios </text:p>
          </table:table-cell>
          <table:table-cell office:value-type="string">
            <text:p>Sony Computer Entertainment America, Inc</text:p>
          </table:table-cell>
          <table:table-cell office:value-type="float" office:value="2007">
            <text:p>2007</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MLB 08 - The Show (USA)</text:p>
          </table:table-cell>
          <table:table-cell office:value-type="string">
            <text:p>MLB 08 - The Show </text:p>
          </table:table-cell>
          <table:table-cell office:value-type="string">
            <text:p>SCEA San Diego Studios </text:p>
          </table:table-cell>
          <table:table-cell office:value-type="string">
            <text:p>Sony Computer Entertainment America, Inc</text:p>
          </table:table-cell>
          <table:table-cell office:value-type="float" office:value="2008">
            <text:p>2008</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MLB 09 - The Show (USA)</text:p>
          </table:table-cell>
          <table:table-cell office:value-type="string">
            <text:p>MLB 09 - The Show </text:p>
          </table:table-cell>
          <table:table-cell office:value-type="string">
            <text:p>SCEA San Diego Studios </text:p>
          </table:table-cell>
          <table:table-cell office:value-type="string">
            <text:p>Sony Computer Entertainment America, Inc</text:p>
          </table:table-cell>
          <table:table-cell office:value-type="float" office:value="2009">
            <text:p>2009</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LB 10 - The Show (USA)</text:p>
          </table:table-cell>
          <table:table-cell office:value-type="string">
            <text:p>MLB 10 - The Show </text:p>
          </table:table-cell>
          <table:table-cell office:value-type="string">
            <text:p>SCEA San Diego Studios </text:p>
          </table:table-cell>
          <table:table-cell office:value-type="string">
            <text:p>Sony Computer Entertainment America, Inc</text:p>
          </table:table-cell>
          <table:table-cell office:value-type="float" office:value="2010">
            <text:p>2010</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LB 11 - The Show (USA)</text:p>
          </table:table-cell>
          <table:table-cell office:value-type="string">
            <text:p>MLB 11 - The Show </text:p>
          </table:table-cell>
          <table:table-cell office:value-type="string">
            <text:p>SCEA San Diego Studios </text:p>
          </table:table-cell>
          <table:table-cell office:value-type="string">
            <text:p>Sony Computer Entertainment America, Inc</text:p>
          </table:table-cell>
          <table:table-cell office:value-type="float" office:value="2011">
            <text:p>2011</text:p>
          </table:table-cell>
          <table:table-cell office:value-type="string">
            <text:p>Sports/Baseball</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ModNation Racers (USA)</text:p>
          </table:table-cell>
          <table:table-cell office:value-type="string">
            <text:p>ModNation Racers </text:p>
          </table:table-cell>
          <table:table-cell office:value-type="string">
            <text:p>SCEA San Diego Studios </text:p>
          </table:table-cell>
          <table:table-cell office:value-type="string">
            <text:p>Sony Computer Entertainment America, Inc</text:p>
          </table:table-cell>
          <table:table-cell office:value-type="float" office:value="2010">
            <text:p>2010</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Monster Hunter Freedom (USA)</text:p>
          </table:table-cell>
          <table:table-cell office:value-type="string">
            <text:p>Monster Hunter Freedom </text:p>
          </table:table-cell>
          <table:table-cell table:number-columns-repeated="2" office:value-type="string">
            <text:p>Capcom Co., Ltd.</text:p>
          </table:table-cell>
          <table:table-cell office:value-type="float" office:value="2006">
            <text:p>2006</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Monster Hunter Freedom 2 (USA)</text:p>
          </table:table-cell>
          <table:table-cell office:value-type="string">
            <text:p>Monster Hunter Freedom 2 </text:p>
          </table:table-cell>
          <table:table-cell table:number-columns-repeated="2" office:value-type="string">
            <text:p>Capcom Co., Ltd.</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4.4</text:p>
          </table:table-cell>
          <table:table-cell table:number-columns-repeated="1014"/>
        </table:table-row>
        <table:table-row table:style-name="ro1">
          <table:table-cell office:value-type="string">
            <text:p>Monster Hunter Freedom Unite (USA)</text:p>
          </table:table-cell>
          <table:table-cell office:value-type="string">
            <text:p>Monster Hunter Freedom Unite </text:p>
          </table:table-cell>
          <table:table-cell table:number-columns-repeated="2" office:value-type="string">
            <text:p>Capcom Co., Ltd.</text:p>
          </table:table-cell>
          <table:table-cell office:value-type="float" office:value="2009">
            <text:p>2009</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4.5</text:p>
          </table:table-cell>
          <table:table-cell table:number-columns-repeated="1014"/>
        </table:table-row>
        <table:table-row table:style-name="ro1">
          <table:table-cell office:value-type="string">
            <text:p>Monster Hunter Portable 3rd (Japan) (Translated En)</text:p>
          </table:table-cell>
          <table:table-cell office:value-type="string">
            <text:p>Monster Hunter Portable 3rd </text:p>
          </table:table-cell>
          <table:table-cell table:number-columns-repeated="2" office:value-type="string">
            <text:p>Capcom Co., Ltd.</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6</text:p>
          </table:table-cell>
          <table:table-cell table:number-columns-repeated="1014"/>
        </table:table-row>
        <table:table-row table:style-name="ro1">
          <table:table-cell office:value-type="string">
            <text:p>Monster Jam - Path of Destruction (USA)</text:p>
          </table:table-cell>
          <table:table-cell office:value-type="string">
            <text:p>Monster Jam - Path of Destruction </text:p>
          </table:table-cell>
          <table:table-cell office:value-type="string">
            <text:p>Virtuos</text:p>
          </table:table-cell>
          <table:table-cell office:value-type="string">
            <text:p>Activision, Inc.</text:p>
          </table:table-cell>
          <table:table-cell office:value-type="float" office:value="2010">
            <text:p>2010</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Monster Jam - Urban Assault (USA)</text:p>
          </table:table-cell>
          <table:table-cell office:value-type="string">
            <text:p>Monster Jam - Urban Assault </text:p>
          </table:table-cell>
          <table:table-cell office:value-type="string">
            <text:p>Torus Games</text:p>
          </table:table-cell>
          <table:table-cell office:value-type="string">
            <text:p>Activision, Inc.</text:p>
          </table:table-cell>
          <table:table-cell office:value-type="float" office:value="2008">
            <text:p>2008</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Monster Kingdom - Jewel Summoner (USA)</text:p>
          </table:table-cell>
          <table:table-cell office:value-type="string">
            <text:p>Monster Kingdom - Jewel Summoner </text:p>
          </table:table-cell>
          <table:table-cell office:value-type="string">
            <text:p>Gaia (Sony)</text:p>
          </table:table-cell>
          <table:table-cell office:value-type="string">
            <text:p>Atlus U.S.A., Inc.</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Mortal Kombat - Unchained (USA)</text:p>
          </table:table-cell>
          <table:table-cell office:value-type="string">
            <text:p>Mortal Kombat - Unchained </text:p>
          </table:table-cell>
          <table:table-cell office:value-type="string">
            <text:p>JGI Entertainment</text:p>
          </table:table-cell>
          <table:table-cell office:value-type="string">
            <text:p>Midway Games, Inc.</text:p>
          </table:table-cell>
          <table:table-cell office:value-type="float" office:value="2006">
            <text:p>2006</text:p>
          </table:table-cell>
          <table:table-cell office:value-type="string">
            <text:p>Fighter</text:p>
          </table:table-cell>
          <table:table-cell office:value-type="string">
            <text:p>ESRB - M (Matur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Moto GP (USA)</text:p>
          </table:table-cell>
          <table:table-cell office:value-type="string">
            <text:p>Moto GP </text:p>
          </table:table-cell>
          <table:table-cell table:number-columns-repeated="2" office:value-type="string">
            <text:p>Namco Bandai Games</text:p>
          </table:table-cell>
          <table:table-cell office:value-type="float" office:value="2006">
            <text:p>2006</text:p>
          </table:table-cell>
          <table:table-cell office:value-type="string">
            <text:p>Motorcycle</text:p>
          </table:table-cell>
          <table:table-cell office:value-type="string">
            <text:p>ESRB - E (Everyone)</text:p>
          </table:table-cell>
          <table:table-cell office:value-type="string">
            <text:p>1-8 Players</text:p>
          </table:table-cell>
          <table:table-cell office:value-type="string">
            <text:p>3.5</text:p>
          </table:table-cell>
          <table:table-cell table:number-columns-repeated="1014"/>
        </table:table-row>
        <table:table-row table:style-name="ro1">
          <table:table-cell office:value-type="string">
            <text:p>MotorStorm - Arctic Edge (USA)</text:p>
          </table:table-cell>
          <table:table-cell office:value-type="string">
            <text:p>MotorStorm - Arctic Edge </text:p>
          </table:table-cell>
          <table:table-cell office:value-type="string">
            <text:p>Bigbig Studios</text:p>
          </table:table-cell>
          <table:table-cell office:value-type="string">
            <text:p>Sony Computer Entertainment America, Inc</text:p>
          </table:table-cell>
          <table:table-cell office:value-type="float" office:value="2009">
            <text:p>2009</text:p>
          </table:table-cell>
          <table:table-cell office:value-type="string">
            <text:p>Driv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MTX Mototrax (USA)</text:p>
          </table:table-cell>
          <table:table-cell office:value-type="string">
            <text:p>MTX Mototrax </text:p>
          </table:table-cell>
          <table:table-cell office:value-type="string">
            <text:p>Left Field Productions</text:p>
          </table:table-cell>
          <table:table-cell office:value-type="string">
            <text:p>Activision, Inc.</text:p>
          </table:table-cell>
          <table:table-cell office:value-type="float" office:value="2006">
            <text:p>2006</text:p>
          </table:table-cell>
          <table:table-cell office:value-type="string">
            <text:p>Motorcycle</text:p>
          </table:table-cell>
          <table:table-cell office:value-type="string">
            <text:p>ESRB - E (Everyone)</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Musou Orochi 2 Special (Japan)</text:p>
          </table:table-cell>
          <table:table-cell office:value-type="string">
            <text:p>Musou Orochi 2 Special </text:p>
          </table:table-cell>
          <table:table-cell office:value-type="string">
            <text:p>Omega Force</text:p>
          </table:table-cell>
          <table:table-cell office:value-type="string">
            <text:p>Koei Tecmo Games</text:p>
          </table:table-cell>
          <table:table-cell office:value-type="float" office:value="2012">
            <text:p>2012</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MVP Baseball (USA)</text:p>
          </table:table-cell>
          <table:table-cell office:value-type="string">
            <text:p>MVP Baseball </text:p>
          </table:table-cell>
          <table:table-cell office:value-type="string">
            <text:p>EA Canada</text:p>
          </table:table-cell>
          <table:table-cell office:value-type="string">
            <text:p>Electronic Arts</text:p>
          </table:table-cell>
          <table:table-cell office:value-type="float" office:value="2005">
            <text:p>2005</text:p>
          </table:table-cell>
          <table:table-cell office:value-type="string">
            <text:p>Sports/Baseball</text:p>
          </table:table-cell>
          <table:table-cell office:value-type="string">
            <text:p>ESRB - E (Everyone)</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MX vs. ATV On the Edge (USA)</text:p>
          </table:table-cell>
          <table:table-cell office:value-type="string">
            <text:p>MX vs. ATV On the Edge </text:p>
          </table:table-cell>
          <table:table-cell office:value-type="string">
            <text:p>Rainbow Studios</text:p>
          </table:table-cell>
          <table:table-cell office:value-type="string">
            <text:p>THQ inc</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MX vs. ATV Reflex (USA)</text:p>
          </table:table-cell>
          <table:table-cell office:value-type="string">
            <text:p>MX vs. ATV Reflex </text:p>
          </table:table-cell>
          <table:table-cell office:value-type="string">
            <text:p>Tantalus Interactive</text:p>
          </table:table-cell>
          <table:table-cell office:value-type="string">
            <text:p>THQ inc</text:p>
          </table:table-cell>
          <table:table-cell office:value-type="float" office:value="2009">
            <text:p>2009</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MX vs. ATV Untamed (USA)</text:p>
          </table:table-cell>
          <table:table-cell office:value-type="string">
            <text:p>MX vs. ATV Untamed </text:p>
          </table:table-cell>
          <table:table-cell office:value-type="string">
            <text:p>Rainbow Studios</text:p>
          </table:table-cell>
          <table:table-cell office:value-type="string">
            <text:p>THQ inc</text:p>
          </table:table-cell>
          <table:table-cell office:value-type="float" office:value="2007">
            <text:p>2007</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My Spanish Coach (USA)</text:p>
          </table:table-cell>
          <table:table-cell office:value-type="string">
            <text:p>My Spanish Coach </text:p>
          </table:table-cell>
          <table:table-cell table:number-columns-repeated="2" office:value-type="string">
            <text:p>Ubisoft</text:p>
          </table:table-cell>
          <table:table-cell office:value-type="float" office:value="2008">
            <text:p>2008</text:p>
          </table:table-cell>
          <table:table-cell office:value-type="string">
            <text:p>Educational</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Myst (USA)</text:p>
          </table:table-cell>
          <table:table-cell office:value-type="string">
            <text:p>Myst </text:p>
          </table:table-cell>
          <table:table-cell office:value-type="string">
            <text:p>Hoplite Research</text:p>
          </table:table-cell>
          <table:table-cell office:value-type="string">
            <text:p>Midway Games, Inc.</text:p>
          </table:table-cell>
          <table:table-cell office:value-type="float" office:value="2009">
            <text:p>2009</text:p>
          </table:table-cell>
          <table:table-cell office:value-type="string">
            <text:p>Adventure</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Mystery Team, The (Europe)</text:p>
          </table:table-cell>
          <table:table-cell office:value-type="string">
            <text:p>Mystery Team, The </text:p>
          </table:table-cell>
          <table:table-cell office:value-type="string">
            <text:p>Tonika Games</text:p>
          </table:table-cell>
          <table:table-cell office:value-type="string">
            <text:p>Sony Computer Entertainment Europe </text:p>
          </table:table-cell>
          <table:table-cell office:value-type="float" office:value="2011">
            <text:p>2011</text:p>
          </table:table-cell>
          <table:table-cell office:value-type="string">
            <text:p>Puzzle</text:p>
          </table:table-cell>
          <table:table-cell office:value-type="string">
            <text:p>ESRB - K-A (Kids to Adults)</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Mystic Chronicles (USA)</text:p>
          </table:table-cell>
          <table:table-cell office:value-type="string">
            <text:p>Mystic Chronicles </text:p>
          </table:table-cell>
          <table:table-cell office:value-type="string">
            <text:p>Kemco</text:p>
          </table:table-cell>
          <table:table-cell office:value-type="string">
            <text:p>Natsume, Inc.</text:p>
          </table:table-cell>
          <table:table-cell office:value-type="float" office:value="2013">
            <text:p>2013</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Mytran Wars (USA)</text:p>
          </table:table-cell>
          <table:table-cell office:value-type="string">
            <text:p>Mytran Wars </text:p>
          </table:table-cell>
          <table:table-cell office:value-type="string">
            <text:p>Stormregion</text:p>
          </table:table-cell>
          <table:table-cell office:value-type="string">
            <text:p>Deep Silver</text:p>
          </table:table-cell>
          <table:table-cell office:value-type="float" office:value="2009">
            <text:p>2009</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N+ (USA)</text:p>
          </table:table-cell>
          <table:table-cell office:value-type="string">
            <text:p>N+ </text:p>
          </table:table-cell>
          <table:table-cell office:value-type="string">
            <text:p>SilverBirch Studios</text:p>
          </table:table-cell>
          <table:table-cell office:value-type="string">
            <text:p>Atari, Inc.</text:p>
          </table:table-cell>
          <table:table-cell office:value-type="float" office:value="2008">
            <text:p>2008</text:p>
          </table:table-cell>
          <table:table-cell office:value-type="string">
            <text:p>Platform</text:p>
          </table:table-cell>
          <table:table-cell office:value-type="string">
            <text:p>ESRB - E (Everyon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Namco Museum - Battle Collection (USA)</text:p>
          </table:table-cell>
          <table:table-cell office:value-type="string">
            <text:p>Namco Museum - Battle Collection </text:p>
          </table:table-cell>
          <table:table-cell office:value-type="string">
            <text:p>TOSE</text:p>
          </table:table-cell>
          <table:table-cell office:value-type="string">
            <text:p>Namco Limited</text:p>
          </table:table-cell>
          <table:table-cell office:value-type="float" office:value="2005">
            <text:p>2005</text:p>
          </table:table-cell>
          <table:table-cell office:value-type="string">
            <text:p>Compilation</text:p>
          </table:table-cell>
          <table:table-cell office:value-type="string">
            <text:p>ESRB - E10+ (Everyone 10+)</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Namco Museum (Japan)</text:p>
          </table:table-cell>
          <table:table-cell office:value-type="string">
            <text:p>Namco Museum </text:p>
          </table:table-cell>
          <table:table-cell table:number-columns-repeated="2" office:value-type="string">
            <text:p>Namco Limited</text:p>
          </table:table-cell>
          <table:table-cell office:value-type="float" office:value="2005">
            <text:p>2005</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Namco Museum 2 (Japan)</text:p>
          </table:table-cell>
          <table:table-cell office:value-type="string">
            <text:p>Namco Museum 2 </text:p>
          </table:table-cell>
          <table:table-cell office:value-type="string">
            <text:p>TOSE</text:p>
          </table:table-cell>
          <table:table-cell office:value-type="string">
            <text:p>Namco Limited</text:p>
          </table:table-cell>
          <table:table-cell office:value-type="float" office:value="2006">
            <text:p>2006</text:p>
          </table:table-cell>
          <table:table-cell office:value-type="string">
            <text:p>Compilation</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Napoleon Dynamite - The Game (USA)</text:p>
          </table:table-cell>
          <table:table-cell office:value-type="string">
            <text:p>Napoleon Dynamite - The Game </text:p>
          </table:table-cell>
          <table:table-cell office:value-type="string">
            <text:p>7 Studios</text:p>
          </table:table-cell>
          <table:table-cell office:value-type="string">
            <text:p>Crave Entertainment, Inc.</text:p>
          </table:table-cell>
          <table:table-cell office:value-type="float" office:value="2007">
            <text:p>2007</text:p>
          </table:table-cell>
          <table:table-cell office:value-type="string">
            <text:p>Puzzle</text:p>
          </table:table-cell>
          <table:table-cell office:value-type="string">
            <text:p>ESRB - E10+ (Everyone 10+)</text:p>
          </table:table-cell>
          <table:table-cell office:value-type="string">
            <text:p>1 Player</text:p>
          </table:table-cell>
          <table:table-cell office:value-type="string">
            <text:p>1.5</text:p>
          </table:table-cell>
          <table:table-cell table:number-columns-repeated="1014"/>
        </table:table-row>
        <table:table-row table:style-name="ro1">
          <table:table-cell office:value-type="string">
            <text:p>Naruto - Ultimate Ninja Heroes (USA)</text:p>
          </table:table-cell>
          <table:table-cell office:value-type="string">
            <text:p>Naruto - Ultimate Ninja Heroes </text:p>
          </table:table-cell>
          <table:table-cell office:value-type="string">
            <text:p>Bandai</text:p>
          </table:table-cell>
          <table:table-cell office:value-type="string">
            <text:p>Namco Bandai Games</text:p>
          </table:table-cell>
          <table:table-cell office:value-type="float" office:value="2007">
            <text:p>2007</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Naruto - Ultimate Ninja Heroes 2 - The Phantom Fortress (USA)</text:p>
          </table:table-cell>
          <table:table-cell office:value-type="string">
            <text:p>Naruto - Ultimate Ninja Heroes 2 - The Phantom Fortress </text:p>
          </table:table-cell>
          <table:table-cell office:value-type="string">
            <text:p>CyberConnect2</text:p>
          </table:table-cell>
          <table:table-cell office:value-type="string">
            <text:p>Namco Bandai Games</text:p>
          </table:table-cell>
          <table:table-cell office:value-type="float" office:value="2008">
            <text:p>2008</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Naruto Shippuden - Kizuna Drive (USA)</text:p>
          </table:table-cell>
          <table:table-cell office:value-type="string">
            <text:p>Naruto Shippuden - Kizuna Drive </text:p>
          </table:table-cell>
          <table:table-cell office:value-type="string">
            <text:p>Premium Agency </text:p>
          </table:table-cell>
          <table:table-cell office:value-type="string">
            <text:p>Namco Bandai Games</text:p>
          </table:table-cell>
          <table:table-cell office:value-type="float" office:value="2011">
            <text:p>2011</text:p>
          </table:table-cell>
          <table:table-cell office:value-type="string">
            <text:p>Action</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Naruto Shippuden - Legends - Akatsuki Rising (USA)</text:p>
          </table:table-cell>
          <table:table-cell office:value-type="string">
            <text:p>Naruto Shippuden - Legends - Akatsuki Rising </text:p>
          </table:table-cell>
          <table:table-cell table:number-columns-repeated="2" office:value-type="string">
            <text:p>Namco Bandai Games</text:p>
          </table:table-cell>
          <table:table-cell office:value-type="float" office:value="2009">
            <text:p>2009</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Naruto Shippuden - Ultimate Ninja Heroes 3 (USA)</text:p>
          </table:table-cell>
          <table:table-cell office:value-type="string">
            <text:p>Naruto Shippuden - Ultimate Ninja Heroes 3 </text:p>
          </table:table-cell>
          <table:table-cell office:value-type="string">
            <text:p>CyberConnect2</text:p>
          </table:table-cell>
          <table:table-cell office:value-type="string">
            <text:p>Namco Bandai Games</text:p>
          </table:table-cell>
          <table:table-cell office:value-type="float" office:value="2010">
            <text:p>2010</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Naruto Shippuden - Ultimate Ninja Impact (USA)</text:p>
          </table:table-cell>
          <table:table-cell office:value-type="string">
            <text:p>Naruto Shippuden - Ultimate Ninja Impact </text:p>
          </table:table-cell>
          <table:table-cell office:value-type="string">
            <text:p>Racjin</text:p>
          </table:table-cell>
          <table:table-cell office:value-type="string">
            <text:p>Namco Bandai Games</text:p>
          </table:table-cell>
          <table:table-cell office:value-type="float" office:value="2011">
            <text:p>2011</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NASCAR (USA)</text:p>
          </table:table-cell>
          <table:table-cell office:value-type="string">
            <text:p>NASCAR </text:p>
          </table:table-cell>
          <table:table-cell office:value-type="string">
            <text:p>EA Tiburon</text:p>
          </table:table-cell>
          <table:table-cell office:value-type="string">
            <text:p>EA Games</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Nayuta no Kiseki (Japan)</text:p>
          </table:table-cell>
          <table:table-cell office:value-type="string">
            <text:p>Nayuta no Kiseki </text:p>
          </table:table-cell>
          <table:table-cell table:number-columns-repeated="2" office:value-type="string">
            <text:p>Falcom</text:p>
          </table:table-cell>
          <table:table-cell office:value-type="float" office:value="2012">
            <text:p>2012</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NBA (USA)</text:p>
          </table:table-cell>
          <table:table-cell office:value-type="string">
            <text:p>NBA </text:p>
          </table:table-cell>
          <table:table-cell office:value-type="string">
            <text:p>989 Sports</text:p>
          </table:table-cell>
          <table:table-cell office:value-type="string">
            <text:p>Sony Computer Entertainment America, Inc</text:p>
          </table:table-cell>
          <table:table-cell office:value-type="float" office:value="2005">
            <text:p>2005</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NBA 06 (USA)</text:p>
          </table:table-cell>
          <table:table-cell office:value-type="string">
            <text:p>NBA 06 </text:p>
          </table:table-cell>
          <table:table-cell table:number-columns-repeated="2" office:value-type="string">
            <text:p>SCEA Sports Studio</text:p>
          </table:table-cell>
          <table:table-cell office:value-type="float" office:value="2005">
            <text:p>2005</text:p>
          </table:table-cell>
          <table:table-cell office:value-type="string">
            <text:p>Sports/Basketball</text:p>
          </table:table-cell>
          <table:table-cell office:value-type="string">
            <text:p>ESRB - E (Everyone)</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NBA 07 (USA)</text:p>
          </table:table-cell>
          <table:table-cell office:value-type="string">
            <text:p>NBA 07 </text:p>
          </table:table-cell>
          <table:table-cell table:number-columns-repeated="2" office:value-type="string">
            <text:p>Sony Computer Entertainment America, Inc.</text:p>
          </table:table-cell>
          <table:table-cell office:value-type="float" office:value="2006">
            <text:p>2006</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NBA 08 (USA)</text:p>
          </table:table-cell>
          <table:table-cell office:value-type="string">
            <text:p>NBA 08 </text:p>
          </table:table-cell>
          <table:table-cell table:number-columns-repeated="2" office:value-type="string">
            <text:p>Sony Computer Entertainment America, Inc.</text:p>
          </table:table-cell>
          <table:table-cell office:value-type="float" office:value="2007">
            <text:p>2007</text:p>
          </table:table-cell>
          <table:table-cell office:value-type="string">
            <text:p>Sports/Basketball</text:p>
          </table:table-cell>
          <table:table-cell office:value-type="string">
            <text:p>ESRB - E (Everyone)</text:p>
          </table:table-cell>
          <table:table-cell office:value-type="string">
            <text:p>1-2 Players</text:p>
          </table:table-cell>
          <table:table-cell office:value-type="string">
            <text:p>3.0</text:p>
          </table:table-cell>
          <table:table-cell table:number-columns-repeated="1014"/>
        </table:table-row>
        <table:table-row table:style-name="ro1">
          <table:table-cell office:value-type="string">
            <text:p>NBA 09 - The Inside (USA)</text:p>
          </table:table-cell>
          <table:table-cell office:value-type="string">
            <text:p>NBA 09 - The Inside </text:p>
          </table:table-cell>
          <table:table-cell office:value-type="string">
            <text:p>SCEA San Diego Studios </text:p>
          </table:table-cell>
          <table:table-cell office:value-type="string">
            <text:p>Sony Computer Entertainment America, Inc.</text:p>
          </table:table-cell>
          <table:table-cell office:value-type="float" office:value="2008">
            <text:p>2008</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NBA 10 - The Inside (USA)</text:p>
          </table:table-cell>
          <table:table-cell office:value-type="string">
            <text:p>NBA 10 - The Inside </text:p>
          </table:table-cell>
          <table:table-cell office:value-type="string">
            <text:p>SCEA San Diego Studios </text:p>
          </table:table-cell>
          <table:table-cell office:value-type="string">
            <text:p>Sony Computer Entertainment America, Inc.</text:p>
          </table:table-cell>
          <table:table-cell office:value-type="float" office:value="2009">
            <text:p>2009</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NBA 2K10 (USA)</text:p>
          </table:table-cell>
          <table:table-cell office:value-type="string">
            <text:p>NBA 2K10 </text:p>
          </table:table-cell>
          <table:table-cell office:value-type="string">
            <text:p>Visual Concepts</text:p>
          </table:table-cell>
          <table:table-cell office:value-type="string">
            <text:p>2K Sports</text:p>
          </table:table-cell>
          <table:table-cell office:value-type="float" office:value="2009">
            <text:p>2009</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NBA 2K11 (USA)</text:p>
          </table:table-cell>
          <table:table-cell office:value-type="string">
            <text:p>NBA 2K11 </text:p>
          </table:table-cell>
          <table:table-cell office:value-type="string">
            <text:p>Visual Concepts</text:p>
          </table:table-cell>
          <table:table-cell office:value-type="string">
            <text:p>2K Sports</text:p>
          </table:table-cell>
          <table:table-cell office:value-type="float" office:value="2010">
            <text:p>2010</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NBA 2K12 (USA)</text:p>
          </table:table-cell>
          <table:table-cell office:value-type="string">
            <text:p>NBA 2K12 </text:p>
          </table:table-cell>
          <table:table-cell office:value-type="string">
            <text:p>Visual Concepts</text:p>
          </table:table-cell>
          <table:table-cell office:value-type="string">
            <text:p>2K Sports</text:p>
          </table:table-cell>
          <table:table-cell office:value-type="float" office:value="2011">
            <text:p>2011</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NBA 2K13 (USA)</text:p>
          </table:table-cell>
          <table:table-cell office:value-type="string">
            <text:p>NBA 2K13 </text:p>
          </table:table-cell>
          <table:table-cell office:value-type="string">
            <text:p>Visual Concepts</text:p>
          </table:table-cell>
          <table:table-cell office:value-type="string">
            <text:p>2K Sports</text:p>
          </table:table-cell>
          <table:table-cell office:value-type="float" office:value="2012">
            <text:p>2012</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NBA Ballers Rebound (USA)</text:p>
          </table:table-cell>
          <table:table-cell office:value-type="string">
            <text:p>NBA Ballers Rebound </text:p>
          </table:table-cell>
          <table:table-cell office:value-type="string">
            <text:p>Backbone Entertainment</text:p>
          </table:table-cell>
          <table:table-cell office:value-type="string">
            <text:p>Midway Games, Inc.</text:p>
          </table:table-cell>
          <table:table-cell office:value-type="float" office:value="2006">
            <text:p>2006</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NBA Live 06 (USA)</text:p>
          </table:table-cell>
          <table:table-cell office:value-type="string">
            <text:p>NBA Live 06 </text:p>
          </table:table-cell>
          <table:table-cell office:value-type="string">
            <text:p>EA Canada</text:p>
          </table:table-cell>
          <table:table-cell office:value-type="string">
            <text:p>EA Sports</text:p>
          </table:table-cell>
          <table:table-cell office:value-type="float" office:value="2005">
            <text:p>2005</text:p>
          </table:table-cell>
          <table:table-cell office:value-type="string">
            <text:p>Sports/Basketball</text:p>
          </table:table-cell>
          <table:table-cell office:value-type="string">
            <text:p>ESRB - E (Everyone)</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NBA Live 07 (USA)</text:p>
          </table:table-cell>
          <table:table-cell office:value-type="string">
            <text:p>NBA Live 07 </text:p>
          </table:table-cell>
          <table:table-cell table:number-columns-repeated="2" office:value-type="string">
            <text:p>EA Sports</text:p>
          </table:table-cell>
          <table:table-cell office:value-type="float" office:value="2006">
            <text:p>2006</text:p>
          </table:table-cell>
          <table:table-cell office:value-type="string">
            <text:p>Sports/Basketball</text:p>
          </table:table-cell>
          <table:table-cell office:value-type="string">
            <text:p>ESRB - E (Everyone)</text:p>
          </table:table-cell>
          <table:table-cell office:value-type="string">
            <text:p>1-2 Players</text:p>
          </table:table-cell>
          <table:table-cell office:value-type="string">
            <text:p>3.2</text:p>
          </table:table-cell>
          <table:table-cell table:number-columns-repeated="1014"/>
        </table:table-row>
        <table:table-row table:style-name="ro1">
          <table:table-cell office:value-type="string">
            <text:p>NBA Live 08 (USA)</text:p>
          </table:table-cell>
          <table:table-cell office:value-type="string">
            <text:p>NBA Live 08 </text:p>
          </table:table-cell>
          <table:table-cell office:value-type="string">
            <text:p>EA Canada</text:p>
          </table:table-cell>
          <table:table-cell office:value-type="string">
            <text:p>EA Sports</text:p>
          </table:table-cell>
          <table:table-cell office:value-type="float" office:value="2007">
            <text:p>2007</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NBA Live 09 (USA)</text:p>
          </table:table-cell>
          <table:table-cell office:value-type="string">
            <text:p>NBA Live 09 </text:p>
          </table:table-cell>
          <table:table-cell table:number-columns-repeated="2" office:value-type="string">
            <text:p>EA Sports</text:p>
          </table:table-cell>
          <table:table-cell office:value-type="float" office:value="2008">
            <text:p>2008</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NBA Live 10 (USA)</text:p>
          </table:table-cell>
          <table:table-cell office:value-type="string">
            <text:p>NBA Live 10 </text:p>
          </table:table-cell>
          <table:table-cell office:value-type="string">
            <text:p>EA Canada</text:p>
          </table:table-cell>
          <table:table-cell office:value-type="string">
            <text:p>EA Sports</text:p>
          </table:table-cell>
          <table:table-cell office:value-type="float" office:value="2009">
            <text:p>2009</text:p>
          </table:table-cell>
          <table:table-cell office:value-type="string">
            <text:p>Sports/Basketball</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NBA Street Showdown (USA)</text:p>
          </table:table-cell>
          <table:table-cell office:value-type="string">
            <text:p>NBA Street Showdown </text:p>
          </table:table-cell>
          <table:table-cell office:value-type="string">
            <text:p>EA Canada</text:p>
          </table:table-cell>
          <table:table-cell office:value-type="string">
            <text:p>EA Sports Big</text:p>
          </table:table-cell>
          <table:table-cell office:value-type="float" office:value="2005">
            <text:p>2005</text:p>
          </table:table-cell>
          <table:table-cell office:value-type="string">
            <text:p>Sports/Basketball</text:p>
          </table:table-cell>
          <table:table-cell office:value-type="string">
            <text:p>ESRB - E (Everyone)</text:p>
          </table:table-cell>
          <table:table-cell office:value-type="string">
            <text:p>1-2 Players</text:p>
          </table:table-cell>
          <table:table-cell office:value-type="string">
            <text:p>4.2</text:p>
          </table:table-cell>
          <table:table-cell table:number-columns-repeated="1014"/>
        </table:table-row>
        <table:table-row table:style-name="ro1">
          <table:table-cell office:value-type="string">
            <text:p>NCAA Football 07 (USA)</text:p>
          </table:table-cell>
          <table:table-cell office:value-type="string">
            <text:p>NCAA Football 07 </text:p>
          </table:table-cell>
          <table:table-cell table:number-columns-repeated="2" office:value-type="string">
            <text:p>EA Sports</text:p>
          </table:table-cell>
          <table:table-cell office:value-type="float" office:value="2006">
            <text:p>2006</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NCAA Football 10 (USA)</text:p>
          </table:table-cell>
          <table:table-cell office:value-type="string">
            <text:p>NCAA Football 10 </text:p>
          </table:table-cell>
          <table:table-cell office:value-type="string">
            <text:p>EA Tiburon</text:p>
          </table:table-cell>
          <table:table-cell office:value-type="string">
            <text:p>Electronic Arts</text:p>
          </table:table-cell>
          <table:table-cell office:value-type="float" office:value="2009">
            <text:p>2009</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NCAA Football 2009 (USA)</text:p>
          </table:table-cell>
          <table:table-cell office:value-type="string">
            <text:p>NCAA Football 2009 </text:p>
          </table:table-cell>
          <table:table-cell office:value-type="string">
            <text:p>EA Canada</text:p>
          </table:table-cell>
          <table:table-cell office:value-type="string">
            <text:p>Electronic Arts</text:p>
          </table:table-cell>
          <table:table-cell office:value-type="float" office:value="2008">
            <text:p>2008</text:p>
          </table:table-cell>
          <table:table-cell office:value-type="string">
            <text:p>Sports/Football</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Need for Speed - Most Wanted 5-1-0 (USA)</text:p>
          </table:table-cell>
          <table:table-cell office:value-type="string">
            <text:p>Need for Speed - Most Wanted 5-1-0 </text:p>
          </table:table-cell>
          <table:table-cell office:value-type="string">
            <text:p>EA Canada</text:p>
          </table:table-cell>
          <table:table-cell office:value-type="string">
            <text:p>Electronic Arts</text:p>
          </table:table-cell>
          <table:table-cell office:value-type="float" office:value="2005">
            <text:p>2005</text:p>
          </table:table-cell>
          <table:table-cell office:value-type="string">
            <text:p>Driving</text:p>
          </table:table-cell>
          <table:table-cell office:value-type="string">
            <text:p>ESRB - E10+ (Everyone 10+)</text:p>
          </table:table-cell>
          <table:table-cell office:value-type="string">
            <text:p>1-4 Players</text:p>
          </table:table-cell>
          <table:table-cell office:value-type="string">
            <text:p>3.7</text:p>
          </table:table-cell>
          <table:table-cell table:number-columns-repeated="1014"/>
        </table:table-row>
        <table:table-row table:style-name="ro1">
          <table:table-cell office:value-type="string">
            <text:p>Need for Speed - ProStreet (USA)</text:p>
          </table:table-cell>
          <table:table-cell office:value-type="string">
            <text:p>Need for Speed - ProStreet </text:p>
          </table:table-cell>
          <table:table-cell table:number-columns-repeated="2" office:value-type="string">
            <text:p>EA Games</text:p>
          </table:table-cell>
          <table:table-cell office:value-type="float" office:value="2008">
            <text:p>2008</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Need for Speed - Shift (USA)</text:p>
          </table:table-cell>
          <table:table-cell office:value-type="string">
            <text:p>Need for Speed - Shift </text:p>
          </table:table-cell>
          <table:table-cell office:value-type="string">
            <text:p>EA Bright Light</text:p>
          </table:table-cell>
          <table:table-cell office:value-type="string">
            <text:p>EA Games</text:p>
          </table:table-cell>
          <table:table-cell office:value-type="float" office:value="2009">
            <text:p>2009</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Need for Speed - Undercover (USA)</text:p>
          </table:table-cell>
          <table:table-cell office:value-type="string">
            <text:p>Need for Speed - Undercover </text:p>
          </table:table-cell>
          <table:table-cell office:value-type="string">
            <text:p>Piranha Games</text:p>
          </table:table-cell>
          <table:table-cell office:value-type="string">
            <text:p>Electronic Arts</text:p>
          </table:table-cell>
          <table:table-cell office:value-type="float" office:value="2008">
            <text:p>2008</text:p>
          </table:table-cell>
          <table:table-cell office:value-type="string">
            <text:p>Driving</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Need for Speed - Underground Rivals (USA)</text:p>
          </table:table-cell>
          <table:table-cell office:value-type="string">
            <text:p>Need for Speed - Underground Rivals </text:p>
          </table:table-cell>
          <table:table-cell office:value-type="string">
            <text:p>Team Fusion</text:p>
          </table:table-cell>
          <table:table-cell office:value-type="string">
            <text:p>EA Games</text:p>
          </table:table-cell>
          <table:table-cell office:value-type="float" office:value="2005">
            <text:p>2005</text:p>
          </table:table-cell>
          <table:table-cell office:value-type="string">
            <text:p>Driving</text:p>
          </table:table-cell>
          <table:table-cell office:value-type="string">
            <text:p>ESRB - E (Everyone)</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Need for Speed Carbon - Own the City (USA)</text:p>
          </table:table-cell>
          <table:table-cell office:value-type="string">
            <text:p>Need for Speed Carbon - Own the City </text:p>
          </table:table-cell>
          <table:table-cell office:value-type="string">
            <text:p>EA Canada</text:p>
          </table:table-cell>
          <table:table-cell office:value-type="string">
            <text:p>EA Games</text:p>
          </table:table-cell>
          <table:table-cell office:value-type="float" office:value="2006">
            <text:p>2006</text:p>
          </table:table-cell>
          <table:table-cell office:value-type="string">
            <text:p>Driving</text:p>
          </table:table-cell>
          <table:table-cell office:value-type="string">
            <text:p>ESRB - E10+ (Everyone 10+)</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Neo Geo Heroes Ultimate Shooting (USA)</text:p>
          </table:table-cell>
          <table:table-cell office:value-type="string">
            <text:p>Neo Geo Heroes Ultimate Shooting </text:p>
          </table:table-cell>
          <table:table-cell table:number-columns-repeated="2" office:value-type="string">
            <text:p>SNK Playmore</text:p>
          </table:table-cell>
          <table:table-cell office:value-type="float" office:value="2010">
            <text:p>2010</text:p>
          </table:table-cell>
          <table:table-cell office:value-type="string">
            <text:p>Shoot-'Em-Up</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Neopets - Petpet Adventures - The Wand of Wishing (USA)</text:p>
          </table:table-cell>
          <table:table-cell office:value-type="string">
            <text:p>Neopets - Petpet Adventures - The Wand of Wishing </text:p>
          </table:table-cell>
          <table:table-cell table:number-columns-repeated="2" office:value-type="string">
            <text:p>Sony Computer Entertainment America, Inc.</text:p>
          </table:table-cell>
          <table:table-cell office:value-type="float" office:value="2006">
            <text:p>2006</text:p>
          </table:table-cell>
          <table:table-cell office:value-type="string">
            <text:p>Adventure</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Neverland Card Battles (USA)</text:p>
          </table:table-cell>
          <table:table-cell office:value-type="string">
            <text:p>Neverland Card Battles </text:p>
          </table:table-cell>
          <table:table-cell office:value-type="string">
            <text:p>Idea Factory</text:p>
          </table:table-cell>
          <table:table-cell table:style-name="Default" office:value-type="string">
            <text:p>Yuke's Company of America</text:p>
          </table:table-cell>
          <table:table-cell office:value-type="float" office:value="2008">
            <text:p>2008</text:p>
          </table:table-cell>
          <table:table-cell office:value-type="string">
            <text:p>Strategy</text:p>
          </table:table-cell>
          <table:table-cell table:style-name="Default" office:value-type="string">
            <text:p>ESRB - T (Teen)</text:p>
          </table:table-cell>
          <table:table-cell office:value-type="string">
            <text:p>1 Player</text:p>
          </table:table-cell>
          <table:table-cell office:value-type="float" office:value="3.5">
            <text:p>3.5</text:p>
          </table:table-cell>
          <table:table-cell table:number-columns-repeated="1014"/>
        </table:table-row>
        <table:table-row table:style-name="ro1">
          <table:table-cell office:value-type="string">
            <text:p>NFL Street 2 Unleashed (USA)</text:p>
          </table:table-cell>
          <table:table-cell office:value-type="string">
            <text:p>NFL Street 2 Unleashed </text:p>
          </table:table-cell>
          <table:table-cell office:value-type="string">
            <text:p>EA Tiburon</text:p>
          </table:table-cell>
          <table:table-cell office:value-type="string">
            <text:p>EA Sports Big</text:p>
          </table:table-cell>
          <table:table-cell office:value-type="float" office:value="2005">
            <text:p>2005</text:p>
          </table:table-cell>
          <table:table-cell office:value-type="string">
            <text:p>Sports/Football</text:p>
          </table:table-cell>
          <table:table-cell office:value-type="string">
            <text:p>ESRB - E (Everyon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NFL Street 3 (USA)</text:p>
          </table:table-cell>
          <table:table-cell office:value-type="string">
            <text:p>NFL Street 3 </text:p>
          </table:table-cell>
          <table:table-cell office:value-type="string">
            <text:p>EA Tiburon</text:p>
          </table:table-cell>
          <table:table-cell office:value-type="string">
            <text:p>EA Sports</text:p>
          </table:table-cell>
          <table:table-cell office:value-type="float" office:value="2006">
            <text:p>2006</text:p>
          </table:table-cell>
          <table:table-cell office:value-type="string">
            <text:p>Sports/Football</text:p>
          </table:table-cell>
          <table:table-cell office:value-type="string">
            <text:p>ESRB - E (Everyone)</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NHL 07 (USA)</text:p>
          </table:table-cell>
          <table:table-cell office:value-type="string">
            <text:p>NHL 07 </text:p>
          </table:table-cell>
          <table:table-cell table:number-columns-repeated="2" office:value-type="string">
            <text:p>EA Sports</text:p>
          </table:table-cell>
          <table:table-cell office:value-type="float" office:value="2006">
            <text:p>2006</text:p>
          </table:table-cell>
          <table:table-cell office:value-type="string">
            <text:p>Sports/Hockey</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NHRA Drag Racing - Countdown to the Championship (USA)</text:p>
          </table:table-cell>
          <table:table-cell office:value-type="string">
            <text:p>NHRA Drag Racing - Countdown to the Championship </text:p>
          </table:table-cell>
          <table:table-cell office:value-type="string">
            <text:p>Pipeworks Software, Inc.</text:p>
          </table:table-cell>
          <table:table-cell office:value-type="string">
            <text:p>THQ inc</text:p>
          </table:table-cell>
          <table:table-cell office:value-type="float" office:value="2007">
            <text:p>2007</text:p>
          </table:table-cell>
          <table:table-cell office:value-type="string">
            <text:p>Driving</text:p>
          </table:table-cell>
          <table:table-cell office:value-type="string">
            <text:p>ESRB - E (Everyone)</text:p>
          </table:table-cell>
          <table:table-cell office:value-type="string">
            <text:p>1-2 Players</text:p>
          </table:table-cell>
          <table:table-cell office:value-type="string">
            <text:p>4.2</text:p>
          </table:table-cell>
          <table:table-cell table:number-columns-repeated="1014"/>
        </table:table-row>
        <table:table-row table:style-name="ro1">
          <table:table-cell office:value-type="string">
            <text:p>Ninja Katsugeki - Tenchu Kurenai Portable (Japan)</text:p>
          </table:table-cell>
          <table:table-cell office:value-type="string">
            <text:p>Ninja Katsugeki - Tenchu Kurenai Portable </text:p>
          </table:table-cell>
          <table:table-cell table:number-columns-repeated="2" office:value-type="string">
            <text:p>From Software</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Ninja Katsugeki - Tenchu San Portable (Japan)</text:p>
          </table:table-cell>
          <table:table-cell office:value-type="string">
            <text:p>Ninja Katsugeki - Tenchu San Portable </text:p>
          </table:table-cell>
          <table:table-cell table:number-columns-repeated="2" office:value-type="string">
            <text:p>From Software</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No Gravity - The Plague of Mind (USA)</text:p>
          </table:table-cell>
          <table:table-cell office:value-type="string">
            <text:p>No Gravity - The Plague of Mind </text:p>
          </table:table-cell>
          <table:table-cell office:value-type="string">
            <text:p>Realtech VR</text:p>
          </table:table-cell>
          <table:table-cell office:value-type="string">
            <text:p>Anozor SARL</text:p>
          </table:table-cell>
          <table:table-cell office:value-type="float" office:value="2009">
            <text:p>2009</text:p>
          </table:table-cell>
          <table:table-cell office:value-type="string">
            <text:p>Simulation</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No Heroes Allowed! (USA)</text:p>
          </table:table-cell>
          <table:table-cell office:value-type="string">
            <text:p>No Heroes Allowed! </text:p>
          </table:table-cell>
          <table:table-cell office:value-type="string">
            <text:p>Acquire Corp.</text:p>
          </table:table-cell>
          <table:table-cell office:value-type="string">
            <text:p>Sony Computer Entertainment America, Inc.</text:p>
          </table:table-cell>
          <table:table-cell office:value-type="float" office:value="2010">
            <text:p>2010</text:p>
          </table:table-cell>
          <table:table-cell office:value-type="string">
            <text:p>Strategy</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Numblast (USA)</text:p>
          </table:table-cell>
          <table:table-cell office:value-type="string">
            <text:p>Numblast </text:p>
          </table:table-cell>
          <table:table-cell office:value-type="string">
            <text:p>Sony Computer Entertainment Incorporated</text:p>
          </table:table-cell>
          <table:table-cell office:value-type="string">
            <text:p>Sony Computer Entertainment America, Inc.</text:p>
          </table:table-cell>
          <table:table-cell office:value-type="float" office:value="2009">
            <text:p>2009</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Numpla 10000-Mon (Japan)</text:p>
          </table:table-cell>
          <table:table-cell office:value-type="string">
            <text:p>Numpla 10000-Mon </text:p>
          </table:table-cell>
          <table:table-cell office:value-type="string">
            <text:p>Blackjack</text:p>
          </table:table-cell>
          <table:table-cell office:value-type="string">
            <text:p>Success</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Obscure - The Aftermath (USA)</text:p>
          </table:table-cell>
          <table:table-cell office:value-type="string">
            <text:p>Obscure - The Aftermath </text:p>
          </table:table-cell>
          <table:table-cell office:value-type="string">
            <text:p>Hydravision</text:p>
          </table:table-cell>
          <table:table-cell office:value-type="string">
            <text:p>Playlogic</text:p>
          </table:table-cell>
          <table:table-cell office:value-type="float" office:value="2009">
            <text:p>2009</text:p>
          </table:table-cell>
          <table:table-cell office:value-type="string">
            <text:p>Action</text:p>
          </table:table-cell>
          <table:table-cell office:value-type="string">
            <text:p>ESRB - M (Matur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One Piece - Romance Dawn - Bouken no Yoake (Japan)</text:p>
          </table:table-cell>
          <table:table-cell office:value-type="string">
            <text:p>One Piece - Romance Dawn - Bouken no Yoake </text:p>
          </table:table-cell>
          <table:table-cell table:number-columns-repeated="2" office:value-type="string">
            <text:p>Bandai Namco Games</text:p>
          </table:table-cell>
          <table:table-cell office:value-type="float" office:value="2012">
            <text:p>2012</text:p>
          </table:table-cell>
          <table:table-cell office:value-type="string">
            <text:p>Beat-'Em-Up</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OneChanbara Special (Japan)</text:p>
          </table:table-cell>
          <table:table-cell office:value-type="string">
            <text:p>OneChanbara Special </text:p>
          </table:table-cell>
          <table:table-cell office:value-type="string">
            <text:p>Tamsoft</text:p>
          </table:table-cell>
          <table:table-cell office:value-type="string">
            <text:p>D3Publisher Inc.</text:p>
          </table:table-cell>
          <table:table-cell office:value-type="float" office:value="2011">
            <text:p>2011</text:p>
          </table:table-cell>
          <table:table-cell office:value-type="string">
            <text:p>Beat-'Em-Up</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Online Chess Kingdoms (USA)</text:p>
          </table:table-cell>
          <table:table-cell office:value-type="string">
            <text:p>Online Chess Kingdoms </text:p>
          </table:table-cell>
          <table:table-cell table:number-columns-repeated="2" office:value-type="string">
            <text:p>Konami Corporation</text:p>
          </table:table-cell>
          <table:table-cell office:value-type="float" office:value="2006">
            <text:p>2006</text:p>
          </table:table-cell>
          <table:table-cell office:value-type="string">
            <text:p>Board Games</text:p>
          </table:table-cell>
          <table:table-cell office:value-type="string">
            <text:p>ESRB - E (Everyon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Open Season (USA)</text:p>
          </table:table-cell>
          <table:table-cell office:value-type="string">
            <text:p>Open Season </text:p>
          </table:table-cell>
          <table:table-cell table:number-columns-repeated="2" office:value-type="string">
            <text:p>Ubisoft</text:p>
          </table:table-cell>
          <table:table-cell office:value-type="float" office:value="2006">
            <text:p>2006</text:p>
          </table:table-cell>
          <table:table-cell office:value-type="string">
            <text:p>Platform</text:p>
          </table:table-cell>
          <table:table-cell office:value-type="string">
            <text:p>ESRB - E10+ (Everyone 10+)</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Oretachi no Sabage Portable (Japan)</text:p>
          </table:table-cell>
          <table:table-cell office:value-type="string">
            <text:p>Oretachi no Sabage Portable </text:p>
          </table:table-cell>
          <table:table-cell table:number-columns-repeated="2" office:value-type="string">
            <text:p>Best Media</text:p>
          </table:table-cell>
          <table:table-cell office:value-type="float" office:value="2008">
            <text:p>2008</text:p>
          </table:table-cell>
          <table:table-cell office:value-type="string">
            <text:p>Shooter</text:p>
          </table:table-cell>
          <table:table-cell office:value-type="string">
            <text:p>ESRB - T (Teen)</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Oretachi no Sabage Versus (Japan)</text:p>
          </table:table-cell>
          <table:table-cell office:value-type="string">
            <text:p>Oretachi no Sabage Versus </text:p>
          </table:table-cell>
          <table:table-cell table:number-columns-repeated="2" office:value-type="string">
            <text:p>Best Media</text:p>
          </table:table-cell>
          <table:table-cell office:value-type="float" office:value="2010">
            <text:p>2010</text:p>
          </table:table-cell>
          <table:table-cell office:value-type="string">
            <text:p>Shooter</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Othello (Japan)</text:p>
          </table:table-cell>
          <table:table-cell office:value-type="string">
            <text:p>Othello </text:p>
          </table:table-cell>
          <table:table-cell table:number-columns-repeated="2" office:value-type="string">
            <text:p>Arc System Works</text:p>
          </table:table-cell>
          <table:table-cell office:value-type="float" office:value="2010">
            <text:p>2010</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OutRun 2006 - Coast 2 Coast (USA)</text:p>
          </table:table-cell>
          <table:table-cell office:value-type="string">
            <text:p>OutRun 2006 - Coast 2 Coast </text:p>
          </table:table-cell>
          <table:table-cell office:value-type="string">
            <text:p>Sumo Digital</text:p>
          </table:table-cell>
          <table:table-cell office:value-type="string">
            <text:p>SEGA Corporation</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6 Players</text:p>
          </table:table-cell>
          <table:table-cell office:value-type="string">
            <text:p>4.1</text:p>
          </table:table-cell>
          <table:table-cell table:number-columns-repeated="1014"/>
        </table:table-row>
        <table:table-row table:style-name="ro1">
          <table:table-cell office:value-type="string">
            <text:p>Over the Hedge - Hammy Goes Nuts! (USA)</text:p>
          </table:table-cell>
          <table:table-cell office:value-type="string">
            <text:p>Over the Hedge - Hammy Goes Nuts! </text:p>
          </table:table-cell>
          <table:table-cell office:value-type="string">
            <text:p>Amaze Entertainment</text:p>
          </table:table-cell>
          <table:table-cell office:value-type="string">
            <text:p>Activision, Inc.</text:p>
          </table:table-cell>
          <table:table-cell office:value-type="float" office:value="2006">
            <text:p>2006</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Pac Man World 3 (USA)</text:p>
          </table:table-cell>
          <table:table-cell office:value-type="string">
            <text:p>Pac Man World 3 </text:p>
          </table:table-cell>
          <table:table-cell office:value-type="string">
            <text:p>Blitz Games</text:p>
          </table:table-cell>
          <table:table-cell office:value-type="string">
            <text:p>Namco Limited</text:p>
          </table:table-cell>
          <table:table-cell office:value-type="float" office:value="2005">
            <text:p>2005</text:p>
          </table:table-cell>
          <table:table-cell office:value-type="string">
            <text:p>Platform</text:p>
          </table:table-cell>
          <table:table-cell office:value-type="string">
            <text:p>ESRB - E (Everyone)</text:p>
          </table:table-cell>
          <table:table-cell office:value-type="string">
            <text:p>1-4 Players</text:p>
          </table:table-cell>
          <table:table-cell office:value-type="string">
            <text:p>3.4</text:p>
          </table:table-cell>
          <table:table-cell table:number-columns-repeated="1014"/>
        </table:table-row>
        <table:table-row table:style-name="ro1">
          <table:table-cell office:value-type="string">
            <text:p>Pac-Man World Rally (USA)</text:p>
          </table:table-cell>
          <table:table-cell office:value-type="string">
            <text:p>Pac-Man World Rally </text:p>
          </table:table-cell>
          <table:table-cell office:value-type="string">
            <text:p>Smart Bomb Interactive</text:p>
          </table:table-cell>
          <table:table-cell office:value-type="string">
            <text:p>Namco Bandai Games</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Pangya - Fantasy Golf (USA)</text:p>
          </table:table-cell>
          <table:table-cell office:value-type="string">
            <text:p>Pangya - Fantasy Golf </text:p>
          </table:table-cell>
          <table:table-cell office:value-type="string">
            <text:p>Ntreev Soft</text:p>
          </table:table-cell>
          <table:table-cell office:value-type="string">
            <text:p>Tomy Corporation</text:p>
          </table:table-cell>
          <table:table-cell office:value-type="float" office:value="2009">
            <text:p>2009</text:p>
          </table:table-cell>
          <table:table-cell office:value-type="string">
            <text:p>Sports/Golf</text:p>
          </table:table-cell>
          <table:table-cell office:value-type="string">
            <text:p>ESRB - E10+ (Everyone 10+)</text:p>
          </table:table-cell>
          <table:table-cell office:value-type="string">
            <text:p>1-8 Players</text:p>
          </table:table-cell>
          <table:table-cell office:value-type="string">
            <text:p>4.1</text:p>
          </table:table-cell>
          <table:table-cell table:number-columns-repeated="1014"/>
        </table:table-row>
        <table:table-row table:style-name="ro1">
          <table:table-cell office:value-type="string">
            <text:p>PaRappa the Rapper (USA)</text:p>
          </table:table-cell>
          <table:table-cell office:value-type="string">
            <text:p>PaRappa the Rapper </text:p>
          </table:table-cell>
          <table:table-cell office:value-type="string">
            <text:p>Epics</text:p>
          </table:table-cell>
          <table:table-cell office:value-type="string">
            <text:p>Sony Computer Entertainment America, Inc.</text:p>
          </table:table-cell>
          <table:table-cell office:value-type="float" office:value="2007">
            <text:p>2007</text:p>
          </table:table-cell>
          <table:table-cell office:value-type="string">
            <text:p>Rhythm</text:p>
          </table:table-cell>
          <table:table-cell office:value-type="string">
            <text:p>ESRB - E (Everyone)</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Parodius Portable (Japan)</text:p>
          </table:table-cell>
          <table:table-cell office:value-type="string">
            <text:p>Parodius Portable </text:p>
          </table:table-cell>
          <table:table-cell table:number-columns-repeated="2" office:value-type="string">
            <text:p>Konami Corporation</text:p>
          </table:table-cell>
          <table:table-cell office:value-type="float" office:value="2007">
            <text:p>2007</text:p>
          </table:table-cell>
          <table:table-cell office:value-type="string">
            <text:p>Compilation</text:p>
          </table:table-cell>
          <table:table-cell office:value-type="string">
            <text:p>ESRB - M (Matur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Patapon (USA)</text:p>
          </table:table-cell>
          <table:table-cell office:value-type="string">
            <text:p>Patapon </text:p>
          </table:table-cell>
          <table:table-cell office:value-type="string">
            <text:p>SCE Japan Studio</text:p>
          </table:table-cell>
          <table:table-cell office:value-type="string">
            <text:p>Sony Computer Entertainment America, Inc.</text:p>
          </table:table-cell>
          <table:table-cell office:value-type="float" office:value="2008">
            <text:p>2008</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Patapon 2 (USA)</text:p>
          </table:table-cell>
          <table:table-cell office:value-type="string">
            <text:p>Patapon 2 </text:p>
          </table:table-cell>
          <table:table-cell office:value-type="string">
            <text:p>SCE Japan Studio</text:p>
          </table:table-cell>
          <table:table-cell office:value-type="string">
            <text:p>Sony Computer Entertainment America, Inc.</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4 Players</text:p>
          </table:table-cell>
          <table:table-cell office:value-type="string">
            <text:p>4.3</text:p>
          </table:table-cell>
          <table:table-cell table:number-columns-repeated="1014"/>
        </table:table-row>
        <table:table-row table:style-name="ro1">
          <table:table-cell office:value-type="string">
            <text:p>Patapon 3 (USA)</text:p>
          </table:table-cell>
          <table:table-cell office:value-type="string">
            <text:p>Patapon 3 </text:p>
          </table:table-cell>
          <table:table-cell office:value-type="string">
            <text:p>SCE Japan Studio</text:p>
          </table:table-cell>
          <table:table-cell office:value-type="string">
            <text:p>Sony Computer Entertainment America, Inc.</text:p>
          </table:table-cell>
          <table:table-cell office:value-type="float" office:value="2011">
            <text:p>2011</text:p>
          </table:table-cell>
          <table:table-cell office:value-type="string">
            <text:p>Action</text:p>
          </table:table-cell>
          <table:table-cell office:value-type="string">
            <text:p>ESRB - E (Everyone)</text:p>
          </table:table-cell>
          <table:table-cell office:value-type="string">
            <text:p>1-8 Players</text:p>
          </table:table-cell>
          <table:table-cell office:value-type="string">
            <text:p>4.4</text:p>
          </table:table-cell>
          <table:table-cell table:number-columns-repeated="1014"/>
        </table:table-row>
        <table:table-row table:style-name="ro1">
          <table:table-cell office:value-type="string">
            <text:p>Patchwork Heroes (USA)</text:p>
          </table:table-cell>
          <table:table-cell office:value-type="string">
            <text:p>Patchwork Heroes </text:p>
          </table:table-cell>
          <table:table-cell office:value-type="string">
            <text:p>Acquire Corp.</text:p>
          </table:table-cell>
          <table:table-cell office:value-type="string">
            <text:p>Sony Computer Entertainment America, Inc.</text:p>
          </table:table-cell>
          <table:table-cell office:value-type="float" office:value="2010">
            <text:p>2010</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Payout Poker &amp; Casino (USA)</text:p>
          </table:table-cell>
          <table:table-cell office:value-type="string">
            <text:p>Payout Poker &amp; Casino </text:p>
          </table:table-cell>
          <table:table-cell office:value-type="string">
            <text:p>Bits Studios</text:p>
          </table:table-cell>
          <table:table-cell office:value-type="string">
            <text:p>Namco Limited</text:p>
          </table:table-cell>
          <table:table-cell office:value-type="float" office:value="2006">
            <text:p>2006</text:p>
          </table:table-cell>
          <table:table-cell office:value-type="string">
            <text:p>Casino</text:p>
          </table:table-cell>
          <table:table-cell office:value-type="string">
            <text:p>ESRB - M (Mature)</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PC Engine Best Collection - Ginga Ojousama Densetsu Collection (Japan)</text:p>
          </table:table-cell>
          <table:table-cell office:value-type="string">
            <text:p>PC Engine Best Collection - Ginga Ojousama Densetsu Collection </text:p>
          </table:table-cell>
          <table:table-cell table:number-columns-repeated="2" office:value-type="string">
            <text:p>Hudson</text:p>
          </table:table-cell>
          <table:table-cell office:value-type="float" office:value="2008">
            <text:p>2008</text:p>
          </table:table-cell>
          <table:table-cell office:value-type="string">
            <text:p>Compilation</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PC Engine Best Collection - Soldier Collection (Japan)</text:p>
          </table:table-cell>
          <table:table-cell office:value-type="string">
            <text:p>PC Engine Best Collection - Soldier Collection </text:p>
          </table:table-cell>
          <table:table-cell table:number-columns-repeated="2" office:value-type="string">
            <text:p>Hudson</text:p>
          </table:table-cell>
          <table:table-cell office:value-type="float" office:value="2008">
            <text:p>2008</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PDC World Championship Darts (USA)</text:p>
          </table:table-cell>
          <table:table-cell office:value-type="string">
            <text:p>PDC World Championship Darts </text:p>
          </table:table-cell>
          <table:table-cell office:value-type="string">
            <text:p>Oxygen Interactive</text:p>
          </table:table-cell>
          <table:table-cell office:value-type="string">
            <text:p>O-Games</text:p>
          </table:table-cell>
          <table:table-cell office:value-type="float" office:value="2009">
            <text:p>2009</text:p>
          </table:table-cell>
          <table:table-cell office:value-type="string">
            <text:p>Sports</text:p>
          </table:table-cell>
          <table:table-cell office:value-type="string">
            <text:p>ESRB - E10+ (Everyone 10+)</text:p>
          </table:table-cell>
          <table:table-cell office:value-type="string">
            <text:p>1 Player</text:p>
          </table:table-cell>
          <table:table-cell office:value-type="string">
            <text:p>2.4</text:p>
          </table:table-cell>
          <table:table-cell table:number-columns-repeated="1014"/>
        </table:table-row>
        <table:table-row table:style-name="ro1">
          <table:table-cell office:value-type="string">
            <text:p>Peggle (USA)</text:p>
          </table:table-cell>
          <table:table-cell office:value-type="string">
            <text:p>Peggle </text:p>
          </table:table-cell>
          <table:table-cell table:number-columns-repeated="2" office:value-type="string">
            <text:p>PopCap</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Peter Jackson's King Kong (USA)</text:p>
          </table:table-cell>
          <table:table-cell office:value-type="string">
            <text:p>Peter Jackson's King Kong </text:p>
          </table:table-cell>
          <table:table-cell office:value-type="string">
            <text:p>Phoenix Games Studio</text:p>
          </table:table-cell>
          <table:table-cell office:value-type="string">
            <text:p>Ubisoft</text:p>
          </table:table-cell>
          <table:table-cell office:value-type="float" office:value="2005">
            <text:p>2005</text:p>
          </table:table-cell>
          <table:table-cell office:value-type="string">
            <text:p>Action</text:p>
          </table:table-cell>
          <table:table-cell office:value-type="string">
            <text:p>ESRB - T (Teen)</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Petz - Dogz Family (USA)</text:p>
          </table:table-cell>
          <table:table-cell office:value-type="string">
            <text:p>Petz - Dogz Family </text:p>
          </table:table-cell>
          <table:table-cell office:value-type="string">
            <text:p>Osaka Studio</text:p>
          </table:table-cell>
          <table:table-cell office:value-type="string">
            <text:p>Ubisoft</text:p>
          </table:table-cell>
          <table:table-cell office:value-type="float" office:value="2009">
            <text:p>2009</text:p>
          </table:table-cell>
          <table:table-cell office:value-type="string">
            <text:p>Virtual Life</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Petz - Hamsterz Bunch (USA)</text:p>
          </table:table-cell>
          <table:table-cell office:value-type="string">
            <text:p>Petz - Hamsterz Bunch </text:p>
          </table:table-cell>
          <table:table-cell table:number-columns-repeated="2" office:value-type="string">
            <text:p>Ubisoft</text:p>
          </table:table-cell>
          <table:table-cell office:value-type="float" office:value="2009">
            <text:p>2009</text:p>
          </table:table-cell>
          <table:table-cell office:value-type="string">
            <text:p>Virtual Life</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Petz - Saddle Club (USA)</text:p>
          </table:table-cell>
          <table:table-cell office:value-type="string">
            <text:p>Petz - Saddle Club </text:p>
          </table:table-cell>
          <table:table-cell table:number-columns-repeated="2" office:value-type="string">
            <text:p>Ubisoft</text:p>
          </table:table-cell>
          <table:table-cell office:value-type="float" office:value="2009">
            <text:p>2009</text:p>
          </table:table-cell>
          <table:table-cell office:value-type="string">
            <text:p>Virtual Life</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Phantasy Star Portable (USA)</text:p>
          </table:table-cell>
          <table:table-cell office:value-type="string">
            <text:p>Phantasy Star Portable </text:p>
          </table:table-cell>
          <table:table-cell office:value-type="string">
            <text:p>Alfa System</text:p>
          </table:table-cell>
          <table:table-cell office:value-type="string">
            <text:p>SEGA Corporation</text:p>
          </table:table-cell>
          <table:table-cell office:value-type="float" office:value="2009">
            <text:p>2009</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Phantasy Star Portable 2 (USA)</text:p>
          </table:table-cell>
          <table:table-cell office:value-type="string">
            <text:p>Phantasy Star Portable 2 </text:p>
          </table:table-cell>
          <table:table-cell office:value-type="string">
            <text:p>Alfa System</text:p>
          </table:table-cell>
          <table:table-cell office:value-type="string">
            <text:p>SEGA Corporation</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Phantasy Star Portable 2 Infinity (Japan)</text:p>
          </table:table-cell>
          <table:table-cell office:value-type="string">
            <text:p>Phantasy Star Portable 2 Infinity </text:p>
          </table:table-cell>
          <table:table-cell office:value-type="string">
            <text:p>Alfa System</text:p>
          </table:table-cell>
          <table:table-cell office:value-type="string">
            <text:p>SEGA Corporation</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Phantom Brave - The Hermuda Triangle (USA)</text:p>
          </table:table-cell>
          <table:table-cell office:value-type="string">
            <text:p>Phantom Brave - The Hermuda Triangle </text:p>
          </table:table-cell>
          <table:table-cell office:value-type="string">
            <text:p>Nippon Ichi Software Inc.</text:p>
          </table:table-cell>
          <table:table-cell office:value-type="string">
            <text:p>NIS America</text:p>
          </table:table-cell>
          <table:table-cell office:value-type="float" office:value="2011">
            <text:p>2011</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Phineas and Ferb - Across the 2nd Dimension (USA)</text:p>
          </table:table-cell>
          <table:table-cell office:value-type="string">
            <text:p>Phineas and Ferb - Across the 2nd Dimension </text:p>
          </table:table-cell>
          <table:table-cell office:value-type="string">
            <text:p>Virtual Toys</text:p>
          </table:table-cell>
          <table:table-cell office:value-type="string">
            <text:p>Disney Interactive Studios</text:p>
          </table:table-cell>
          <table:table-cell office:value-type="float" office:value="2012">
            <text:p>2012</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Pilot Academy (Europe)</text:p>
          </table:table-cell>
          <table:table-cell office:value-type="string">
            <text:p>Pilot Academy </text:p>
          </table:table-cell>
          <table:table-cell office:value-type="string">
            <text:p>Kuju Entertainment</text:p>
          </table:table-cell>
          <table:table-cell office:value-type="string">
            <text:p>Rising Star Games</text:p>
          </table:table-cell>
          <table:table-cell office:value-type="float" office:value="2006">
            <text:p>2006</text:p>
          </table:table-cell>
          <table:table-cell office:value-type="string">
            <text:p>Simulation</text:p>
          </table:table-cell>
          <table:table-cell office:value-type="string">
            <text:p>ESRB - E (Everyone)</text:p>
          </table:table-cell>
          <table:table-cell office:value-type="string">
            <text:p>1-4 Players</text:p>
          </table:table-cell>
          <table:table-cell office:value-type="string">
            <text:p>4.1</text:p>
          </table:table-cell>
          <table:table-cell table:number-columns-repeated="1014"/>
        </table:table-row>
        <table:table-row table:style-name="ro1">
          <table:table-cell office:value-type="string">
            <text:p>Pimp My Ride (USA)</text:p>
          </table:table-cell>
          <table:table-cell office:value-type="string">
            <text:p>Pimp My Ride </text:p>
          </table:table-cell>
          <table:table-cell office:value-type="string">
            <text:p>Eutechnyx</text:p>
          </table:table-cell>
          <table:table-cell office:value-type="string">
            <text:p>Activision, Inc.</text:p>
          </table:table-cell>
          <table:table-cell office:value-type="float" office:value="2007">
            <text:p>2007</text:p>
          </table:table-cell>
          <table:table-cell office:value-type="string">
            <text:p>Driving</text:p>
          </table:table-cell>
          <table:table-cell office:value-type="string">
            <text:p>ESRB - T (Teen)</text:p>
          </table:table-cell>
          <table:table-cell office:value-type="string">
            <text:p>1 Player</text:p>
          </table:table-cell>
          <table:table-cell office:value-type="string">
            <text:p>1.3</text:p>
          </table:table-cell>
          <table:table-cell table:number-columns-repeated="1014"/>
        </table:table-row>
        <table:table-row table:style-name="ro1">
          <table:table-cell office:value-type="string">
            <text:p>Pinball (Japan)</text:p>
          </table:table-cell>
          <table:table-cell office:value-type="string">
            <text:p>Pinball </text:p>
          </table:table-cell>
          <table:table-cell table:number-columns-repeated="2" office:value-type="string">
            <text:p>Hudson</text:p>
          </table:table-cell>
          <table:table-cell office:value-type="float" office:value="2005">
            <text:p>2005</text:p>
          </table:table-cell>
          <table:table-cell office:value-type="string">
            <text:p>Pinball</text:p>
          </table:table-cell>
          <table:table-cell office:value-type="string">
            <text:p>ESRB - E (Everyone)</text:p>
          </table:table-cell>
          <table:table-cell office:value-type="string">
            <text:p>1 Player</text:p>
          </table:table-cell>
          <table:table-cell office:value-type="string">
            <text:p>4.5</text:p>
          </table:table-cell>
          <table:table-cell table:number-columns-repeated="1014"/>
        </table:table-row>
        <table:table-row table:style-name="ro1">
          <table:table-cell office:value-type="string">
            <text:p>Pinball Hall of Fame - The Gottlieb Collection (USA)</text:p>
          </table:table-cell>
          <table:table-cell office:value-type="string">
            <text:p>Pinball Hall of Fame - The Gottlieb Collection </text:p>
          </table:table-cell>
          <table:table-cell office:value-type="string">
            <text:p>Farsight Studios</text:p>
          </table:table-cell>
          <table:table-cell office:value-type="string">
            <text:p>Crave Entertainment, Inc.</text:p>
          </table:table-cell>
          <table:table-cell office:value-type="float" office:value="2005">
            <text:p>2005</text:p>
          </table:table-cell>
          <table:table-cell office:value-type="string">
            <text:p>Pinball</text:p>
          </table:table-cell>
          <table:table-cell office:value-type="string">
            <text:p>ESRB - E (Everyone)</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Pinball Hall of Fame - The Williams Collection (USA)</text:p>
          </table:table-cell>
          <table:table-cell office:value-type="string">
            <text:p>Pinball Hall of Fame - The Williams Collection </text:p>
          </table:table-cell>
          <table:table-cell office:value-type="string">
            <text:p>Farsight Studios</text:p>
          </table:table-cell>
          <table:table-cell office:value-type="string">
            <text:p>Crave Entertainment, Inc.</text:p>
          </table:table-cell>
          <table:table-cell office:value-type="float" office:value="2008">
            <text:p>2008</text:p>
          </table:table-cell>
          <table:table-cell office:value-type="string">
            <text:p>Pinball</text:p>
          </table:table-cell>
          <table:table-cell office:value-type="string">
            <text:p>ESRB - E10+ (Everyone 10+)</text:p>
          </table:table-cell>
          <table:table-cell office:value-type="string">
            <text:p>1-2 Players</text:p>
          </table:table-cell>
          <table:table-cell office:value-type="string">
            <text:p>4.1</text:p>
          </table:table-cell>
          <table:table-cell table:number-columns-repeated="1014"/>
        </table:table-row>
        <table:table-row table:style-name="ro1">
          <table:table-cell office:value-type="string">
            <text:p>Pinball Heroes (USA)</text:p>
          </table:table-cell>
          <table:table-cell office:value-type="string">
            <text:p>Pinball Heroes </text:p>
          </table:table-cell>
          <table:table-cell table:number-columns-repeated="2" office:value-type="string">
            <text:p>Sony Computer Entertainment America, Inc.</text:p>
          </table:table-cell>
          <table:table-cell office:value-type="float" office:value="2009">
            <text:p>2009</text:p>
          </table:table-cell>
          <table:table-cell office:value-type="string">
            <text:p>Pinball</text:p>
          </table:table-cell>
          <table:table-cell office:value-type="string">
            <text:p>ESRB - E (Everyone)</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Pipe Mania (USA)</text:p>
          </table:table-cell>
          <table:table-cell office:value-type="string">
            <text:p>Pipe Mania </text:p>
          </table:table-cell>
          <table:table-cell table:number-columns-repeated="2" office:value-type="string">
            <text:p>Empire Interactive</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2 Players</text:p>
          </table:table-cell>
          <table:table-cell office:value-type="string">
            <text:p>3.2</text:p>
          </table:table-cell>
          <table:table-cell table:number-columns-repeated="1014"/>
        </table:table-row>
        <table:table-row table:style-name="ro1">
          <table:table-cell office:value-type="string">
            <text:p>Pirates of the Caribbean - At World's End (USA)</text:p>
          </table:table-cell>
          <table:table-cell office:value-type="string">
            <text:p>Pirates of the Caribbean - At World's End </text:p>
          </table:table-cell>
          <table:table-cell office:value-type="string">
            <text:p>Eurocom Entertainment Software</text:p>
          </table:table-cell>
          <table:table-cell office:value-type="string">
            <text:p>Disney Interactive Studios</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Pirates of the Caribbean - Dead Man's Chest (USA)</text:p>
          </table:table-cell>
          <table:table-cell office:value-type="string">
            <text:p>Pirates of the Caribbean - Dead Man's Chest </text:p>
          </table:table-cell>
          <table:table-cell office:value-type="string">
            <text:p>Griptonite Games</text:p>
          </table:table-cell>
          <table:table-cell office:value-type="string">
            <text:p>Buena Vista Games</text:p>
          </table:table-cell>
          <table:table-cell office:value-type="float" office:value="2006">
            <text:p>2006</text:p>
          </table:table-cell>
          <table:table-cell office:value-type="string">
            <text:p>Action</text:p>
          </table:table-cell>
          <table:table-cell office:value-type="string">
            <text:p>ESRB - T (Teen)</text:p>
          </table:table-cell>
          <table:table-cell office:value-type="string">
            <text:p>1-4 Players</text:p>
          </table:table-cell>
          <table:table-cell office:value-type="string">
            <text:p>2.9</text:p>
          </table:table-cell>
          <table:table-cell table:number-columns-repeated="1014"/>
        </table:table-row>
        <table:table-row table:style-name="ro1">
          <table:table-cell office:value-type="string">
            <text:p>Pixel Junk Monsters Deluxe (USA)</text:p>
          </table:table-cell>
          <table:table-cell office:value-type="string">
            <text:p>Pixel Junk Monsters Deluxe </text:p>
          </table:table-cell>
          <table:table-cell office:value-type="string">
            <text:p>Q Games</text:p>
          </table:table-cell>
          <table:table-cell office:value-type="string">
            <text:p>Sony Computer Entertainment America, Inc.</text:p>
          </table:table-cell>
          <table:table-cell office:value-type="float" office:value="2009">
            <text:p>2009</text:p>
          </table:table-cell>
          <table:table-cell office:value-type="string">
            <text:p>Strategy</text:p>
          </table:table-cell>
          <table:table-cell office:value-type="string">
            <text:p>ESRB - E (Everyone)</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Piyotama (USA)</text:p>
          </table:table-cell>
          <table:table-cell office:value-type="string">
            <text:p>Piyotama </text:p>
          </table:table-cell>
          <table:table-cell office:value-type="string">
            <text:p>SCE Japan Studio</text:p>
          </table:table-cell>
          <table:table-cell office:value-type="string">
            <text:p>Sony Computer Entertainment America, Inc.</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Planetarian - Chiisana Hoshi no Yume (Japan) (Translated En)</text:p>
          </table:table-cell>
          <table:table-cell office:value-type="string">
            <text:p>Planetarian - Chiisana Hoshi no Yume </text:p>
          </table:table-cell>
          <table:table-cell table:number-columns-repeated="2" office:value-type="string">
            <text:p>Prototype</text:p>
          </table:table-cell>
          <table:table-cell office:value-type="float" office:value="2009">
            <text:p>2009</text:p>
          </table:table-cell>
          <table:table-cell office:value-type="string">
            <text:p>Adventure</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Platypus (USA)</text:p>
          </table:table-cell>
          <table:table-cell office:value-type="string">
            <text:p>Platypus </text:p>
          </table:table-cell>
          <table:table-cell office:value-type="string">
            <text:p>Squashy Software</text:p>
          </table:table-cell>
          <table:table-cell office:value-type="string">
            <text:p>MumboJumbo</text:p>
          </table:table-cell>
          <table:table-cell office:value-type="float" office:value="2006">
            <text:p>2006</text:p>
          </table:table-cell>
          <table:table-cell office:value-type="string">
            <text:p>Shoot-'Em-Up</text:p>
          </table:table-cell>
          <table:table-cell office:value-type="string">
            <text:p>ESRB - E (Everyone)</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Plus Plum 2 Again Portable (Japan)</text:p>
          </table:table-cell>
          <table:table-cell office:value-type="string">
            <text:p>Plus Plum 2 Again Portable </text:p>
          </table:table-cell>
          <table:table-cell table:number-columns-repeated="2" office:value-type="string">
            <text:p>Takuyo</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0.7</text:p>
          </table:table-cell>
          <table:table-cell table:number-columns-repeated="1014"/>
        </table:table-row>
        <table:table-row table:style-name="ro1">
          <table:table-cell office:value-type="string">
            <text:p>Pocket Pool (USA)</text:p>
          </table:table-cell>
          <table:table-cell office:value-type="string">
            <text:p>Pocket Pool </text:p>
          </table:table-cell>
          <table:table-cell office:value-type="string">
            <text:p>Conspiracy Entertainment</text:p>
          </table:table-cell>
          <table:table-cell office:value-type="string">
            <text:p>Eidos Interactive</text:p>
          </table:table-cell>
          <table:table-cell office:value-type="float" office:value="2007">
            <text:p>2007</text:p>
          </table:table-cell>
          <table:table-cell office:value-type="string">
            <text:p>Sports/Pool and Dart</text:p>
          </table:table-cell>
          <table:table-cell office:value-type="string">
            <text:p>ESRB - M (Matur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Pocket Racers (USA)</text:p>
          </table:table-cell>
          <table:table-cell office:value-type="string">
            <text:p>Pocket Racers </text:p>
          </table:table-cell>
          <table:table-cell table:number-columns-repeated="2" office:value-type="string">
            <text:p>Konami Corporation</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2.2</text:p>
          </table:table-cell>
          <table:table-cell table:number-columns-repeated="1014"/>
        </table:table-row>
        <table:table-row table:style-name="ro1">
          <table:table-cell office:value-type="string">
            <text:p>Pool Hall Pro (USA)</text:p>
          </table:table-cell>
          <table:table-cell office:value-type="string">
            <text:p>Pool Hall Pro </text:p>
          </table:table-cell>
          <table:table-cell office:value-type="string">
            <text:p>Icon Games</text:p>
          </table:table-cell>
          <table:table-cell office:value-type="string">
            <text:p>Playlogic</text:p>
          </table:table-cell>
          <table:table-cell office:value-type="float" office:value="2011">
            <text:p>2011</text:p>
          </table:table-cell>
          <table:table-cell office:value-type="string">
            <text:p>Sports/Pool and Dart</text:p>
          </table:table-cell>
          <table:table-cell office:value-type="string">
            <text:p>ESRB - E (Everyone)</text:p>
          </table:table-cell>
          <table:table-cell office:value-type="string">
            <text:p>1 Player</text:p>
          </table:table-cell>
          <table:table-cell office:value-type="string">
            <text:p>2.1</text:p>
          </table:table-cell>
          <table:table-cell table:number-columns-repeated="1014"/>
        </table:table-row>
        <table:table-row table:style-name="ro1">
          <table:table-cell office:value-type="string">
            <text:p>Pop'n Music Portable (Japan)</text:p>
          </table:table-cell>
          <table:table-cell office:value-type="string">
            <text:p>Pop'n Music Portable </text:p>
          </table:table-cell>
          <table:table-cell table:number-columns-repeated="2" office:value-type="string">
            <text:p>Konami Corporation</text:p>
          </table:table-cell>
          <table:table-cell office:value-type="float" office:value="2010">
            <text:p>2010</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Pop'n Music Portable 2 (Japan)</text:p>
          </table:table-cell>
          <table:table-cell office:value-type="string">
            <text:p>Pop'n Music Portable 2 </text:p>
          </table:table-cell>
          <table:table-cell table:number-columns-repeated="2" office:value-type="string">
            <text:p>Konami Corporation</text:p>
          </table:table-cell>
          <table:table-cell office:value-type="float" office:value="2011">
            <text:p>2011</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PoPoLoCrois (USA)</text:p>
          </table:table-cell>
          <table:table-cell office:value-type="string">
            <text:p>PoPoLoCrois </text:p>
          </table:table-cell>
          <table:table-cell office:value-type="string">
            <text:p>G-Artists</text:p>
          </table:table-cell>
          <table:table-cell office:value-type="string">
            <text:p>Agetec</text:p>
          </table:table-cell>
          <table:table-cell office:value-type="float" office:value="2005">
            <text:p>2005</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Power Stone Collection (USA)</text:p>
          </table:table-cell>
          <table:table-cell office:value-type="string">
            <text:p>Power Stone Collection </text:p>
          </table:table-cell>
          <table:table-cell table:number-columns-repeated="2" office:value-type="string">
            <text:p>Capcom Co., Ltd.</text:p>
          </table:table-cell>
          <table:table-cell office:value-type="float" office:value="2006">
            <text:p>2006</text:p>
          </table:table-cell>
          <table:table-cell office:value-type="string">
            <text:p>Compilation</text:p>
          </table:table-cell>
          <table:table-cell office:value-type="string">
            <text:p>ESRB - T (Teen)</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PQ - Practical Intelligence Quotient (USA)</text:p>
          </table:table-cell>
          <table:table-cell office:value-type="string">
            <text:p>PQ - Practical Intelligence Quotient </text:p>
          </table:table-cell>
          <table:table-cell office:value-type="string">
            <text:p>Now Production</text:p>
          </table:table-cell>
          <table:table-cell office:value-type="string">
            <text:p>D3Publisher Inc.</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PQ2 - Practical Intelligence Quotient 2 (USA)</text:p>
          </table:table-cell>
          <table:table-cell office:value-type="string">
            <text:p>PQ2 - Practical Intelligence Quotient 2 </text:p>
          </table:table-cell>
          <table:table-cell office:value-type="string">
            <text:p>Now Production</text:p>
          </table:table-cell>
          <table:table-cell office:value-type="string">
            <text:p>D3Publisher Inc.</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Prince of Persia - Revelations (USA)</text:p>
          </table:table-cell>
          <table:table-cell office:value-type="string">
            <text:p>Prince of Persia - Revelations </text:p>
          </table:table-cell>
          <table:table-cell office:value-type="string">
            <text:p>Pipeworks Software, Inc.</text:p>
          </table:table-cell>
          <table:table-cell office:value-type="string">
            <text:p>Ubisoft</text:p>
          </table:table-cell>
          <table:table-cell office:value-type="float" office:value="2005">
            <text:p>2005</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Prince of Persia - Rival Swords (USA)</text:p>
          </table:table-cell>
          <table:table-cell office:value-type="string">
            <text:p>Prince of Persia - Rival Swords </text:p>
          </table:table-cell>
          <table:table-cell office:value-type="string">
            <text:p>Pipeworks Software, Inc.</text:p>
          </table:table-cell>
          <table:table-cell office:value-type="string">
            <text:p>Ubisoft</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Prince of Persia - The Forgotten Sands (USA)</text:p>
          </table:table-cell>
          <table:table-cell office:value-type="string">
            <text:p>Prince of Persia - The Forgotten Sands </text:p>
          </table:table-cell>
          <table:table-cell office:value-type="string">
            <text:p>Ubisoft Quebec</text:p>
          </table:table-cell>
          <table:table-cell office:value-type="string">
            <text:p>Ubisoft</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Princess Crown (Japan)</text:p>
          </table:table-cell>
          <table:table-cell office:value-type="string">
            <text:p>Princess Crown </text:p>
          </table:table-cell>
          <table:table-cell table:number-columns-repeated="2" office:value-type="string">
            <text:p>Atlus Co., Ltd.</text:p>
          </table:table-cell>
          <table:table-cell office:value-type="float" office:value="2005">
            <text:p>2005</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Prinny - Can I Really Be the Hero (USA)</text:p>
          </table:table-cell>
          <table:table-cell office:value-type="string">
            <text:p>Prinny - Can I Really Be the Hero </text:p>
          </table:table-cell>
          <table:table-cell office:value-type="string">
            <text:p>Nippon Ichi Software Inc.</text:p>
          </table:table-cell>
          <table:table-cell office:value-type="string">
            <text:p>NIS America</text:p>
          </table:table-cell>
          <table:table-cell office:value-type="float" office:value="2009">
            <text:p>2009</text:p>
          </table:table-cell>
          <table:table-cell office:value-type="string">
            <text:p>Platform</text:p>
          </table:table-cell>
          <table:table-cell office:value-type="string">
            <text:p>ESRB - T (Teen)</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Prinny 2 - Dawn of Operation Panties, Dood! (USA)</text:p>
          </table:table-cell>
          <table:table-cell office:value-type="string">
            <text:p>Prinny 2 - Dawn of Operation Panties, Dood! </text:p>
          </table:table-cell>
          <table:table-cell office:value-type="string">
            <text:p>Nippon Ichi Software Inc.</text:p>
          </table:table-cell>
          <table:table-cell office:value-type="string">
            <text:p>NIS America</text:p>
          </table:table-cell>
          <table:table-cell office:value-type="float" office:value="2011">
            <text:p>2011</text:p>
          </table:table-cell>
          <table:table-cell office:value-type="string">
            <text:p>Platform</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Pro Bull Riders - Out of the Chute (USA)</text:p>
          </table:table-cell>
          <table:table-cell office:value-type="string">
            <text:p>Pro Bull Riders - Out of the Chute </text:p>
          </table:table-cell>
          <table:table-cell office:value-type="string">
            <text:p>D2C Games</text:p>
          </table:table-cell>
          <table:table-cell office:value-type="string">
            <text:p>Crave Entertainment, Inc.</text:p>
          </table:table-cell>
          <table:table-cell office:value-type="float" office:value="2008">
            <text:p>2008</text:p>
          </table:table-cell>
          <table:table-cell office:value-type="string">
            <text:p>Sports</text:p>
          </table:table-cell>
          <table:table-cell office:value-type="string">
            <text:p>ESRB - E10+ (Everyone 10+)</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Pro Cycling Season 2007 - Le Tour de France (Europe)</text:p>
          </table:table-cell>
          <table:table-cell office:value-type="string">
            <text:p>Pro Cycling Season 2007 - Le Tour de France </text:p>
          </table:table-cell>
          <table:table-cell office:value-type="string">
            <text:p>Cyanide S.A.</text:p>
          </table:table-cell>
          <table:table-cell office:value-type="string">
            <text:p>Focus Home Interactive</text:p>
          </table:table-cell>
          <table:table-cell office:value-type="float" office:value="2007">
            <text:p>2007</text:p>
          </table:table-cell>
          <table:table-cell office:value-type="string">
            <text:p>Sports/Biking</text:p>
          </table:table-cell>
          <table:table-cell office:value-type="string">
            <text:p>ESRB - E (Everyone)</text:p>
          </table:table-cell>
          <table:table-cell office:value-type="string">
            <text:p>1 Player</text:p>
          </table:table-cell>
          <table:table-cell office:value-type="string">
            <text:p>1.2</text:p>
          </table:table-cell>
          <table:table-cell table:number-columns-repeated="1014"/>
        </table:table-row>
        <table:table-row table:style-name="ro1">
          <table:table-cell office:value-type="string">
            <text:p>Pro Cycling Season 2008 - Le Tour de France (Europe)</text:p>
          </table:table-cell>
          <table:table-cell office:value-type="string">
            <text:p>Pro Cycling Season 2008 - Le Tour de France </text:p>
          </table:table-cell>
          <table:table-cell office:value-type="string">
            <text:p>Cyanide S.A.</text:p>
          </table:table-cell>
          <table:table-cell office:value-type="string">
            <text:p>Focus Home Interactive</text:p>
          </table:table-cell>
          <table:table-cell office:value-type="float" office:value="2008">
            <text:p>2008</text:p>
          </table:table-cell>
          <table:table-cell office:value-type="string">
            <text:p>Sports/Biking</text:p>
          </table:table-cell>
          <table:table-cell office:value-type="string">
            <text:p>ESRB - E (Everyone)</text:p>
          </table:table-cell>
          <table:table-cell office:value-type="string">
            <text:p>1-2 Players</text:p>
          </table:table-cell>
          <table:table-cell office:value-type="string">
            <text:p>1.4</text:p>
          </table:table-cell>
          <table:table-cell table:number-columns-repeated="1014"/>
        </table:table-row>
        <table:table-row table:style-name="ro1">
          <table:table-cell office:value-type="string">
            <text:p>Pro Cycling Season 2009 - Le Tour de France (Europe)</text:p>
          </table:table-cell>
          <table:table-cell office:value-type="string">
            <text:p>Pro Cycling Season 2009 - Le Tour de France </text:p>
          </table:table-cell>
          <table:table-cell office:value-type="string">
            <text:p>Cyanide S.A.</text:p>
          </table:table-cell>
          <table:table-cell office:value-type="string">
            <text:p>Focus Home Interactive</text:p>
          </table:table-cell>
          <table:table-cell office:value-type="float" office:value="2009">
            <text:p>2009</text:p>
          </table:table-cell>
          <table:table-cell office:value-type="string">
            <text:p>Sports</text:p>
          </table:table-cell>
          <table:table-cell office:value-type="string">
            <text:p>ESRB - E (Everyone)</text:p>
          </table:table-cell>
          <table:table-cell office:value-type="string">
            <text:p>1 Player</text:p>
          </table:table-cell>
          <table:table-cell office:value-type="string">
            <text:p>0.8</text:p>
          </table:table-cell>
          <table:table-cell table:number-columns-repeated="1014"/>
        </table:table-row>
        <table:table-row table:style-name="ro1">
          <table:table-cell office:value-type="string">
            <text:p>Pro Cycling Season 2010 - Le Tour de France (Europe)</text:p>
          </table:table-cell>
          <table:table-cell office:value-type="string">
            <text:p>Pro Cycling Season 2010 - Le Tour de France </text:p>
          </table:table-cell>
          <table:table-cell office:value-type="string">
            <text:p>Cyanide S.A.</text:p>
          </table:table-cell>
          <table:table-cell office:value-type="string">
            <text:p>Ubisoft</text:p>
          </table:table-cell>
          <table:table-cell office:value-type="float" office:value="2010">
            <text:p>2010</text:p>
          </table:table-cell>
          <table:table-cell office:value-type="string">
            <text:p>Sports/Biking</text:p>
          </table:table-cell>
          <table:table-cell office:value-type="string">
            <text:p>ESRB - E (Everyone)</text:p>
          </table:table-cell>
          <table:table-cell office:value-type="string">
            <text:p>1 Player</text:p>
          </table:table-cell>
          <table:table-cell office:value-type="string">
            <text:p>1.5</text:p>
          </table:table-cell>
          <table:table-cell table:number-columns-repeated="1014"/>
        </table:table-row>
        <table:table-row table:style-name="ro1">
          <table:table-cell office:value-type="string">
            <text:p>Pro Evolution Soccer 2008 (USA)</text:p>
          </table:table-cell>
          <table:table-cell office:value-type="string">
            <text:p>Pro Evolution Soccer 2008 </text:p>
          </table:table-cell>
          <table:table-cell table:number-columns-repeated="2" office:value-type="string">
            <text:p>Konami Corporation</text:p>
          </table:table-cell>
          <table:table-cell office:value-type="float" office:value="2008">
            <text:p>2008</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Pro Evolution Soccer 2009 (USA)</text:p>
          </table:table-cell>
          <table:table-cell office:value-type="string">
            <text:p>Pro Evolution Soccer 2009 </text:p>
          </table:table-cell>
          <table:table-cell table:number-columns-repeated="2" office:value-type="string">
            <text:p>Konami Corporation</text:p>
          </table:table-cell>
          <table:table-cell office:value-type="float" office:value="2008">
            <text:p>2008</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Pro Evolution Soccer 2010 (USA)</text:p>
          </table:table-cell>
          <table:table-cell office:value-type="string">
            <text:p>Pro Evolution Soccer 2010 </text:p>
          </table:table-cell>
          <table:table-cell table:number-columns-repeated="2" office:value-type="string">
            <text:p>Konami Corporation</text:p>
          </table:table-cell>
          <table:table-cell office:value-type="float" office:value="2009">
            <text:p>2009</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Pro Evolution Soccer 2011 (USA)</text:p>
          </table:table-cell>
          <table:table-cell office:value-type="string">
            <text:p>Pro Evolution Soccer 2011 </text:p>
          </table:table-cell>
          <table:table-cell table:number-columns-repeated="2" office:value-type="string">
            <text:p>Konami Corporation</text:p>
          </table:table-cell>
          <table:table-cell office:value-type="float" office:value="2010">
            <text:p>2010</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Pro Evolution Soccer 2012 (USA)</text:p>
          </table:table-cell>
          <table:table-cell office:value-type="string">
            <text:p>Pro Evolution Soccer 2012 </text:p>
          </table:table-cell>
          <table:table-cell table:number-columns-repeated="2" office:value-type="string">
            <text:p>Konami Corporation</text:p>
          </table:table-cell>
          <table:table-cell office:value-type="float" office:value="2011">
            <text:p>2011</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Pro Evolution Soccer 2013 (USA)</text:p>
          </table:table-cell>
          <table:table-cell office:value-type="string">
            <text:p>Pro Evolution Soccer 2013 </text:p>
          </table:table-cell>
          <table:table-cell table:number-columns-repeated="2" office:value-type="string">
            <text:p>Konami Corporation</text:p>
          </table:table-cell>
          <table:table-cell office:value-type="float" office:value="2012">
            <text:p>2012</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Pro Evolution Soccer 2014 (USA)</text:p>
          </table:table-cell>
          <table:table-cell office:value-type="string">
            <text:p>Pro Evolution Soccer 2014 </text:p>
          </table:table-cell>
          <table:table-cell table:number-columns-repeated="2" office:value-type="string">
            <text:p>Konami Corporation</text:p>
          </table:table-cell>
          <table:table-cell office:value-type="float" office:value="2013">
            <text:p>2013</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Pro Stroke Golf - World Tour 2007 (USA)</text:p>
          </table:table-cell>
          <table:table-cell office:value-type="string">
            <text:p>Pro Stroke Golf - World Tour 2007 </text:p>
          </table:table-cell>
          <table:table-cell office:value-type="string">
            <text:p>Gusto Games</text:p>
          </table:table-cell>
          <table:table-cell office:value-type="string">
            <text:p>Oxygen Interactive</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4 Players</text:p>
          </table:table-cell>
          <table:table-cell office:value-type="string">
            <text:p>2.8</text:p>
          </table:table-cell>
          <table:table-cell table:number-columns-repeated="1014"/>
        </table:table-row>
        <table:table-row table:style-name="ro1">
          <table:table-cell office:value-type="string">
            <text:p>Project Cerberus (Japan)</text:p>
          </table:table-cell>
          <table:table-cell office:value-type="string">
            <text:p>Project Cerberus </text:p>
          </table:table-cell>
          <table:table-cell office:value-type="string">
            <text:p>Kaga Create</text:p>
          </table:table-cell>
          <table:table-cell office:value-type="string">
            <text:p>MileStone Inc.</text:p>
          </table:table-cell>
          <table:table-cell office:value-type="float" office:value="2010">
            <text:p>2010</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Pump It Up - Exceed Portable (Korea)</text:p>
          </table:table-cell>
          <table:table-cell office:value-type="string">
            <text:p>Pump It Up - Exceed Portable </text:p>
          </table:table-cell>
          <table:table-cell table:number-columns-repeated="2" office:value-type="string">
            <text:p>Andamiro U.S.A. Corp.</text:p>
          </table:table-cell>
          <table:table-cell office:value-type="float" office:value="2006">
            <text:p>2006</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Pump It Up Zero Portable (Korea)</text:p>
          </table:table-cell>
          <table:table-cell office:value-type="string">
            <text:p>Pump It Up Zero Portable </text:p>
          </table:table-cell>
          <table:table-cell office:value-type="string">
            <text:p>Andamiro U.S.A. Corp.</text:p>
          </table:table-cell>
          <table:table-cell office:value-type="string">
            <text:p>Studio9</text:p>
          </table:table-cell>
          <table:table-cell office:value-type="float" office:value="2007">
            <text:p>2007</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Pursuit Force - Extreme Justice (USA)</text:p>
          </table:table-cell>
          <table:table-cell office:value-type="string">
            <text:p>Pursuit Force - Extreme Justice </text:p>
          </table:table-cell>
          <table:table-cell office:value-type="string">
            <text:p>Bigbig Studios</text:p>
          </table:table-cell>
          <table:table-cell office:value-type="string">
            <text:p>Sony Computer Entertainment America, Inc</text:p>
          </table:table-cell>
          <table:table-cell office:value-type="float" office:value="2008">
            <text:p>2008</text:p>
          </table:table-cell>
          <table:table-cell office:value-type="string">
            <text:p>Driving</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Pursuit Force (USA)</text:p>
          </table:table-cell>
          <table:table-cell office:value-type="string">
            <text:p>Pursuit Force </text:p>
          </table:table-cell>
          <table:table-cell office:value-type="string">
            <text:p>Bigbig Studios</text:p>
          </table:table-cell>
          <table:table-cell office:value-type="string">
            <text:p>Sony Computer Entertainment America, Inc</text:p>
          </table:table-cell>
          <table:table-cell office:value-type="float" office:value="2006">
            <text:p>2006</text:p>
          </table:table-cell>
          <table:table-cell office:value-type="string">
            <text:p>Driving</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Puyo Pop Fever (Europe)</text:p>
          </table:table-cell>
          <table:table-cell office:value-type="string">
            <text:p>Puyo Pop Fever </text:p>
          </table:table-cell>
          <table:table-cell office:value-type="string">
            <text:p>Sonic Team</text:p>
          </table:table-cell>
          <table:table-cell office:value-type="string">
            <text:p>Ignition Entertainment</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2 Players</text:p>
          </table:table-cell>
          <table:table-cell office:value-type="string">
            <text:p>3.5</text:p>
          </table:table-cell>
          <table:table-cell table:number-columns-repeated="1014"/>
        </table:table-row>
        <table:table-row table:style-name="ro1">
          <table:table-cell office:value-type="string">
            <text:p>Puyo Puyo 7 (Japan)</text:p>
          </table:table-cell>
          <table:table-cell office:value-type="string">
            <text:p>Puyo Puyo 7 </text:p>
          </table:table-cell>
          <table:table-cell office:value-type="string">
            <text:p>h.a.n.d. Inc.</text:p>
          </table:table-cell>
          <table:table-cell office:value-type="string">
            <text:p>SEGA Corporation</text:p>
          </table:table-cell>
          <table:table-cell office:value-type="float" office:value="2009">
            <text:p>2009</text:p>
          </table:table-cell>
          <table:table-cell office:value-type="string">
            <text:p>Puzzle</text:p>
          </table:table-cell>
          <table:table-cell office:value-type="string">
            <text:p>ESRB - E (Everyone)</text:p>
          </table:table-cell>
          <table:table-cell office:value-type="string">
            <text:p>1-4 Players</text:p>
          </table:table-cell>
          <table:table-cell office:value-type="string">
            <text:p>2.9</text:p>
          </table:table-cell>
          <table:table-cell table:number-columns-repeated="1014"/>
        </table:table-row>
        <table:table-row table:style-name="ro1">
          <table:table-cell office:value-type="string">
            <text:p>Puyo Puyo Fever 2 (Japan)</text:p>
          </table:table-cell>
          <table:table-cell office:value-type="string">
            <text:p>Puyo Puyo Fever 2 </text:p>
          </table:table-cell>
          <table:table-cell office:value-type="string">
            <text:p>Sonic Team</text:p>
          </table:table-cell>
          <table:table-cell office:value-type="string">
            <text:p>SEGA Corporation</text:p>
          </table:table-cell>
          <table:table-cell office:value-type="float" office:value="2005">
            <text:p>2005</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Puyo Puyo! 15th Anniversary (Japan)</text:p>
          </table:table-cell>
          <table:table-cell office:value-type="string">
            <text:p>Puyo Puyo! 15th Anniversary </text:p>
          </table:table-cell>
          <table:table-cell table:number-columns-repeated="2" office:value-type="string">
            <text:p>SEGA Corporation</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Puyo Puyo!! 20th Anniversary (Japan)</text:p>
          </table:table-cell>
          <table:table-cell office:value-type="string">
            <text:p>Puyo Puyo!! 20th Anniversary </text:p>
          </table:table-cell>
          <table:table-cell table:number-columns-repeated="2" office:value-type="string">
            <text:p>SEGA Corporation</text:p>
          </table:table-cell>
          <table:table-cell office:value-type="float" office:value="2011">
            <text:p>2011</text:p>
          </table:table-cell>
          <table:table-cell office:value-type="string">
            <text:p>Puzzle</text:p>
          </table:table-cell>
          <table:table-cell office:value-type="string">
            <text:p>ESRB - E (Everyone)</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Puzzle Bobble Pocket (Japan)</text:p>
          </table:table-cell>
          <table:table-cell office:value-type="string">
            <text:p>Puzzle Bobble Pocket </text:p>
          </table:table-cell>
          <table:table-cell table:number-columns-repeated="2" office:value-type="string">
            <text:p>Taito Corporation</text:p>
          </table:table-cell>
          <table:table-cell office:value-type="float" office:value="2004">
            <text:p>2004</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Puzzle Challenge - Crosswords and More! (USA)</text:p>
          </table:table-cell>
          <table:table-cell office:value-type="string">
            <text:p>Puzzle Challenge - Crosswords and More! </text:p>
          </table:table-cell>
          <table:table-cell table:number-columns-repeated="2" office:value-type="string">
            <text:p>Crave Entertainment, Inc.</text:p>
          </table:table-cell>
          <table:table-cell office:value-type="float" office:value="2006">
            <text:p>2006</text:p>
          </table:table-cell>
          <table:table-cell office:value-type="string">
            <text:p>Puzzle</text:p>
          </table:table-cell>
          <table:table-cell table:style-name="ce4"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Puzzle Chronicles (USA)</text:p>
          </table:table-cell>
          <table:table-cell office:value-type="string">
            <text:p>Puzzle Chronicles </text:p>
          </table:table-cell>
          <table:table-cell table:number-columns-repeated="2" office:value-type="string">
            <text:p>Konami Corporation</text:p>
          </table:table-cell>
          <table:table-cell office:value-type="float" office:value="2010">
            <text:p>2010</text:p>
          </table:table-cell>
          <table:table-cell office:value-type="string">
            <text:p>Puzzle</text:p>
          </table:table-cell>
          <table:table-cell office:value-type="string">
            <text:p>ESRB - E10+ (Everyone 10+)</text:p>
          </table:table-cell>
          <table:table-cell office:value-type="string">
            <text:p>1-2 Players</text:p>
          </table:table-cell>
          <table:table-cell office:value-type="string">
            <text:p>2.7</text:p>
          </table:table-cell>
          <table:table-cell table:number-columns-repeated="1014"/>
        </table:table-row>
        <table:table-row table:style-name="ro1">
          <table:table-cell office:value-type="string">
            <text:p>Puzzle Guzzle (USA)</text:p>
          </table:table-cell>
          <table:table-cell office:value-type="string">
            <text:p>Puzzle Guzzle </text:p>
          </table:table-cell>
          <table:table-cell table:number-columns-repeated="2" office:value-type="string">
            <text:p>Agetec Inc.</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6</text:p>
          </table:table-cell>
          <table:table-cell table:number-columns-repeated="1014"/>
        </table:table-row>
        <table:table-row table:style-name="ro1">
          <table:table-cell office:value-type="string">
            <text:p>Puzzle Quest - Challenge of the Warlords (USA)</text:p>
          </table:table-cell>
          <table:table-cell office:value-type="string">
            <text:p>Puzzle Quest - Challenge of the Warlords </text:p>
          </table:table-cell>
          <table:table-cell office:value-type="string">
            <text:p>Vicious Cycle</text:p>
          </table:table-cell>
          <table:table-cell office:value-type="string">
            <text:p>D3Publisher Inc.</text:p>
          </table:table-cell>
          <table:table-cell office:value-type="float" office:value="2007">
            <text:p>2007</text:p>
          </table:table-cell>
          <table:table-cell office:value-type="string">
            <text:p>Puzzle</text:p>
          </table:table-cell>
          <table:table-cell office:value-type="string">
            <text:p>ESRB - E10+ (Everyone 10+)</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Puzzle Scape (USA)</text:p>
          </table:table-cell>
          <table:table-cell office:value-type="string">
            <text:p>Puzzle Scape </text:p>
          </table:table-cell>
          <table:table-cell office:value-type="string">
            <text:p>Farmind Ltd</text:p>
          </table:table-cell>
          <table:table-cell office:value-type="string">
            <text:p>Got Game Entertainment</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Puzzler Collection (Europe)</text:p>
          </table:table-cell>
          <table:table-cell office:value-type="string">
            <text:p>Puzzler Collection </text:p>
          </table:table-cell>
          <table:table-cell office:value-type="string">
            <text:p>Destination Software</text:p>
          </table:table-cell>
          <table:table-cell office:value-type="string">
            <text:p>Ubisoft</text:p>
          </table:table-cell>
          <table:table-cell office:value-type="float" office:value="2008">
            <text:p>2008</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Qix++ (Japan)</text:p>
          </table:table-cell>
          <table:table-cell office:value-type="string">
            <text:p>Qix++ </text:p>
          </table:table-cell>
          <table:table-cell table:number-columns-repeated="2" office:value-type="string">
            <text:p>Taito Corporation</text:p>
          </table:table-cell>
          <table:table-cell office:value-type="float" office:value="2010">
            <text:p>2010</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R-Type Command (USA)</text:p>
          </table:table-cell>
          <table:table-cell office:value-type="string">
            <text:p>R-Type Command </text:p>
          </table:table-cell>
          <table:table-cell office:value-type="string">
            <text:p>Irem</text:p>
          </table:table-cell>
          <table:table-cell office:value-type="string">
            <text:p>Atlus U.S.A., Inc.</text:p>
          </table:table-cell>
          <table:table-cell office:value-type="float" office:value="2008">
            <text:p>2008</text:p>
          </table:table-cell>
          <table:table-cell office:value-type="string">
            <text:p>Strategy</text:p>
          </table:table-cell>
          <table:table-cell office:value-type="string">
            <text:p>ESRB - E10+ (Everyone 10+)</text:p>
          </table:table-cell>
          <table:table-cell office:value-type="string">
            <text:p>1-2 Players</text:p>
          </table:table-cell>
          <table:table-cell office:value-type="string">
            <text:p>3.5</text:p>
          </table:table-cell>
          <table:table-cell table:number-columns-repeated="1014"/>
        </table:table-row>
        <table:table-row table:style-name="ro1">
          <table:table-cell office:value-type="string">
            <text:p>R-Type Tactics II - Operation Bitter Chocolate (Japan)</text:p>
          </table:table-cell>
          <table:table-cell office:value-type="string">
            <text:p>R-Type Tactics II - Operation Bitter Chocolate </text:p>
          </table:table-cell>
          <table:table-cell table:number-columns-repeated="2" office:value-type="string">
            <text:p>Irem</text:p>
          </table:table-cell>
          <table:table-cell office:value-type="float" office:value="2009">
            <text:p>2009</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Race Driver 2006 (USA)</text:p>
          </table:table-cell>
          <table:table-cell office:value-type="string">
            <text:p>Race Driver 2006 </text:p>
          </table:table-cell>
          <table:table-cell office:value-type="string">
            <text:p>Sumo Digital</text:p>
          </table:table-cell>
          <table:table-cell office:value-type="string">
            <text:p>Codemasters</text:p>
          </table:table-cell>
          <table:table-cell office:value-type="float" office:value="2006">
            <text:p>2006</text:p>
          </table:table-cell>
          <table:table-cell office:value-type="string">
            <text:p>Driving</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Ragnarok Tactics (USA)</text:p>
          </table:table-cell>
          <table:table-cell office:value-type="string">
            <text:p>Ragnarok Tactics </text:p>
          </table:table-cell>
          <table:table-cell office:value-type="string">
            <text:p>ApolloSoft</text:p>
          </table:table-cell>
          <table:table-cell office:value-type="string">
            <text:p>Aksys Games</text:p>
          </table:table-cell>
          <table:table-cell office:value-type="float" office:value="2012">
            <text:p>2012</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Rainbow Islands Evolution (USA)</text:p>
          </table:table-cell>
          <table:table-cell office:value-type="string">
            <text:p>Rainbow Islands Evolution </text:p>
          </table:table-cell>
          <table:table-cell office:value-type="string">
            <text:p>Marvelous</text:p>
          </table:table-cell>
          <table:table-cell office:value-type="string">
            <text:p>Ignition Entertainment</text:p>
          </table:table-cell>
          <table:table-cell office:value-type="float" office:value="2008">
            <text:p>2008</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2.6</text:p>
          </table:table-cell>
          <table:table-cell table:number-columns-repeated="1014"/>
        </table:table-row>
        <table:table-row table:style-name="ro1">
          <table:table-cell office:value-type="string">
            <text:p>Rapala Pro Bass Fishing (USA)</text:p>
          </table:table-cell>
          <table:table-cell office:value-type="string">
            <text:p>Rapala Pro Bass Fishing </text:p>
          </table:table-cell>
          <table:table-cell office:value-type="string">
            <text:p>FUN Labs</text:p>
          </table:table-cell>
          <table:table-cell office:value-type="string">
            <text:p>Activision, Inc.</text:p>
          </table:table-cell>
          <table:table-cell office:value-type="float" office:value="2010">
            <text:p>2010</text:p>
          </table:table-cell>
          <table:table-cell office:value-type="string">
            <text:p>Sports/Fishing</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Rapala Trophies (USA)</text:p>
          </table:table-cell>
          <table:table-cell office:value-type="string">
            <text:p>Rapala Trophies </text:p>
          </table:table-cell>
          <table:table-cell office:value-type="string">
            <text:p>Sand Grain Studios</text:p>
          </table:table-cell>
          <table:table-cell office:value-type="string">
            <text:p>Activision, Inc.</text:p>
          </table:table-cell>
          <table:table-cell office:value-type="float" office:value="2006">
            <text:p>2006</text:p>
          </table:table-cell>
          <table:table-cell office:value-type="string">
            <text:p>Sports/Fishing</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Ratatouille (USA)</text:p>
          </table:table-cell>
          <table:table-cell office:value-type="string">
            <text:p>Ratatouille </text:p>
          </table:table-cell>
          <table:table-cell office:value-type="string">
            <text:p>Locomotive Games</text:p>
          </table:table-cell>
          <table:table-cell office:value-type="string">
            <text:p>THQ inc</text:p>
          </table:table-cell>
          <table:table-cell office:value-type="float" office:value="2007">
            <text:p>2007</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Ratchet &amp; Clank - Size Matters (USA)</text:p>
          </table:table-cell>
          <table:table-cell office:value-type="string">
            <text:p>Ratchet &amp; Clank - Size Matters </text:p>
          </table:table-cell>
          <table:table-cell office:value-type="string">
            <text:p>High Impact Games</text:p>
          </table:table-cell>
          <table:table-cell office:value-type="string">
            <text:p>Sony Computer Entertainment America, Inc</text:p>
          </table:table-cell>
          <table:table-cell office:value-type="float" office:value="2007">
            <text:p>2007</text:p>
          </table:table-cell>
          <table:table-cell office:value-type="string">
            <text:p>Shooter</text:p>
          </table:table-cell>
          <table:table-cell office:value-type="string">
            <text:p>ESRB - E10+ (Everyone 10+)</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Real Madrid - The Game (Europe)</text:p>
          </table:table-cell>
          <table:table-cell office:value-type="string">
            <text:p>Real Madrid - The Game </text:p>
          </table:table-cell>
          <table:table-cell office:value-type="string">
            <text:p>Atomic Planet Entertainment</text:p>
          </table:table-cell>
          <table:table-cell office:value-type="string">
            <text:p>Virgin Play</text:p>
          </table:table-cell>
          <table:table-cell office:value-type="float" office:value="2009">
            <text:p>2009</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Red Star, The (USA)</text:p>
          </table:table-cell>
          <table:table-cell office:value-type="string">
            <text:p>Red Star, The </text:p>
          </table:table-cell>
          <table:table-cell table:number-columns-repeated="2" office:value-type="string">
            <text:p>XS Games</text:p>
          </table:table-cell>
          <table:table-cell office:value-type="float" office:value="2010">
            <text:p>2010</text:p>
          </table:table-cell>
          <table:table-cell office:value-type="string">
            <text:p>Action</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Reel Fishing - The Great Outdoors (USA)</text:p>
          </table:table-cell>
          <table:table-cell office:value-type="string">
            <text:p>Reel Fishing - The Great Outdoors </text:p>
          </table:table-cell>
          <table:table-cell office:value-type="string">
            <text:p>Natsume, Inc.</text:p>
          </table:table-cell>
          <table:table-cell office:value-type="string">
            <text:p>SVG Distribution</text:p>
          </table:table-cell>
          <table:table-cell office:value-type="float" office:value="2006">
            <text:p>2006</text:p>
          </table:table-cell>
          <table:table-cell office:value-type="string">
            <text:p>Sports/Fishing</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Rengoku - The Tower of Purgatory (USA)</text:p>
          </table:table-cell>
          <table:table-cell office:value-type="string">
            <text:p>Rengoku - The Tower of Purgatory </text:p>
          </table:table-cell>
          <table:table-cell office:value-type="string">
            <text:p>Neverland Co., Ltd.</text:p>
          </table:table-cell>
          <table:table-cell office:value-type="string">
            <text:p>Konami Corporation</text:p>
          </table:table-cell>
          <table:table-cell office:value-type="float" office:value="2005">
            <text:p>2005</text:p>
          </table:table-cell>
          <table:table-cell office:value-type="string">
            <text:p>Action</text:p>
          </table:table-cell>
          <table:table-cell office:value-type="string">
            <text:p>ESRB - M (Mature)</text:p>
          </table:table-cell>
          <table:table-cell office:value-type="string">
            <text:p>1-4 Players</text:p>
          </table:table-cell>
          <table:table-cell office:value-type="string">
            <text:p>3.1</text:p>
          </table:table-cell>
          <table:table-cell table:number-columns-repeated="1014"/>
        </table:table-row>
        <table:table-row table:style-name="ro1">
          <table:table-cell office:value-type="string">
            <text:p>Rengoku II - The Stairway to H.E.A.V.E.N. (USA)</text:p>
          </table:table-cell>
          <table:table-cell office:value-type="string">
            <text:p>Rengoku II - The Stairway to H.E.A.V.E.N. </text:p>
          </table:table-cell>
          <table:table-cell office:value-type="string">
            <text:p>Neverland Co., Ltd.</text:p>
          </table:table-cell>
          <table:table-cell office:value-type="string">
            <text:p>Konami Corporation</text:p>
          </table:table-cell>
          <table:table-cell office:value-type="float" office:value="2006">
            <text:p>2006</text:p>
          </table:table-cell>
          <table:table-cell office:value-type="string">
            <text:p>Action</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Resistance - Retribution (USA)</text:p>
          </table:table-cell>
          <table:table-cell office:value-type="string">
            <text:p>Resistance - Retribution </text:p>
          </table:table-cell>
          <table:table-cell office:value-type="string">
            <text:p>Sony Bend</text:p>
          </table:table-cell>
          <table:table-cell office:value-type="string">
            <text:p>Sony Computer Entertainment America, Inc</text:p>
          </table:table-cell>
          <table:table-cell office:value-type="float" office:value="2009">
            <text:p>2009</text:p>
          </table:table-cell>
          <table:table-cell office:value-type="string">
            <text:p>Shooter</text:p>
          </table:table-cell>
          <table:table-cell office:value-type="string">
            <text:p>ESRB - M (Mature)</text:p>
          </table:table-cell>
          <table:table-cell office:value-type="string">
            <text:p>1-8 Players</text:p>
          </table:table-cell>
          <table:table-cell office:value-type="string">
            <text:p>4.1</text:p>
          </table:table-cell>
          <table:table-cell table:number-columns-repeated="1014"/>
        </table:table-row>
        <table:table-row table:style-name="ro1">
          <table:table-cell office:value-type="string">
            <text:p>Ridge Racer (USA)</text:p>
          </table:table-cell>
          <table:table-cell office:value-type="string">
            <text:p>Ridge Racer </text:p>
          </table:table-cell>
          <table:table-cell table:number-columns-repeated="2" office:value-type="string">
            <text:p>Namco Limited</text:p>
          </table:table-cell>
          <table:table-cell office:value-type="float" office:value="2005">
            <text:p>2005</text:p>
          </table:table-cell>
          <table:table-cell office:value-type="string">
            <text:p>Driving</text:p>
          </table:table-cell>
          <table:table-cell office:value-type="string">
            <text:p>ESRB - E (Everyone)</text:p>
          </table:table-cell>
          <table:table-cell office:value-type="string">
            <text:p>1-8 Players</text:p>
          </table:table-cell>
          <table:table-cell office:value-type="string">
            <text:p>4.0</text:p>
          </table:table-cell>
          <table:table-cell table:number-columns-repeated="1014"/>
        </table:table-row>
        <table:table-row table:style-name="ro1">
          <table:table-cell office:value-type="string">
            <text:p>Ridge Racer 2 (Europe)</text:p>
          </table:table-cell>
          <table:table-cell office:value-type="string">
            <text:p>Ridge Racer 2 </text:p>
          </table:table-cell>
          <table:table-cell office:value-type="string">
            <text:p>Bandai Namco Games</text:p>
          </table:table-cell>
          <table:table-cell office:value-type="string">
            <text:p>Namco Bandai Games</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8 Players</text:p>
          </table:table-cell>
          <table:table-cell office:value-type="string">
            <text:p>4.0</text:p>
          </table:table-cell>
          <table:table-cell table:number-columns-repeated="1014"/>
        </table:table-row>
        <table:table-row table:style-name="ro1">
          <table:table-cell office:value-type="string">
            <text:p>Riviera - The Promised Land (USA)</text:p>
          </table:table-cell>
          <table:table-cell office:value-type="string">
            <text:p>Riviera - The Promised Land </text:p>
          </table:table-cell>
          <table:table-cell office:value-type="string">
            <text:p>Sting</text:p>
          </table:table-cell>
          <table:table-cell office:value-type="string">
            <text:p>Atlus U.S.A., Inc.</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Rock Band Unplugged (USA)</text:p>
          </table:table-cell>
          <table:table-cell office:value-type="string">
            <text:p>Rock Band Unplugged </text:p>
          </table:table-cell>
          <table:table-cell office:value-type="string">
            <text:p>Backbone Entertainment</text:p>
          </table:table-cell>
          <table:table-cell office:value-type="string">
            <text:p>Electronic Arts</text:p>
          </table:table-cell>
          <table:table-cell office:value-type="float" office:value="2009">
            <text:p>2009</text:p>
          </table:table-cell>
          <table:table-cell office:value-type="string">
            <text:p>Rhythm</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Rocky Balboa (USA)</text:p>
          </table:table-cell>
          <table:table-cell office:value-type="string">
            <text:p>Rocky Balboa </text:p>
          </table:table-cell>
          <table:table-cell table:number-columns-repeated="2" office:value-type="string">
            <text:p>Ubisoft</text:p>
          </table:table-cell>
          <table:table-cell office:value-type="float" office:value="2007">
            <text:p>2007</text:p>
          </table:table-cell>
          <table:table-cell office:value-type="string">
            <text:p>Sports/Boxing</text:p>
          </table:table-cell>
          <table:table-cell office:value-type="string">
            <text:p>ESRB - T (Teen)</text:p>
          </table:table-cell>
          <table:table-cell office:value-type="string">
            <text:p>1-2 Players</text:p>
          </table:table-cell>
          <table:table-cell office:value-type="string">
            <text:p>3.5</text:p>
          </table:table-cell>
          <table:table-cell table:number-columns-repeated="1014"/>
        </table:table-row>
        <table:table-row table:style-name="ro1">
          <table:table-cell office:value-type="string">
            <text:p>Rugby League Challenge (Europe)</text:p>
          </table:table-cell>
          <table:table-cell office:value-type="string">
            <text:p>Rugby League Challenge </text:p>
          </table:table-cell>
          <table:table-cell office:value-type="string">
            <text:p>Wicked Witch Software</text:p>
          </table:table-cell>
          <table:table-cell office:value-type="string">
            <text:p>Sony Computer Entertainment Australia</text:p>
          </table:table-cell>
          <table:table-cell office:value-type="float" office:value="2009">
            <text:p>2009</text:p>
          </table:table-cell>
          <table:table-cell office:value-type="string">
            <text:p>Sports/Rugby</text:p>
          </table:table-cell>
          <table:table-cell office:value-type="string">
            <text:p>ESRB - E (Everyone)</text:p>
          </table:table-cell>
          <table:table-cell office:value-type="string">
            <text:p>1 Player</text:p>
          </table:table-cell>
          <table:table-cell office:value-type="string">
            <text:p>1.8</text:p>
          </table:table-cell>
          <table:table-cell table:number-columns-repeated="1014"/>
        </table:table-row>
        <table:table-row table:style-name="ro1">
          <table:table-cell office:value-type="string">
            <text:p>Rupupu Cube - Lup Salad Portable Matatabi (Japan)</text:p>
          </table:table-cell>
          <table:table-cell office:value-type="string">
            <text:p>Rupupu Cube - Lup Salad Portable Matatabi </text:p>
          </table:table-cell>
          <table:table-cell table:number-columns-repeated="2" office:value-type="string">
            <text:p>Dimple Entertainment</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float" office:value="3.7">
            <text:p>3.7</text:p>
          </table:table-cell>
          <table:table-cell table:number-columns-repeated="1014"/>
        </table:table-row>
        <table:table-row table:style-name="ro1">
          <table:table-cell office:value-type="string">
            <text:p>Rurouni Kenshin - Meiji Kenkaku Romantan Kansei - Kenran Yuugi (Japan)</text:p>
          </table:table-cell>
          <table:table-cell office:value-type="string">
            <text:p>Rurouni Kenshin - Meiji Kenkaku Romantan Kansei - Kenran Yuugi </text:p>
          </table:table-cell>
          <table:table-cell office:value-type="string">
            <text:p>NATSUME ATARI Inc.</text:p>
          </table:table-cell>
          <table:table-cell office:value-type="string">
            <text:p>Bandai Namco Games</text:p>
          </table:table-cell>
          <table:table-cell office:value-type="float" office:value="2011">
            <text:p>2011</text:p>
          </table:table-cell>
          <table:table-cell office:value-type="string">
            <text:p>Puzzle</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Rurouni Kenshin - Meiji Kenkaku Romantan Kansei (Japan)</text:p>
          </table:table-cell>
          <table:table-cell office:value-type="string">
            <text:p>Rurouni Kenshin - Meiji Kenkaku Romantan Kansei </text:p>
          </table:table-cell>
          <table:table-cell office:value-type="string">
            <text:p>NATSUME ATARI Inc.</text:p>
          </table:table-cell>
          <table:table-cell office:value-type="string">
            <text:p>Bandai Namco Games</text:p>
          </table:table-cell>
          <table:table-cell office:value-type="float" office:value="2012">
            <text:p>2012</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Rurouni Kenshin - Meiji Kenkaku Romantan Saisen (Japan)</text:p>
          </table:table-cell>
          <table:table-cell office:value-type="string">
            <text:p>Rurouni Kenshin - Meiji Kenkaku Romantan Saisen </text:p>
          </table:table-cell>
          <table:table-cell office:value-type="string">
            <text:p>NATSUME ATARI Inc.</text:p>
          </table:table-cell>
          <table:table-cell office:value-type="string">
            <text:p>Bandai Namco Games</text:p>
          </table:table-cell>
          <table:table-cell office:value-type="float" office:value="2011">
            <text:p>2011</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Rush (USA)</text:p>
          </table:table-cell>
          <table:table-cell office:value-type="string">
            <text:p>Rush </text:p>
          </table:table-cell>
          <table:table-cell office:value-type="string">
            <text:p>Midway Studios - Newcastle</text:p>
          </table:table-cell>
          <table:table-cell office:value-type="string">
            <text:p>Midway Games, Inc.</text:p>
          </table:table-cell>
          <table:table-cell office:value-type="float" office:value="2006">
            <text:p>2006</text:p>
          </table:table-cell>
          <table:table-cell office:value-type="string">
            <text:p>Driving</text:p>
          </table:table-cell>
          <table:table-cell office:value-type="string">
            <text:p>ESRB - T (Teen)</text:p>
          </table:table-cell>
          <table:table-cell office:value-type="string">
            <text:p>1-4 Players</text:p>
          </table:table-cell>
          <table:table-cell office:value-type="string">
            <text:p>3.7</text:p>
          </table:table-cell>
          <table:table-cell table:number-columns-repeated="1014"/>
        </table:table-row>
        <table:table-row table:style-name="ro1">
          <table:table-cell office:value-type="string">
            <text:p>Saint Seiya Omega - Ultimate Cosmo (Japan)</text:p>
          </table:table-cell>
          <table:table-cell office:value-type="string">
            <text:p>Saint Seiya Omega - Ultimate Cosmo </text:p>
          </table:table-cell>
          <table:table-cell table:number-columns-repeated="2" office:value-type="string">
            <text:p>Bandai Namco Games</text:p>
          </table:table-cell>
          <table:table-cell office:value-type="float" office:value="2012">
            <text:p>2012</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Saki Portable (Japan)</text:p>
          </table:table-cell>
          <table:table-cell office:value-type="string">
            <text:p>Saki Portable </text:p>
          </table:table-cell>
          <table:table-cell table:number-columns-repeated="2" office:value-type="string">
            <text:p>Alchemist</text:p>
          </table:table-cell>
          <table:table-cell office:value-type="float" office:value="2010">
            <text:p>2010</text:p>
          </table:table-cell>
          <table:table-cell office:value-type="string">
            <text:p>Mahjong</text:p>
          </table:table-cell>
          <table:table-cell office:value-type="string">
            <text:p>ESRB - M (Matur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Salamander Portable (Japan)</text:p>
          </table:table-cell>
          <table:table-cell office:value-type="string">
            <text:p>Salamander Portable </text:p>
          </table:table-cell>
          <table:table-cell office:value-type="string">
            <text:p>M2 Co., Ltd.</text:p>
          </table:table-cell>
          <table:table-cell office:value-type="string">
            <text:p>Konami Corporation</text:p>
          </table:table-cell>
          <table:table-cell office:value-type="float" office:value="2007">
            <text:p>2007</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amurai Shodown Anthology (USA, Asia)</text:p>
          </table:table-cell>
          <table:table-cell office:value-type="string">
            <text:p>Samurai Shodown Anthology </text:p>
          </table:table-cell>
          <table:table-cell table:number-columns-repeated="2" office:value-type="string">
            <text:p>SNK Playmore</text:p>
          </table:table-cell>
          <table:table-cell office:value-type="float" office:value="2009">
            <text:p>2009</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Samurai Warriors - State of War (USA)</text:p>
          </table:table-cell>
          <table:table-cell office:value-type="string">
            <text:p>Samurai Warriors - State of War </text:p>
          </table:table-cell>
          <table:table-cell office:value-type="string">
            <text:p>Omega Force</text:p>
          </table:table-cell>
          <table:table-cell office:value-type="string">
            <text:p>KOEI Co., Ltd. </text:p>
          </table:table-cell>
          <table:table-cell office:value-type="float" office:value="2006">
            <text:p>2006</text:p>
          </table:table-cell>
          <table:table-cell office:value-type="string">
            <text:p>Beat-'Em-Up</text:p>
          </table:table-cell>
          <table:table-cell office:value-type="string">
            <text:p>ESRB - T (Teen)</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Samuraidou 2 Portable (Japan)</text:p>
          </table:table-cell>
          <table:table-cell office:value-type="string">
            <text:p>Samuraidou 2 Portable </text:p>
          </table:table-cell>
          <table:table-cell table:number-columns-repeated="2" office:value-type="string">
            <text:p>Spike</text:p>
          </table:table-cell>
          <table:table-cell office:value-type="float" office:value="2009">
            <text:p>2009</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Samuraidou Portable (Japan) (Translated En)</text:p>
          </table:table-cell>
          <table:table-cell office:value-type="string">
            <text:p>Samuraidou Portable </text:p>
          </table:table-cell>
          <table:table-cell table:number-columns-repeated="2" office:value-type="string">
            <text:p>Spike</text:p>
          </table:table-cell>
          <table:table-cell office:value-type="float" office:value="2008">
            <text:p>2008</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aru Get You - Piposaru Racer (Japan)</text:p>
          </table:table-cell>
          <table:table-cell office:value-type="string">
            <text:p>Saru Get You - Piposaru Racer </text:p>
          </table:table-cell>
          <table:table-cell table:number-columns-repeated="2" office:value-type="string">
            <text:p>Sony Computer Entertainment Incorporated</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Saru Get You - SaruSaru Daisakusen (Japan)</text:p>
          </table:table-cell>
          <table:table-cell office:value-type="string">
            <text:p>Saru Get You - SaruSaru Daisakusen </text:p>
          </table:table-cell>
          <table:table-cell office:value-type="string">
            <text:p>h.a.n.d. Inc.</text:p>
          </table:table-cell>
          <table:table-cell office:value-type="string">
            <text:p>Sony Computer Entertainment Incorporated</text:p>
          </table:table-cell>
          <table:table-cell office:value-type="float" office:value="2007">
            <text:p>2007</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Savage Moon - The Hera Campaign (USA)</text:p>
          </table:table-cell>
          <table:table-cell office:value-type="string">
            <text:p>Savage Moon - The Hera Campaign </text:p>
          </table:table-cell>
          <table:table-cell office:value-type="string">
            <text:p>FluffyLogic</text:p>
          </table:table-cell>
          <table:table-cell office:value-type="string">
            <text:p>Sony Computer Entertainment America, Inc</text:p>
          </table:table-cell>
          <table:table-cell office:value-type="float" office:value="2009">
            <text:p>2009</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SBK - Superbike World Championship (USA)</text:p>
          </table:table-cell>
          <table:table-cell office:value-type="string">
            <text:p>SBK - Superbike World Championship </text:p>
          </table:table-cell>
          <table:table-cell office:value-type="string">
            <text:p>Milestone S.r.l</text:p>
          </table:table-cell>
          <table:table-cell office:value-type="string">
            <text:p>Conspiracy Entertainment</text:p>
          </table:table-cell>
          <table:table-cell office:value-type="float" office:value="2009">
            <text:p>2009</text:p>
          </table:table-cell>
          <table:table-cell office:value-type="string">
            <text:p>Motorcycle</text:p>
          </table:table-cell>
          <table:table-cell office:value-type="string">
            <text:p>ESRB - E10+ (Everyone 10+)</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SBK 07 - Superbike World Championship (Europe)</text:p>
          </table:table-cell>
          <table:table-cell office:value-type="string">
            <text:p>SBK 07 - Superbike World Championship </text:p>
          </table:table-cell>
          <table:table-cell office:value-type="string">
            <text:p>Milestone S.r.l</text:p>
          </table:table-cell>
          <table:table-cell office:value-type="string">
            <text:p>Valcon Games</text:p>
          </table:table-cell>
          <table:table-cell office:value-type="float" office:value="2007">
            <text:p>2007</text:p>
          </table:table-cell>
          <table:table-cell office:value-type="string">
            <text:p>Motorcycle</text:p>
          </table:table-cell>
          <table:table-cell office:value-type="string">
            <text:p>ESRB - E10+ (Everyone 10+)</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SBK 09 - Superbike World Championship (Europe)</text:p>
          </table:table-cell>
          <table:table-cell office:value-type="string">
            <text:p>SBK 09 - Superbike World Championship </text:p>
          </table:table-cell>
          <table:table-cell office:value-type="string">
            <text:p>Milestone S.r.l</text:p>
          </table:table-cell>
          <table:table-cell office:value-type="string">
            <text:p>Black Bean Games</text:p>
          </table:table-cell>
          <table:table-cell office:value-type="float" office:value="2009">
            <text:p>2009</text:p>
          </table:table-cell>
          <table:table-cell office:value-type="string">
            <text:p>Motorcycle</text:p>
          </table:table-cell>
          <table:table-cell office:value-type="string">
            <text:p>ESRB - E (Everyone)</text:p>
          </table:table-cell>
          <table:table-cell office:value-type="string">
            <text:p>1-4 Players</text:p>
          </table:table-cell>
          <table:table-cell office:value-type="string">
            <text:p>2.6</text:p>
          </table:table-cell>
          <table:table-cell table:number-columns-repeated="1014"/>
        </table:table-row>
        <table:table-row table:style-name="ro1">
          <table:table-cell office:value-type="string">
            <text:p>Scarface - Money. Power. Respect. (USA)</text:p>
          </table:table-cell>
          <table:table-cell office:value-type="string">
            <text:p>Scarface - Money. Power. Respect. </text:p>
          </table:table-cell>
          <table:table-cell office:value-type="string">
            <text:p>Radical Entertainment</text:p>
          </table:table-cell>
          <table:table-cell office:value-type="string">
            <text:p>Vivendi Games</text:p>
          </table:table-cell>
          <table:table-cell office:value-type="float" office:value="2006">
            <text:p>2006</text:p>
          </table:table-cell>
          <table:table-cell office:value-type="string">
            <text:p>Strategy</text:p>
          </table:table-cell>
          <table:table-cell office:value-type="string">
            <text:p>ESRB - M (Mature)</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Scooby-Doo! - Who's Watching Who (USA)</text:p>
          </table:table-cell>
          <table:table-cell office:value-type="string">
            <text:p>Scooby-Doo! - Who's Watching Who </text:p>
          </table:table-cell>
          <table:table-cell table:number-columns-repeated="2" office:value-type="string">
            <text:p>THQ inc</text:p>
          </table:table-cell>
          <table:table-cell office:value-type="float" office:value="2006">
            <text:p>2006</text:p>
          </table:table-cell>
          <table:table-cell office:value-type="string">
            <text:p>Adventure</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Scrabble - Crossword Game (USA)</text:p>
          </table:table-cell>
          <table:table-cell office:value-type="string">
            <text:p>Scrabble - Crossword Game </text:p>
          </table:table-cell>
          <table:table-cell office:value-type="string">
            <text:p>Stainless Games</text:p>
          </table:table-cell>
          <table:table-cell office:value-type="string">
            <text:p>Electronic Arts</text:p>
          </table:table-cell>
          <table:table-cell office:value-type="float" office:value="2009">
            <text:p>2009</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Secret Agent Clank (USA)</text:p>
          </table:table-cell>
          <table:table-cell office:value-type="string">
            <text:p>Secret Agent Clank </text:p>
          </table:table-cell>
          <table:table-cell office:value-type="string">
            <text:p>High Impact Games</text:p>
          </table:table-cell>
          <table:table-cell office:value-type="string">
            <text:p>Sony Computer Entertainment America, Inc</text:p>
          </table:table-cell>
          <table:table-cell office:value-type="float" office:value="2008">
            <text:p>2008</text:p>
          </table:table-cell>
          <table:table-cell office:value-type="string">
            <text:p>Platform</text:p>
          </table:table-cell>
          <table:table-cell office:value-type="string">
            <text:p>ESRB - E10+ (Everyone 10+)</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Secret Saturdays, The - Beasts of the 5th Sun (USA)</text:p>
          </table:table-cell>
          <table:table-cell office:value-type="string">
            <text:p>Secret Saturdays, The - Beasts of the 5th Sun </text:p>
          </table:table-cell>
          <table:table-cell office:value-type="string">
            <text:p>High Voltage Software</text:p>
          </table:table-cell>
          <table:table-cell office:value-type="string">
            <text:p>D3Publisher Inc.</text:p>
          </table:table-cell>
          <table:table-cell office:value-type="float" office:value="2009">
            <text:p>2009</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1.7</text:p>
          </table:table-cell>
          <table:table-cell table:number-columns-repeated="1014"/>
        </table:table-row>
        <table:table-row table:style-name="ro1">
          <table:table-cell office:value-type="string">
            <text:p>Sega Genesis Collection (USA)</text:p>
          </table:table-cell>
          <table:table-cell office:value-type="string">
            <text:p>Sega Genesis Collection </text:p>
          </table:table-cell>
          <table:table-cell table:number-columns-repeated="2" office:value-type="string">
            <text:p>SEGA Corporation</text:p>
          </table:table-cell>
          <table:table-cell office:value-type="float" office:value="2006">
            <text:p>2006</text:p>
          </table:table-cell>
          <table:table-cell office:value-type="string">
            <text:p>Compilation</text:p>
          </table:table-cell>
          <table:table-cell office:value-type="string">
            <text:p>ESRB - T (Teen)</text:p>
          </table:table-cell>
          <table:table-cell office:value-type="string">
            <text:p>1-2 Players</text:p>
          </table:table-cell>
          <table:table-cell office:value-type="string">
            <text:p>4.1</text:p>
          </table:table-cell>
          <table:table-cell table:number-columns-repeated="1014"/>
        </table:table-row>
        <table:table-row table:style-name="ro1">
          <table:table-cell office:value-type="string">
            <text:p>Sega Rally Revo (USA)</text:p>
          </table:table-cell>
          <table:table-cell office:value-type="string">
            <text:p>Sega Rally Revo </text:p>
          </table:table-cell>
          <table:table-cell office:value-type="string">
            <text:p>Bugbear Entertainment Ltd.</text:p>
          </table:table-cell>
          <table:table-cell office:value-type="string">
            <text:p>SEGA Corporation</text:p>
          </table:table-cell>
          <table:table-cell office:value-type="float" office:value="2007">
            <text:p>2007</text:p>
          </table:table-cell>
          <table:table-cell office:value-type="string">
            <text:p>Driving</text:p>
          </table:table-cell>
          <table:table-cell office:value-type="string">
            <text:p>ESRB - E (Everyone)</text:p>
          </table:table-cell>
          <table:table-cell office:value-type="string">
            <text:p>1-4 Players</text:p>
          </table:table-cell>
          <table:table-cell office:value-type="string">
            <text:p>3.4</text:p>
          </table:table-cell>
          <table:table-cell table:number-columns-repeated="1014"/>
        </table:table-row>
        <table:table-row table:style-name="ro1">
          <table:table-cell office:value-type="string">
            <text:p>Sengoku Basara - Battle Heroes (Japan)</text:p>
          </table:table-cell>
          <table:table-cell office:value-type="string">
            <text:p>Sengoku Basara - Battle Heroes </text:p>
          </table:table-cell>
          <table:table-cell office:value-type="string">
            <text:p>Access Games</text:p>
          </table:table-cell>
          <table:table-cell office:value-type="string">
            <text:p>Capcom Co., Ltd.</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Sengoku Basara - Chronicle Heroes (Japan)</text:p>
          </table:table-cell>
          <table:table-cell office:value-type="string">
            <text:p>Sengoku Basara - Chronicle Heroes </text:p>
          </table:table-cell>
          <table:table-cell table:number-columns-repeated="2" office:value-type="string">
            <text:p>Capcom Co., Ltd.</text:p>
          </table:table-cell>
          <table:table-cell office:value-type="float" office:value="2011">
            <text:p>2011</text:p>
          </table:table-cell>
          <table:table-cell office:value-type="string">
            <text:p>Action</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Sengoku Cannon - Sengoku Ace Episode III (Japan)</text:p>
          </table:table-cell>
          <table:table-cell office:value-type="string">
            <text:p>Sengoku Cannon - Sengoku Ace Episode III </text:p>
          </table:table-cell>
          <table:table-cell table:number-columns-repeated="2" office:value-type="string">
            <text:p>Xnauts</text:p>
          </table:table-cell>
          <table:table-cell office:value-type="float" office:value="2005">
            <text:p>2005</text:p>
          </table:table-cell>
          <table:table-cell office:value-type="string">
            <text:p>Shoot-'Em-Up</text:p>
          </table:table-cell>
          <table:table-cell office:value-type="string">
            <text:p>ESRB - T (Teen)</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Sengoku Musou 3Z Special (Japan)</text:p>
          </table:table-cell>
          <table:table-cell office:value-type="string">
            <text:p>Sengoku Musou 3Z Special </text:p>
          </table:table-cell>
          <table:table-cell table:number-columns-repeated="2" office:value-type="string">
            <text:p>Koei Tecmo Games</text:p>
          </table:table-cell>
          <table:table-cell office:value-type="float" office:value="2012">
            <text:p>2012</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Senjou no Valkyria 3 - Extra Edition (Japan) (Translated En)</text:p>
          </table:table-cell>
          <table:table-cell office:value-type="string">
            <text:p>Senjou no Valkyria 3 - Extra Edition </text:p>
          </table:table-cell>
          <table:table-cell office:value-type="string">
            <text:p>Media Vision</text:p>
          </table:table-cell>
          <table:table-cell office:value-type="string">
            <text:p>SEGA Corporation</text:p>
          </table:table-cell>
          <table:table-cell office:value-type="float" office:value="2011">
            <text:p>2011</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4.5</text:p>
          </table:table-cell>
          <table:table-cell table:number-columns-repeated="1014"/>
        </table:table-row>
        <table:table-row table:style-name="ro1">
          <table:table-cell office:value-type="string">
            <text:p>Senritsu no Stratus (Japan)</text:p>
          </table:table-cell>
          <table:table-cell office:value-type="string">
            <text:p>Senritsu no Stratus </text:p>
          </table:table-cell>
          <table:table-cell office:value-type="string">
            <text:p>NUDE MAKER,Y.K</text:p>
          </table:table-cell>
          <table:table-cell office:value-type="string">
            <text:p>Konami Corporation</text:p>
          </table:table-cell>
          <table:table-cell office:value-type="float" office:value="2011">
            <text:p>2011</text:p>
          </table:table-cell>
          <table:table-cell office:value-type="string">
            <text:p>Role-Playing</text:p>
          </table:table-cell>
          <table:table-cell office:value-type="string">
            <text:p>ESRB - M (Matur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Shadow of Destiny (USA)</text:p>
          </table:table-cell>
          <table:table-cell office:value-type="string">
            <text:p>Shadow of Destiny </text:p>
          </table:table-cell>
          <table:table-cell table:number-columns-repeated="2" office:value-type="string">
            <text:p>Konami Corporation</text:p>
          </table:table-cell>
          <table:table-cell office:value-type="float" office:value="2010">
            <text:p>2010</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Shanghai (Japan)</text:p>
          </table:table-cell>
          <table:table-cell office:value-type="string">
            <text:p>Shanghai </text:p>
          </table:table-cell>
          <table:table-cell table:number-columns-repeated="2" office:value-type="string">
            <text:p>SunSoft</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1.8</text:p>
          </table:table-cell>
          <table:table-cell table:number-columns-repeated="1014"/>
        </table:table-row>
        <table:table-row table:style-name="ro1">
          <table:table-cell office:value-type="string">
            <text:p>Shaun White Snowboarding (USA)</text:p>
          </table:table-cell>
          <table:table-cell office:value-type="string">
            <text:p>Shaun White Snowboarding </text:p>
          </table:table-cell>
          <table:table-cell table:number-columns-repeated="2" office:value-type="string">
            <text:p>Ubisoft</text:p>
          </table:table-cell>
          <table:table-cell office:value-type="float" office:value="2008">
            <text:p>2008</text:p>
          </table:table-cell>
          <table:table-cell office:value-type="string">
            <text:p>Sports/Snowboarding</text:p>
          </table:table-cell>
          <table:table-cell office:value-type="string">
            <text:p>ESRB - E10+ (Everyone 10+)</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Shepherd's Crossing (USA)</text:p>
          </table:table-cell>
          <table:table-cell office:value-type="string">
            <text:p>Shepherd's Crossing </text:p>
          </table:table-cell>
          <table:table-cell office:value-type="string">
            <text:p>Success</text:p>
          </table:table-cell>
          <table:table-cell office:value-type="string">
            <text:p>Graffiti Entertainment</text:p>
          </table:table-cell>
          <table:table-cell office:value-type="float" office:value="2010">
            <text:p>2010</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Shin Megami Tensei - Persona (USA)</text:p>
          </table:table-cell>
          <table:table-cell office:value-type="string">
            <text:p>Shin Megami Tensei - Persona </text:p>
          </table:table-cell>
          <table:table-cell office:value-type="string">
            <text:p>ITL</text:p>
          </table:table-cell>
          <table:table-cell office:value-type="string">
            <text:p>Atlus U.S.A., Inc.</text:p>
          </table:table-cell>
          <table:table-cell office:value-type="float" office:value="2009">
            <text:p>2009</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Shin Megami Tensei - Persona 2 - Innocent Sin (USA)</text:p>
          </table:table-cell>
          <table:table-cell office:value-type="string">
            <text:p>Shin Megami Tensei - Persona 2 - Innocent Sin </text:p>
          </table:table-cell>
          <table:table-cell office:value-type="string">
            <text:p>ITL</text:p>
          </table:table-cell>
          <table:table-cell office:value-type="string">
            <text:p>Atlus U.S.A., Inc.</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Shin Megami Tensei - Persona 3 Portable (USA)</text:p>
          </table:table-cell>
          <table:table-cell office:value-type="string">
            <text:p>Shin Megami Tensei - Persona 3 Portable </text:p>
          </table:table-cell>
          <table:table-cell table:number-columns-repeated="2" office:value-type="string">
            <text:p>Atlus U.S.A., Inc.</text:p>
          </table:table-cell>
          <table:table-cell office:value-type="float" office:value="2010">
            <text:p>2010</text:p>
          </table:table-cell>
          <table:table-cell office:value-type="string">
            <text:p>Role-Playing</text:p>
          </table:table-cell>
          <table:table-cell office:value-type="string">
            <text:p>ESRB - M (Mature)</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Shinobido - Tales of the Ninja (Europe)</text:p>
          </table:table-cell>
          <table:table-cell office:value-type="string">
            <text:p>Shinobido - Tales of the Ninja </text:p>
          </table:table-cell>
          <table:table-cell office:value-type="string">
            <text:p>Acquire Corp.</text:p>
          </table:table-cell>
          <table:table-cell office:value-type="string">
            <text:p>Spike</text:p>
          </table:table-cell>
          <table:table-cell office:value-type="float" office:value="2007">
            <text:p>2007</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Shinseiki Evangelion - Battle Orchestra Portable (Japan)</text:p>
          </table:table-cell>
          <table:table-cell office:value-type="string">
            <text:p>Shinseiki Evangelion - Battle Orchestra Portable </text:p>
          </table:table-cell>
          <table:table-cell office:value-type="string">
            <text:p>Headlock</text:p>
          </table:table-cell>
          <table:table-cell office:value-type="string">
            <text:p>Broccoli</text:p>
          </table:table-cell>
          <table:table-cell office:value-type="float" office:value="2009">
            <text:p>2009</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Shinseiki GPX Cyber Formula VS (Japan)</text:p>
          </table:table-cell>
          <table:table-cell office:value-type="string">
            <text:p>Shinseiki GPX Cyber Formula VS </text:p>
          </table:table-cell>
          <table:table-cell table:number-columns-repeated="2" office:value-type="string">
            <text:p>Sunrise Interactive</text:p>
          </table:table-cell>
          <table:table-cell office:value-type="float" office:value="2008">
            <text:p>2008</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Shrek - Smash n' Crash Racing (USA)</text:p>
          </table:table-cell>
          <table:table-cell office:value-type="string">
            <text:p>Shrek - Smash n' Crash Racing </text:p>
          </table:table-cell>
          <table:table-cell table:number-columns-repeated="2" office:value-type="string">
            <text:p>Activision, Inc.</text:p>
          </table:table-cell>
          <table:table-cell office:value-type="float" office:value="2006">
            <text:p>2006</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Shrek the Third (USA)</text:p>
          </table:table-cell>
          <table:table-cell office:value-type="string">
            <text:p>Shrek the Third </text:p>
          </table:table-cell>
          <table:table-cell office:value-type="string">
            <text:p>Amaze Entertainment</text:p>
          </table:table-cell>
          <table:table-cell office:value-type="string">
            <text:p>Activision, Inc.</text:p>
          </table:table-cell>
          <table:table-cell office:value-type="float" office:value="2007">
            <text:p>2007</text:p>
          </table:table-cell>
          <table:table-cell office:value-type="string">
            <text:p>Action</text:p>
          </table:table-cell>
          <table:table-cell office:value-type="string">
            <text:p>ESRB - E10+ (Everyone 10+)</text:p>
          </table:table-cell>
          <table:table-cell office:value-type="string">
            <text:p>1-2 Players</text:p>
          </table:table-cell>
          <table:table-cell office:value-type="string">
            <text:p>2.8</text:p>
          </table:table-cell>
          <table:table-cell table:number-columns-repeated="1014"/>
        </table:table-row>
        <table:table-row table:style-name="ro1">
          <table:table-cell office:value-type="string">
            <text:p>Sid Meier's Pirates! (USA)</text:p>
          </table:table-cell>
          <table:table-cell office:value-type="string">
            <text:p>Sid Meier's Pirates! </text:p>
          </table:table-cell>
          <table:table-cell office:value-type="string">
            <text:p>Full Fat</text:p>
          </table:table-cell>
          <table:table-cell office:value-type="string">
            <text:p>2K Games</text:p>
          </table:table-cell>
          <table:table-cell office:value-type="float" office:value="2007">
            <text:p>2007</text:p>
          </table:table-cell>
          <table:table-cell office:value-type="string">
            <text:p>Strategy</text:p>
          </table:table-cell>
          <table:table-cell office:value-type="string">
            <text:p>ESRB - E10+ (Everyone 10+)</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Silent Hill - Shattered Memories (USA)</text:p>
          </table:table-cell>
          <table:table-cell office:value-type="string">
            <text:p>Silent Hill - Shattered Memories </text:p>
          </table:table-cell>
          <table:table-cell office:value-type="string">
            <text:p>Climax Group</text:p>
          </table:table-cell>
          <table:table-cell office:value-type="string">
            <text:p>Konami Corporation</text:p>
          </table:table-cell>
          <table:table-cell office:value-type="float" office:value="2010">
            <text:p>2010</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ilent Hill Origins (USA)</text:p>
          </table:table-cell>
          <table:table-cell office:value-type="string">
            <text:p>Silent Hill Origins </text:p>
          </table:table-cell>
          <table:table-cell office:value-type="string">
            <text:p>Climax Group</text:p>
          </table:table-cell>
          <table:table-cell office:value-type="string">
            <text:p>Konami Corporation</text:p>
          </table:table-cell>
          <table:table-cell office:value-type="float" office:value="2007">
            <text:p>2007</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Silverfall (Europe)</text:p>
          </table:table-cell>
          <table:table-cell office:value-type="string">
            <text:p>Silverfall </text:p>
          </table:table-cell>
          <table:table-cell office:value-type="string">
            <text:p>Monte Cristo Multimedia</text:p>
          </table:table-cell>
          <table:table-cell office:value-type="string">
            <text:p>Atari, Inc.</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3.2</text:p>
          </table:table-cell>
          <table:table-cell table:number-columns-repeated="1014"/>
        </table:table-row>
        <table:table-row table:style-name="ro1">
          <table:table-cell office:value-type="string">
            <text:p>Simple 2500 Series Portable!! Vol. 13 - The Akuma Hunters - Exorsister (Japan)</text:p>
          </table:table-cell>
          <table:table-cell office:value-type="string">
            <text:p>Simple 2500 Series Portable!! Vol. 13 - The Akuma Hunters - Exorsister </text:p>
          </table:table-cell>
          <table:table-cell office:value-type="string">
            <text:p>Tamsoft</text:p>
          </table:table-cell>
          <table:table-cell office:value-type="string">
            <text:p>D3Publisher Inc.</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Simple 2500 Series Portable!! Vol. 6 - The Sensha (Japan)</text:p>
          </table:table-cell>
          <table:table-cell office:value-type="string">
            <text:p>Simple 2500 Series Portable!! Vol. 6 - The Sensha </text:p>
          </table:table-cell>
          <table:table-cell office:value-type="string">
            <text:p>D3Publisher</text:p>
          </table:table-cell>
          <table:table-cell office:value-type="string">
            <text:p>D3Publisher Inc.</text:p>
          </table:table-cell>
          <table:table-cell office:value-type="float" office:value="2006">
            <text:p>2006</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2.5</text:p>
          </table:table-cell>
          <table:table-cell table:number-columns-repeated="1014"/>
        </table:table-row>
        <table:table-row table:style-name="ro1">
          <table:table-cell office:value-type="string">
            <text:p>Simple 2500 Series Portable!! Vol.1 - The Table Game (Japan)</text:p>
          </table:table-cell>
          <table:table-cell office:value-type="string">
            <text:p>Simple 2500 Series Portable!! Vol.1 - The Table Game </text:p>
          </table:table-cell>
          <table:table-cell office:value-type="string">
            <text:p>Yuki</text:p>
          </table:table-cell>
          <table:table-cell office:value-type="string">
            <text:p>D3Publisher Inc.</text:p>
          </table:table-cell>
          <table:table-cell office:value-type="float" office:value="2005">
            <text:p>2005</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Simple 2500 Series Portable!! Vol.9 - The My Taxi (Japan)</text:p>
          </table:table-cell>
          <table:table-cell office:value-type="string">
            <text:p>Simple 2500 Series Portable!! Vol.9 - The My Taxi </text:p>
          </table:table-cell>
          <table:table-cell office:value-type="string">
            <text:p>Tamsoft</text:p>
          </table:table-cell>
          <table:table-cell office:value-type="string">
            <text:p>D3Publisher Inc.</text:p>
          </table:table-cell>
          <table:table-cell office:value-type="float" office:value="2007">
            <text:p>2007</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Simpsons Game, The (USA)</text:p>
          </table:table-cell>
          <table:table-cell office:value-type="string">
            <text:p>Simpsons Game, The </text:p>
          </table:table-cell>
          <table:table-cell office:value-type="string">
            <text:p>Electronic Arts</text:p>
          </table:table-cell>
          <table:table-cell office:value-type="string">
            <text:p>EA Games</text:p>
          </table:table-cell>
          <table:table-cell office:value-type="float" office:value="2007">
            <text:p>2007</text:p>
          </table:table-cell>
          <table:table-cell office:value-type="string">
            <text:p>Platform</text:p>
          </table:table-cell>
          <table:table-cell office:value-type="string">
            <text:p>ESRB - T (Teen)</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Sims 2, The - Castaway (USA)</text:p>
          </table:table-cell>
          <table:table-cell office:value-type="string">
            <text:p>Sims 2, The - Castaway </text:p>
          </table:table-cell>
          <table:table-cell office:value-type="string">
            <text:p>Maxis</text:p>
          </table:table-cell>
          <table:table-cell office:value-type="string">
            <text:p>Electronic Arts</text:p>
          </table:table-cell>
          <table:table-cell office:value-type="float" office:value="2007">
            <text:p>2007</text:p>
          </table:table-cell>
          <table:table-cell office:value-type="string">
            <text:p>Virtual Life</text:p>
          </table:table-cell>
          <table:table-cell office:value-type="string">
            <text:p>ESRB - E10+ (Everyone 10+)</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Sims 2, The - Pets (USA)</text:p>
          </table:table-cell>
          <table:table-cell office:value-type="string">
            <text:p>Sims 2, The - Pets </text:p>
          </table:table-cell>
          <table:table-cell office:value-type="string">
            <text:p>Maxis</text:p>
          </table:table-cell>
          <table:table-cell office:value-type="string">
            <text:p>EA Games</text:p>
          </table:table-cell>
          <table:table-cell office:value-type="float" office:value="2006">
            <text:p>2006</text:p>
          </table:table-cell>
          <table:table-cell office:value-type="string">
            <text:p>Virtual Life</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Sims 2, The (USA)</text:p>
          </table:table-cell>
          <table:table-cell office:value-type="string">
            <text:p>Sims 2, The </text:p>
          </table:table-cell>
          <table:table-cell office:value-type="string">
            <text:p>Maxis</text:p>
          </table:table-cell>
          <table:table-cell office:value-type="string">
            <text:p>Electronic Arts</text:p>
          </table:table-cell>
          <table:table-cell office:value-type="float" office:value="2005">
            <text:p>2005</text:p>
          </table:table-cell>
          <table:table-cell office:value-type="string">
            <text:p>Virtual Life</text:p>
          </table:table-cell>
          <table:table-cell office:value-type="string">
            <text:p>ESRB - T (Teen)</text:p>
          </table:table-cell>
          <table:table-cell office:value-type="string">
            <text:p>1-4 Players</text:p>
          </table:table-cell>
          <table:table-cell office:value-type="string">
            <text:p>3.3</text:p>
          </table:table-cell>
          <table:table-cell table:number-columns-repeated="1014"/>
        </table:table-row>
        <table:table-row table:style-name="ro1">
          <table:table-cell office:value-type="string">
            <text:p>Skate Park City (Europe)</text:p>
          </table:table-cell>
          <table:table-cell office:value-type="string">
            <text:p>Skate Park City </text:p>
          </table:table-cell>
          <table:table-cell office:value-type="string">
            <text:p>Zeroscale</text:p>
          </table:table-cell>
          <table:table-cell office:value-type="string">
            <text:p>Midas Interactive Entertainment</text:p>
          </table:table-cell>
          <table:table-cell office:value-type="float" office:value="2008">
            <text:p>2008</text:p>
          </table:table-cell>
          <table:table-cell office:value-type="string">
            <text:p>Sports/Skating</text:p>
          </table:table-cell>
          <table:table-cell office:value-type="string">
            <text:p>ESRB - E (Everyone)</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mart Bomb (USA)</text:p>
          </table:table-cell>
          <table:table-cell office:value-type="string">
            <text:p>Smart Bomb </text:p>
          </table:table-cell>
          <table:table-cell office:value-type="string">
            <text:p>Core Design Ltd.</text:p>
          </table:table-cell>
          <table:table-cell office:value-type="string">
            <text:p>Eidos Interactive</text:p>
          </table:table-cell>
          <table:table-cell office:value-type="float" office:value="2005">
            <text:p>2005</text:p>
          </table:table-cell>
          <table:table-cell office:value-type="string">
            <text:p>Puzzle</text:p>
          </table:table-cell>
          <table:table-cell office:value-type="string">
            <text:p>ESRB - E10+ (Everyone 10+)</text:p>
          </table:table-cell>
          <table:table-cell office:value-type="string">
            <text:p>1-4 Players</text:p>
          </table:table-cell>
          <table:table-cell office:value-type="string">
            <text:p>2.3</text:p>
          </table:table-cell>
          <table:table-cell table:number-columns-repeated="1014"/>
        </table:table-row>
        <table:table-row table:style-name="ro1">
          <table:table-cell office:value-type="string">
            <text:p>Smash Court Tennis 3 (USA)</text:p>
          </table:table-cell>
          <table:table-cell office:value-type="string">
            <text:p>Smash Court Tennis 3 </text:p>
          </table:table-cell>
          <table:table-cell office:value-type="string">
            <text:p>Namco Bandai Games America</text:p>
          </table:table-cell>
          <table:table-cell office:value-type="string">
            <text:p>Namco Bandai Games </text:p>
          </table:table-cell>
          <table:table-cell office:value-type="float" office:value="2007">
            <text:p>2007</text:p>
          </table:table-cell>
          <table:table-cell office:value-type="string">
            <text:p>Sports/Tennis</text:p>
          </table:table-cell>
          <table:table-cell office:value-type="string">
            <text:p>ESRB - E (Everyon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SNK Arcade Classics 0 (Japan)</text:p>
          </table:table-cell>
          <table:table-cell office:value-type="string">
            <text:p>SNK Arcade Classics 0 </text:p>
          </table:table-cell>
          <table:table-cell table:number-columns-repeated="2" office:value-type="string">
            <text:p>SNK Playmore</text:p>
          </table:table-cell>
          <table:table-cell office:value-type="float" office:value="2011">
            <text:p>2011</text:p>
          </table:table-cell>
          <table:table-cell office:value-type="string">
            <text:p>Compilation</text:p>
          </table:table-cell>
          <table:table-cell office:value-type="string">
            <text:p>ESRB - T (Teen)</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SNK Arcade Classics Vol. 1 (USA)</text:p>
          </table:table-cell>
          <table:table-cell office:value-type="string">
            <text:p>SNK Arcade Classics Vol. 1 </text:p>
          </table:table-cell>
          <table:table-cell office:value-type="string">
            <text:p>Terminal Reality</text:p>
          </table:table-cell>
          <table:table-cell office:value-type="string">
            <text:p>SNK Playmore</text:p>
          </table:table-cell>
          <table:table-cell office:value-type="float" office:value="2008">
            <text:p>2008</text:p>
          </table:table-cell>
          <table:table-cell office:value-type="string">
            <text:p>Compilation</text:p>
          </table:table-cell>
          <table:table-cell office:value-type="string">
            <text:p>ESRB - T (Teen)</text:p>
          </table:table-cell>
          <table:table-cell office:value-type="string">
            <text:p>1-2 Players</text:p>
          </table:table-cell>
          <table:table-cell office:value-type="string">
            <text:p>3.9</text:p>
          </table:table-cell>
          <table:table-cell table:number-columns-repeated="1014"/>
        </table:table-row>
        <table:table-row table:style-name="ro1">
          <table:table-cell office:value-type="string">
            <text:p>Snoopy vs the Red Baron (USA)</text:p>
          </table:table-cell>
          <table:table-cell office:value-type="string">
            <text:p>Snoopy vs the Red Baron </text:p>
          </table:table-cell>
          <table:table-cell office:value-type="string">
            <text:p>Smart Bomb Interactive</text:p>
          </table:table-cell>
          <table:table-cell office:value-type="string">
            <text:p>Namco Bandai Games </text:p>
          </table:table-cell>
          <table:table-cell office:value-type="float" office:value="2006">
            <text:p>2006</text:p>
          </table:table-cell>
          <table:table-cell office:value-type="string">
            <text:p>Action</text:p>
          </table:table-cell>
          <table:table-cell office:value-type="string">
            <text:p>ESRB - E10+ (Everyone 10+)</text:p>
          </table:table-cell>
          <table:table-cell office:value-type="string">
            <text:p>1-6 Players</text:p>
          </table:table-cell>
          <table:table-cell office:value-type="string">
            <text:p>3.5</text:p>
          </table:table-cell>
          <table:table-cell table:number-columns-repeated="1014"/>
        </table:table-row>
        <table:table-row table:style-name="ro1">
          <table:table-cell office:value-type="string">
            <text:p>SOCOM - U.S. Navy Seals - Fireteam Bravo (USA)</text:p>
          </table:table-cell>
          <table:table-cell office:value-type="string">
            <text:p>SOCOM - U.S. Navy Seals - Fireteam Bravo </text:p>
          </table:table-cell>
          <table:table-cell office:value-type="string">
            <text:p>Zipper Interactive</text:p>
          </table:table-cell>
          <table:table-cell office:value-type="string">
            <text:p>Sony Computer Entertainment America, Inc</text:p>
          </table:table-cell>
          <table:table-cell office:value-type="float" office:value="2005">
            <text:p>2005</text:p>
          </table:table-cell>
          <table:table-cell office:value-type="string">
            <text:p>Shooter</text:p>
          </table:table-cell>
          <table:table-cell office:value-type="string">
            <text:p>ESRB - M (Mature)</text:p>
          </table:table-cell>
          <table:table-cell office:value-type="string">
            <text:p>1-16 Players</text:p>
          </table:table-cell>
          <table:table-cell office:value-type="string">
            <text:p>3.8</text:p>
          </table:table-cell>
          <table:table-cell table:number-columns-repeated="1014"/>
        </table:table-row>
        <table:table-row table:style-name="ro1">
          <table:table-cell office:value-type="string">
            <text:p>SOCOM - U.S. Navy Seals - Fireteam Bravo 2 (USA)</text:p>
          </table:table-cell>
          <table:table-cell office:value-type="string">
            <text:p>SOCOM - U.S. Navy Seals - Fireteam Bravo 2 </text:p>
          </table:table-cell>
          <table:table-cell office:value-type="string">
            <text:p>Zipper Interactive</text:p>
          </table:table-cell>
          <table:table-cell office:value-type="string">
            <text:p>Sony Computer Entertainment America, Inc</text:p>
          </table:table-cell>
          <table:table-cell office:value-type="float" office:value="2006">
            <text:p>2006</text:p>
          </table:table-cell>
          <table:table-cell office:value-type="string">
            <text:p>Shooter</text:p>
          </table:table-cell>
          <table:table-cell office:value-type="string">
            <text:p>ESRB - T (Teen)</text:p>
          </table:table-cell>
          <table:table-cell office:value-type="string">
            <text:p>1-16 Players</text:p>
          </table:table-cell>
          <table:table-cell office:value-type="string">
            <text:p>4.0</text:p>
          </table:table-cell>
          <table:table-cell table:number-columns-repeated="1014"/>
        </table:table-row>
        <table:table-row table:style-name="ro1">
          <table:table-cell office:value-type="string">
            <text:p>SOCOM - U.S. Navy Seals - Fireteam Bravo 3 (USA)</text:p>
          </table:table-cell>
          <table:table-cell office:value-type="string">
            <text:p>SOCOM - U.S. Navy Seals - Fireteam Bravo 3 </text:p>
          </table:table-cell>
          <table:table-cell office:value-type="string">
            <text:p>Slant Six</text:p>
          </table:table-cell>
          <table:table-cell office:value-type="string">
            <text:p>Sony Computer Entertainment America, Inc</text:p>
          </table:table-cell>
          <table:table-cell office:value-type="float" office:value="2010">
            <text:p>2010</text:p>
          </table:table-cell>
          <table:table-cell office:value-type="string">
            <text:p>Shooter</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SOCOM - U.S. Navy Seals - Tactical Strike (USA)</text:p>
          </table:table-cell>
          <table:table-cell office:value-type="string">
            <text:p>SOCOM - U.S. Navy Seals - Tactical Strike </text:p>
          </table:table-cell>
          <table:table-cell office:value-type="string">
            <text:p>Slant Six</text:p>
          </table:table-cell>
          <table:table-cell office:value-type="string">
            <text:p>Sony Computer Entertainment America, Inc</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Sonic Rivals (USA)</text:p>
          </table:table-cell>
          <table:table-cell office:value-type="string">
            <text:p>Sonic Rivals </text:p>
          </table:table-cell>
          <table:table-cell office:value-type="string">
            <text:p>Backbone Entertainment</text:p>
          </table:table-cell>
          <table:table-cell office:value-type="string">
            <text:p>SEGA Corporation</text:p>
          </table:table-cell>
          <table:table-cell office:value-type="float" office:value="2006">
            <text:p>2006</text:p>
          </table:table-cell>
          <table:table-cell office:value-type="string">
            <text:p>Action</text:p>
          </table:table-cell>
          <table:table-cell office:value-type="string">
            <text:p>ESRB - E (Everyone)</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Sonic Rivals 2 (USA)</text:p>
          </table:table-cell>
          <table:table-cell office:value-type="string">
            <text:p>Sonic Rivals 2 </text:p>
          </table:table-cell>
          <table:table-cell office:value-type="string">
            <text:p>Backbone Entertainment</text:p>
          </table:table-cell>
          <table:table-cell office:value-type="string">
            <text:p>SEGA Corporation</text:p>
          </table:table-cell>
          <table:table-cell office:value-type="float" office:value="2007">
            <text:p>2007</text:p>
          </table:table-cell>
          <table:table-cell office:value-type="string">
            <text:p>Action</text:p>
          </table:table-cell>
          <table:table-cell office:value-type="string">
            <text:p>ESRB - E (Everyon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Soreyuke! Burunyan-Man Portable (Japan)</text:p>
          </table:table-cell>
          <table:table-cell office:value-type="string">
            <text:p>Soreyuke! Burunyan-Man Portable </text:p>
          </table:table-cell>
          <table:table-cell table:number-columns-repeated="2" office:value-type="string">
            <text:p>Alchemist</text:p>
          </table:table-cell>
          <table:table-cell office:value-type="float" office:value="2012">
            <text:p>2012</text:p>
          </table:table-cell>
          <table:table-cell office:value-type="string">
            <text:p>Shoot-'Em-Up</text:p>
          </table:table-cell>
          <table:table-cell office:value-type="string">
            <text:p>ESRB - M (Matur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Soul Eater - Battle Resonance (Japan)</text:p>
          </table:table-cell>
          <table:table-cell office:value-type="string">
            <text:p>Soul Eater - Battle Resonance </text:p>
          </table:table-cell>
          <table:table-cell office:value-type="string">
            <text:p>BEC Co., Ltd.</text:p>
          </table:table-cell>
          <table:table-cell office:value-type="string">
            <text:p>Bandai Namco Games</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Soulcalibur - Broken Destiny (USA)</text:p>
          </table:table-cell>
          <table:table-cell office:value-type="string">
            <text:p>Soulcalibur - Broken Destiny </text:p>
          </table:table-cell>
          <table:table-cell office:value-type="string">
            <text:p>Bandai Namco Games</text:p>
          </table:table-cell>
          <table:table-cell office:value-type="string">
            <text:p>Namco Bandai Games</text:p>
          </table:table-cell>
          <table:table-cell office:value-type="float" office:value="2009">
            <text:p>2009</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pace Invaders Evolution (Europe)</text:p>
          </table:table-cell>
          <table:table-cell office:value-type="string">
            <text:p>Space Invaders Evolution </text:p>
          </table:table-cell>
          <table:table-cell office:value-type="string">
            <text:p>Marvelous</text:p>
          </table:table-cell>
          <table:table-cell office:value-type="string">
            <text:p>Rising Star Games</text:p>
          </table:table-cell>
          <table:table-cell office:value-type="float" office:value="2006">
            <text:p>2006</text:p>
          </table:table-cell>
          <table:table-cell office:value-type="string">
            <text:p>Shooter</text:p>
          </table:table-cell>
          <table:table-cell office:value-type="string">
            <text:p>ESRB - K-A (Kids to Adults)</text:p>
          </table:table-cell>
          <table:table-cell office:value-type="string">
            <text:p>1-4 Players</text:p>
          </table:table-cell>
          <table:table-cell office:value-type="string">
            <text:p>2.3</text:p>
          </table:table-cell>
          <table:table-cell table:number-columns-repeated="1014"/>
        </table:table-row>
        <table:table-row table:style-name="ro1">
          <table:table-cell office:value-type="string">
            <text:p>Space Invaders Extreme (USA)</text:p>
          </table:table-cell>
          <table:table-cell office:value-type="string">
            <text:p>Space Invaders Extreme </text:p>
          </table:table-cell>
          <table:table-cell office:value-type="string">
            <text:p>Taito Corporation</text:p>
          </table:table-cell>
          <table:table-cell office:value-type="string">
            <text:p>Square Enix Co., Ltd.</text:p>
          </table:table-cell>
          <table:table-cell office:value-type="float" office:value="2008">
            <text:p>2008</text:p>
          </table:table-cell>
          <table:table-cell office:value-type="string">
            <text:p>Shooter</text:p>
          </table:table-cell>
          <table:table-cell office:value-type="string">
            <text:p>ESRB - E (Everyon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Space Invaders Pocket (Japan)</text:p>
          </table:table-cell>
          <table:table-cell office:value-type="string">
            <text:p>Space Invaders Pocket </text:p>
          </table:table-cell>
          <table:table-cell table:number-columns-repeated="2" office:value-type="string">
            <text:p>Taito Corporation</text:p>
          </table:table-cell>
          <table:table-cell office:value-type="float" office:value="2005">
            <text:p>2005</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Spectral Souls - Resurrection of the Ethereal Empires (USA)</text:p>
          </table:table-cell>
          <table:table-cell office:value-type="string">
            <text:p>Spectral Souls - Resurrection of the Ethereal Empires </text:p>
          </table:table-cell>
          <table:table-cell office:value-type="string">
            <text:p>Neverland Co., Ltd.</text:p>
          </table:table-cell>
          <table:table-cell office:value-type="string">
            <text:p>NIS America</text:p>
          </table:table-cell>
          <table:table-cell office:value-type="float" office:value="2006">
            <text:p>2006</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pectral vs Generation (Europe)</text:p>
          </table:table-cell>
          <table:table-cell office:value-type="string">
            <text:p>Spectral vs Generation </text:p>
          </table:table-cell>
          <table:table-cell office:value-type="string">
            <text:p>Idea Factory</text:p>
          </table:table-cell>
          <table:table-cell office:value-type="string">
            <text:p>Midas Interactive Entertainment</text:p>
          </table:table-cell>
          <table:table-cell office:value-type="float" office:value="2007">
            <text:p>2007</text:p>
          </table:table-cell>
          <table:table-cell office:value-type="string">
            <text:p>Fighter</text:p>
          </table:table-cell>
          <table:table-cell office:value-type="string">
            <text:p>ESRB - T (Teen)</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Spelling Challenges and More! (USA)</text:p>
          </table:table-cell>
          <table:table-cell office:value-type="string">
            <text:p>Spelling Challenges and More! </text:p>
          </table:table-cell>
          <table:table-cell office:value-type="string">
            <text:p>Supersonic Software</text:p>
          </table:table-cell>
          <table:table-cell office:value-type="string">
            <text:p>Crave Entertainment, Inc.</text:p>
          </table:table-cell>
          <table:table-cell office:value-type="float" office:value="2007">
            <text:p>2007</text:p>
          </table:table-cell>
          <table:table-cell office:value-type="string">
            <text:p>Game Show</text:p>
          </table:table-cell>
          <table:table-cell office:value-type="string">
            <text:p>ESRB - E (Everyone)</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Spider-Man - Friend or Foe (USA)</text:p>
          </table:table-cell>
          <table:table-cell office:value-type="string">
            <text:p>Spider-Man - Friend or Foe </text:p>
          </table:table-cell>
          <table:table-cell office:value-type="string">
            <text:p>Artificial Mind and Movement</text:p>
          </table:table-cell>
          <table:table-cell office:value-type="string">
            <text:p>Activision, Inc.</text:p>
          </table:table-cell>
          <table:table-cell office:value-type="float" office:value="2007">
            <text:p>2007</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Spider-Man - Web of Shadows (USA)</text:p>
          </table:table-cell>
          <table:table-cell office:value-type="string">
            <text:p>Spider-Man - Web of Shadows </text:p>
          </table:table-cell>
          <table:table-cell office:value-type="string">
            <text:p>Shaba Games</text:p>
          </table:table-cell>
          <table:table-cell office:value-type="string">
            <text:p>Activision, Inc.</text:p>
          </table:table-cell>
          <table:table-cell office:value-type="float" office:value="2008">
            <text:p>2008</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Spider-Man 2 (USA)</text:p>
          </table:table-cell>
          <table:table-cell office:value-type="string">
            <text:p>Spider-Man 2 </text:p>
          </table:table-cell>
          <table:table-cell office:value-type="string">
            <text:p>Vicarious Visions</text:p>
          </table:table-cell>
          <table:table-cell office:value-type="string">
            <text:p>Activision, Inc.</text:p>
          </table:table-cell>
          <table:table-cell office:value-type="float" office:value="2005">
            <text:p>2005</text:p>
          </table:table-cell>
          <table:table-cell office:value-type="string">
            <text:p>Action</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Spider-Man 3 (USA)</text:p>
          </table:table-cell>
          <table:table-cell office:value-type="string">
            <text:p>Spider-Man 3 </text:p>
          </table:table-cell>
          <table:table-cell office:value-type="string">
            <text:p>Treyarch</text:p>
          </table:table-cell>
          <table:table-cell office:value-type="string">
            <text:p>Activision, Inc.</text:p>
          </table:table-cell>
          <table:table-cell office:value-type="float" office:value="2007">
            <text:p>2007</text:p>
          </table:table-cell>
          <table:table-cell office:value-type="string">
            <text:p>Platform</text:p>
          </table:table-cell>
          <table:table-cell office:value-type="string">
            <text:p>ESRB - T (Teen)</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Split-Second (USA)</text:p>
          </table:table-cell>
          <table:table-cell office:value-type="string">
            <text:p>Split-Second </text:p>
          </table:table-cell>
          <table:table-cell office:value-type="string">
            <text:p>Black Rock Studio</text:p>
          </table:table-cell>
          <table:table-cell office:value-type="string">
            <text:p>Disney Interactive Studios</text:p>
          </table:table-cell>
          <table:table-cell office:value-type="float" office:value="2010">
            <text:p>2010</text:p>
          </table:table-cell>
          <table:table-cell office:value-type="string">
            <text:p>Driving</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pongeBob SquarePants - The Yellow Avenger (USA)</text:p>
          </table:table-cell>
          <table:table-cell office:value-type="string">
            <text:p>SpongeBob SquarePants - The Yellow Avenger </text:p>
          </table:table-cell>
          <table:table-cell office:value-type="string">
            <text:p>Tantalus Interactive</text:p>
          </table:table-cell>
          <table:table-cell office:value-type="string">
            <text:p>THQ inc</text:p>
          </table:table-cell>
          <table:table-cell office:value-type="float" office:value="2006">
            <text:p>2006</text:p>
          </table:table-cell>
          <table:table-cell office:value-type="string">
            <text:p>Action</text:p>
          </table:table-cell>
          <table:table-cell office:value-type="string">
            <text:p>ESRB - E (Everyone)</text:p>
          </table:table-cell>
          <table:table-cell office:value-type="string">
            <text:p>1-2 Players</text:p>
          </table:table-cell>
          <table:table-cell office:value-type="string">
            <text:p>2.9</text:p>
          </table:table-cell>
          <table:table-cell table:number-columns-repeated="1014"/>
        </table:table-row>
        <table:table-row table:style-name="ro1">
          <table:table-cell office:value-type="string">
            <text:p>SpongeBob's Truth or Square (USA)</text:p>
          </table:table-cell>
          <table:table-cell office:value-type="string">
            <text:p>SpongeBob's Truth or Square </text:p>
          </table:table-cell>
          <table:table-cell office:value-type="string">
            <text:p>Heavy Iron Studios</text:p>
          </table:table-cell>
          <table:table-cell office:value-type="string">
            <text:p>THQ inc</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SSX - On Tour (USA)</text:p>
          </table:table-cell>
          <table:table-cell office:value-type="string">
            <text:p>SSX - On Tour </text:p>
          </table:table-cell>
          <table:table-cell office:value-type="string">
            <text:p>EA Montreal</text:p>
          </table:table-cell>
          <table:table-cell office:value-type="string">
            <text:p>EA Sports Big</text:p>
          </table:table-cell>
          <table:table-cell office:value-type="float" office:value="2005">
            <text:p>2005</text:p>
          </table:table-cell>
          <table:table-cell office:value-type="string">
            <text:p>Sports/Snowboarding</text:p>
          </table:table-cell>
          <table:table-cell office:value-type="string">
            <text:p>ESRB - E (Everyone)</text:p>
          </table:table-cell>
          <table:table-cell office:value-type="string">
            <text:p>1-4 Players</text:p>
          </table:table-cell>
          <table:table-cell office:value-type="string">
            <text:p>3.4</text:p>
          </table:table-cell>
          <table:table-cell table:number-columns-repeated="1014"/>
        </table:table-row>
        <table:table-row table:style-name="ro1">
          <table:table-cell office:value-type="string">
            <text:p>Stacked with Daniel Negreanu (USA)</text:p>
          </table:table-cell>
          <table:table-cell office:value-type="string">
            <text:p>Stacked with Daniel Negreanu </text:p>
          </table:table-cell>
          <table:table-cell office:value-type="string">
            <text:p>3G Studios</text:p>
          </table:table-cell>
          <table:table-cell office:value-type="string">
            <text:p>Myelin Media</text:p>
          </table:table-cell>
          <table:table-cell office:value-type="float" office:value="2006">
            <text:p>2006</text:p>
          </table:table-cell>
          <table:table-cell office:value-type="string">
            <text:p>Casino</text:p>
          </table:table-cell>
          <table:table-cell office:value-type="string">
            <text:p>ESRB - T (Teen)</text:p>
          </table:table-cell>
          <table:table-cell office:value-type="string">
            <text:p>1 Player</text:p>
          </table:table-cell>
          <table:table-cell office:value-type="string">
            <text:p>1.5</text:p>
          </table:table-cell>
          <table:table-cell table:number-columns-repeated="1014"/>
        </table:table-row>
        <table:table-row table:style-name="ro1">
          <table:table-cell office:value-type="string">
            <text:p>Star Ocean - First Departure (USA)</text:p>
          </table:table-cell>
          <table:table-cell office:value-type="string">
            <text:p>Star Ocean - First Departure </text:p>
          </table:table-cell>
          <table:table-cell office:value-type="string">
            <text:p>Tose Co., Ltd.</text:p>
          </table:table-cell>
          <table:table-cell office:value-type="string">
            <text:p>Square Enix Co., Ltd.</text:p>
          </table:table-cell>
          <table:table-cell office:value-type="float" office:value="2008">
            <text:p>2008</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Star Ocean - Second Evolution (USA)</text:p>
          </table:table-cell>
          <table:table-cell office:value-type="string">
            <text:p>Star Ocean - Second Evolution </text:p>
          </table:table-cell>
          <table:table-cell office:value-type="string">
            <text:p>Tose Co., Ltd.</text:p>
          </table:table-cell>
          <table:table-cell office:value-type="string">
            <text:p>Square Enix Co., Ltd.</text:p>
          </table:table-cell>
          <table:table-cell office:value-type="float" office:value="2009">
            <text:p>2009</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Star Soldier (Japan)</text:p>
          </table:table-cell>
          <table:table-cell office:value-type="string">
            <text:p>Star Soldier </text:p>
          </table:table-cell>
          <table:table-cell table:number-columns-repeated="2" office:value-type="string">
            <text:p>Hudson</text:p>
          </table:table-cell>
          <table:table-cell office:value-type="float" office:value="2005">
            <text:p>2005</text:p>
          </table:table-cell>
          <table:table-cell office:value-type="string">
            <text:p>Shoot-'Em-Up</text:p>
          </table:table-cell>
          <table:table-cell office:value-type="string">
            <text:p>ESRB - E (Everyon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Star Trek - Tactical Assault (USA)</text:p>
          </table:table-cell>
          <table:table-cell office:value-type="string">
            <text:p>Star Trek - Tactical Assault </text:p>
          </table:table-cell>
          <table:table-cell office:value-type="string">
            <text:p>Quicksilver Software, Inc</text:p>
          </table:table-cell>
          <table:table-cell office:value-type="string">
            <text:p>Bethesda Softworks</text:p>
          </table:table-cell>
          <table:table-cell office:value-type="float" office:value="2006">
            <text:p>2006</text:p>
          </table:table-cell>
          <table:table-cell office:value-type="string">
            <text:p>Strategy</text:p>
          </table:table-cell>
          <table:table-cell office:value-type="string">
            <text:p>ESRB - E (Everyone)</text:p>
          </table:table-cell>
          <table:table-cell office:value-type="string">
            <text:p>1-2 Players</text:p>
          </table:table-cell>
          <table:table-cell office:value-type="string">
            <text:p>3.2</text:p>
          </table:table-cell>
          <table:table-cell table:number-columns-repeated="1014"/>
        </table:table-row>
        <table:table-row table:style-name="ro1">
          <table:table-cell office:value-type="string">
            <text:p>Star Wars - Battlefront II (USA)</text:p>
          </table:table-cell>
          <table:table-cell office:value-type="string">
            <text:p>Star Wars - Battlefront II </text:p>
          </table:table-cell>
          <table:table-cell office:value-type="string">
            <text:p>Savage Entertainment</text:p>
          </table:table-cell>
          <table:table-cell office:value-type="string">
            <text:p>LucasArts</text:p>
          </table:table-cell>
          <table:table-cell office:value-type="float" office:value="2005">
            <text:p>2005</text:p>
          </table:table-cell>
          <table:table-cell office:value-type="string">
            <text:p>Shooter</text:p>
          </table:table-cell>
          <table:table-cell office:value-type="string">
            <text:p>ESRB - T (Teen)</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Star Wars - Lethal Alliance (USA)</text:p>
          </table:table-cell>
          <table:table-cell office:value-type="string">
            <text:p>Star Wars - Lethal Alliance </text:p>
          </table:table-cell>
          <table:table-cell office:value-type="string">
            <text:p>Ubisoft Montreal</text:p>
          </table:table-cell>
          <table:table-cell office:value-type="string">
            <text:p>Ubisoft</text:p>
          </table:table-cell>
          <table:table-cell office:value-type="float" office:value="2006">
            <text:p>2006</text:p>
          </table:table-cell>
          <table:table-cell office:value-type="string">
            <text:p>Action</text:p>
          </table:table-cell>
          <table:table-cell office:value-type="string">
            <text:p>ESRB - T (Teen)</text:p>
          </table:table-cell>
          <table:table-cell office:value-type="string">
            <text:p>1-4 Players</text:p>
          </table:table-cell>
          <table:table-cell office:value-type="string">
            <text:p>3.2</text:p>
          </table:table-cell>
          <table:table-cell table:number-columns-repeated="1014"/>
        </table:table-row>
        <table:table-row table:style-name="ro1">
          <table:table-cell office:value-type="string">
            <text:p>Star Wars - The Clone Wars - Republic Heroes (USA)</text:p>
          </table:table-cell>
          <table:table-cell office:value-type="string">
            <text:p>Star Wars - The Clone Wars - Republic Heroes </text:p>
          </table:table-cell>
          <table:table-cell table:number-columns-repeated="2" office:value-type="string">
            <text:p>LucasArts</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Star Wars - The Force Unleashed (USA)</text:p>
          </table:table-cell>
          <table:table-cell office:value-type="string">
            <text:p>Star Wars - The Force Unleashed </text:p>
          </table:table-cell>
          <table:table-cell office:value-type="string">
            <text:p>Krome Studios</text:p>
          </table:table-cell>
          <table:table-cell office:value-type="string">
            <text:p>LucasArts</text:p>
          </table:table-cell>
          <table:table-cell office:value-type="float" office:value="2008">
            <text:p>2008</text:p>
          </table:table-cell>
          <table:table-cell office:value-type="string">
            <text:p>Action</text:p>
          </table:table-cell>
          <table:table-cell office:value-type="string">
            <text:p>ESRB - T (Teen)</text:p>
          </table:table-cell>
          <table:table-cell office:value-type="string">
            <text:p>1-4 Players</text:p>
          </table:table-cell>
          <table:table-cell office:value-type="string">
            <text:p>4.0</text:p>
          </table:table-cell>
          <table:table-cell table:number-columns-repeated="1014"/>
        </table:table-row>
        <table:table-row table:style-name="ro1">
          <table:table-cell office:value-type="string">
            <text:p>Star Wars Battlefront - Elite Squadron (USA)</text:p>
          </table:table-cell>
          <table:table-cell office:value-type="string">
            <text:p>Star Wars Battlefront - Elite Squadron </text:p>
          </table:table-cell>
          <table:table-cell office:value-type="string">
            <text:p>Savage Entertainment</text:p>
          </table:table-cell>
          <table:table-cell office:value-type="string">
            <text:p>LucasArts</text:p>
          </table:table-cell>
          <table:table-cell office:value-type="float" office:value="2009">
            <text:p>2009</text:p>
          </table:table-cell>
          <table:table-cell office:value-type="string">
            <text:p>Shooter</text:p>
          </table:table-cell>
          <table:table-cell office:value-type="string">
            <text:p>ESRB - T (Teen)</text:p>
          </table:table-cell>
          <table:table-cell office:value-type="string">
            <text:p>1-16 Players</text:p>
          </table:table-cell>
          <table:table-cell office:value-type="string">
            <text:p>3.9</text:p>
          </table:table-cell>
          <table:table-cell table:number-columns-repeated="1014"/>
        </table:table-row>
        <table:table-row table:style-name="ro1">
          <table:table-cell office:value-type="string">
            <text:p>Star Wars Battlefront - Renegade Squadron (USA)</text:p>
          </table:table-cell>
          <table:table-cell office:value-type="string">
            <text:p>Star Wars Battlefront - Renegade Squadron </text:p>
          </table:table-cell>
          <table:table-cell office:value-type="string">
            <text:p>Rebellion</text:p>
          </table:table-cell>
          <table:table-cell office:value-type="string">
            <text:p>LucasArts</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16 Players</text:p>
          </table:table-cell>
          <table:table-cell office:value-type="string">
            <text:p>3.8</text:p>
          </table:table-cell>
          <table:table-cell table:number-columns-repeated="1014"/>
        </table:table-row>
        <table:table-row table:style-name="ro1">
          <table:table-cell office:value-type="string">
            <text:p>StateShift (USA)</text:p>
          </table:table-cell>
          <table:table-cell office:value-type="string">
            <text:p>StateShift </text:p>
          </table:table-cell>
          <table:table-cell office:value-type="string">
            <text:p>Midas Interactive Entertainment</text:p>
          </table:table-cell>
          <table:table-cell office:value-type="string">
            <text:p>Conspiracy Entertainment</text:p>
          </table:table-cell>
          <table:table-cell office:value-type="float" office:value="2009">
            <text:p>2009</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Steambot Chronicles - Battle Tournament (USA)</text:p>
          </table:table-cell>
          <table:table-cell office:value-type="string">
            <text:p>Steambot Chronicles - Battle Tournament </text:p>
          </table:table-cell>
          <table:table-cell office:value-type="string">
            <text:p>Irem</text:p>
          </table:table-cell>
          <table:table-cell office:value-type="string">
            <text:p>Atlus U.S.A., Inc.</text:p>
          </table:table-cell>
          <table:table-cell office:value-type="float" office:value="2009">
            <text:p>2009</text:p>
          </table:table-cell>
          <table:table-cell office:value-type="string">
            <text:p>Fighter</text:p>
          </table:table-cell>
          <table:table-cell office:value-type="string">
            <text:p>ESRB - E10+ (Everyone 10+)</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Steel Horizon (USA)</text:p>
          </table:table-cell>
          <table:table-cell office:value-type="string">
            <text:p>Steel Horizon </text:p>
          </table:table-cell>
          <table:table-cell table:number-columns-repeated="2" office:value-type="string">
            <text:p>Konami Corporation</text:p>
          </table:table-cell>
          <table:table-cell office:value-type="float" office:value="2007">
            <text:p>2007</text:p>
          </table:table-cell>
          <table:table-cell office:value-type="string">
            <text:p>Strategy</text:p>
          </table:table-cell>
          <table:table-cell office:value-type="string">
            <text:p>ESRB - E10+ (Everyone 10+)</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Street Cricket Champions (India)</text:p>
          </table:table-cell>
          <table:table-cell office:value-type="string">
            <text:p>Street Cricket Champions </text:p>
          </table:table-cell>
          <table:table-cell office:value-type="string">
            <text:p>Trine Games</text:p>
          </table:table-cell>
          <table:table-cell office:value-type="string">
            <text:p>Sony Computer Entertainment Europe </text:p>
          </table:table-cell>
          <table:table-cell office:value-type="float" office:value="2010">
            <text:p>2010</text:p>
          </table:table-cell>
          <table:table-cell office:value-type="string">
            <text:p>Sports/Cricket</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Street Cricket Champions 2 (India)</text:p>
          </table:table-cell>
          <table:table-cell office:value-type="string">
            <text:p>Street Cricket Champions 2 </text:p>
          </table:table-cell>
          <table:table-cell office:value-type="string">
            <text:p>Trine Games</text:p>
          </table:table-cell>
          <table:table-cell office:value-type="string">
            <text:p>Sony Computer Entertainment Europe </text:p>
          </table:table-cell>
          <table:table-cell office:value-type="float" office:value="2012">
            <text:p>2012</text:p>
          </table:table-cell>
          <table:table-cell office:value-type="string">
            <text:p>Sports/Cricket</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Street Fighter Alpha 3 Max (USA)</text:p>
          </table:table-cell>
          <table:table-cell office:value-type="string">
            <text:p>Street Fighter Alpha 3 Max </text:p>
          </table:table-cell>
          <table:table-cell table:number-columns-repeated="2" office:value-type="string">
            <text:p>Capcom Co., Ltd.</text:p>
          </table:table-cell>
          <table:table-cell office:value-type="float" office:value="2006">
            <text:p>2006</text:p>
          </table:table-cell>
          <table:table-cell office:value-type="string">
            <text:p>Fighter</text:p>
          </table:table-cell>
          <table:table-cell office:value-type="string">
            <text:p>ESRB - T (Teen)</text:p>
          </table:table-cell>
          <table:table-cell office:value-type="string">
            <text:p>1-8 Players</text:p>
          </table:table-cell>
          <table:table-cell office:value-type="string">
            <text:p>4.1</text:p>
          </table:table-cell>
          <table:table-cell table:number-columns-repeated="1014"/>
        </table:table-row>
        <table:table-row table:style-name="ro1">
          <table:table-cell office:value-type="string">
            <text:p>Street Riders (Europe)</text:p>
          </table:table-cell>
          <table:table-cell office:value-type="string">
            <text:p>Street Riders </text:p>
          </table:table-cell>
          <table:table-cell office:value-type="string">
            <text:p>Virtuos</text:p>
          </table:table-cell>
          <table:table-cell office:value-type="string">
            <text:p>Ubisoft</text:p>
          </table:table-cell>
          <table:table-cell office:value-type="float" office:value="2006">
            <text:p>2006</text:p>
          </table:table-cell>
          <table:table-cell office:value-type="string">
            <text:p>Driving</text:p>
          </table:table-cell>
          <table:table-cell office:value-type="string">
            <text:p>ESRB - M (Mature)</text:p>
          </table:table-cell>
          <table:table-cell office:value-type="string">
            <text:p>1-8 Players</text:p>
          </table:table-cell>
          <table:table-cell office:value-type="string">
            <text:p>2.7</text:p>
          </table:table-cell>
          <table:table-cell table:number-columns-repeated="1014"/>
        </table:table-row>
        <table:table-row table:style-name="ro1">
          <table:table-cell office:value-type="string">
            <text:p>Street Supremacy (USA)</text:p>
          </table:table-cell>
          <table:table-cell office:value-type="string">
            <text:p>Street Supremacy </text:p>
          </table:table-cell>
          <table:table-cell office:value-type="string">
            <text:p>Genki</text:p>
          </table:table-cell>
          <table:table-cell office:value-type="string">
            <text:p>Konami Corporation</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StreetKix - Freestyle (USA)</text:p>
          </table:table-cell>
          <table:table-cell office:value-type="string">
            <text:p>StreetKix - Freestyle </text:p>
          </table:table-cell>
          <table:table-cell office:value-type="string">
            <text:p>Ilusis Interactive Graphics</text:p>
          </table:table-cell>
          <table:table-cell office:value-type="string">
            <text:p>Hoplite Research</text:p>
          </table:table-cell>
          <table:table-cell office:value-type="float" office:value="2014">
            <text:p>2014</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2.0</text:p>
          </table:table-cell>
          <table:table-cell table:number-columns-repeated="1014"/>
        </table:table-row>
        <table:table-row table:style-name="ro1">
          <table:table-cell office:value-type="string">
            <text:p>Strike Witches - Hakugin no Tsubasa (Japan)</text:p>
          </table:table-cell>
          <table:table-cell office:value-type="string">
            <text:p>Strike Witches - Hakugin no Tsubasa </text:p>
          </table:table-cell>
          <table:table-cell table:number-columns-repeated="2" office:value-type="string">
            <text:p>CyberFront</text:p>
          </table:table-cell>
          <table:table-cell office:value-type="float" office:value="2012">
            <text:p>2012</text:p>
          </table:table-cell>
          <table:table-cell office:value-type="string">
            <text:p>Shoot-'Em-Up</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Strikers 1945 Plus (USA)</text:p>
          </table:table-cell>
          <table:table-cell office:value-type="string">
            <text:p>Strikers 1945 Plus </text:p>
          </table:table-cell>
          <table:table-cell office:value-type="string">
            <text:p>Arc System Works</text:p>
          </table:table-cell>
          <table:table-cell office:value-type="string">
            <text:p>PM Studios Inc.</text:p>
          </table:table-cell>
          <table:table-cell office:value-type="float" office:value="2009">
            <text:p>2009</text:p>
          </table:table-cell>
          <table:table-cell office:value-type="string">
            <text:p>Shoot-'Em-Up</text:p>
          </table:table-cell>
          <table:table-cell office:value-type="string">
            <text:p>ESRB - E (Everyon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Sudoku (Japan)</text:p>
          </table:table-cell>
          <table:table-cell office:value-type="string">
            <text:p>Sudoku </text:p>
          </table:table-cell>
          <table:table-cell table:number-columns-repeated="2" office:value-type="string">
            <text:p>Hudson</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Summon Night 3 (Japan)</text:p>
          </table:table-cell>
          <table:table-cell office:value-type="string">
            <text:p>Summon Night 3 </text:p>
          </table:table-cell>
          <table:table-cell office:value-type="string">
            <text:p>Felistella</text:p>
          </table:table-cell>
          <table:table-cell office:value-type="string">
            <text:p>Bandai Namco Games</text:p>
          </table:table-cell>
          <table:table-cell office:value-type="float" office:value="2012">
            <text:p>2012</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Summon Night 4 (Japan)</text:p>
          </table:table-cell>
          <table:table-cell office:value-type="string">
            <text:p>Summon Night 4 </text:p>
          </table:table-cell>
          <table:table-cell office:value-type="string">
            <text:p>Felistella</text:p>
          </table:table-cell>
          <table:table-cell office:value-type="string">
            <text:p>Bandai Namco Games</text:p>
          </table:table-cell>
          <table:table-cell office:value-type="float" office:value="2012">
            <text:p>2012</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Summon Night 5 (Japan)</text:p>
          </table:table-cell>
          <table:table-cell office:value-type="string">
            <text:p>Summon Night 5 </text:p>
          </table:table-cell>
          <table:table-cell office:value-type="string">
            <text:p>Felistella</text:p>
          </table:table-cell>
          <table:table-cell office:value-type="string">
            <text:p>GAIJINWORKS</text:p>
          </table:table-cell>
          <table:table-cell office:value-type="float" office:value="2013">
            <text:p>2013</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Sunday Vs Magazine Shuuketsu! Choujou Daikessen (Japan)</text:p>
          </table:table-cell>
          <table:table-cell office:value-type="string">
            <text:p>Sunday Vs Magazine Shuuketsu! Choujou Daikessen </text:p>
          </table:table-cell>
          <table:table-cell table:number-columns-repeated="2" office:value-type="string">
            <text:p>Konami Corporation</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Super Collapse! 3 (USA)</text:p>
          </table:table-cell>
          <table:table-cell office:value-type="string">
            <text:p>Super Collapse! 3 </text:p>
          </table:table-cell>
          <table:table-cell office:value-type="string">
            <text:p>Mac Play</text:p>
          </table:table-cell>
          <table:table-cell office:value-type="string">
            <text:p>MumboJumbo</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Super Fruit Fall Deluxe Edition (Europe)</text:p>
          </table:table-cell>
          <table:table-cell office:value-type="string">
            <text:p>Super Fruit Fall Deluxe Edition </text:p>
          </table:table-cell>
          <table:table-cell table:number-columns-repeated="2" office:value-type="string">
            <text:p>System 3</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6</text:p>
          </table:table-cell>
          <table:table-cell table:number-columns-repeated="1014"/>
        </table:table-row>
        <table:table-row table:style-name="ro1">
          <table:table-cell office:value-type="string">
            <text:p>Super Hind (Europe)</text:p>
          </table:table-cell>
          <table:table-cell office:value-type="string">
            <text:p>Super Hind </text:p>
          </table:table-cell>
          <table:table-cell office:value-type="string">
            <text:p>Mountain Sheep</text:p>
          </table:table-cell>
          <table:table-cell office:value-type="string">
            <text:p>Virgin Play</text:p>
          </table:table-cell>
          <table:table-cell office:value-type="float" office:value="2008">
            <text:p>2008</text:p>
          </table:table-cell>
          <table:table-cell office:value-type="string">
            <text:p>Simulation</text:p>
          </table:table-cell>
          <table:table-cell office:value-type="string">
            <text:p>ESRB - K-A (Kids to Adults)</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Super Monkey Ball Adventure (USA)</text:p>
          </table:table-cell>
          <table:table-cell office:value-type="string">
            <text:p>Super Monkey Ball Adventure </text:p>
          </table:table-cell>
          <table:table-cell office:value-type="string">
            <text:p>TT Games</text:p>
          </table:table-cell>
          <table:table-cell office:value-type="string">
            <text:p>SEGA Corporation</text:p>
          </table:table-cell>
          <table:table-cell office:value-type="float" office:value="2006">
            <text:p>2006</text:p>
          </table:table-cell>
          <table:table-cell office:value-type="string">
            <text:p>Platform</text:p>
          </table:table-cell>
          <table:table-cell office:value-type="string">
            <text:p>ESRB - E (Everyone)</text:p>
          </table:table-cell>
          <table:table-cell office:value-type="string">
            <text:p>1-4 Players</text:p>
          </table:table-cell>
          <table:table-cell office:value-type="string">
            <text:p>3.7</text:p>
          </table:table-cell>
          <table:table-cell table:number-columns-repeated="1014"/>
        </table:table-row>
        <table:table-row table:style-name="ro1">
          <table:table-cell office:value-type="string">
            <text:p>Super Pocket Tennis (USA)</text:p>
          </table:table-cell>
          <table:table-cell office:value-type="string">
            <text:p>Super Pocket Tennis </text:p>
          </table:table-cell>
          <table:table-cell office:value-type="string">
            <text:p>HuneX</text:p>
          </table:table-cell>
          <table:table-cell office:value-type="string">
            <text:p>D3Publisher Inc.</text:p>
          </table:table-cell>
          <table:table-cell office:value-type="float" office:value="2009">
            <text:p>2009</text:p>
          </table:table-cell>
          <table:table-cell office:value-type="string">
            <text:p>Sports/Tennis</text:p>
          </table:table-cell>
          <table:table-cell office:value-type="string">
            <text:p>ESRB - E (Everyone)</text:p>
          </table:table-cell>
          <table:table-cell office:value-type="string">
            <text:p>1 Player</text:p>
          </table:table-cell>
          <table:table-cell office:value-type="string">
            <text:p>2.0</text:p>
          </table:table-cell>
          <table:table-cell table:number-columns-repeated="1014"/>
        </table:table-row>
        <table:table-row table:style-name="ro1">
          <table:table-cell office:value-type="string">
            <text:p>Super Stardust Portable (USA)</text:p>
          </table:table-cell>
          <table:table-cell office:value-type="string">
            <text:p>Super Stardust Portable </text:p>
          </table:table-cell>
          <table:table-cell office:value-type="string">
            <text:p>Housemarque</text:p>
          </table:table-cell>
          <table:table-cell office:value-type="string">
            <text:p>Sony Computer Entertainment America, Inc</text:p>
          </table:table-cell>
          <table:table-cell office:value-type="float" office:value="2008">
            <text:p>2008</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Surf's Up (USA)</text:p>
          </table:table-cell>
          <table:table-cell office:value-type="string">
            <text:p>Surf's Up </text:p>
          </table:table-cell>
          <table:table-cell office:value-type="string">
            <text:p>Ubisoft Montreal</text:p>
          </table:table-cell>
          <table:table-cell office:value-type="string">
            <text:p>Ubisoft</text:p>
          </table:table-cell>
          <table:table-cell office:value-type="float" office:value="2007">
            <text:p>2007</text:p>
          </table:table-cell>
          <table:table-cell office:value-type="string">
            <text:p>Sports/Surfing</text:p>
          </table:table-cell>
          <table:table-cell office:value-type="string">
            <text:p>ESRB - E10+ (Everyone 10+)</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Susume Tactics! (USA)</text:p>
          </table:table-cell>
          <table:table-cell office:value-type="string">
            <text:p>Susume Tactics! </text:p>
          </table:table-cell>
          <table:table-cell office:value-type="string">
            <text:p>RIZ Inc.</text:p>
          </table:table-cell>
          <table:table-cell office:value-type="string">
            <text:p>Tose Co., Ltd.</text:p>
          </table:table-cell>
          <table:table-cell office:value-type="float" office:value="2012">
            <text:p>2012</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SWAT - Target Liberty (USA)</text:p>
          </table:table-cell>
          <table:table-cell office:value-type="string">
            <text:p>SWAT - Target Liberty </text:p>
          </table:table-cell>
          <table:table-cell office:value-type="string">
            <text:p>3G Studios</text:p>
          </table:table-cell>
          <table:table-cell office:value-type="string">
            <text:p>Sierra Entertainment</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Sweet Fuse - At Your Side (USA)</text:p>
          </table:table-cell>
          <table:table-cell office:value-type="string">
            <text:p>Sweet Fuse - At Your Side </text:p>
          </table:table-cell>
          <table:table-cell office:value-type="string">
            <text:p>Idea Factory</text:p>
          </table:table-cell>
          <table:table-cell office:value-type="string">
            <text:p>Aksys Games</text:p>
          </table:table-cell>
          <table:table-cell office:value-type="float" office:value="2013">
            <text:p>2013</text:p>
          </table:table-cell>
          <table:table-cell office:value-type="string">
            <text:p>Adventure</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Syphon Filter - Combat Ops (USA)</text:p>
          </table:table-cell>
          <table:table-cell office:value-type="string">
            <text:p>Syphon Filter - Combat Ops </text:p>
          </table:table-cell>
          <table:table-cell office:value-type="string">
            <text:p>Sony Bend</text:p>
          </table:table-cell>
          <table:table-cell office:value-type="string">
            <text:p>Sony Computer Entertainment America, Inc</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Syphon Filter - Dark Mirror (USA)</text:p>
          </table:table-cell>
          <table:table-cell office:value-type="string">
            <text:p>Syphon Filter - Dark Mirror </text:p>
          </table:table-cell>
          <table:table-cell office:value-type="string">
            <text:p>Sony Bend</text:p>
          </table:table-cell>
          <table:table-cell office:value-type="string">
            <text:p>Sony Computer Entertainment America, Inc</text:p>
          </table:table-cell>
          <table:table-cell office:value-type="float" office:value="2006">
            <text:p>2006</text:p>
          </table:table-cell>
          <table:table-cell office:value-type="string">
            <text:p>Shooter</text:p>
          </table:table-cell>
          <table:table-cell office:value-type="string">
            <text:p>ESRB - M (Mature)</text:p>
          </table:table-cell>
          <table:table-cell office:value-type="string">
            <text:p>1-8 Players</text:p>
          </table:table-cell>
          <table:table-cell office:value-type="string">
            <text:p>4.1</text:p>
          </table:table-cell>
          <table:table-cell table:number-columns-repeated="1014"/>
        </table:table-row>
        <table:table-row table:style-name="ro1">
          <table:table-cell office:value-type="string">
            <text:p>Syphon Filter - Logan's Shadow (USA)</text:p>
          </table:table-cell>
          <table:table-cell office:value-type="string">
            <text:p>Syphon Filter - Logan's Shadow </text:p>
          </table:table-cell>
          <table:table-cell office:value-type="string">
            <text:p>Sony Bend</text:p>
          </table:table-cell>
          <table:table-cell office:value-type="string">
            <text:p>Sony Computer Entertainment America, Inc</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8 Players</text:p>
          </table:table-cell>
          <table:table-cell office:value-type="string">
            <text:p>4.1</text:p>
          </table:table-cell>
          <table:table-cell table:number-columns-repeated="1014"/>
        </table:table-row>
        <table:table-row table:style-name="ro1">
          <table:table-cell office:value-type="string">
            <text:p>T.A.C. Heroes - Big Red One (USA)</text:p>
          </table:table-cell>
          <table:table-cell office:value-type="string">
            <text:p>T.A.C. Heroes - Big Red One </text:p>
          </table:table-cell>
          <table:table-cell office:value-type="string">
            <text:p>Storm City Games</text:p>
          </table:table-cell>
          <table:table-cell office:value-type="string">
            <text:p>Hoplite Research</text:p>
          </table:table-cell>
          <table:table-cell office:value-type="float" office:value="2013">
            <text:p>2013</text:p>
          </table:table-cell>
          <table:table-cell office:value-type="string">
            <text:p>Action</text:p>
          </table:table-cell>
          <table:table-cell office:value-type="string">
            <text:p>ESRB - T (Teen)</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Tactics Ogre - Let Us Cling Together (USA)</text:p>
          </table:table-cell>
          <table:table-cell office:value-type="string">
            <text:p>Tactics Ogre - Let Us Cling Together </text:p>
          </table:table-cell>
          <table:table-cell office:value-type="string">
            <text:p>Square Enix</text:p>
          </table:table-cell>
          <table:table-cell office:value-type="string">
            <text:p>Square Enix Co., Ltd.</text:p>
          </table:table-cell>
          <table:table-cell office:value-type="float" office:value="2011">
            <text:p>2011</text:p>
          </table:table-cell>
          <table:table-cell office:value-type="string">
            <text:p>Strategy</text:p>
          </table:table-cell>
          <table:table-cell office:value-type="string">
            <text:p>ESRB - T (Teen)</text:p>
          </table:table-cell>
          <table:table-cell office:value-type="string">
            <text:p>1-2 Players</text:p>
          </table:table-cell>
          <table:table-cell office:value-type="string">
            <text:p>4.4</text:p>
          </table:table-cell>
          <table:table-cell table:number-columns-repeated="1014"/>
        </table:table-row>
        <table:table-row table:style-name="ro1">
          <table:table-cell office:value-type="string">
            <text:p>Taiko no Tatsujin Portable (Japan)</text:p>
          </table:table-cell>
          <table:table-cell office:value-type="string">
            <text:p>Taiko no Tatsujin Portable </text:p>
          </table:table-cell>
          <table:table-cell table:number-columns-repeated="2" office:value-type="string">
            <text:p>Namco Limited</text:p>
          </table:table-cell>
          <table:table-cell office:value-type="float" office:value="2005">
            <text:p>2005</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Taiko no Tatsujin Portable 2 (Japan)</text:p>
          </table:table-cell>
          <table:table-cell office:value-type="string">
            <text:p>Taiko no Tatsujin Portable 2 </text:p>
          </table:table-cell>
          <table:table-cell table:number-columns-repeated="2" office:value-type="string">
            <text:p>Bandai Namco Games</text:p>
          </table:table-cell>
          <table:table-cell office:value-type="float" office:value="2006">
            <text:p>2006</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Taiko no Tatsujin Portable DX (Japan)</text:p>
          </table:table-cell>
          <table:table-cell office:value-type="string">
            <text:p>Taiko no Tatsujin Portable DX </text:p>
          </table:table-cell>
          <table:table-cell table:number-columns-repeated="2" office:value-type="string">
            <text:p>Bandai Namco Games</text:p>
          </table:table-cell>
          <table:table-cell office:value-type="float" office:value="2011">
            <text:p>2011</text:p>
          </table:table-cell>
          <table:table-cell office:value-type="string">
            <text:p>Rhythm</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Taisen Chess (Japan)</text:p>
          </table:table-cell>
          <table:table-cell office:value-type="string">
            <text:p>Taisen Chess </text:p>
          </table:table-cell>
          <table:table-cell table:number-columns-repeated="2" office:value-type="string">
            <text:p>Best Media</text:p>
          </table:table-cell>
          <table:table-cell office:value-type="float" office:value="2010">
            <text:p>2010</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0.5</text:p>
          </table:table-cell>
          <table:table-cell table:number-columns-repeated="1014"/>
        </table:table-row>
        <table:table-row table:style-name="ro1">
          <table:table-cell office:value-type="string">
            <text:p>Taisen Gindan Shooting (Japan)</text:p>
          </table:table-cell>
          <table:table-cell office:value-type="string">
            <text:p>Taisen Gindan Shooting </text:p>
          </table:table-cell>
          <table:table-cell table:number-columns-repeated="2" office:value-type="string">
            <text:p>Best Media</text:p>
          </table:table-cell>
          <table:table-cell office:value-type="float" office:value="2011">
            <text:p>2011</text:p>
          </table:table-cell>
          <table:table-cell office:value-type="string">
            <text:p>Shooter</text:p>
          </table:table-cell>
          <table:table-cell office:value-type="string">
            <text:p>ESRB - E (Everyone)</text:p>
          </table:table-cell>
          <table:table-cell office:value-type="string">
            <text:p>1 Player</text:p>
          </table:table-cell>
          <table:table-cell office:value-type="string">
            <text:p>0.8</text:p>
          </table:table-cell>
          <table:table-cell table:number-columns-repeated="1014"/>
        </table:table-row>
        <table:table-row table:style-name="ro1">
          <table:table-cell office:value-type="string">
            <text:p>Taisen Obake Choice (Japan)</text:p>
          </table:table-cell>
          <table:table-cell office:value-type="string">
            <text:p>Taisen Obake Choice </text:p>
          </table:table-cell>
          <table:table-cell table:number-columns-repeated="2" office:value-type="string">
            <text:p>Best Media</text:p>
          </table:table-cell>
          <table:table-cell office:value-type="float" office:value="2011">
            <text:p>2011</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0.5</text:p>
          </table:table-cell>
          <table:table-cell table:number-columns-repeated="1014"/>
        </table:table-row>
        <table:table-row table:style-name="ro1">
          <table:table-cell office:value-type="string">
            <text:p>Taisen Reversi (Japan)</text:p>
          </table:table-cell>
          <table:table-cell office:value-type="string">
            <text:p>Taisen Reversi </text:p>
          </table:table-cell>
          <table:table-cell office:value-type="string">
            <text:p>X-Road</text:p>
          </table:table-cell>
          <table:table-cell office:value-type="string">
            <text:p>Best Media</text:p>
          </table:table-cell>
          <table:table-cell office:value-type="float" office:value="2010">
            <text:p>2010</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0.5</text:p>
          </table:table-cell>
          <table:table-cell table:number-columns-repeated="1014"/>
        </table:table-row>
        <table:table-row table:style-name="ro1">
          <table:table-cell office:value-type="string">
            <text:p>Taisen Sensuikan Sweeper (Japan)</text:p>
          </table:table-cell>
          <table:table-cell office:value-type="string">
            <text:p>Taisen Sensuikan Sweeper </text:p>
          </table:table-cell>
          <table:table-cell table:number-columns-repeated="2" office:value-type="string">
            <text:p>Best Media</text:p>
          </table:table-cell>
          <table:table-cell office:value-type="float" office:value="2011">
            <text:p>2011</text:p>
          </table:table-cell>
          <table:table-cell office:value-type="string">
            <text:p>Tabletop</text:p>
          </table:table-cell>
          <table:table-cell office:value-type="string">
            <text:p>ESRB - E (Everyone)</text:p>
          </table:table-cell>
          <table:table-cell office:value-type="string">
            <text:p>1 Player</text:p>
          </table:table-cell>
          <table:table-cell office:value-type="string">
            <text:p>0.5</text:p>
          </table:table-cell>
          <table:table-cell table:number-columns-repeated="1014"/>
        </table:table-row>
        <table:table-row table:style-name="ro1">
          <table:table-cell office:value-type="string">
            <text:p>Taito Legends Power-Up (USA)</text:p>
          </table:table-cell>
          <table:table-cell office:value-type="string">
            <text:p>Taito Legends Power-Up </text:p>
          </table:table-cell>
          <table:table-cell office:value-type="string">
            <text:p>Empire Oxford</text:p>
          </table:table-cell>
          <table:table-cell office:value-type="string">
            <text:p>Destineer Studios</text:p>
          </table:table-cell>
          <table:table-cell office:value-type="float" office:value="2007">
            <text:p>2007</text:p>
          </table:table-cell>
          <table:table-cell office:value-type="string">
            <text:p>Compilation</text:p>
          </table:table-cell>
          <table:table-cell office:value-type="string">
            <text:p>ESRB - E (Everyone)</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Taito Memories Pocket (Japan)</text:p>
          </table:table-cell>
          <table:table-cell office:value-type="string">
            <text:p>Taito Memories Pocket </text:p>
          </table:table-cell>
          <table:table-cell table:number-columns-repeated="2" office:value-type="string">
            <text:p>Taito Corporation</text:p>
          </table:table-cell>
          <table:table-cell office:value-type="float" office:value="2006">
            <text:p>2006</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2.4</text:p>
          </table:table-cell>
          <table:table-cell table:number-columns-repeated="1014"/>
        </table:table-row>
        <table:table-row table:style-name="ro1">
          <table:table-cell office:value-type="string">
            <text:p>Tales of Destiny 2 (Japan)</text:p>
          </table:table-cell>
          <table:table-cell office:value-type="string">
            <text:p>Tales of Destiny 2 </text:p>
          </table:table-cell>
          <table:table-cell office:value-type="string">
            <text:p>Bandai Namco Games</text:p>
          </table:table-cell>
          <table:table-cell office:value-type="string">
            <text:p>Namco Limited</text:p>
          </table:table-cell>
          <table:table-cell office:value-type="float" office:value="2007">
            <text:p>2007</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Tales of Eternia (Europe)</text:p>
          </table:table-cell>
          <table:table-cell office:value-type="string">
            <text:p>Tales of Eternia </text:p>
          </table:table-cell>
          <table:table-cell office:value-type="string">
            <text:p>Namco Limited</text:p>
          </table:table-cell>
          <table:table-cell office:value-type="string">
            <text:p>Ubisoft</text:p>
          </table:table-cell>
          <table:table-cell office:value-type="float" office:value="2006">
            <text:p>2006</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Tales of Phantasia - Full Voice Edition (Japan)</text:p>
          </table:table-cell>
          <table:table-cell office:value-type="string">
            <text:p>Tales of Phantasia - Full Voice Edition </text:p>
          </table:table-cell>
          <table:table-cell table:number-columns-repeated="2" office:value-type="string">
            <text:p>Bandai Namco Games</text:p>
          </table:table-cell>
          <table:table-cell office:value-type="float" office:value="2006">
            <text:p>2006</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Tales of Phantasia - Narikiri Dungeon X (Japan) (Translated Menus En)</text:p>
          </table:table-cell>
          <table:table-cell office:value-type="string">
            <text:p>Tales of Phantasia - Narikiri Dungeon X </text:p>
          </table:table-cell>
          <table:table-cell table:number-columns-repeated="2" office:value-type="string">
            <text:p>Bandai Namco Games</text:p>
          </table:table-cell>
          <table:table-cell office:value-type="float" office:value="2010">
            <text:p>2010</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Tales of Rebirth (Japan)</text:p>
          </table:table-cell>
          <table:table-cell office:value-type="string">
            <text:p>Tales of Rebirth </text:p>
          </table:table-cell>
          <table:table-cell table:number-columns-repeated="2" office:value-type="string">
            <text:p>Bandai Namco Games</text:p>
          </table:table-cell>
          <table:table-cell office:value-type="float" office:value="2008">
            <text:p>2008</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Tales of the Heroes - Twin Brave (Japan) (Translated Menus En)</text:p>
          </table:table-cell>
          <table:table-cell office:value-type="string">
            <text:p>Tales of the Heroes - Twin Brave </text:p>
          </table:table-cell>
          <table:table-cell office:value-type="string">
            <text:p>Alfa System</text:p>
          </table:table-cell>
          <table:table-cell office:value-type="string">
            <text:p>Bandai Namco Games</text:p>
          </table:table-cell>
          <table:table-cell office:value-type="float" office:value="2012">
            <text:p>2012</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Tales of the World - Radiant Mythology (USA)</text:p>
          </table:table-cell>
          <table:table-cell office:value-type="string">
            <text:p>Tales of the World - Radiant Mythology </text:p>
          </table:table-cell>
          <table:table-cell office:value-type="string">
            <text:p>Alfa System</text:p>
          </table:table-cell>
          <table:table-cell office:value-type="string">
            <text:p>Bandai Namco Games</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Tales of the World - Radiant Mythology 2 (Japan) (Translated Menus En)</text:p>
          </table:table-cell>
          <table:table-cell office:value-type="string">
            <text:p>Tales of the World - Radiant Mythology 2 </text:p>
          </table:table-cell>
          <table:table-cell office:value-type="string">
            <text:p>Alfa System</text:p>
          </table:table-cell>
          <table:table-cell office:value-type="string">
            <text:p>Bandai Namco Games</text:p>
          </table:table-cell>
          <table:table-cell office:value-type="float" office:value="2009">
            <text:p>2009</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Tales of the World - Radiant Mythology 3 (Japan) (Translated Menus En)</text:p>
          </table:table-cell>
          <table:table-cell office:value-type="string">
            <text:p>Tales of the World - Radiant Mythology 3 </text:p>
          </table:table-cell>
          <table:table-cell office:value-type="string">
            <text:p>Alfa System</text:p>
          </table:table-cell>
          <table:table-cell office:value-type="string">
            <text:p>Bandai Namco Games</text:p>
          </table:table-cell>
          <table:table-cell office:value-type="float" office:value="2011">
            <text:p>2011</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Tales of VS. (Japan)</text:p>
          </table:table-cell>
          <table:table-cell office:value-type="string">
            <text:p>Tales of VS. </text:p>
          </table:table-cell>
          <table:table-cell office:value-type="string">
            <text:p>Matrix Software</text:p>
          </table:table-cell>
          <table:table-cell office:value-type="string">
            <text:p>Bandai Namco Games</text:p>
          </table:table-cell>
          <table:table-cell office:value-type="float" office:value="2009">
            <text:p>2009</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TalkMan Euro (Europe)</text:p>
          </table:table-cell>
          <table:table-cell office:value-type="string">
            <text:p>TalkMan Euro </text:p>
          </table:table-cell>
          <table:table-cell office:value-type="string">
            <text:p>Sony Computer Entertainment Incorporated</text:p>
          </table:table-cell>
          <table:table-cell office:value-type="string">
            <text:p>Sony Computer Entertainment Europe </text:p>
          </table:table-cell>
          <table:table-cell office:value-type="float" office:value="2006">
            <text:p>2006</text:p>
          </table:table-cell>
          <table:table-cell office:value-type="string">
            <text:p>Miscellaneous</text:p>
          </table:table-cell>
          <table:table-cell office:value-type="string">
            <text:p>ESRB - E (Everyone)</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Tantei Opera Milky Holmes (Japan) (Translated En)</text:p>
          </table:table-cell>
          <table:table-cell office:value-type="string">
            <text:p>Tantei Opera Milky Holmes </text:p>
          </table:table-cell>
          <table:table-cell table:number-columns-repeated="2" office:value-type="string">
            <text:p>BushiRoad</text:p>
          </table:table-cell>
          <table:table-cell office:value-type="float" office:value="2010">
            <text:p>2010</text:p>
          </table:table-cell>
          <table:table-cell office:value-type="string">
            <text:p>Adventure</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Tekken - Dark Resurrection (USA)</text:p>
          </table:table-cell>
          <table:table-cell office:value-type="string">
            <text:p>Tekken - Dark Resurrection </text:p>
          </table:table-cell>
          <table:table-cell table:number-columns-repeated="2" office:value-type="string">
            <text:p>Namco Bandai Games</text:p>
          </table:table-cell>
          <table:table-cell office:value-type="float" office:value="2006">
            <text:p>2006</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4.2</text:p>
          </table:table-cell>
          <table:table-cell table:number-columns-repeated="1014"/>
        </table:table-row>
        <table:table-row table:style-name="ro1">
          <table:table-cell office:value-type="string">
            <text:p>Tekken 6 (USA)</text:p>
          </table:table-cell>
          <table:table-cell office:value-type="string">
            <text:p>Tekken 6 </text:p>
          </table:table-cell>
          <table:table-cell table:number-columns-repeated="2" office:value-type="string">
            <text:p>Namco Bandai Games</text:p>
          </table:table-cell>
          <table:table-cell office:value-type="float" office:value="2009">
            <text:p>2009</text:p>
          </table:table-cell>
          <table:table-cell office:value-type="string">
            <text:p>Fighter</text:p>
          </table:table-cell>
          <table:table-cell office:value-type="string">
            <text:p>ESRB - T (Teen)</text:p>
          </table:table-cell>
          <table:table-cell office:value-type="string">
            <text:p>1-2 Players</text:p>
          </table:table-cell>
          <table:table-cell office:value-type="string">
            <text:p>4.1</text:p>
          </table:table-cell>
          <table:table-cell table:number-columns-repeated="1014"/>
        </table:table-row>
        <table:table-row table:style-name="ro1">
          <table:table-cell office:value-type="string">
            <text:p>Telly Addicts (Europe)</text:p>
          </table:table-cell>
          <table:table-cell office:value-type="string">
            <text:p>Telly Addicts </text:p>
          </table:table-cell>
          <table:table-cell office:value-type="string">
            <text:p>Route 1 Games</text:p>
          </table:table-cell>
          <table:table-cell office:value-type="string">
            <text:p>Ubisoft</text:p>
          </table:table-cell>
          <table:table-cell office:value-type="float" office:value="2007">
            <text:p>2007</text:p>
          </table:table-cell>
          <table:table-cell office:value-type="string">
            <text:p>Game Show</text:p>
          </table:table-cell>
          <table:table-cell office:value-type="string">
            <text:p>ESRB - E (Everyone)</text:p>
          </table:table-cell>
          <table:table-cell office:value-type="string">
            <text:p>1 Player</text:p>
          </table:table-cell>
          <table:table-cell office:value-type="string">
            <text:p>1.2</text:p>
          </table:table-cell>
          <table:table-cell table:number-columns-repeated="1014"/>
        </table:table-row>
        <table:table-row table:style-name="ro1">
          <table:table-cell office:value-type="string">
            <text:p>Tenchu - Shadow Assassins (USA)</text:p>
          </table:table-cell>
          <table:table-cell office:value-type="string">
            <text:p>Tenchu - Shadow Assassins </text:p>
          </table:table-cell>
          <table:table-cell office:value-type="string">
            <text:p>From Software</text:p>
          </table:table-cell>
          <table:table-cell office:value-type="string">
            <text:p>Ubisoft</text:p>
          </table:table-cell>
          <table:table-cell office:value-type="float" office:value="2009">
            <text:p>2009</text:p>
          </table:table-cell>
          <table:table-cell office:value-type="string">
            <text:p>Action</text:p>
          </table:table-cell>
          <table:table-cell office:value-type="string">
            <text:p>ESRB - M (Mature)</text:p>
          </table:table-cell>
          <table:table-cell office:value-type="string">
            <text:p>1-2 Players</text:p>
          </table:table-cell>
          <table:table-cell office:value-type="string">
            <text:p>3.8</text:p>
          </table:table-cell>
          <table:table-cell table:number-columns-repeated="1014"/>
        </table:table-row>
        <table:table-row table:style-name="ro1">
          <table:table-cell office:value-type="string">
            <text:p>Tenchu - Time of the Assassins (Europe)</text:p>
          </table:table-cell>
          <table:table-cell office:value-type="string">
            <text:p>Tenchu - Time of the Assassins </text:p>
          </table:table-cell>
          <table:table-cell office:value-type="string">
            <text:p>K2 LLC</text:p>
          </table:table-cell>
          <table:table-cell office:value-type="string">
            <text:p>Ubisoft</text:p>
          </table:table-cell>
          <table:table-cell office:value-type="float" office:value="2006">
            <text:p>2006</text:p>
          </table:table-cell>
          <table:table-cell office:value-type="string">
            <text:p>Action</text:p>
          </table:table-cell>
          <table:table-cell office:value-type="string">
            <text:p>ESRB - M (Mature)</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Test Drive Unlimited (USA)</text:p>
          </table:table-cell>
          <table:table-cell office:value-type="string">
            <text:p>Test Drive Unlimited </text:p>
          </table:table-cell>
          <table:table-cell office:value-type="string">
            <text:p>Melbourne House</text:p>
          </table:table-cell>
          <table:table-cell office:value-type="string">
            <text:p>Atari, Inc.</text:p>
          </table:table-cell>
          <table:table-cell office:value-type="float" office:value="2007">
            <text:p>2007</text:p>
          </table:table-cell>
          <table:table-cell office:value-type="string">
            <text:p>Driving</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Thexder Neo (USA)</text:p>
          </table:table-cell>
          <table:table-cell office:value-type="string">
            <text:p>Thexder Neo </text:p>
          </table:table-cell>
          <table:table-cell office:value-type="string">
            <text:p>Square Enix</text:p>
          </table:table-cell>
          <table:table-cell office:value-type="string">
            <text:p>Square Enix Co., Ltd.</text:p>
          </table:table-cell>
          <table:table-cell office:value-type="float" office:value="2009">
            <text:p>2009</text:p>
          </table:table-cell>
          <table:table-cell office:value-type="string">
            <text:p>Shoot-'Em-Up</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Thrillville - Off the Rails (USA)</text:p>
          </table:table-cell>
          <table:table-cell office:value-type="string">
            <text:p>Thrillville - Off the Rails </text:p>
          </table:table-cell>
          <table:table-cell office:value-type="string">
            <text:p>Frontier Developments</text:p>
          </table:table-cell>
          <table:table-cell office:value-type="string">
            <text:p>LucasArts</text:p>
          </table:table-cell>
          <table:table-cell office:value-type="float" office:value="2007">
            <text:p>2007</text:p>
          </table:table-cell>
          <table:table-cell office:value-type="string">
            <text:p>Strategy</text:p>
          </table:table-cell>
          <table:table-cell office:value-type="string">
            <text:p>ESRB - E10+ (Everyone 10+)</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Thrillville (USA)</text:p>
          </table:table-cell>
          <table:table-cell office:value-type="string">
            <text:p>Thrillville </text:p>
          </table:table-cell>
          <table:table-cell office:value-type="string">
            <text:p>Frontier Developments</text:p>
          </table:table-cell>
          <table:table-cell office:value-type="string">
            <text:p>LucasArts</text:p>
          </table:table-cell>
          <table:table-cell office:value-type="float" office:value="2006">
            <text:p>2006</text:p>
          </table:table-cell>
          <table:table-cell office:value-type="string">
            <text:p>Strategy</text:p>
          </table:table-cell>
          <table:table-cell office:value-type="string">
            <text:p>ESRB - E10+ (Everyone 10+)</text:p>
          </table:table-cell>
          <table:table-cell office:value-type="string">
            <text:p>1-4 Players</text:p>
          </table:table-cell>
          <table:table-cell office:value-type="string">
            <text:p>3.3</text:p>
          </table:table-cell>
          <table:table-cell table:number-columns-repeated="1014"/>
        </table:table-row>
        <table:table-row table:style-name="ro1">
          <table:table-cell office:value-type="string">
            <text:p>Tiger Woods PGA Tour (USA)</text:p>
          </table:table-cell>
          <table:table-cell office:value-type="string">
            <text:p>Tiger Woods PGA Tour </text:p>
          </table:table-cell>
          <table:table-cell office:value-type="string">
            <text:p>EA Canada</text:p>
          </table:table-cell>
          <table:table-cell office:value-type="string">
            <text:p>EA Sports</text:p>
          </table:table-cell>
          <table:table-cell office:value-type="float" office:value="2005">
            <text:p>2005</text:p>
          </table:table-cell>
          <table:table-cell office:value-type="string">
            <text:p>Sports/Golf</text:p>
          </table:table-cell>
          <table:table-cell office:value-type="string">
            <text:p>ESRB - E (Everyone)</text:p>
          </table:table-cell>
          <table:table-cell office:value-type="string">
            <text:p>1-4 Players</text:p>
          </table:table-cell>
          <table:table-cell office:value-type="string">
            <text:p>3.6</text:p>
          </table:table-cell>
          <table:table-cell table:number-columns-repeated="1014"/>
        </table:table-row>
        <table:table-row table:style-name="ro1">
          <table:table-cell office:value-type="string">
            <text:p>Tiger Woods PGA Tour 06 (USA)</text:p>
          </table:table-cell>
          <table:table-cell office:value-type="string">
            <text:p>Tiger Woods PGA Tour 06 </text:p>
          </table:table-cell>
          <table:table-cell office:value-type="string">
            <text:p>Team Fusion</text:p>
          </table:table-cell>
          <table:table-cell office:value-type="string">
            <text:p>EA Sports</text:p>
          </table:table-cell>
          <table:table-cell office:value-type="float" office:value="2005">
            <text:p>2005</text:p>
          </table:table-cell>
          <table:table-cell office:value-type="string">
            <text:p>Sports/Golf</text:p>
          </table:table-cell>
          <table:table-cell office:value-type="string">
            <text:p>ESRB - E (Everyone)</text:p>
          </table:table-cell>
          <table:table-cell office:value-type="string">
            <text:p>1-4 Players</text:p>
          </table:table-cell>
          <table:table-cell office:value-type="string">
            <text:p>3.1</text:p>
          </table:table-cell>
          <table:table-cell table:number-columns-repeated="1014"/>
        </table:table-row>
        <table:table-row table:style-name="ro1">
          <table:table-cell office:value-type="string">
            <text:p>Tiger Woods PGA Tour 07 (USA)</text:p>
          </table:table-cell>
          <table:table-cell office:value-type="string">
            <text:p>Tiger Woods PGA Tour 07 </text:p>
          </table:table-cell>
          <table:table-cell office:value-type="string">
            <text:p>Team Fusion</text:p>
          </table:table-cell>
          <table:table-cell office:value-type="string">
            <text:p>EA Sports</text:p>
          </table:table-cell>
          <table:table-cell office:value-type="float" office:value="2006">
            <text:p>2006</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Tiger Woods PGA Tour 08 (USA)</text:p>
          </table:table-cell>
          <table:table-cell office:value-type="string">
            <text:p>Tiger Woods PGA Tour 08 </text:p>
          </table:table-cell>
          <table:table-cell office:value-type="string">
            <text:p>EA Salt Lake</text:p>
          </table:table-cell>
          <table:table-cell office:value-type="string">
            <text:p>EA Sports</text:p>
          </table:table-cell>
          <table:table-cell office:value-type="float" office:value="2007">
            <text:p>2007</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Tiger Woods PGA Tour 09 (USA)</text:p>
          </table:table-cell>
          <table:table-cell office:value-type="string">
            <text:p>Tiger Woods PGA Tour 09 </text:p>
          </table:table-cell>
          <table:table-cell office:value-type="string">
            <text:p>EA Tiburon</text:p>
          </table:table-cell>
          <table:table-cell office:value-type="string">
            <text:p>EA Sports</text:p>
          </table:table-cell>
          <table:table-cell office:value-type="float" office:value="2008">
            <text:p>2008</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Tiger Woods PGA Tour 10 (USA)</text:p>
          </table:table-cell>
          <table:table-cell office:value-type="string">
            <text:p>Tiger Woods PGA Tour 10 </text:p>
          </table:table-cell>
          <table:table-cell office:value-type="string">
            <text:p>EA Tiburon</text:p>
          </table:table-cell>
          <table:table-cell office:value-type="string">
            <text:p>EA Sports</text:p>
          </table:table-cell>
          <table:table-cell office:value-type="float" office:value="2009">
            <text:p>2009</text:p>
          </table:table-cell>
          <table:table-cell office:value-type="string">
            <text:p>Sports/Golf</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TMNT (USA)</text:p>
          </table:table-cell>
          <table:table-cell office:value-type="string">
            <text:p>TMNT </text:p>
          </table:table-cell>
          <table:table-cell office:value-type="string">
            <text:p>Ubisoft Montreal</text:p>
          </table:table-cell>
          <table:table-cell office:value-type="string">
            <text:p>Ubisoft</text:p>
          </table:table-cell>
          <table:table-cell office:value-type="float" office:value="2007">
            <text:p>2007</text:p>
          </table:table-cell>
          <table:table-cell office:value-type="string">
            <text:p>Beat-'Em-Up</text:p>
          </table:table-cell>
          <table:table-cell office:value-type="string">
            <text:p>ESRB - E10+ (Everyone 10+)</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TNA Impact! Cross the Line (USA)</text:p>
          </table:table-cell>
          <table:table-cell office:value-type="string">
            <text:p>TNA Impact! Cross the Line </text:p>
          </table:table-cell>
          <table:table-cell office:value-type="string">
            <text:p>Point of View</text:p>
          </table:table-cell>
          <table:table-cell office:value-type="string">
            <text:p>SouthPeak Games</text:p>
          </table:table-cell>
          <table:table-cell office:value-type="float" office:value="2010">
            <text:p>2010</text:p>
          </table:table-cell>
          <table:table-cell office:value-type="string">
            <text:p>Sports/Wrestling</text:p>
          </table:table-cell>
          <table:table-cell office:value-type="string">
            <text:p>ESRB - T (Teen)</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TNT Racers (USA)</text:p>
          </table:table-cell>
          <table:table-cell office:value-type="string">
            <text:p>TNT Racers </text:p>
          </table:table-cell>
          <table:table-cell office:value-type="string">
            <text:p>Keen Games</text:p>
          </table:table-cell>
          <table:table-cell office:value-type="string">
            <text:p>DTP Entertainment</text:p>
          </table:table-cell>
          <table:table-cell office:value-type="float" office:value="2011">
            <text:p>2011</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Toaru Majutsu no Index (Japan)</text:p>
          </table:table-cell>
          <table:table-cell office:value-type="string">
            <text:p>Toaru Majutsu no Index </text:p>
          </table:table-cell>
          <table:table-cell office:value-type="string">
            <text:p>ASCII Media Works</text:p>
          </table:table-cell>
          <table:table-cell office:value-type="string">
            <text:p>Kadokawa</text:p>
          </table:table-cell>
          <table:table-cell office:value-type="float" office:value="2011">
            <text:p>2011</text:p>
          </table:table-cell>
          <table:table-cell office:value-type="string">
            <text:p>Fighter</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ToCA Race Driver 2 (Europe)</text:p>
          </table:table-cell>
          <table:table-cell office:value-type="string">
            <text:p>ToCA Race Driver 2 </text:p>
          </table:table-cell>
          <table:table-cell office:value-type="string">
            <text:p>Sumo Digital</text:p>
          </table:table-cell>
          <table:table-cell office:value-type="string">
            <text:p>Codemasters</text:p>
          </table:table-cell>
          <table:table-cell office:value-type="float" office:value="2005">
            <text:p>2005</text:p>
          </table:table-cell>
          <table:table-cell office:value-type="string">
            <text:p>Driving</text:p>
          </table:table-cell>
          <table:table-cell office:value-type="string">
            <text:p>ESRB - E (Everyone)</text:p>
          </table:table-cell>
          <table:table-cell office:value-type="string">
            <text:p>1-12 Players</text:p>
          </table:table-cell>
          <table:table-cell office:value-type="string">
            <text:p>2.8</text:p>
          </table:table-cell>
          <table:table-cell table:number-columns-repeated="1014"/>
        </table:table-row>
        <table:table-row table:style-name="ro1">
          <table:table-cell office:value-type="string">
            <text:p>ToCA Race Driver 3 Challenge (Europe)</text:p>
          </table:table-cell>
          <table:table-cell office:value-type="string">
            <text:p>ToCA Race Driver 3 Challenge </text:p>
          </table:table-cell>
          <table:table-cell office:value-type="string">
            <text:p>Sumo Digital</text:p>
          </table:table-cell>
          <table:table-cell office:value-type="string">
            <text:p>Codemasters</text:p>
          </table:table-cell>
          <table:table-cell office:value-type="float" office:value="2007">
            <text:p>2007</text:p>
          </table:table-cell>
          <table:table-cell office:value-type="string">
            <text:p>Driving</text:p>
          </table:table-cell>
          <table:table-cell office:value-type="string">
            <text:p>ESRB - E (Everyone)</text:p>
          </table:table-cell>
          <table:table-cell office:value-type="string">
            <text:p>1-12 Players</text:p>
          </table:table-cell>
          <table:table-cell office:value-type="string">
            <text:p>3.4</text:p>
          </table:table-cell>
          <table:table-cell table:number-columns-repeated="1014"/>
        </table:table-row>
        <table:table-row table:style-name="ro1">
          <table:table-cell office:value-type="string">
            <text:p>Tokimeki Memorial Girl's Side Premium - 3rd Story (Japan) (Translated En)</text:p>
          </table:table-cell>
          <table:table-cell office:value-type="string">
            <text:p>Tokimeki Memorial Girl's Side Premium - 3rd Story </text:p>
          </table:table-cell>
          <table:table-cell table:number-columns-repeated="2" office:value-type="string">
            <text:p>Konami Corporation</text:p>
          </table:table-cell>
          <table:table-cell office:value-type="float" office:value="2012">
            <text:p>2012</text:p>
          </table:table-cell>
          <table:table-cell office:value-type="string">
            <text:p>Adventure</text:p>
          </table:table-cell>
          <table:table-cell office:value-type="string">
            <text:p>ESRB - E10+ (Everyone 10+)</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Tokobot (USA)</text:p>
          </table:table-cell>
          <table:table-cell office:value-type="string">
            <text:p>Tokobot </text:p>
          </table:table-cell>
          <table:table-cell table:number-columns-repeated="2" office:value-type="string">
            <text:p>Tecmo</text:p>
          </table:table-cell>
          <table:table-cell office:value-type="float" office:value="2005">
            <text:p>2005</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Tom Clancy's EndWar (USA)</text:p>
          </table:table-cell>
          <table:table-cell office:value-type="string">
            <text:p>Tom Clancy's EndWar </text:p>
          </table:table-cell>
          <table:table-cell office:value-type="string">
            <text:p>Funatics Software</text:p>
          </table:table-cell>
          <table:table-cell office:value-type="string">
            <text:p>Ubisoft</text:p>
          </table:table-cell>
          <table:table-cell office:value-type="float" office:value="2008">
            <text:p>2008</text:p>
          </table:table-cell>
          <table:table-cell office:value-type="string">
            <text:p>Strategy</text:p>
          </table:table-cell>
          <table:table-cell office:value-type="string">
            <text:p>ESRB - T (Teen)</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Tom Clancy's Ghost Recon - Advanced Warfighter 2 (USA)</text:p>
          </table:table-cell>
          <table:table-cell office:value-type="string">
            <text:p>Tom Clancy's Ghost Recon - Advanced Warfighter 2 </text:p>
          </table:table-cell>
          <table:table-cell office:value-type="string">
            <text:p>High Voltage Software</text:p>
          </table:table-cell>
          <table:table-cell office:value-type="string">
            <text:p>Ubisoft</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Tom Clancy's Ghost Recon - Predator (USA)</text:p>
          </table:table-cell>
          <table:table-cell office:value-type="string">
            <text:p>Tom Clancy's Ghost Recon - Predator </text:p>
          </table:table-cell>
          <table:table-cell office:value-type="string">
            <text:p>Virtuos</text:p>
          </table:table-cell>
          <table:table-cell office:value-type="string">
            <text:p>Ubisoft</text:p>
          </table:table-cell>
          <table:table-cell office:value-type="float" office:value="2010">
            <text:p>2010</text:p>
          </table:table-cell>
          <table:table-cell office:value-type="string">
            <text:p>Shooter</text:p>
          </table:table-cell>
          <table:table-cell office:value-type="string">
            <text:p>ESRB - T (Teen)</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Tom Clancy's Rainbow Six - Vegas (USA)</text:p>
          </table:table-cell>
          <table:table-cell office:value-type="string">
            <text:p>Tom Clancy's Rainbow Six - Vegas </text:p>
          </table:table-cell>
          <table:table-cell office:value-type="string">
            <text:p>Ubisoft Montreal</text:p>
          </table:table-cell>
          <table:table-cell office:value-type="string">
            <text:p>Ubisoft</text:p>
          </table:table-cell>
          <table:table-cell office:value-type="float" office:value="2007">
            <text:p>2007</text:p>
          </table:table-cell>
          <table:table-cell office:value-type="string">
            <text:p>Shooter</text:p>
          </table:table-cell>
          <table:table-cell office:value-type="string">
            <text:p>ESRB - T (Teen)</text:p>
          </table:table-cell>
          <table:table-cell office:value-type="string">
            <text:p>1-5 Players</text:p>
          </table:table-cell>
          <table:table-cell office:value-type="string">
            <text:p>3.3</text:p>
          </table:table-cell>
          <table:table-cell table:number-columns-repeated="1014"/>
        </table:table-row>
        <table:table-row table:style-name="ro1">
          <table:table-cell office:value-type="string">
            <text:p>Tom Clancy's Splinter Cell - Essentials (USA)</text:p>
          </table:table-cell>
          <table:table-cell office:value-type="string">
            <text:p>Tom Clancy's Splinter Cell - Essentials </text:p>
          </table:table-cell>
          <table:table-cell table:number-columns-repeated="2" office:value-type="string">
            <text:p>Ubisoft</text:p>
          </table:table-cell>
          <table:table-cell office:value-type="float" office:value="2006">
            <text:p>2006</text:p>
          </table:table-cell>
          <table:table-cell office:value-type="string">
            <text:p>Shooter</text:p>
          </table:table-cell>
          <table:table-cell office:value-type="string">
            <text:p>ESRB - M (Mature)</text:p>
          </table:table-cell>
          <table:table-cell office:value-type="string">
            <text:p>1-2 Players</text:p>
          </table:table-cell>
          <table:table-cell office:value-type="string">
            <text:p>3.1</text:p>
          </table:table-cell>
          <table:table-cell table:number-columns-repeated="1014"/>
        </table:table-row>
        <table:table-row table:style-name="ro1">
          <table:table-cell office:value-type="string">
            <text:p>Tomb Raider - Anniversary (USA)</text:p>
          </table:table-cell>
          <table:table-cell office:value-type="string">
            <text:p>Tomb Raider - Anniversary </text:p>
          </table:table-cell>
          <table:table-cell office:value-type="string">
            <text:p>Crystal Dynamics</text:p>
          </table:table-cell>
          <table:table-cell office:value-type="string">
            <text:p>Eidos Interactive</text:p>
          </table:table-cell>
          <table:table-cell office:value-type="float" office:value="2007">
            <text:p>2007</text:p>
          </table:table-cell>
          <table:table-cell office:value-type="string">
            <text:p>Action</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Tomb Raider - Legend (USA)</text:p>
          </table:table-cell>
          <table:table-cell office:value-type="string">
            <text:p>Tomb Raider - Legend </text:p>
          </table:table-cell>
          <table:table-cell office:value-type="string">
            <text:p>Buzz Monkey</text:p>
          </table:table-cell>
          <table:table-cell office:value-type="string">
            <text:p>Eidos Interactive</text:p>
          </table:table-cell>
          <table:table-cell office:value-type="float" office:value="2006">
            <text:p>2006</text:p>
          </table:table-cell>
          <table:table-cell office:value-type="string">
            <text:p>Action</text:p>
          </table:table-cell>
          <table:table-cell office:value-type="string">
            <text:p>ESRB - T (Teen)</text:p>
          </table:table-cell>
          <table:table-cell office:value-type="string">
            <text:p>1-2 Players</text:p>
          </table:table-cell>
          <table:table-cell office:value-type="string">
            <text:p>3.7</text:p>
          </table:table-cell>
          <table:table-cell table:number-columns-repeated="1014"/>
        </table:table-row>
        <table:table-row table:style-name="ro1">
          <table:table-cell office:value-type="string">
            <text:p>Tony Hawk's Project 8 (USA)</text:p>
          </table:table-cell>
          <table:table-cell office:value-type="string">
            <text:p>Tony Hawk's Project 8 </text:p>
          </table:table-cell>
          <table:table-cell office:value-type="string">
            <text:p>Page 44 Studios</text:p>
          </table:table-cell>
          <table:table-cell office:value-type="string">
            <text:p>Activision, Inc.</text:p>
          </table:table-cell>
          <table:table-cell office:value-type="float" office:value="2006">
            <text:p>2006</text:p>
          </table:table-cell>
          <table:table-cell office:value-type="string">
            <text:p>Sports/Skateboarding</text:p>
          </table:table-cell>
          <table:table-cell office:value-type="string">
            <text:p>ESRB - T (Teen)</text:p>
          </table:table-cell>
          <table:table-cell office:value-type="string">
            <text:p>1-4 Players</text:p>
          </table:table-cell>
          <table:table-cell office:value-type="string">
            <text:p>3.4</text:p>
          </table:table-cell>
          <table:table-cell table:number-columns-repeated="1014"/>
        </table:table-row>
        <table:table-row table:style-name="ro1">
          <table:table-cell office:value-type="string">
            <text:p>Tony Hawk's Underground 2 Remix (USA)</text:p>
          </table:table-cell>
          <table:table-cell office:value-type="string">
            <text:p>Tony Hawk's Underground 2 Remix </text:p>
          </table:table-cell>
          <table:table-cell office:value-type="string">
            <text:p>Shaba Games</text:p>
          </table:table-cell>
          <table:table-cell office:value-type="string">
            <text:p>Activision, Inc.</text:p>
          </table:table-cell>
          <table:table-cell office:value-type="float" office:value="2005">
            <text:p>2005</text:p>
          </table:table-cell>
          <table:table-cell office:value-type="string">
            <text:p>Sports/Skateboarding</text:p>
          </table:table-cell>
          <table:table-cell office:value-type="string">
            <text:p>ESRB - T (Teen)</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ToraDora Portable! (Japan) (Translated En)</text:p>
          </table:table-cell>
          <table:table-cell office:value-type="string">
            <text:p>ToraDora Portable! </text:p>
          </table:table-cell>
          <table:table-cell table:number-columns-repeated="2" office:value-type="string">
            <text:p>Bandai Namco Games</text:p>
          </table:table-cell>
          <table:table-cell office:value-type="float" office:value="2009">
            <text:p>2009</text:p>
          </table:table-cell>
          <table:table-cell office:value-type="string">
            <text:p>Action</text:p>
          </table:table-cell>
          <table:table-cell office:value-type="string">
            <text:p>ESRB - T (Teen)</text:p>
          </table:table-cell>
          <table:table-cell office:value-type="string">
            <text:p>1 Player</text:p>
          </table:table-cell>
          <table:table-cell office:value-type="string">
            <text:p>4.4</text:p>
          </table:table-cell>
          <table:table-cell table:number-columns-repeated="1014"/>
        </table:table-row>
        <table:table-row table:style-name="ro1">
          <table:table-cell office:value-type="string">
            <text:p>Toriko - Gourmet Survival! (Japan)</text:p>
          </table:table-cell>
          <table:table-cell office:value-type="string">
            <text:p>Toriko - Gourmet Survival! </text:p>
          </table:table-cell>
          <table:table-cell office:value-type="string">
            <text:p>NATSUME ATARI Inc.</text:p>
          </table:table-cell>
          <table:table-cell office:value-type="string">
            <text:p>Bandai Namco Games</text:p>
          </table:table-cell>
          <table:table-cell office:value-type="float" office:value="2011">
            <text:p>2011</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Toriko - Gourmet Survival! 2 (Japan)</text:p>
          </table:table-cell>
          <table:table-cell office:value-type="string">
            <text:p>Toriko - Gourmet Survival! 2 </text:p>
          </table:table-cell>
          <table:table-cell office:value-type="string">
            <text:p>NATSUME ATARI Inc.</text:p>
          </table:table-cell>
          <table:table-cell office:value-type="string">
            <text:p>Bandai Namco Games</text:p>
          </table:table-cell>
          <table:table-cell office:value-type="float" office:value="2012">
            <text:p>2012</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Toukiden (Japan)</text:p>
          </table:table-cell>
          <table:table-cell office:value-type="string">
            <text:p>Toukiden </text:p>
          </table:table-cell>
          <table:table-cell office:value-type="string">
            <text:p>Omega Force</text:p>
          </table:table-cell>
          <table:table-cell office:value-type="string">
            <text:p>Koei Tecmo Games</text:p>
          </table:table-cell>
          <table:table-cell office:value-type="float" office:value="2013">
            <text:p>2013</text:p>
          </table:table-cell>
          <table:table-cell office:value-type="string">
            <text:p>Action</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Toy Story 3 (USA)</text:p>
          </table:table-cell>
          <table:table-cell office:value-type="string">
            <text:p>Toy Story 3 </text:p>
          </table:table-cell>
          <table:table-cell office:value-type="string">
            <text:p>Asobo Studio</text:p>
          </table:table-cell>
          <table:table-cell office:value-type="string">
            <text:p>Disney Interactive Studios</text:p>
          </table:table-cell>
          <table:table-cell office:value-type="float" office:value="2010">
            <text:p>2010</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Transformers - Revenge of the Fallen (USA)</text:p>
          </table:table-cell>
          <table:table-cell office:value-type="string">
            <text:p>Transformers - Revenge of the Fallen </text:p>
          </table:table-cell>
          <table:table-cell office:value-type="string">
            <text:p>Savage Entertainment</text:p>
          </table:table-cell>
          <table:table-cell office:value-type="string">
            <text:p>Activision, Inc.</text:p>
          </table:table-cell>
          <table:table-cell office:value-type="float" office:value="2009">
            <text:p>2009</text:p>
          </table:table-cell>
          <table:table-cell office:value-type="string">
            <text:p>Adventure</text:p>
          </table:table-cell>
          <table:table-cell office:value-type="string">
            <text:p>ESRB - E10+ (Everyone 10+)</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Transformers - The Game (USA)</text:p>
          </table:table-cell>
          <table:table-cell office:value-type="string">
            <text:p>Transformers - The Game </text:p>
          </table:table-cell>
          <table:table-cell office:value-type="string">
            <text:p>Savage Entertainment</text:p>
          </table:table-cell>
          <table:table-cell office:value-type="string">
            <text:p>Activision, Inc.</text:p>
          </table:table-cell>
          <table:table-cell office:value-type="float" office:value="2007">
            <text:p>2007</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Traxxpad - Portable Studio (USA)</text:p>
          </table:table-cell>
          <table:table-cell office:value-type="string">
            <text:p>Traxxpad - Portable Studio </text:p>
          </table:table-cell>
          <table:table-cell office:value-type="string">
            <text:p>Definitive Studios</text:p>
          </table:table-cell>
          <table:table-cell office:value-type="string">
            <text:p>Eidos Interactive</text:p>
          </table:table-cell>
          <table:table-cell office:value-type="float" office:value="2007">
            <text:p>2007</text:p>
          </table:table-cell>
          <table:table-cell office:value-type="string">
            <text:p>Rhythm</text:p>
          </table:table-cell>
          <table:table-cell office:value-type="string">
            <text:p>ESRB - E10+ (Everyone 10+)</text:p>
          </table:table-cell>
          <table:table-cell office:value-type="string">
            <text:p>1-16 Players</text:p>
          </table:table-cell>
          <table:table-cell office:value-type="string">
            <text:p>3.3</text:p>
          </table:table-cell>
          <table:table-cell table:number-columns-repeated="1014"/>
        </table:table-row>
        <table:table-row table:style-name="ro1">
          <table:table-cell office:value-type="string">
            <text:p>TRON - Evolution (USA)</text:p>
          </table:table-cell>
          <table:table-cell office:value-type="string">
            <text:p>TRON - Evolution </text:p>
          </table:table-cell>
          <table:table-cell office:value-type="string">
            <text:p>SuperVillain Studios</text:p>
          </table:table-cell>
          <table:table-cell office:value-type="string">
            <text:p>Disney Interactive Studios</text:p>
          </table:table-cell>
          <table:table-cell office:value-type="float" office:value="2010">
            <text:p>2010</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TwinBee Portable (Japan)</text:p>
          </table:table-cell>
          <table:table-cell office:value-type="string">
            <text:p>TwinBee Portable </text:p>
          </table:table-cell>
          <table:table-cell office:value-type="string">
            <text:p>M2 Co., Ltd.</text:p>
          </table:table-cell>
          <table:table-cell office:value-type="string">
            <text:p>Konami Corporation</text:p>
          </table:table-cell>
          <table:table-cell office:value-type="float" office:value="2007">
            <text:p>2007</text:p>
          </table:table-cell>
          <table:table-cell office:value-type="string">
            <text:p>Compilation</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Twisted Metal - Head On (USA)</text:p>
          </table:table-cell>
          <table:table-cell office:value-type="string">
            <text:p>Twisted Metal - Head On </text:p>
          </table:table-cell>
          <table:table-cell office:value-type="string">
            <text:p>Incognito Inc.</text:p>
          </table:table-cell>
          <table:table-cell office:value-type="string">
            <text:p>Sony Computer Entertainment America, Inc</text:p>
          </table:table-cell>
          <table:table-cell office:value-type="float" office:value="2005">
            <text:p>2005</text:p>
          </table:table-cell>
          <table:table-cell office:value-type="string">
            <text:p>Driving</text:p>
          </table:table-cell>
          <table:table-cell office:value-type="string">
            <text:p>ESRB - T (Teen)</text:p>
          </table:table-cell>
          <table:table-cell office:value-type="string">
            <text:p>1-6 Players</text:p>
          </table:table-cell>
          <table:table-cell office:value-type="string">
            <text:p>3.8</text:p>
          </table:table-cell>
          <table:table-cell table:number-columns-repeated="1014"/>
        </table:table-row>
        <table:table-row table:style-name="ro1">
          <table:table-cell office:value-type="string">
            <text:p>UEFA Champions League 2006-2007 (USA)</text:p>
          </table:table-cell>
          <table:table-cell office:value-type="string">
            <text:p>UEFA Champions League 2006-2007 </text:p>
          </table:table-cell>
          <table:table-cell office:value-type="string">
            <text:p>EA Canada</text:p>
          </table:table-cell>
          <table:table-cell office:value-type="string">
            <text:p>EA Sports</text:p>
          </table:table-cell>
          <table:table-cell office:value-type="float" office:value="2007">
            <text:p>2007</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UEFA Euro 2008 (USA)</text:p>
          </table:table-cell>
          <table:table-cell office:value-type="string">
            <text:p>UEFA Euro 2008 </text:p>
          </table:table-cell>
          <table:table-cell office:value-type="string">
            <text:p>EA Canada</text:p>
          </table:table-cell>
          <table:table-cell office:value-type="string">
            <text:p>Electronic Arts</text:p>
          </table:table-cell>
          <table:table-cell office:value-type="float" office:value="2008">
            <text:p>2008</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UFC 2010 Undisputed (USA)</text:p>
          </table:table-cell>
          <table:table-cell office:value-type="string">
            <text:p>UFC 2010 Undisputed </text:p>
          </table:table-cell>
          <table:table-cell office:value-type="string">
            <text:p>Yuke's</text:p>
          </table:table-cell>
          <table:table-cell office:value-type="string">
            <text:p>THQ inc</text:p>
          </table:table-cell>
          <table:table-cell office:value-type="float" office:value="2010">
            <text:p>2010</text:p>
          </table:table-cell>
          <table:table-cell office:value-type="string">
            <text:p>Sports/Wrestl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Ultimate Block Party (USA)</text:p>
          </table:table-cell>
          <table:table-cell office:value-type="string">
            <text:p>Ultimate Block Party </text:p>
          </table:table-cell>
          <table:table-cell office:value-type="string">
            <text:p>Magicpot</text:p>
          </table:table-cell>
          <table:table-cell office:value-type="string">
            <text:p>Conspiracy Entertainment</text:p>
          </table:table-cell>
          <table:table-cell office:value-type="float" office:value="2005">
            <text:p>2005</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2.6</text:p>
          </table:table-cell>
          <table:table-cell table:number-columns-repeated="1014"/>
        </table:table-row>
        <table:table-row table:style-name="ro1">
          <table:table-cell office:value-type="string">
            <text:p>Ultimate Board Game Collection (USA)</text:p>
          </table:table-cell>
          <table:table-cell office:value-type="string">
            <text:p>Ultimate Board Game Collection </text:p>
          </table:table-cell>
          <table:table-cell office:value-type="string">
            <text:p>Jack of All Games</text:p>
          </table:table-cell>
          <table:table-cell office:value-type="string">
            <text:p>Valcon Games</text:p>
          </table:table-cell>
          <table:table-cell office:value-type="float" office:value="2007">
            <text:p>2007</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Ultimate Ghosts 'n Goblins (USA)</text:p>
          </table:table-cell>
          <table:table-cell office:value-type="string">
            <text:p>Ultimate Ghosts 'n Goblins </text:p>
          </table:table-cell>
          <table:table-cell table:number-columns-repeated="2" office:value-type="string">
            <text:p>Capcom Co., Ltd.</text:p>
          </table:table-cell>
          <table:table-cell office:value-type="float" office:value="2006">
            <text:p>2006</text:p>
          </table:table-cell>
          <table:table-cell office:value-type="string">
            <text:p>Platform</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Ultraman - Fighting Evolution 0 (Japan)</text:p>
          </table:table-cell>
          <table:table-cell office:value-type="string">
            <text:p>Ultraman - Fighting Evolution 0 </text:p>
          </table:table-cell>
          <table:table-cell table:number-columns-repeated="2" office:value-type="string">
            <text:p>Banpresto</text:p>
          </table:table-cell>
          <table:table-cell office:value-type="float" office:value="2006">
            <text:p>2006</text:p>
          </table:table-cell>
          <table:table-cell office:value-type="string">
            <text:p>Fighter</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Umihara Kawase Portable (Japan)</text:p>
          </table:table-cell>
          <table:table-cell office:value-type="string">
            <text:p>Umihara Kawase Portable </text:p>
          </table:table-cell>
          <table:table-cell table:number-columns-repeated="2" office:value-type="string">
            <text:p>Natsume, Inc.</text:p>
          </table:table-cell>
          <table:table-cell office:value-type="float" office:value="2008">
            <text:p>2008</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Unbound Saga (USA)</text:p>
          </table:table-cell>
          <table:table-cell office:value-type="string">
            <text:p>Unbound Saga </text:p>
          </table:table-cell>
          <table:table-cell office:value-type="string">
            <text:p>Vogster</text:p>
          </table:table-cell>
          <table:table-cell office:value-type="string">
            <text:p>Sony Computer Entertainment America, Inc</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2.8</text:p>
          </table:table-cell>
          <table:table-cell table:number-columns-repeated="1014"/>
        </table:table-row>
        <table:table-row table:style-name="ro1">
          <table:table-cell office:value-type="string">
            <text:p>Unchained Blades (USA)</text:p>
          </table:table-cell>
          <table:table-cell office:value-type="string">
            <text:p>Unchained Blades </text:p>
          </table:table-cell>
          <table:table-cell office:value-type="string">
            <text:p>FuRyu</text:p>
          </table:table-cell>
          <table:table-cell office:value-type="string">
            <text:p>Xseed Games</text:p>
          </table:table-cell>
          <table:table-cell office:value-type="float" office:value="2012">
            <text:p>2012</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Undead Knights (USA)</text:p>
          </table:table-cell>
          <table:table-cell office:value-type="string">
            <text:p>Undead Knights </text:p>
          </table:table-cell>
          <table:table-cell office:value-type="string">
            <text:p>Now Production</text:p>
          </table:table-cell>
          <table:table-cell office:value-type="string">
            <text:p>Tecmo</text:p>
          </table:table-cell>
          <table:table-cell office:value-type="float" office:value="2009">
            <text:p>2009</text:p>
          </table:table-cell>
          <table:table-cell office:value-type="string">
            <text:p>Action</text:p>
          </table:table-cell>
          <table:table-cell office:value-type="string">
            <text:p>ESRB - M (Mature)</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Uno (USA)</text:p>
          </table:table-cell>
          <table:table-cell office:value-type="string">
            <text:p>Uno </text:p>
          </table:table-cell>
          <table:table-cell table:number-columns-repeated="2" office:value-type="string">
            <text:p>Gameloft</text:p>
          </table:table-cell>
          <table:table-cell office:value-type="float" office:value="2010">
            <text:p>2010</text:p>
          </table:table-cell>
          <table:table-cell office:value-type="string">
            <text:p>Tabletop</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Untold Legends - Brotherhood of the Blade (USA)</text:p>
          </table:table-cell>
          <table:table-cell office:value-type="string">
            <text:p>Untold Legends - Brotherhood of the Blade </text:p>
          </table:table-cell>
          <table:table-cell table:number-columns-repeated="2" office:value-type="string">
            <text:p>Sony Online Entertainment</text:p>
          </table:table-cell>
          <table:table-cell office:value-type="float" office:value="2005">
            <text:p>2005</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Untold Legends - The Warrior's Code (USA)</text:p>
          </table:table-cell>
          <table:table-cell office:value-type="string">
            <text:p>Untold Legends - The Warrior's Code </text:p>
          </table:table-cell>
          <table:table-cell table:number-columns-repeated="2" office:value-type="string">
            <text:p>Sony Online Entertainment</text:p>
          </table:table-cell>
          <table:table-cell office:value-type="float" office:value="2006">
            <text:p>2006</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Up (USA)</text:p>
          </table:table-cell>
          <table:table-cell office:value-type="string">
            <text:p>Up </text:p>
          </table:table-cell>
          <table:table-cell office:value-type="string">
            <text:p>Asobo Studio</text:p>
          </table:table-cell>
          <table:table-cell office:value-type="string">
            <text:p>THQ inc</text:p>
          </table:table-cell>
          <table:table-cell office:value-type="float" office:value="2009">
            <text:p>2009</text:p>
          </table:table-cell>
          <table:table-cell office:value-type="string">
            <text:p>Action</text:p>
          </table:table-cell>
          <table:table-cell office:value-type="string">
            <text:p>ESRB - E (Everyone)</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Valhalla Knights (USA)</text:p>
          </table:table-cell>
          <table:table-cell office:value-type="string">
            <text:p>Valhalla Knights </text:p>
          </table:table-cell>
          <table:table-cell office:value-type="string">
            <text:p>K2 LLC</text:p>
          </table:table-cell>
          <table:table-cell office:value-type="string">
            <text:p>Xseed Games</text:p>
          </table:table-cell>
          <table:table-cell office:value-type="float" office:value="2007">
            <text:p>2007</text:p>
          </table:table-cell>
          <table:table-cell office:value-type="string">
            <text:p>Role-Playing</text:p>
          </table:table-cell>
          <table:table-cell office:value-type="string">
            <text:p>ESRB - E10+ (Everyone 10+)</text:p>
          </table:table-cell>
          <table:table-cell office:value-type="string">
            <text:p>1-2 Players</text:p>
          </table:table-cell>
          <table:table-cell office:value-type="string">
            <text:p>3.2</text:p>
          </table:table-cell>
          <table:table-cell table:number-columns-repeated="1014"/>
        </table:table-row>
        <table:table-row table:style-name="ro1">
          <table:table-cell office:value-type="string">
            <text:p>Valhalla Knights 2 - Battle Stance (USA)</text:p>
          </table:table-cell>
          <table:table-cell office:value-type="string">
            <text:p>Valhalla Knights 2 - Battle Stance </text:p>
          </table:table-cell>
          <table:table-cell office:value-type="string">
            <text:p>K2 LLC</text:p>
          </table:table-cell>
          <table:table-cell office:value-type="string">
            <text:p>Xseed Games</text:p>
          </table:table-cell>
          <table:table-cell office:value-type="float" office:value="2010">
            <text:p>2010</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Valhalla Knights 2 (USA)</text:p>
          </table:table-cell>
          <table:table-cell office:value-type="string">
            <text:p>Valhalla Knights 2 </text:p>
          </table:table-cell>
          <table:table-cell office:value-type="string">
            <text:p>K2 LLC</text:p>
          </table:table-cell>
          <table:table-cell office:value-type="string">
            <text:p>Xseed Games</text:p>
          </table:table-cell>
          <table:table-cell office:value-type="float" office:value="2008">
            <text:p>2008</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Valkyria Chronicles II (USA)</text:p>
          </table:table-cell>
          <table:table-cell office:value-type="string">
            <text:p>Valkyria Chronicles II </text:p>
          </table:table-cell>
          <table:table-cell table:number-columns-repeated="2" office:value-type="string">
            <text:p>SEGA Corporation</text:p>
          </table:table-cell>
          <table:table-cell office:value-type="float" office:value="2010">
            <text:p>2010</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Valkyrie Profile - Lenneth (USA)</text:p>
          </table:table-cell>
          <table:table-cell office:value-type="string">
            <text:p>Valkyrie Profile - Lenneth </text:p>
          </table:table-cell>
          <table:table-cell office:value-type="string">
            <text:p>Tose Co., Ltd.</text:p>
          </table:table-cell>
          <table:table-cell office:value-type="string">
            <text:p>Square Enix Co., Ltd.</text:p>
          </table:table-cell>
          <table:table-cell office:value-type="float" office:value="2006">
            <text:p>2006</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Vertigo (USA)</text:p>
          </table:table-cell>
          <table:table-cell office:value-type="string">
            <text:p>Vertigo </text:p>
          </table:table-cell>
          <table:table-cell table:number-columns-repeated="2" office:value-type="string">
            <text:p>Icon Games</text:p>
          </table:table-cell>
          <table:table-cell office:value-type="float" office:value="2011">
            <text:p>2011</text:p>
          </table:table-cell>
          <table:table-cell office:value-type="string">
            <text:p>Driving</text:p>
          </table:table-cell>
          <table:table-cell office:value-type="string">
            <text:p>ESRB - E (Everyone)</text:p>
          </table:table-cell>
          <table:table-cell office:value-type="string">
            <text:p>1 Player</text:p>
          </table:table-cell>
          <table:table-cell office:value-type="string">
            <text:p>1.4</text:p>
          </table:table-cell>
          <table:table-cell table:number-columns-repeated="1014"/>
        </table:table-row>
        <table:table-row table:style-name="ro1">
          <table:table-cell office:value-type="string">
            <text:p>Viewtiful Joe - Red Hot Rumble (USA)</text:p>
          </table:table-cell>
          <table:table-cell office:value-type="string">
            <text:p>Viewtiful Joe - Red Hot Rumble </text:p>
          </table:table-cell>
          <table:table-cell office:value-type="string">
            <text:p>Clover Studio</text:p>
          </table:table-cell>
          <table:table-cell office:value-type="string">
            <text:p>Capcom Co., Ltd.</text:p>
          </table:table-cell>
          <table:table-cell office:value-type="float" office:value="2006">
            <text:p>2006</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Virtua Tennis - World Tour (USA)</text:p>
          </table:table-cell>
          <table:table-cell office:value-type="string">
            <text:p>Virtua Tennis - World Tour </text:p>
          </table:table-cell>
          <table:table-cell office:value-type="string">
            <text:p>Sumo Digital</text:p>
          </table:table-cell>
          <table:table-cell office:value-type="string">
            <text:p>SEGA Corporation</text:p>
          </table:table-cell>
          <table:table-cell office:value-type="float" office:value="2005">
            <text:p>2005</text:p>
          </table:table-cell>
          <table:table-cell office:value-type="string">
            <text:p>Sports/Tennis</text:p>
          </table:table-cell>
          <table:table-cell office:value-type="string">
            <text:p>ESRB - E (Everyone)</text:p>
          </table:table-cell>
          <table:table-cell office:value-type="string">
            <text:p>1-4 Players</text:p>
          </table:table-cell>
          <table:table-cell office:value-type="string">
            <text:p>3.6</text:p>
          </table:table-cell>
          <table:table-cell table:number-columns-repeated="1014"/>
        </table:table-row>
        <table:table-row table:style-name="ro1">
          <table:table-cell office:value-type="string">
            <text:p>Virtua Tennis 3 (USA)</text:p>
          </table:table-cell>
          <table:table-cell office:value-type="string">
            <text:p>Virtua Tennis 3 </text:p>
          </table:table-cell>
          <table:table-cell office:value-type="string">
            <text:p>Sumo Digital</text:p>
          </table:table-cell>
          <table:table-cell office:value-type="string">
            <text:p>SEGA Corporation</text:p>
          </table:table-cell>
          <table:table-cell office:value-type="float" office:value="2007">
            <text:p>2007</text:p>
          </table:table-cell>
          <table:table-cell office:value-type="string">
            <text:p>Sports/Tennis</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Voodoo Dice (Europe)</text:p>
          </table:table-cell>
          <table:table-cell office:value-type="string">
            <text:p>Voodoo Dice </text:p>
          </table:table-cell>
          <table:table-cell office:value-type="string">
            <text:p>Exkee</text:p>
          </table:table-cell>
          <table:table-cell office:value-type="string">
            <text:p>Ubisoft</text:p>
          </table:table-cell>
          <table:table-cell office:value-type="float" office:value="2012">
            <text:p>2012</text:p>
          </table:table-cell>
          <table:table-cell office:value-type="string">
            <text:p>Board Games</text:p>
          </table:table-cell>
          <table:table-cell office:value-type="string">
            <text:p>ESRB - E (Everyone)</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Vulcanus - Seek &amp; Destroy (Japan)</text:p>
          </table:table-cell>
          <table:table-cell office:value-type="string">
            <text:p>Vulcanus - Seek &amp; Destroy </text:p>
          </table:table-cell>
          <table:table-cell office:value-type="string">
            <text:p>Zeppeto</text:p>
          </table:table-cell>
          <table:table-cell office:value-type="string">
            <text:p>Compile Heart</text:p>
          </table:table-cell>
          <table:table-cell office:value-type="float" office:value="2005">
            <text:p>2005</text:p>
          </table:table-cell>
          <table:table-cell office:value-type="string">
            <text:p>Action</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WALL-E (USA)</text:p>
          </table:table-cell>
          <table:table-cell office:value-type="string">
            <text:p>WALL-E </text:p>
          </table:table-cell>
          <table:table-cell office:value-type="string">
            <text:p>Heavy Iron Studios</text:p>
          </table:table-cell>
          <table:table-cell office:value-type="string">
            <text:p>THQ inc</text:p>
          </table:table-cell>
          <table:table-cell office:value-type="float" office:value="2008">
            <text:p>2008</text:p>
          </table:table-cell>
          <table:table-cell office:value-type="string">
            <text:p>Platform</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Wangan Midnight Portable (Japan)</text:p>
          </table:table-cell>
          <table:table-cell office:value-type="string">
            <text:p>Wangan Midnight Portable </text:p>
          </table:table-cell>
          <table:table-cell table:number-columns-repeated="2" office:value-type="string">
            <text:p>Genki</text:p>
          </table:table-cell>
          <table:table-cell office:value-type="float" office:value="2007">
            <text:p>2007</text:p>
          </table:table-cell>
          <table:table-cell office:value-type="string">
            <text:p>Driving</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Warhammer - Battle for Atluma (USA)</text:p>
          </table:table-cell>
          <table:table-cell office:value-type="string">
            <text:p>Warhammer - Battle for Atluma </text:p>
          </table:table-cell>
          <table:table-cell office:value-type="string">
            <text:p>JV Games Inc.</text:p>
          </table:table-cell>
          <table:table-cell office:value-type="string">
            <text:p>Namco Bandai Games</text:p>
          </table:table-cell>
          <table:table-cell office:value-type="float" office:value="2006">
            <text:p>2006</text:p>
          </table:table-cell>
          <table:table-cell office:value-type="string">
            <text:p>Card Battle</text:p>
          </table:table-cell>
          <table:table-cell office:value-type="string">
            <text:p>ESRB - T (Teen)</text:p>
          </table:table-cell>
          <table:table-cell office:value-type="string">
            <text:p>1-2 Players</text:p>
          </table:table-cell>
          <table:table-cell office:value-type="string">
            <text:p>2.6</text:p>
          </table:table-cell>
          <table:table-cell table:number-columns-repeated="1014"/>
        </table:table-row>
        <table:table-row table:style-name="ro1">
          <table:table-cell office:value-type="string">
            <text:p>Warhammer 40,000 - Squad Command (USA)</text:p>
          </table:table-cell>
          <table:table-cell office:value-type="string">
            <text:p>Warhammer 40,000 - Squad Command </text:p>
          </table:table-cell>
          <table:table-cell office:value-type="string">
            <text:p>RedLynx</text:p>
          </table:table-cell>
          <table:table-cell office:value-type="string">
            <text:p>THQ inc</text:p>
          </table:table-cell>
          <table:table-cell office:value-type="float" office:value="2007">
            <text:p>2007</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Warriors of the Lost Empire (USA)</text:p>
          </table:table-cell>
          <table:table-cell office:value-type="string">
            <text:p>Warriors of the Lost Empire </text:p>
          </table:table-cell>
          <table:table-cell office:value-type="string">
            <text:p>Goshow</text:p>
          </table:table-cell>
          <table:table-cell office:value-type="string">
            <text:p>UFO Interactive</text:p>
          </table:table-cell>
          <table:table-cell office:value-type="float" office:value="2007">
            <text:p>2007</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Warriors Orochi (USA)</text:p>
          </table:table-cell>
          <table:table-cell office:value-type="string">
            <text:p>Warriors Orochi </text:p>
          </table:table-cell>
          <table:table-cell office:value-type="string">
            <text:p>Omega Force</text:p>
          </table:table-cell>
          <table:table-cell office:value-type="string">
            <text:p>KOEI Co., Ltd. </text:p>
          </table:table-cell>
          <table:table-cell office:value-type="float" office:value="2008">
            <text:p>2008</text:p>
          </table:table-cell>
          <table:table-cell office:value-type="string">
            <text:p>Beat-'Em-Up</text:p>
          </table:table-cell>
          <table:table-cell office:value-type="string">
            <text:p>ESRB - T (Teen)</text:p>
          </table:table-cell>
          <table:table-cell office:value-type="string">
            <text:p>1-2 Players</text:p>
          </table:table-cell>
          <table:table-cell office:value-type="string">
            <text:p>4.0</text:p>
          </table:table-cell>
          <table:table-cell table:number-columns-repeated="1014"/>
        </table:table-row>
        <table:table-row table:style-name="ro1">
          <table:table-cell office:value-type="string">
            <text:p>Warriors Orochi 2 (USA)</text:p>
          </table:table-cell>
          <table:table-cell office:value-type="string">
            <text:p>Warriors Orochi 2 </text:p>
          </table:table-cell>
          <table:table-cell office:value-type="string">
            <text:p>Omega Force</text:p>
          </table:table-cell>
          <table:table-cell office:value-type="string">
            <text:p>KOEI Co., Ltd. </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2 Players</text:p>
          </table:table-cell>
          <table:table-cell office:value-type="string">
            <text:p>4.3</text:p>
          </table:table-cell>
          <table:table-cell table:number-columns-repeated="1014"/>
        </table:table-row>
        <table:table-row table:style-name="ro1">
          <table:table-cell office:value-type="string">
            <text:p>Warriors, The (USA)</text:p>
          </table:table-cell>
          <table:table-cell office:value-type="string">
            <text:p>Warriors, The </text:p>
          </table:table-cell>
          <table:table-cell office:value-type="string">
            <text:p>Rockstar Toronto</text:p>
          </table:table-cell>
          <table:table-cell office:value-type="string">
            <text:p>Rockstar Games</text:p>
          </table:table-cell>
          <table:table-cell office:value-type="float" office:value="2007">
            <text:p>2007</text:p>
          </table:table-cell>
          <table:table-cell office:value-type="string">
            <text:p>Beat-'Em-Up</text:p>
          </table:table-cell>
          <table:table-cell office:value-type="string">
            <text:p>ESRB - M (Mature)</text:p>
          </table:table-cell>
          <table:table-cell office:value-type="string">
            <text:p>1-2 Players</text:p>
          </table:table-cell>
          <table:table-cell office:value-type="string">
            <text:p>4.2</text:p>
          </table:table-cell>
          <table:table-cell table:number-columns-repeated="1014"/>
        </table:table-row>
        <table:table-row table:style-name="ro1">
          <table:table-cell office:value-type="string">
            <text:p>What Did I Do to Deserve This, My Lord! (USA)</text:p>
          </table:table-cell>
          <table:table-cell office:value-type="string">
            <text:p>What Did I Do to Deserve This, My Lord! </text:p>
          </table:table-cell>
          <table:table-cell office:value-type="string">
            <text:p>Acquire Corp.</text:p>
          </table:table-cell>
          <table:table-cell office:value-type="string">
            <text:p>NIS America</text:p>
          </table:table-cell>
          <table:table-cell office:value-type="float" office:value="2009">
            <text:p>2009</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What Did I Do to Deserve This, My Lord! 2 (USA)</text:p>
          </table:table-cell>
          <table:table-cell office:value-type="string">
            <text:p>What Did I Do to Deserve This, My Lord! 2 </text:p>
          </table:table-cell>
          <table:table-cell office:value-type="string">
            <text:p>Acquire Corp.</text:p>
          </table:table-cell>
          <table:table-cell office:value-type="string">
            <text:p>NIS America</text:p>
          </table:table-cell>
          <table:table-cell office:value-type="float" office:value="2010">
            <text:p>2010</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White Knight Chronicles - Origins (Europe)</text:p>
          </table:table-cell>
          <table:table-cell office:value-type="string">
            <text:p>White Knight Chronicles - Origins </text:p>
          </table:table-cell>
          <table:table-cell office:value-type="string">
            <text:p>Matrix Software</text:p>
          </table:table-cell>
          <table:table-cell office:value-type="string">
            <text:p>Sony Computer Entertainment Europe </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Who Wants to Be a Millionaire - Party Edition (Europe)</text:p>
          </table:table-cell>
          <table:table-cell office:value-type="string">
            <text:p>Who Wants to Be a Millionaire - Party Edition </text:p>
          </table:table-cell>
          <table:table-cell table:number-columns-repeated="2" office:value-type="string">
            <text:p>Eidos Interactive</text:p>
          </table:table-cell>
          <table:table-cell office:value-type="float" office:value="2006">
            <text:p>2006</text:p>
          </table:table-cell>
          <table:table-cell office:value-type="string">
            <text:p>Game Show</text:p>
          </table:table-cell>
          <table:table-cell office:value-type="string">
            <text:p>ESRB - E (Everyone)</text:p>
          </table:table-cell>
          <table:table-cell office:value-type="string">
            <text:p>1 Player</text:p>
          </table:table-cell>
          <table:table-cell office:value-type="string">
            <text:p>2.3</text:p>
          </table:table-cell>
          <table:table-cell table:number-columns-repeated="1014"/>
        </table:table-row>
        <table:table-row table:style-name="ro1">
          <table:table-cell office:value-type="string">
            <text:p>Wild Arms XF (USA)</text:p>
          </table:table-cell>
          <table:table-cell office:value-type="string">
            <text:p>Wild Arms XF </text:p>
          </table:table-cell>
          <table:table-cell office:value-type="string">
            <text:p>Media Vision</text:p>
          </table:table-cell>
          <table:table-cell office:value-type="string">
            <text:p>Xseed Games</text:p>
          </table:table-cell>
          <table:table-cell office:value-type="float" office:value="2008">
            <text:p>2008</text:p>
          </table:table-cell>
          <table:table-cell office:value-type="string">
            <text:p>Strategy</text:p>
          </table:table-cell>
          <table:table-cell office:value-type="string">
            <text:p>ESRB - E10+ (Everyone 10+)</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Winning Eleven - Pro Evolution Soccer 2007 (USA)</text:p>
          </table:table-cell>
          <table:table-cell office:value-type="string">
            <text:p>Winning Eleven - Pro Evolution Soccer 2007 </text:p>
          </table:table-cell>
          <table:table-cell office:value-type="string">
            <text:p>KCET</text:p>
          </table:table-cell>
          <table:table-cell office:value-type="string">
            <text:p>Konami Corporation</text:p>
          </table:table-cell>
          <table:table-cell office:value-type="float" office:value="2007">
            <text:p>2007</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5</text:p>
          </table:table-cell>
          <table:table-cell table:number-columns-repeated="1014"/>
        </table:table-row>
        <table:table-row table:style-name="ro1">
          <table:table-cell office:value-type="string">
            <text:p>Winx Club - Join the Club (USA)</text:p>
          </table:table-cell>
          <table:table-cell office:value-type="string">
            <text:p>Winx Club - Join the Club </text:p>
          </table:table-cell>
          <table:table-cell office:value-type="string">
            <text:p>n-Space</text:p>
          </table:table-cell>
          <table:table-cell office:value-type="string">
            <text:p>Konami Corporation</text:p>
          </table:table-cell>
          <table:table-cell office:value-type="float" office:value="2007">
            <text:p>2007</text:p>
          </table:table-cell>
          <table:table-cell office:value-type="string">
            <text:p>Platform</text:p>
          </table:table-cell>
          <table:table-cell office:value-type="string">
            <text:p>ESRB - E (Everyone)</text:p>
          </table:table-cell>
          <table:table-cell office:value-type="string">
            <text:p>1-6 Players</text:p>
          </table:table-cell>
          <table:table-cell office:value-type="string">
            <text:p>2.6</text:p>
          </table:table-cell>
          <table:table-cell table:number-columns-repeated="1014"/>
        </table:table-row>
        <table:table-row table:style-name="ro1">
          <table:table-cell office:value-type="string">
            <text:p>WipEout Pulse (USA)</text:p>
          </table:table-cell>
          <table:table-cell office:value-type="string">
            <text:p>WipEout Pulse </text:p>
          </table:table-cell>
          <table:table-cell office:value-type="string">
            <text:p>Studio Liverpool</text:p>
          </table:table-cell>
          <table:table-cell office:value-type="string">
            <text:p>Sony Computer Entertainment America, Inc</text:p>
          </table:table-cell>
          <table:table-cell office:value-type="float" office:value="2008">
            <text:p>2008</text:p>
          </table:table-cell>
          <table:table-cell office:value-type="string">
            <text:p>Driving</text:p>
          </table:table-cell>
          <table:table-cell office:value-type="string">
            <text:p>ESRB - E10+ (Everyone 10+)</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WipEout Pure (USA)</text:p>
          </table:table-cell>
          <table:table-cell office:value-type="string">
            <text:p>WipEout Pure </text:p>
          </table:table-cell>
          <table:table-cell office:value-type="string">
            <text:p>Studio Liverpool</text:p>
          </table:table-cell>
          <table:table-cell office:value-type="string">
            <text:p>Sony Computer Entertainment America, Inc</text:p>
          </table:table-cell>
          <table:table-cell office:value-type="float" office:value="2005">
            <text:p>2005</text:p>
          </table:table-cell>
          <table:table-cell office:value-type="string">
            <text:p>Driving</text:p>
          </table:table-cell>
          <table:table-cell office:value-type="string">
            <text:p>ESRB - E (Everyone)</text:p>
          </table:table-cell>
          <table:table-cell office:value-type="string">
            <text:p>1-8 Players</text:p>
          </table:table-cell>
          <table:table-cell office:value-type="string">
            <text:p>3.8</text:p>
          </table:table-cell>
          <table:table-cell table:number-columns-repeated="1014"/>
        </table:table-row>
        <table:table-row table:style-name="ro1">
          <table:table-cell office:value-type="string">
            <text:p>World Championship Cards (USA)</text:p>
          </table:table-cell>
          <table:table-cell office:value-type="string">
            <text:p>World Championship Cards </text:p>
          </table:table-cell>
          <table:table-cell table:number-columns-repeated="2" office:value-type="string">
            <text:p>Crave Entertainment, Inc.</text:p>
          </table:table-cell>
          <table:table-cell office:value-type="float" office:value="2008">
            <text:p>2008</text:p>
          </table:table-cell>
          <table:table-cell office:value-type="string">
            <text:p>Casino</text:p>
          </table:table-cell>
          <table:table-cell office:value-type="string">
            <text:p>ESRB - E (Everyone)</text:p>
          </table:table-cell>
          <table:table-cell office:value-type="string">
            <text:p>1 Player</text:p>
          </table:table-cell>
          <table:table-cell office:value-type="string">
            <text:p>2.0</text:p>
          </table:table-cell>
          <table:table-cell table:number-columns-repeated="1014"/>
        </table:table-row>
        <table:table-row table:style-name="ro1">
          <table:table-cell office:value-type="string">
            <text:p>World Championship Poker 2 featuring Howard Lederer (USA)</text:p>
          </table:table-cell>
          <table:table-cell office:value-type="string">
            <text:p>World Championship Poker 2 featuring Howard Lederer </text:p>
          </table:table-cell>
          <table:table-cell table:number-columns-repeated="2" office:value-type="string">
            <text:p>Crave Entertainment, Inc.</text:p>
          </table:table-cell>
          <table:table-cell office:value-type="float" office:value="2005">
            <text:p>2005</text:p>
          </table:table-cell>
          <table:table-cell office:value-type="string">
            <text:p>Casino</text:p>
          </table:table-cell>
          <table:table-cell office:value-type="string">
            <text:p>ESRB - T (Teen)</text:p>
          </table:table-cell>
          <table:table-cell office:value-type="string">
            <text:p>1-8 Players</text:p>
          </table:table-cell>
          <table:table-cell office:value-type="string">
            <text:p>2.8</text:p>
          </table:table-cell>
          <table:table-cell table:number-columns-repeated="1014"/>
        </table:table-row>
        <table:table-row table:style-name="ro1">
          <table:table-cell office:value-type="string">
            <text:p>World Championship Poker featuring Howard Lederer - All In (USA)</text:p>
          </table:table-cell>
          <table:table-cell office:value-type="string">
            <text:p>World Championship Poker featuring Howard Lederer - All In </text:p>
          </table:table-cell>
          <table:table-cell office:value-type="string">
            <text:p>Point of View</text:p>
          </table:table-cell>
          <table:table-cell office:value-type="string">
            <text:p>Crave Entertainment, Inc.</text:p>
          </table:table-cell>
          <table:table-cell office:value-type="float" office:value="2006">
            <text:p>2006</text:p>
          </table:table-cell>
          <table:table-cell office:value-type="string">
            <text:p>Casino</text:p>
          </table:table-cell>
          <table:table-cell office:value-type="string">
            <text:p>ESRB - T (Teen)</text:p>
          </table:table-cell>
          <table:table-cell office:value-type="string">
            <text:p>1 Player</text:p>
          </table:table-cell>
          <table:table-cell office:value-type="string">
            <text:p>2.1</text:p>
          </table:table-cell>
          <table:table-cell table:number-columns-repeated="1014"/>
        </table:table-row>
        <table:table-row table:style-name="ro1">
          <table:table-cell office:value-type="string">
            <text:p>World of Pool (Europe)</text:p>
          </table:table-cell>
          <table:table-cell office:value-type="string">
            <text:p>World of Pool </text:p>
          </table:table-cell>
          <table:table-cell table:number-columns-repeated="2" office:value-type="string">
            <text:p>Ghostlight</text:p>
          </table:table-cell>
          <table:table-cell office:value-type="float" office:value="2007">
            <text:p>2007</text:p>
          </table:table-cell>
          <table:table-cell office:value-type="string">
            <text:p>Sports/Pool and Dart</text:p>
          </table:table-cell>
          <table:table-cell office:value-type="string">
            <text:p>ESRB - E (Everyone)</text:p>
          </table:table-cell>
          <table:table-cell office:value-type="string">
            <text:p>1 Player</text:p>
          </table:table-cell>
          <table:table-cell office:value-type="string">
            <text:p>0.6</text:p>
          </table:table-cell>
          <table:table-cell table:number-columns-repeated="1014"/>
        </table:table-row>
        <table:table-row table:style-name="ro1">
          <table:table-cell office:value-type="string">
            <text:p>World Poker Tour (USA)</text:p>
          </table:table-cell>
          <table:table-cell office:value-type="string">
            <text:p>World Poker Tour </text:p>
          </table:table-cell>
          <table:table-cell office:value-type="string">
            <text:p>Coresoft, Inc.</text:p>
          </table:table-cell>
          <table:table-cell office:value-type="string">
            <text:p>2K Sports</text:p>
          </table:table-cell>
          <table:table-cell office:value-type="float" office:value="2006">
            <text:p>2006</text:p>
          </table:table-cell>
          <table:table-cell office:value-type="string">
            <text:p>Casino</text:p>
          </table:table-cell>
          <table:table-cell office:value-type="string">
            <text:p>ESRB - T (Teen)</text:p>
          </table:table-cell>
          <table:table-cell office:value-type="string">
            <text:p>1-6 Players</text:p>
          </table:table-cell>
          <table:table-cell office:value-type="string">
            <text:p>2.6</text:p>
          </table:table-cell>
          <table:table-cell table:number-columns-repeated="1014"/>
        </table:table-row>
        <table:table-row table:style-name="ro1">
          <table:table-cell office:value-type="string">
            <text:p>World Series of Poker - Tournament of Champions - 2007 Edition (USA)</text:p>
          </table:table-cell>
          <table:table-cell office:value-type="string">
            <text:p>World Series of Poker - Tournament of Champions - 2007 Edition </text:p>
          </table:table-cell>
          <table:table-cell table:number-columns-repeated="2" office:value-type="string">
            <text:p>Activision, Inc.</text:p>
          </table:table-cell>
          <table:table-cell office:value-type="float" office:value="2006">
            <text:p>2006</text:p>
          </table:table-cell>
          <table:table-cell office:value-type="string">
            <text:p>Casino</text:p>
          </table:table-cell>
          <table:table-cell office:value-type="string">
            <text:p>ESRB - T (Teen)</text:p>
          </table:table-cell>
          <table:table-cell office:value-type="string">
            <text:p>1-8 Players</text:p>
          </table:table-cell>
          <table:table-cell office:value-type="string">
            <text:p>3.5</text:p>
          </table:table-cell>
          <table:table-cell table:number-columns-repeated="1014"/>
        </table:table-row>
        <table:table-row table:style-name="ro1">
          <table:table-cell office:value-type="string">
            <text:p>World Series of Poker (USA)</text:p>
          </table:table-cell>
          <table:table-cell office:value-type="string">
            <text:p>World Series of Poker </text:p>
          </table:table-cell>
          <table:table-cell table:number-columns-repeated="2" office:value-type="string">
            <text:p>Activision, Inc.</text:p>
          </table:table-cell>
          <table:table-cell office:value-type="float" office:value="2005">
            <text:p>2005</text:p>
          </table:table-cell>
          <table:table-cell office:value-type="string">
            <text:p>Casino</text:p>
          </table:table-cell>
          <table:table-cell office:value-type="string">
            <text:p>ESRB - E10+ (Everyone 10+)</text:p>
          </table:table-cell>
          <table:table-cell office:value-type="string">
            <text:p>1-8 Players</text:p>
          </table:table-cell>
          <table:table-cell office:value-type="string">
            <text:p>2.9</text:p>
          </table:table-cell>
          <table:table-cell table:number-columns-repeated="1014"/>
        </table:table-row>
        <table:table-row table:style-name="ro1">
          <table:table-cell office:value-type="string">
            <text:p>World Series of Poker 2008 - Battle for the Bracelets (USA)</text:p>
          </table:table-cell>
          <table:table-cell office:value-type="string">
            <text:p>World Series of Poker 2008 - Battle for the Bracelets </text:p>
          </table:table-cell>
          <table:table-cell office:value-type="string">
            <text:p>Left Field Productions</text:p>
          </table:table-cell>
          <table:table-cell office:value-type="string">
            <text:p>Activision, Inc.</text:p>
          </table:table-cell>
          <table:table-cell office:value-type="float" office:value="2007">
            <text:p>2007</text:p>
          </table:table-cell>
          <table:table-cell office:value-type="string">
            <text:p>Casino</text:p>
          </table:table-cell>
          <table:table-cell office:value-type="string">
            <text:p>ESRB - T (Teen)</text:p>
          </table:table-cell>
          <table:table-cell office:value-type="string">
            <text:p>1 Player</text:p>
          </table:table-cell>
          <table:table-cell office:value-type="string">
            <text:p>3.2</text:p>
          </table:table-cell>
          <table:table-cell table:number-columns-repeated="1014"/>
        </table:table-row>
        <table:table-row table:style-name="ro1">
          <table:table-cell office:value-type="string">
            <text:p>World Snooker Challenge 2005 (Europe)</text:p>
          </table:table-cell>
          <table:table-cell office:value-type="string">
            <text:p>World Snooker Challenge 2005 </text:p>
          </table:table-cell>
          <table:table-cell office:value-type="string">
            <text:p>Blade Interactive</text:p>
          </table:table-cell>
          <table:table-cell office:value-type="string">
            <text:p>Sega Europe</text:p>
          </table:table-cell>
          <table:table-cell office:value-type="float" office:value="2005">
            <text:p>2005</text:p>
          </table:table-cell>
          <table:table-cell office:value-type="string">
            <text:p>Sports/Pool and Dart</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World Snooker Challenge 2007 (Europe)</text:p>
          </table:table-cell>
          <table:table-cell office:value-type="string">
            <text:p>World Snooker Challenge 2007 </text:p>
          </table:table-cell>
          <table:table-cell office:value-type="string">
            <text:p>Blade Interactive</text:p>
          </table:table-cell>
          <table:table-cell office:value-type="string">
            <text:p>Sega Europe</text:p>
          </table:table-cell>
          <table:table-cell office:value-type="float" office:value="2007">
            <text:p>2007</text:p>
          </table:table-cell>
          <table:table-cell office:value-type="string">
            <text:p>Sports/Pool and Dart</text:p>
          </table:table-cell>
          <table:table-cell office:value-type="string">
            <text:p>ESRB - E (Everyone)</text:p>
          </table:table-cell>
          <table:table-cell office:value-type="string">
            <text:p>1 Player</text:p>
          </table:table-cell>
          <table:table-cell office:value-type="string">
            <text:p>3.0</text:p>
          </table:table-cell>
          <table:table-cell table:number-columns-repeated="1014"/>
        </table:table-row>
        <table:table-row table:style-name="ro1">
          <table:table-cell office:value-type="string">
            <text:p>World Soccer Winning Eleven 2010 - Aoki Samurai no Chousen (Japan)</text:p>
          </table:table-cell>
          <table:table-cell office:value-type="string">
            <text:p>World Soccer Winning Eleven 2010 - Aoki Samurai no Chousen </text:p>
          </table:table-cell>
          <table:table-cell table:number-columns-repeated="2" office:value-type="string">
            <text:p>Konami Corporation</text:p>
          </table:table-cell>
          <table:table-cell office:value-type="float" office:value="2010">
            <text:p>2010</text:p>
          </table:table-cell>
          <table:table-cell office:value-type="string">
            <text:p>Sports/Soccer</text:p>
          </table:table-cell>
          <table:table-cell office:value-type="string">
            <text:p>ESRB - E (Everyone)</text:p>
          </table:table-cell>
          <table:table-cell office:value-type="string">
            <text:p>1 Player</text:p>
          </table:table-cell>
          <table:table-cell office:value-type="string">
            <text:p>3.8</text:p>
          </table:table-cell>
          <table:table-cell table:number-columns-repeated="1014"/>
        </table:table-row>
        <table:table-row table:style-name="ro1">
          <table:table-cell office:value-type="string">
            <text:p>World Soccer Winning Eleven 9 (USA)</text:p>
          </table:table-cell>
          <table:table-cell office:value-type="string">
            <text:p>World Soccer Winning Eleven 9 </text:p>
          </table:table-cell>
          <table:table-cell office:value-type="string">
            <text:p>KCET</text:p>
          </table:table-cell>
          <table:table-cell office:value-type="string">
            <text:p>Konami Corporation</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3.4</text:p>
          </table:table-cell>
          <table:table-cell table:number-columns-repeated="1014"/>
        </table:table-row>
        <table:table-row table:style-name="ro1">
          <table:table-cell office:value-type="string">
            <text:p>World Tour Soccer (USA)</text:p>
          </table:table-cell>
          <table:table-cell office:value-type="string">
            <text:p>World Tour Soccer </text:p>
          </table:table-cell>
          <table:table-cell table:number-columns-repeated="2" office:value-type="string">
            <text:p>Sony Computer Entertainment America, Inc</text:p>
          </table:table-cell>
          <table:table-cell office:value-type="float" office:value="2005">
            <text:p>2005</text:p>
          </table:table-cell>
          <table:table-cell office:value-type="string">
            <text:p>Sports/Soccer</text:p>
          </table:table-cell>
          <table:table-cell office:value-type="string">
            <text:p>ESRB - E (Everyone)</text:p>
          </table:table-cell>
          <table:table-cell office:value-type="string">
            <text:p>1-2 Players</text:p>
          </table:table-cell>
          <table:table-cell office:value-type="string">
            <text:p>3.3</text:p>
          </table:table-cell>
          <table:table-cell table:number-columns-repeated="1014"/>
        </table:table-row>
        <table:table-row table:style-name="ro1">
          <table:table-cell office:value-type="string">
            <text:p>World Tour Soccer 06 (USA)</text:p>
          </table:table-cell>
          <table:table-cell office:value-type="string">
            <text:p>World Tour Soccer 06 </text:p>
          </table:table-cell>
          <table:table-cell office:value-type="string">
            <text:p>SCEE London Studio</text:p>
          </table:table-cell>
          <table:table-cell office:value-type="string">
            <text:p>Sony Computer Entertainment America, Inc</text:p>
          </table:table-cell>
          <table:table-cell office:value-type="float" office:value="2006">
            <text:p>2006</text:p>
          </table:table-cell>
          <table:table-cell office:value-type="string">
            <text:p>Sports/Soccer</text:p>
          </table:table-cell>
          <table:table-cell office:value-type="string">
            <text:p>ESRB - E (Everyone)</text:p>
          </table:table-cell>
          <table:table-cell office:value-type="string">
            <text:p>1-4 Players</text:p>
          </table:table-cell>
          <table:table-cell office:value-type="string">
            <text:p>3.3</text:p>
          </table:table-cell>
          <table:table-cell table:number-columns-repeated="1014"/>
        </table:table-row>
        <table:table-row table:style-name="ro1">
          <table:table-cell office:value-type="string">
            <text:p>Worms - Battle Islands (USA)</text:p>
          </table:table-cell>
          <table:table-cell office:value-type="string">
            <text:p>Worms - Battle Islands </text:p>
          </table:table-cell>
          <table:table-cell table:number-columns-repeated="2" office:value-type="string">
            <text:p>Team 17</text:p>
          </table:table-cell>
          <table:table-cell office:value-type="float" office:value="2010">
            <text:p>2010</text:p>
          </table:table-cell>
          <table:table-cell office:value-type="string">
            <text:p>Strategy</text:p>
          </table:table-cell>
          <table:table-cell office:value-type="string">
            <text:p>ESRB - E10+ (Everyone 10+)</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Worms - Open Warfare (USA)</text:p>
          </table:table-cell>
          <table:table-cell office:value-type="string">
            <text:p>Worms - Open Warfare </text:p>
          </table:table-cell>
          <table:table-cell office:value-type="string">
            <text:p>Team 17</text:p>
          </table:table-cell>
          <table:table-cell office:value-type="string">
            <text:p>THQ inc</text:p>
          </table:table-cell>
          <table:table-cell office:value-type="float" office:value="2006">
            <text:p>2006</text:p>
          </table:table-cell>
          <table:table-cell office:value-type="string">
            <text:p>Strategy</text:p>
          </table:table-cell>
          <table:table-cell office:value-type="string">
            <text:p>ESRB - E10+ (Everyone 10+)</text:p>
          </table:table-cell>
          <table:table-cell office:value-type="string">
            <text:p>1-4 Players</text:p>
          </table:table-cell>
          <table:table-cell office:value-type="string">
            <text:p>3.5</text:p>
          </table:table-cell>
          <table:table-cell table:number-columns-repeated="1014"/>
        </table:table-row>
        <table:table-row table:style-name="ro1">
          <table:table-cell office:value-type="string">
            <text:p>Worms - Open Warfare 2 (USA)</text:p>
          </table:table-cell>
          <table:table-cell office:value-type="string">
            <text:p>Worms - Open Warfare 2 </text:p>
          </table:table-cell>
          <table:table-cell office:value-type="string">
            <text:p>Team 17</text:p>
          </table:table-cell>
          <table:table-cell office:value-type="string">
            <text:p>THQ inc</text:p>
          </table:table-cell>
          <table:table-cell office:value-type="float" office:value="2007">
            <text:p>2007</text:p>
          </table:table-cell>
          <table:table-cell office:value-type="string">
            <text:p>Strategy</text:p>
          </table:table-cell>
          <table:table-cell office:value-type="string">
            <text:p>ESRB - E10+ (Everyone 10+)</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WRC - FIA World Rally Championship (USA)</text:p>
          </table:table-cell>
          <table:table-cell office:value-type="string">
            <text:p>WRC - FIA World Rally Championship </text:p>
          </table:table-cell>
          <table:table-cell office:value-type="string">
            <text:p>Traveller's Tales</text:p>
          </table:table-cell>
          <table:table-cell office:value-type="string">
            <text:p>Namco Bandai Games</text:p>
          </table:table-cell>
          <table:table-cell office:value-type="float" office:value="2006">
            <text:p>2006</text:p>
          </table:table-cell>
          <table:table-cell office:value-type="string">
            <text:p>Driving</text:p>
          </table:table-cell>
          <table:table-cell office:value-type="string">
            <text:p>ESRB - E (Everyone)</text:p>
          </table:table-cell>
          <table:table-cell office:value-type="string">
            <text:p>1-8 Players</text:p>
          </table:table-cell>
          <table:table-cell office:value-type="string">
            <text:p>3.3</text:p>
          </table:table-cell>
          <table:table-cell table:number-columns-repeated="1014"/>
        </table:table-row>
        <table:table-row table:style-name="ro1">
          <table:table-cell office:value-type="string">
            <text:p>WTF - Work Time Fun (USA)</text:p>
          </table:table-cell>
          <table:table-cell office:value-type="string">
            <text:p>WTF - Work Time Fun </text:p>
          </table:table-cell>
          <table:table-cell office:value-type="string">
            <text:p>Sony Computer Entertainment Japan</text:p>
          </table:table-cell>
          <table:table-cell office:value-type="string">
            <text:p>D3Publisher Inc.</text:p>
          </table:table-cell>
          <table:table-cell office:value-type="float" office:value="2006">
            <text:p>2006</text:p>
          </table:table-cell>
          <table:table-cell office:value-type="string">
            <text:p>Puzzle</text:p>
          </table:table-cell>
          <table:table-cell office:value-type="string">
            <text:p>ESRB - T (Teen)</text:p>
          </table:table-cell>
          <table:table-cell office:value-type="string">
            <text:p>1-8 Players</text:p>
          </table:table-cell>
          <table:table-cell office:value-type="string">
            <text:p>3.7</text:p>
          </table:table-cell>
          <table:table-cell table:number-columns-repeated="1014"/>
        </table:table-row>
        <table:table-row table:style-name="ro1">
          <table:table-cell office:value-type="string">
            <text:p>WWE All-Stars (USA)</text:p>
          </table:table-cell>
          <table:table-cell office:value-type="string">
            <text:p>WWE All-Stars </text:p>
          </table:table-cell>
          <table:table-cell table:number-columns-repeated="2" office:value-type="string">
            <text:p>THQ inc</text:p>
          </table:table-cell>
          <table:table-cell office:value-type="float" office:value="2011">
            <text:p>2011</text:p>
          </table:table-cell>
          <table:table-cell office:value-type="string">
            <text:p>Sports/Wrestling</text:p>
          </table:table-cell>
          <table:table-cell office:value-type="string">
            <text:p>ESRB - T (Teen)</text:p>
          </table:table-cell>
          <table:table-cell office:value-type="string">
            <text:p>1 Player</text:p>
          </table:table-cell>
          <table:table-cell office:value-type="string">
            <text:p>3.6</text:p>
          </table:table-cell>
          <table:table-cell table:number-columns-repeated="1014"/>
        </table:table-row>
        <table:table-row table:style-name="ro1">
          <table:table-cell office:value-type="string">
            <text:p>WWE SmackDown! vs. RAW 2006 (USA)</text:p>
          </table:table-cell>
          <table:table-cell office:value-type="string">
            <text:p>WWE SmackDown! vs. RAW 2006 </text:p>
          </table:table-cell>
          <table:table-cell office:value-type="string">
            <text:p>Yuke's</text:p>
          </table:table-cell>
          <table:table-cell office:value-type="string">
            <text:p>THQ inc</text:p>
          </table:table-cell>
          <table:table-cell office:value-type="float" office:value="2005">
            <text:p>2005</text:p>
          </table:table-cell>
          <table:table-cell office:value-type="string">
            <text:p>Sports/Wrestling</text:p>
          </table:table-cell>
          <table:table-cell office:value-type="string">
            <text:p>ESRB - T (Teen)</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WWE SmackDown! vs. RAW 2007 (USA)</text:p>
          </table:table-cell>
          <table:table-cell office:value-type="string">
            <text:p>WWE SmackDown! vs. RAW 2007 </text:p>
          </table:table-cell>
          <table:table-cell office:value-type="string">
            <text:p>Yuke's</text:p>
          </table:table-cell>
          <table:table-cell office:value-type="string">
            <text:p>THQ inc</text:p>
          </table:table-cell>
          <table:table-cell office:value-type="float" office:value="2006">
            <text:p>2006</text:p>
          </table:table-cell>
          <table:table-cell office:value-type="string">
            <text:p>Sports/Wrestling</text:p>
          </table:table-cell>
          <table:table-cell office:value-type="string">
            <text:p>ESRB - T (Teen)</text:p>
          </table:table-cell>
          <table:table-cell office:value-type="string">
            <text:p>1-4 Players</text:p>
          </table:table-cell>
          <table:table-cell office:value-type="string">
            <text:p>3.8</text:p>
          </table:table-cell>
          <table:table-cell table:number-columns-repeated="1014"/>
        </table:table-row>
        <table:table-row table:style-name="ro1">
          <table:table-cell office:value-type="string">
            <text:p>WWE SmackDown! vs. RAW 2008 featuring ECW (USA)</text:p>
          </table:table-cell>
          <table:table-cell office:value-type="string">
            <text:p>WWE SmackDown! vs. RAW 2008 featuring ECW </text:p>
          </table:table-cell>
          <table:table-cell office:value-type="string">
            <text:p>Yuke's</text:p>
          </table:table-cell>
          <table:table-cell office:value-type="string">
            <text:p>THQ inc</text:p>
          </table:table-cell>
          <table:table-cell office:value-type="float" office:value="2007">
            <text:p>2007</text:p>
          </table:table-cell>
          <table:table-cell office:value-type="string">
            <text:p>Sports/Wrestling</text:p>
          </table:table-cell>
          <table:table-cell office:value-type="string">
            <text:p>ESRB - T (Teen)</text:p>
          </table:table-cell>
          <table:table-cell office:value-type="string">
            <text:p>1-4 Players</text:p>
          </table:table-cell>
          <table:table-cell office:value-type="string">
            <text:p>3.6</text:p>
          </table:table-cell>
          <table:table-cell table:number-columns-repeated="1014"/>
        </table:table-row>
        <table:table-row table:style-name="ro1">
          <table:table-cell office:value-type="string">
            <text:p>WWE SmackDown! vs. RAW 2009 featuring ECW (USA)</text:p>
          </table:table-cell>
          <table:table-cell office:value-type="string">
            <text:p>WWE SmackDown! vs. RAW 2009 featuring ECW </text:p>
          </table:table-cell>
          <table:table-cell office:value-type="string">
            <text:p>Yuke's</text:p>
          </table:table-cell>
          <table:table-cell office:value-type="string">
            <text:p>THQ inc</text:p>
          </table:table-cell>
          <table:table-cell office:value-type="float" office:value="2008">
            <text:p>2008</text:p>
          </table:table-cell>
          <table:table-cell office:value-type="string">
            <text:p>Sports/Wrestling</text:p>
          </table:table-cell>
          <table:table-cell office:value-type="string">
            <text:p>ESRB - T (Teen)</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WWE SmackDown! vs. RAW 2010 featuring ECW (USA)</text:p>
          </table:table-cell>
          <table:table-cell office:value-type="string">
            <text:p>WWE SmackDown! vs. RAW 2010 featuring ECW </text:p>
          </table:table-cell>
          <table:table-cell office:value-type="string">
            <text:p>Yuke's</text:p>
          </table:table-cell>
          <table:table-cell office:value-type="string">
            <text:p>THQ inc</text:p>
          </table:table-cell>
          <table:table-cell office:value-type="float" office:value="2009">
            <text:p>2009</text:p>
          </table:table-cell>
          <table:table-cell office:value-type="string">
            <text:p>Sports/Wrestl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WWE SmackDown! vs. RAW 2011 (USA)</text:p>
          </table:table-cell>
          <table:table-cell office:value-type="string">
            <text:p>WWE SmackDown! vs. RAW 2011 </text:p>
          </table:table-cell>
          <table:table-cell office:value-type="string">
            <text:p>Yuke's</text:p>
          </table:table-cell>
          <table:table-cell office:value-type="string">
            <text:p>THQ inc</text:p>
          </table:table-cell>
          <table:table-cell office:value-type="float" office:value="2010">
            <text:p>2010</text:p>
          </table:table-cell>
          <table:table-cell office:value-type="string">
            <text:p>Sports/Wrestl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WWII - Battle Over the Pacific (Europe)</text:p>
          </table:table-cell>
          <table:table-cell office:value-type="string">
            <text:p>WWII - Battle Over the Pacific </text:p>
          </table:table-cell>
          <table:table-cell table:number-columns-repeated="2" office:value-type="string">
            <text:p>Midas Interactive Entertainment</text:p>
          </table:table-cell>
          <table:table-cell office:value-type="float" office:value="2008">
            <text:p>2008</text:p>
          </table:table-cell>
          <table:table-cell office:value-type="string">
            <text:p>Simulation</text:p>
          </table:table-cell>
          <table:table-cell office:value-type="string">
            <text:p>ESRB - E (Everyone)</text:p>
          </table:table-cell>
          <table:table-cell office:value-type="string">
            <text:p>1 Player</text:p>
          </table:table-cell>
          <table:table-cell office:value-type="string">
            <text:p>2.9</text:p>
          </table:table-cell>
          <table:table-cell table:number-columns-repeated="1014"/>
        </table:table-row>
        <table:table-row table:style-name="ro1">
          <table:table-cell office:value-type="string">
            <text:p>X-Men Legends II - Rise of Apocalypse (USA)</text:p>
          </table:table-cell>
          <table:table-cell office:value-type="string">
            <text:p>X-Men Legends II - Rise of Apocalypse </text:p>
          </table:table-cell>
          <table:table-cell office:value-type="string">
            <text:p>Vicarious Visions</text:p>
          </table:table-cell>
          <table:table-cell office:value-type="string">
            <text:p>Activision, Inc.</text:p>
          </table:table-cell>
          <table:table-cell office:value-type="float" office:value="2005">
            <text:p>2005</text:p>
          </table:table-cell>
          <table:table-cell office:value-type="string">
            <text:p>Role-Playing</text:p>
          </table:table-cell>
          <table:table-cell office:value-type="string">
            <text:p>ESRB - T (Teen)</text:p>
          </table:table-cell>
          <table:table-cell office:value-type="string">
            <text:p>1-4 Players</text:p>
          </table:table-cell>
          <table:table-cell office:value-type="string">
            <text:p>3.9</text:p>
          </table:table-cell>
          <table:table-cell table:number-columns-repeated="1014"/>
        </table:table-row>
        <table:table-row table:style-name="ro1">
          <table:table-cell office:value-type="string">
            <text:p>X-Men Origins - Wolverine (USA)</text:p>
          </table:table-cell>
          <table:table-cell office:value-type="string">
            <text:p>X-Men Origins - Wolverine </text:p>
          </table:table-cell>
          <table:table-cell office:value-type="string">
            <text:p>Griptonite Games</text:p>
          </table:table-cell>
          <table:table-cell office:value-type="string">
            <text:p>Activision, Inc.</text:p>
          </table:table-cell>
          <table:table-cell office:value-type="float" office:value="2009">
            <text:p>2009</text:p>
          </table:table-cell>
          <table:table-cell office:value-type="string">
            <text:p>Beat-'Em-Up</text:p>
          </table:table-cell>
          <table:table-cell office:value-type="string">
            <text:p>ESRB - T (Teen)</text:p>
          </table:table-cell>
          <table:table-cell office:value-type="string">
            <text:p>1 Player</text:p>
          </table:table-cell>
          <table:table-cell office:value-type="string">
            <text:p>3.1</text:p>
          </table:table-cell>
          <table:table-cell table:number-columns-repeated="1014"/>
        </table:table-row>
        <table:table-row table:style-name="ro1">
          <table:table-cell office:value-type="string">
            <text:p>XI Coliseum (Japan)</text:p>
          </table:table-cell>
          <table:table-cell office:value-type="string">
            <text:p>XI Coliseum </text:p>
          </table:table-cell>
          <table:table-cell office:value-type="string">
            <text:p>Shift</text:p>
          </table:table-cell>
          <table:table-cell office:value-type="string">
            <text:p>Sony Computer Entertainment Incorporated</text:p>
          </table:table-cell>
          <table:table-cell office:value-type="float" office:value="2006">
            <text:p>2006</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1.3</text:p>
          </table:table-cell>
          <table:table-cell table:number-columns-repeated="1014"/>
        </table:table-row>
        <table:table-row table:style-name="ro1">
          <table:table-cell office:value-type="string">
            <text:p>Xiaolin Showdown (USA)</text:p>
          </table:table-cell>
          <table:table-cell office:value-type="string">
            <text:p>Xiaolin Showdown </text:p>
          </table:table-cell>
          <table:table-cell office:value-type="string">
            <text:p>BottleRocket Entertainment</text:p>
          </table:table-cell>
          <table:table-cell office:value-type="string">
            <text:p>Konami Corporation</text:p>
          </table:table-cell>
          <table:table-cell office:value-type="float" office:value="2006">
            <text:p>2006</text:p>
          </table:table-cell>
          <table:table-cell office:value-type="string">
            <text:p>Beat-'Em-Up</text:p>
          </table:table-cell>
          <table:table-cell office:value-type="string">
            <text:p>ESRB - E10+ (Everyone 10+)</text:p>
          </table:table-cell>
          <table:table-cell office:value-type="string">
            <text:p>1 Player</text:p>
          </table:table-cell>
          <table:table-cell office:value-type="string">
            <text:p>2.7</text:p>
          </table:table-cell>
          <table:table-cell table:number-columns-repeated="1014"/>
        </table:table-row>
        <table:table-row table:style-name="ro1">
          <table:table-cell office:value-type="string">
            <text:p>Xyanide - Resurrection (Europe)</text:p>
          </table:table-cell>
          <table:table-cell office:value-type="string">
            <text:p>Xyanide - Resurrection </text:p>
          </table:table-cell>
          <table:table-cell table:number-columns-repeated="2" office:value-type="string">
            <text:p>Playlogic</text:p>
          </table:table-cell>
          <table:table-cell office:value-type="float" office:value="2007">
            <text:p>2007</text:p>
          </table:table-cell>
          <table:table-cell office:value-type="string">
            <text:p>Shoot-'Em-Up</text:p>
          </table:table-cell>
          <table:table-cell office:value-type="string">
            <text:p>ESRB - T (Teen)</text:p>
          </table:table-cell>
          <table:table-cell office:value-type="string">
            <text:p>1-2 Players</text:p>
          </table:table-cell>
          <table:table-cell office:value-type="string">
            <text:p>3.6</text:p>
          </table:table-cell>
          <table:table-cell table:number-columns-repeated="1014"/>
        </table:table-row>
        <table:table-row table:style-name="ro1">
          <table:table-cell office:value-type="string">
            <text:p>Yggdra Union - We'll Never Fight Alone (USA)</text:p>
          </table:table-cell>
          <table:table-cell office:value-type="string">
            <text:p>Yggdra Union - We'll Never Fight Alone </text:p>
          </table:table-cell>
          <table:table-cell office:value-type="string">
            <text:p>Sting</text:p>
          </table:table-cell>
          <table:table-cell office:value-type="string">
            <text:p>Atlus U.S.A., Inc.</text:p>
          </table:table-cell>
          <table:table-cell office:value-type="float" office:value="2008">
            <text:p>2008</text:p>
          </table:table-cell>
          <table:table-cell office:value-type="string">
            <text:p>Strategy</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Ys - The Ark of Napishtim (USA)</text:p>
          </table:table-cell>
          <table:table-cell office:value-type="string">
            <text:p>Ys - The Ark of Napishtim </text:p>
          </table:table-cell>
          <table:table-cell office:value-type="string">
            <text:p>Konami Software Shanghai</text:p>
          </table:table-cell>
          <table:table-cell office:value-type="string">
            <text:p>Konami Corporation</text:p>
          </table:table-cell>
          <table:table-cell office:value-type="float" office:value="2006">
            <text:p>2006</text:p>
          </table:table-cell>
          <table:table-cell office:value-type="string">
            <text:p>Role-Playing</text:p>
          </table:table-cell>
          <table:table-cell office:value-type="string">
            <text:p>ESRB - E10+ (Everyone 10+)</text:p>
          </table:table-cell>
          <table:table-cell office:value-type="string">
            <text:p>1 Player</text:p>
          </table:table-cell>
          <table:table-cell office:value-type="string">
            <text:p>3.7</text:p>
          </table:table-cell>
          <table:table-cell table:number-columns-repeated="1014"/>
        </table:table-row>
        <table:table-row table:style-name="ro1">
          <table:table-cell office:value-type="string">
            <text:p>Ys - The Oath in Felghana (USA)</text:p>
          </table:table-cell>
          <table:table-cell office:value-type="string">
            <text:p>Ys - The Oath in Felghana </text:p>
          </table:table-cell>
          <table:table-cell office:value-type="string">
            <text:p>Falcom</text:p>
          </table:table-cell>
          <table:table-cell office:value-type="string">
            <text:p>Xseed Games</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Ys I &amp; II Chronicles (USA)</text:p>
          </table:table-cell>
          <table:table-cell office:value-type="string">
            <text:p>Ys I &amp; II Chronicles </text:p>
          </table:table-cell>
          <table:table-cell office:value-type="string">
            <text:p>Falcom</text:p>
          </table:table-cell>
          <table:table-cell office:value-type="string">
            <text:p>Xseed Games</text:p>
          </table:table-cell>
          <table:table-cell office:value-type="float" office:value="2011">
            <text:p>2011</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Ys Seven (USA)</text:p>
          </table:table-cell>
          <table:table-cell office:value-type="string">
            <text:p>Ys Seven </text:p>
          </table:table-cell>
          <table:table-cell office:value-type="string">
            <text:p>Falcom</text:p>
          </table:table-cell>
          <table:table-cell office:value-type="string">
            <text:p>Xseed Games</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3</text:p>
          </table:table-cell>
          <table:table-cell table:number-columns-repeated="1014"/>
        </table:table-row>
        <table:table-row table:style-name="ro1">
          <table:table-cell office:value-type="string">
            <text:p>Ys vs. Sora no Kiseki - Alternative Saga (Japan)</text:p>
          </table:table-cell>
          <table:table-cell office:value-type="string">
            <text:p>Ys vs. Sora no Kiseki - Alternative Saga </text:p>
          </table:table-cell>
          <table:table-cell table:number-columns-repeated="2" office:value-type="string">
            <text:p>Falcom</text:p>
          </table:table-cell>
          <table:table-cell office:value-type="float" office:value="2010">
            <text:p>2010</text:p>
          </table:table-cell>
          <table:table-cell office:value-type="string">
            <text:p>Fighter</text:p>
          </table:table-cell>
          <table:table-cell office:value-type="string">
            <text:p>ESRB - T (Teen)</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Yu-Gi-Oh! 5D's - Tag Force 4 (USA)</text:p>
          </table:table-cell>
          <table:table-cell office:value-type="string">
            <text:p>Yu-Gi-Oh! 5D's - Tag Force 4 </text:p>
          </table:table-cell>
          <table:table-cell table:number-columns-repeated="2" office:value-type="string">
            <text:p>Konami Corporation</text:p>
          </table:table-cell>
          <table:table-cell office:value-type="float" office:value="2009">
            <text:p>2009</text:p>
          </table:table-cell>
          <table:table-cell office:value-type="string">
            <text:p>Card Battle</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Yu-Gi-Oh! 5D's - Tag Force 5 (USA)</text:p>
          </table:table-cell>
          <table:table-cell office:value-type="string">
            <text:p>Yu-Gi-Oh! 5D's - Tag Force 5 </text:p>
          </table:table-cell>
          <table:table-cell table:number-columns-repeated="2" office:value-type="string">
            <text:p>Konami Corporation</text:p>
          </table:table-cell>
          <table:table-cell office:value-type="float" office:value="2010">
            <text:p>2010</text:p>
          </table:table-cell>
          <table:table-cell office:value-type="string">
            <text:p>Card Battle</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Yu-Gi-Oh! 5D's - Tag Force 6 (Japan) (Translated Menus En)</text:p>
          </table:table-cell>
          <table:table-cell office:value-type="string">
            <text:p>Yu-Gi-Oh! 5D's - Tag Force 6 </text:p>
          </table:table-cell>
          <table:table-cell table:number-columns-repeated="2" office:value-type="string">
            <text:p>Konami Corporation</text:p>
          </table:table-cell>
          <table:table-cell office:value-type="float" office:value="2011">
            <text:p>2011</text:p>
          </table:table-cell>
          <table:table-cell office:value-type="string">
            <text:p>Card Battle</text:p>
          </table:table-cell>
          <table:table-cell office:value-type="string">
            <text:p>ESRB - E (Everyone)</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Yu-Gi-Oh! GX - Tag Force (USA)</text:p>
          </table:table-cell>
          <table:table-cell office:value-type="string">
            <text:p>Yu-Gi-Oh! GX - Tag Force </text:p>
          </table:table-cell>
          <table:table-cell table:number-columns-repeated="2" office:value-type="string">
            <text:p>Konami Corporation</text:p>
          </table:table-cell>
          <table:table-cell office:value-type="float" office:value="2006">
            <text:p>2006</text:p>
          </table:table-cell>
          <table:table-cell office:value-type="string">
            <text:p>Card Battle</text:p>
          </table:table-cell>
          <table:table-cell office:value-type="string">
            <text:p>ESRB - E (Everyone)</text:p>
          </table:table-cell>
          <table:table-cell office:value-type="string">
            <text:p>1 Player</text:p>
          </table:table-cell>
          <table:table-cell office:value-type="string">
            <text:p>3.9</text:p>
          </table:table-cell>
          <table:table-cell table:number-columns-repeated="1014"/>
        </table:table-row>
        <table:table-row table:style-name="ro1">
          <table:table-cell office:value-type="string">
            <text:p>Yu-Gi-Oh! GX - Tag Force 2 (USA)</text:p>
          </table:table-cell>
          <table:table-cell office:value-type="string">
            <text:p>Yu-Gi-Oh! GX - Tag Force 2 </text:p>
          </table:table-cell>
          <table:table-cell table:number-columns-repeated="2" office:value-type="string">
            <text:p>Konami Corporation</text:p>
          </table:table-cell>
          <table:table-cell office:value-type="float" office:value="2007">
            <text:p>2007</text:p>
          </table:table-cell>
          <table:table-cell office:value-type="string">
            <text:p>Card Battle</text:p>
          </table:table-cell>
          <table:table-cell office:value-type="string">
            <text:p>ESRB - E (Everyone)</text:p>
          </table:table-cell>
          <table:table-cell office:value-type="string">
            <text:p>1 Player</text:p>
          </table:table-cell>
          <table:table-cell office:value-type="string">
            <text:p>4.0</text:p>
          </table:table-cell>
          <table:table-cell table:number-columns-repeated="1014"/>
        </table:table-row>
        <table:table-row table:style-name="ro1">
          <table:table-cell office:value-type="string">
            <text:p>Yu-Gi-Oh! GX - Tag Force 3 (Europe)</text:p>
          </table:table-cell>
          <table:table-cell office:value-type="string">
            <text:p>Yu-Gi-Oh! GX - Tag Force 3 </text:p>
          </table:table-cell>
          <table:table-cell table:number-columns-repeated="2" office:value-type="string">
            <text:p>Konami Corporation</text:p>
          </table:table-cell>
          <table:table-cell office:value-type="float" office:value="2008">
            <text:p>2008</text:p>
          </table:table-cell>
          <table:table-cell office:value-type="string">
            <text:p>Card Battle</text:p>
          </table:table-cell>
          <table:table-cell office:value-type="string">
            <text:p>ESRB - K-A (Kids to Adults)</text:p>
          </table:table-cell>
          <table:table-cell office:value-type="string">
            <text:p>1 Player</text:p>
          </table:table-cell>
          <table:table-cell office:value-type="string">
            <text:p>4.1</text:p>
          </table:table-cell>
          <table:table-cell table:number-columns-repeated="1014"/>
        </table:table-row>
        <table:table-row table:style-name="ro1">
          <table:table-cell office:value-type="string">
            <text:p>Z.H.P. - Unlosing Ranger vs. Darkdeath Evilman (USA)</text:p>
          </table:table-cell>
          <table:table-cell office:value-type="string">
            <text:p>Z.H.P. - Unlosing Ranger vs. Darkdeath Evilman </text:p>
          </table:table-cell>
          <table:table-cell office:value-type="string">
            <text:p>Nippon Ichi Software Inc.</text:p>
          </table:table-cell>
          <table:table-cell office:value-type="string">
            <text:p>NIS America</text:p>
          </table:table-cell>
          <table:table-cell office:value-type="float" office:value="2010">
            <text:p>2010</text:p>
          </table:table-cell>
          <table:table-cell office:value-type="string">
            <text:p>Role-Playing</text:p>
          </table:table-cell>
          <table:table-cell office:value-type="string">
            <text:p>ESRB - T (Teen)</text:p>
          </table:table-cell>
          <table:table-cell office:value-type="string">
            <text:p>1 Player</text:p>
          </table:table-cell>
          <table:table-cell office:value-type="string">
            <text:p>4.2</text:p>
          </table:table-cell>
          <table:table-cell table:number-columns-repeated="1014"/>
        </table:table-row>
        <table:table-row table:style-name="ro1">
          <table:table-cell office:value-type="string">
            <text:p>Zendoku (Europe)</text:p>
          </table:table-cell>
          <table:table-cell office:value-type="string">
            <text:p>Zendoku </text:p>
          </table:table-cell>
          <table:table-cell office:value-type="string">
            <text:p>Zoonami Ltd.</text:p>
          </table:table-cell>
          <table:table-cell office:value-type="string">
            <text:p>Eidos Interactive</text:p>
          </table:table-cell>
          <table:table-cell office:value-type="float" office:value="2007">
            <text:p>2007</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3</text:p>
          </table:table-cell>
          <table:table-cell table:number-columns-repeated="1014"/>
        </table:table-row>
        <table:table-row table:style-name="ro1">
          <table:table-cell office:value-type="string">
            <text:p>Zoku Susume! Mamore! Tatakae! (Japan)</text:p>
          </table:table-cell>
          <table:table-cell office:value-type="string">
            <text:p>Zoku Susume! Mamore! Tatakae! </text:p>
          </table:table-cell>
          <table:table-cell table:number-columns-repeated="2" office:value-type="string">
            <text:p>RIZ Inc.</text:p>
          </table:table-cell>
          <table:table-cell office:value-type="float" office:value="2011">
            <text:p>2011</text:p>
          </table:table-cell>
          <table:table-cell office:value-type="string">
            <text:p>Strategy</text:p>
          </table:table-cell>
          <table:table-cell office:value-type="string">
            <text:p>ESRB - E (Everyone)</text:p>
          </table:table-cell>
          <table:table-cell office:value-type="string">
            <text:p>1 Player</text:p>
          </table:table-cell>
          <table:table-cell office:value-type="string">
            <text:p>1.5</text:p>
          </table:table-cell>
          <table:table-cell table:number-columns-repeated="1014"/>
        </table:table-row>
        <table:table-row table:style-name="ro1">
          <table:table-cell office:value-type="string">
            <text:p>Zuma (USA)</text:p>
          </table:table-cell>
          <table:table-cell office:value-type="string">
            <text:p>Zuma </text:p>
          </table:table-cell>
          <table:table-cell table:number-columns-repeated="2" office:value-type="string">
            <text:p>PopCap</text:p>
          </table:table-cell>
          <table:table-cell office:value-type="float" office:value="2010">
            <text:p>2010</text:p>
          </table:table-cell>
          <table:table-cell office:value-type="string">
            <text:p>Puzzle</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table-cell office:value-type="string">
            <text:p>Zwei!! (Japan)</text:p>
          </table:table-cell>
          <table:table-cell office:value-type="string">
            <text:p>Zwei!! </text:p>
          </table:table-cell>
          <table:table-cell table:number-columns-repeated="2" office:value-type="string">
            <text:p>Falcom</text:p>
          </table:table-cell>
          <table:table-cell office:value-type="float" office:value="2008">
            <text:p>2008</text:p>
          </table:table-cell>
          <table:table-cell office:value-type="string">
            <text:p>Role-Playing</text:p>
          </table:table-cell>
          <table:table-cell office:value-type="string">
            <text:p>ESRB - E (Everyone)</text:p>
          </table:table-cell>
          <table:table-cell office:value-type="string">
            <text:p>1 Player</text:p>
          </table:table-cell>
          <table:table-cell office:value-type="string">
            <text:p>3.4</text:p>
          </table:table-cell>
          <table:table-cell table:number-columns-repeated="1014"/>
        </table:table-row>
        <table:table-row table:style-name="ro1" table:number-rows-repeated="1047566">
          <table:table-cell table:number-columns-repeated="1023"/>
        </table:table-row>
        <table:table-row table:style-name="ro1">
          <table:table-cell table:number-columns-repeated="1023"/>
        </table:table-row>
      </table:table>
      <table:database-ranges>
        <table:database-range table:target-range-address="Sheet1.A2:Sheet1.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23/03/2016</text:date>, <text:time>19:5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3T19:51:44.25</dc:date>
    <meta:generator>OpenOffice/4.1.2$Win32 OpenOffice.org_project/412m3$Build-9782</meta:generator>
    <meta:editing-duration>PT13H33M44S</meta:editing-duration>
    <meta:editing-cycles>29</meta:editing-cycles>
    <meta:document-statistic meta:table-count="1" meta:cell-count="9102" meta:object-count="0"/>
  </office:meta>
</office:document-meta>
</file>